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101.11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Hoja_5f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Hoja_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c_dec</text:p>
          </table:table-cell>
          <table:table-cell table:style-name="ce1" office:value-type="string" calcext:value-type="string">
            <text:p>ciphertext</text:p>
          </table:table-cell>
          <table:table-cell table:style-name="ce1" office:value-type="string" calcext:value-type="string">
            <text:p>expected_enc_value</text:p>
          </table:table-cell>
          <table:table-cell table:style-name="ce1" office:value-type="string" calcext:value-type="string">
            <text:p>expected_dec_valu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W_time_ns</text:p>
          </table:table-cell>
          <table:table-cell table:style-name="ce1" office:value-type="string" calcext:value-type="string">
            <text:p>SW_enc_time</text:p>
          </table:table-cell>
          <table:table-cell table:style-name="ce1" office:value-type="string" calcext:value-type="string">
            <text:p>SW_dec_time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26082cd546bcde4</text:p>
          </table:table-cell>
          <table:table-cell table:style-name="ce1" office:value-type="string" calcext:value-type="string">
            <text:p>0x6504d9340c5c539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380427" calcext:value-type="float">
            <text:p>380427</text:p>
          </table:table-cell>
          <table:table-cell table:style-name="ce1" office:value-type="float" office:value="375545" calcext:value-type="float">
            <text:p>375545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9c3ca556c3d56b2</text:p>
          </table:table-cell>
          <table:table-cell table:style-name="ce1" office:value-type="string" calcext:value-type="string">
            <text:p>0x381d7904676aa7e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5416" calcext:value-type="float">
            <text:p>415416</text:p>
          </table:table-cell>
          <table:table-cell table:style-name="ce1" office:value-type="float" office:value="349263" calcext:value-type="float">
            <text:p>349263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8d884d478a16050</text:p>
          </table:table-cell>
          <table:table-cell table:style-name="ce1" office:value-type="string" calcext:value-type="string">
            <text:p>0xe68735f1ce9a39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3162" calcext:value-type="float">
            <text:p>353162</text:p>
          </table:table-cell>
          <table:table-cell table:style-name="ce1" office:value-type="float" office:value="431403" calcext:value-type="float">
            <text:p>431403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7b36dc0e29a59a8</text:p>
          </table:table-cell>
          <table:table-cell table:style-name="ce1" office:value-type="string" calcext:value-type="string">
            <text:p>0x81660256b30243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0055" calcext:value-type="float">
            <text:p>350055</text:p>
          </table:table-cell>
          <table:table-cell table:style-name="ce1" office:value-type="float" office:value="348571" calcext:value-type="float">
            <text:p>348571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a04a275f26f358</text:p>
          </table:table-cell>
          <table:table-cell table:style-name="ce1" office:value-type="string" calcext:value-type="string">
            <text:p>0xa2d79b6fc9c4ec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7137" calcext:value-type="float">
            <text:p>367137</text:p>
          </table:table-cell>
          <table:table-cell table:style-name="ce1" office:value-type="float" office:value="409965" calcext:value-type="float">
            <text:p>409965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9e3b784c21422f6</text:p>
          </table:table-cell>
          <table:table-cell table:style-name="ce1" office:value-type="string" calcext:value-type="string">
            <text:p>0xd33f370554d75f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49659" calcext:value-type="float">
            <text:p>349659</text:p>
          </table:table-cell>
          <table:table-cell table:style-name="ce1" office:value-type="float" office:value="347648" calcext:value-type="float">
            <text:p>347648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b2905627a4800da</text:p>
          </table:table-cell>
          <table:table-cell table:style-name="ce1" office:value-type="string" calcext:value-type="string">
            <text:p>0xf1a3dccd08dcf98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99069" calcext:value-type="float">
            <text:p>499069</text:p>
          </table:table-cell>
          <table:table-cell table:style-name="ce1" office:value-type="float" office:value="604588" calcext:value-type="float">
            <text:p>604588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6d2db81fcc5bef7</text:p>
          </table:table-cell>
          <table:table-cell table:style-name="ce1" office:value-type="string" calcext:value-type="string">
            <text:p>0x815198d5230d7b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78876" calcext:value-type="float">
            <text:p>478876</text:p>
          </table:table-cell>
          <table:table-cell table:style-name="ce1" office:value-type="float" office:value="430200" calcext:value-type="float">
            <text:p>430200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d9ceb7c13edf6af</text:p>
          </table:table-cell>
          <table:table-cell table:style-name="ce1" office:value-type="string" calcext:value-type="string">
            <text:p>0x86a8b11dc2e35fb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0617" calcext:value-type="float">
            <text:p>380617</text:p>
          </table:table-cell>
          <table:table-cell table:style-name="ce1" office:value-type="float" office:value="441491" calcext:value-type="float">
            <text:p>441491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0f222a917e7d7aa</text:p>
          </table:table-cell>
          <table:table-cell table:style-name="ce1" office:value-type="string" calcext:value-type="string">
            <text:p>0x46600e887fed80a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1839" calcext:value-type="float">
            <text:p>351839</text:p>
          </table:table-cell>
          <table:table-cell table:style-name="ce1" office:value-type="float" office:value="348601" calcext:value-type="float">
            <text:p>348601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f9b6b85b72d5648</text:p>
          </table:table-cell>
          <table:table-cell table:style-name="ce1" office:value-type="string" calcext:value-type="string">
            <text:p>0x162151e599c0fe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736" calcext:value-type="float">
            <text:p>369736</text:p>
          </table:table-cell>
          <table:table-cell table:style-name="ce1" office:value-type="float" office:value="353187" calcext:value-type="float">
            <text:p>353187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9e899129b8e9810</text:p>
          </table:table-cell>
          <table:table-cell table:style-name="ce1" office:value-type="string" calcext:value-type="string">
            <text:p>0xf2a439ca788df9a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9139" calcext:value-type="float">
            <text:p>359139</text:p>
          </table:table-cell>
          <table:table-cell table:style-name="ce1" office:value-type="float" office:value="348115" calcext:value-type="float">
            <text:p>348115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b1ffdd9ecbdf453</text:p>
          </table:table-cell>
          <table:table-cell table:style-name="ce1" office:value-type="string" calcext:value-type="string">
            <text:p>0xcdc083bca468b2e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4161" calcext:value-type="float">
            <text:p>354161</text:p>
          </table:table-cell>
          <table:table-cell table:style-name="ce1" office:value-type="float" office:value="346764" calcext:value-type="float">
            <text:p>346764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19a5fdab0139e66</text:p>
          </table:table-cell>
          <table:table-cell table:style-name="ce1" office:value-type="string" calcext:value-type="string">
            <text:p>0x2eed9d64ef91a9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5108" calcext:value-type="float">
            <text:p>355108</text:p>
          </table:table-cell>
          <table:table-cell table:style-name="ce1" office:value-type="float" office:value="440545" calcext:value-type="float">
            <text:p>440545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6508974425c6fba</text:p>
          </table:table-cell>
          <table:table-cell table:style-name="ce1" office:value-type="string" calcext:value-type="string">
            <text:p>0xdd5d4ec591f3d06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8475" calcext:value-type="float">
            <text:p>408475</text:p>
          </table:table-cell>
          <table:table-cell table:style-name="ce1" office:value-type="float" office:value="351281" calcext:value-type="float">
            <text:p>351281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c5098180bb61403</text:p>
          </table:table-cell>
          <table:table-cell table:style-name="ce1" office:value-type="string" calcext:value-type="string">
            <text:p>0xe9320eb479810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4951" calcext:value-type="float">
            <text:p>354951</text:p>
          </table:table-cell>
          <table:table-cell table:style-name="ce1" office:value-type="float" office:value="347087" calcext:value-type="float">
            <text:p>347087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e9803f0aa92d72c</text:p>
          </table:table-cell>
          <table:table-cell table:style-name="ce1" office:value-type="string" calcext:value-type="string">
            <text:p>0x3ede3687ae33ae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42794" calcext:value-type="float">
            <text:p>442794</text:p>
          </table:table-cell>
          <table:table-cell table:style-name="ce1" office:value-type="float" office:value="389587" calcext:value-type="float">
            <text:p>389587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3d37e462de0d3f9</text:p>
          </table:table-cell>
          <table:table-cell table:style-name="ce1" office:value-type="string" calcext:value-type="string">
            <text:p>0xd519fa3f00d9af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2302" calcext:value-type="float">
            <text:p>352302</text:p>
          </table:table-cell>
          <table:table-cell table:style-name="ce1" office:value-type="float" office:value="347362" calcext:value-type="float">
            <text:p>347362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ebdae92384806f3</text:p>
          </table:table-cell>
          <table:table-cell table:style-name="ce1" office:value-type="string" calcext:value-type="string">
            <text:p>0x24b8f6b7ba90596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4436" calcext:value-type="float">
            <text:p>354436</text:p>
          </table:table-cell>
          <table:table-cell table:style-name="ce1" office:value-type="float" office:value="500541" calcext:value-type="float">
            <text:p>500541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08c8d77aac58d72</text:p>
          </table:table-cell>
          <table:table-cell table:style-name="ce1" office:value-type="string" calcext:value-type="string">
            <text:p>0xdf9abe8323535e3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4442" calcext:value-type="float">
            <text:p>354442</text:p>
          </table:table-cell>
          <table:table-cell table:style-name="ce1" office:value-type="float" office:value="347174" calcext:value-type="float">
            <text:p>347174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997015fa07ad30</text:p>
          </table:table-cell>
          <table:table-cell table:style-name="ce1" office:value-type="string" calcext:value-type="string">
            <text:p>0xa395d8b8620300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5109" calcext:value-type="float">
            <text:p>355109</text:p>
          </table:table-cell>
          <table:table-cell table:style-name="ce1" office:value-type="float" office:value="346843" calcext:value-type="float">
            <text:p>346843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1938a57d18a6d15</text:p>
          </table:table-cell>
          <table:table-cell table:style-name="ce1" office:value-type="string" calcext:value-type="string">
            <text:p>0xec7bb5031055c2d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4285" calcext:value-type="float">
            <text:p>354285</text:p>
          </table:table-cell>
          <table:table-cell table:style-name="ce1" office:value-type="float" office:value="351127" calcext:value-type="float">
            <text:p>351127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0356dca180083d5</text:p>
          </table:table-cell>
          <table:table-cell table:style-name="ce1" office:value-type="string" calcext:value-type="string">
            <text:p>0x1d5df26bd12375b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4727" calcext:value-type="float">
            <text:p>354727</text:p>
          </table:table-cell>
          <table:table-cell table:style-name="ce1" office:value-type="float" office:value="367777" calcext:value-type="float">
            <text:p>367777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593e19c32a85abb</text:p>
          </table:table-cell>
          <table:table-cell table:style-name="ce1" office:value-type="string" calcext:value-type="string">
            <text:p>0x9278108c5a1cc08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0548" calcext:value-type="float">
            <text:p>350548</text:p>
          </table:table-cell>
          <table:table-cell table:style-name="ce1" office:value-type="float" office:value="412614" calcext:value-type="float">
            <text:p>412614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68c089c6a3fae22</text:p>
          </table:table-cell>
          <table:table-cell table:style-name="ce1" office:value-type="string" calcext:value-type="string">
            <text:p>0xa8ed8be7ec402d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76205" calcext:value-type="float">
            <text:p>476205</text:p>
          </table:table-cell>
          <table:table-cell table:style-name="ce1" office:value-type="float" office:value="668521" calcext:value-type="float">
            <text:p>668521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c6873a8f7fd0249</text:p>
          </table:table-cell>
          <table:table-cell table:style-name="ce1" office:value-type="string" calcext:value-type="string">
            <text:p>0x928e95129b509ed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27542" calcext:value-type="float">
            <text:p>527542</text:p>
          </table:table-cell>
          <table:table-cell table:style-name="ce1" office:value-type="float" office:value="448059" calcext:value-type="float">
            <text:p>448059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de63f2eaa61b8a1</text:p>
          </table:table-cell>
          <table:table-cell table:style-name="ce1" office:value-type="string" calcext:value-type="string">
            <text:p>0xc8675e4c8eda0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603997" calcext:value-type="float">
            <text:p>603997</text:p>
          </table:table-cell>
          <table:table-cell table:style-name="ce1" office:value-type="float" office:value="435512" calcext:value-type="float">
            <text:p>435512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737fecc7479a072</text:p>
          </table:table-cell>
          <table:table-cell table:style-name="ce1" office:value-type="string" calcext:value-type="string">
            <text:p>0x80ea7eeb64bc1ba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1714" calcext:value-type="float">
            <text:p>381714</text:p>
          </table:table-cell>
          <table:table-cell table:style-name="ce1" office:value-type="float" office:value="394953" calcext:value-type="float">
            <text:p>394953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3b65f9f3b271278</text:p>
          </table:table-cell>
          <table:table-cell table:style-name="ce1" office:value-type="string" calcext:value-type="string">
            <text:p>0xeca309487d257c5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330" calcext:value-type="float">
            <text:p>375330</text:p>
          </table:table-cell>
          <table:table-cell table:style-name="ce1" office:value-type="float" office:value="358186" calcext:value-type="float">
            <text:p>358186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0475cbf83a1ca40</text:p>
          </table:table-cell>
          <table:table-cell table:style-name="ce1" office:value-type="string" calcext:value-type="string">
            <text:p>0x9492441958e0384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1751" calcext:value-type="float">
            <text:p>411751</text:p>
          </table:table-cell>
          <table:table-cell table:style-name="ce1" office:value-type="float" office:value="426265" calcext:value-type="float">
            <text:p>426265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2682e5bdfbfe841</text:p>
          </table:table-cell>
          <table:table-cell table:style-name="ce1" office:value-type="string" calcext:value-type="string">
            <text:p>0x93f2155586bf24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42" calcext:value-type="float">
            <text:p>373442</text:p>
          </table:table-cell>
          <table:table-cell table:style-name="ce1" office:value-type="float" office:value="421844" calcext:value-type="float">
            <text:p>421844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65558c9257cdb3c</text:p>
          </table:table-cell>
          <table:table-cell table:style-name="ce1" office:value-type="string" calcext:value-type="string">
            <text:p>0x17dc4121fec3b6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58749" calcext:value-type="float">
            <text:p>558749</text:p>
          </table:table-cell>
          <table:table-cell table:style-name="ce1" office:value-type="float" office:value="503019" calcext:value-type="float">
            <text:p>503019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cd72fed1843c47</text:p>
          </table:table-cell>
          <table:table-cell table:style-name="ce1" office:value-type="string" calcext:value-type="string">
            <text:p>0xd35346752d3cba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76582" calcext:value-type="float">
            <text:p>476582</text:p>
          </table:table-cell>
          <table:table-cell table:style-name="ce1" office:value-type="float" office:value="434514" calcext:value-type="float">
            <text:p>434514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a5b2fb3b029effa</text:p>
          </table:table-cell>
          <table:table-cell table:style-name="ce1" office:value-type="string" calcext:value-type="string">
            <text:p>0x8e0a7a1e94c3c8c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6332" calcext:value-type="float">
            <text:p>356332</text:p>
          </table:table-cell>
          <table:table-cell table:style-name="ce1" office:value-type="float" office:value="357531" calcext:value-type="float">
            <text:p>357531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37431a3156fbdfb</text:p>
          </table:table-cell>
          <table:table-cell table:style-name="ce1" office:value-type="string" calcext:value-type="string">
            <text:p>0x3e24da58d89be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7676" calcext:value-type="float">
            <text:p>357676</text:p>
          </table:table-cell>
          <table:table-cell table:style-name="ce1" office:value-type="float" office:value="355298" calcext:value-type="float">
            <text:p>355298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c4818a29fd26238</text:p>
          </table:table-cell>
          <table:table-cell table:style-name="ce1" office:value-type="string" calcext:value-type="string">
            <text:p>0x2465ffb83fa0a8e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5122" calcext:value-type="float">
            <text:p>355122</text:p>
          </table:table-cell>
          <table:table-cell table:style-name="ce1" office:value-type="float" office:value="354743" calcext:value-type="float">
            <text:p>354743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7d21f04a35642fa</text:p>
          </table:table-cell>
          <table:table-cell table:style-name="ce1" office:value-type="string" calcext:value-type="string">
            <text:p>0xb4427b79da213d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214" calcext:value-type="float">
            <text:p>373214</text:p>
          </table:table-cell>
          <table:table-cell table:style-name="ce1" office:value-type="float" office:value="453707" calcext:value-type="float">
            <text:p>453707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053a1ffe96b7d1f</text:p>
          </table:table-cell>
          <table:table-cell table:style-name="ce1" office:value-type="string" calcext:value-type="string">
            <text:p>0x2a8d38c764bcb50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7088" calcext:value-type="float">
            <text:p>357088</text:p>
          </table:table-cell>
          <table:table-cell table:style-name="ce1" office:value-type="float" office:value="355865" calcext:value-type="float">
            <text:p>355865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77edf795698e4e3</text:p>
          </table:table-cell>
          <table:table-cell table:style-name="ce1" office:value-type="string" calcext:value-type="string">
            <text:p>0x1cbba71b02593b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30010" calcext:value-type="float">
            <text:p>430010</text:p>
          </table:table-cell>
          <table:table-cell table:style-name="ce1" office:value-type="float" office:value="354742" calcext:value-type="float">
            <text:p>354742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27d550516e38ba9</text:p>
          </table:table-cell>
          <table:table-cell table:style-name="ce1" office:value-type="string" calcext:value-type="string">
            <text:p>0xd012cc00174eee0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44755" calcext:value-type="float">
            <text:p>544755</text:p>
          </table:table-cell>
          <table:table-cell table:style-name="ce1" office:value-type="float" office:value="413097" calcext:value-type="float">
            <text:p>413097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288f36aabecc83f</text:p>
          </table:table-cell>
          <table:table-cell table:style-name="ce1" office:value-type="string" calcext:value-type="string">
            <text:p>0x6674fd76936df8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28123" calcext:value-type="float">
            <text:p>528123</text:p>
          </table:table-cell>
          <table:table-cell table:style-name="ce1" office:value-type="float" office:value="392249" calcext:value-type="float">
            <text:p>392249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fea94abe6e8fb2d</text:p>
          </table:table-cell>
          <table:table-cell table:style-name="ce1" office:value-type="string" calcext:value-type="string">
            <text:p>0xea3a097e9e7e25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63973" calcext:value-type="float">
            <text:p>463973</text:p>
          </table:table-cell>
          <table:table-cell table:style-name="ce1" office:value-type="float" office:value="357453" calcext:value-type="float">
            <text:p>357453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130e64c8e72231f</text:p>
          </table:table-cell>
          <table:table-cell table:style-name="ce1" office:value-type="string" calcext:value-type="string">
            <text:p>0xf929ef7a582d27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6401" calcext:value-type="float">
            <text:p>356401</text:p>
          </table:table-cell>
          <table:table-cell table:style-name="ce1" office:value-type="float" office:value="355975" calcext:value-type="float">
            <text:p>355975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b900171823a12e</text:p>
          </table:table-cell>
          <table:table-cell table:style-name="ce1" office:value-type="string" calcext:value-type="string">
            <text:p>0x7cdf65cbe68a93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5977" calcext:value-type="float">
            <text:p>355977</text:p>
          </table:table-cell>
          <table:table-cell table:style-name="ce1" office:value-type="float" office:value="354703" calcext:value-type="float">
            <text:p>354703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17614376416d178</text:p>
          </table:table-cell>
          <table:table-cell table:style-name="ce1" office:value-type="string" calcext:value-type="string">
            <text:p>0xccd689412aa444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01017" calcext:value-type="float">
            <text:p>501017</text:p>
          </table:table-cell>
          <table:table-cell table:style-name="ce1" office:value-type="float" office:value="392589" calcext:value-type="float">
            <text:p>392589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c504d87cbc516b8</text:p>
          </table:table-cell>
          <table:table-cell table:style-name="ce1" office:value-type="string" calcext:value-type="string">
            <text:p>0x6d8291317edecd0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494" calcext:value-type="float">
            <text:p>371494</text:p>
          </table:table-cell>
          <table:table-cell table:style-name="ce1" office:value-type="float" office:value="369591" calcext:value-type="float">
            <text:p>369591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3de65d3424fc527</text:p>
          </table:table-cell>
          <table:table-cell table:style-name="ce1" office:value-type="string" calcext:value-type="string">
            <text:p>0x35a4a1349c79c8c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4649" calcext:value-type="float">
            <text:p>424649</text:p>
          </table:table-cell>
          <table:table-cell table:style-name="ce1" office:value-type="float" office:value="374334" calcext:value-type="float">
            <text:p>374334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d3fdee6f51d23fb</text:p>
          </table:table-cell>
          <table:table-cell table:style-name="ce1" office:value-type="string" calcext:value-type="string">
            <text:p>0xd3f662fc91e6fe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4848" calcext:value-type="float">
            <text:p>404848</text:p>
          </table:table-cell>
          <table:table-cell table:style-name="ce1" office:value-type="float" office:value="369754" calcext:value-type="float">
            <text:p>369754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9597b2ee0e994c0</text:p>
          </table:table-cell>
          <table:table-cell table:style-name="ce1" office:value-type="string" calcext:value-type="string">
            <text:p>0x6a1bd5071c1a4d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604840" calcext:value-type="float">
            <text:p>604840</text:p>
          </table:table-cell>
          <table:table-cell table:style-name="ce1" office:value-type="float" office:value="613949" calcext:value-type="float">
            <text:p>613949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e7af39682fbbb5f</text:p>
          </table:table-cell>
          <table:table-cell table:style-name="ce1" office:value-type="string" calcext:value-type="string">
            <text:p>0xc8e36beeb00c163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61691" calcext:value-type="float">
            <text:p>461691</text:p>
          </table:table-cell>
          <table:table-cell table:style-name="ce1" office:value-type="float" office:value="378271" calcext:value-type="float">
            <text:p>378271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ef9ce77ae20be10</text:p>
          </table:table-cell>
          <table:table-cell table:style-name="ce1" office:value-type="string" calcext:value-type="string">
            <text:p>0x5c5f413054ee0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13851" calcext:value-type="float">
            <text:p>513851</text:p>
          </table:table-cell>
          <table:table-cell table:style-name="ce1" office:value-type="float" office:value="401876" calcext:value-type="float">
            <text:p>401876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7ae8f2c8a3a9a71</text:p>
          </table:table-cell>
          <table:table-cell table:style-name="ce1" office:value-type="string" calcext:value-type="string">
            <text:p>0x7d7e4a8e441014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2295" calcext:value-type="float">
            <text:p>392295</text:p>
          </table:table-cell>
          <table:table-cell table:style-name="ce1" office:value-type="float" office:value="392391" calcext:value-type="float">
            <text:p>392391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0ba987318b91471</text:p>
          </table:table-cell>
          <table:table-cell table:style-name="ce1" office:value-type="string" calcext:value-type="string">
            <text:p>0x3e2c65f5fcdd2c2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2174" calcext:value-type="float">
            <text:p>392174</text:p>
          </table:table-cell>
          <table:table-cell table:style-name="ce1" office:value-type="float" office:value="391781" calcext:value-type="float">
            <text:p>391781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7896f71fdf89dc8</text:p>
          </table:table-cell>
          <table:table-cell table:style-name="ce1" office:value-type="string" calcext:value-type="string">
            <text:p>0xf88e7835aa0d6f6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0306" calcext:value-type="float">
            <text:p>390306</text:p>
          </table:table-cell>
          <table:table-cell table:style-name="ce1" office:value-type="float" office:value="378786" calcext:value-type="float">
            <text:p>378786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cd94937561b05d3</text:p>
          </table:table-cell>
          <table:table-cell table:style-name="ce1" office:value-type="string" calcext:value-type="string">
            <text:p>0xcd96c9880ebad2b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3806" calcext:value-type="float">
            <text:p>363806</text:p>
          </table:table-cell>
          <table:table-cell table:style-name="ce1" office:value-type="float" office:value="405053" calcext:value-type="float">
            <text:p>405053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053e43ff107bcd7</text:p>
          </table:table-cell>
          <table:table-cell table:style-name="ce1" office:value-type="string" calcext:value-type="string">
            <text:p>0x144809de65fdbe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2578" calcext:value-type="float">
            <text:p>362578</text:p>
          </table:table-cell>
          <table:table-cell table:style-name="ce1" office:value-type="float" office:value="385924" calcext:value-type="float">
            <text:p>385924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4384792e38d7a7c</text:p>
          </table:table-cell>
          <table:table-cell table:style-name="ce1" office:value-type="string" calcext:value-type="string">
            <text:p>0xe69e36a18c19fbe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6475" calcext:value-type="float">
            <text:p>416475</text:p>
          </table:table-cell>
          <table:table-cell table:style-name="ce1" office:value-type="float" office:value="364643" calcext:value-type="float">
            <text:p>364643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20c8cc63b3f5759</text:p>
          </table:table-cell>
          <table:table-cell table:style-name="ce1" office:value-type="string" calcext:value-type="string">
            <text:p>0xb4704ba6db1840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474" calcext:value-type="float">
            <text:p>366474</text:p>
          </table:table-cell>
          <table:table-cell table:style-name="ce1" office:value-type="float" office:value="365025" calcext:value-type="float">
            <text:p>365025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ccc3c7b2500717f</text:p>
          </table:table-cell>
          <table:table-cell table:style-name="ce1" office:value-type="string" calcext:value-type="string">
            <text:p>0xac93b8e95b3246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038" calcext:value-type="float">
            <text:p>365038</text:p>
          </table:table-cell>
          <table:table-cell table:style-name="ce1" office:value-type="float" office:value="361715" calcext:value-type="float">
            <text:p>361715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0b682a0bf0ae509</text:p>
          </table:table-cell>
          <table:table-cell table:style-name="ce1" office:value-type="string" calcext:value-type="string">
            <text:p>0x37237b03ef5eb3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4305" calcext:value-type="float">
            <text:p>364305</text:p>
          </table:table-cell>
          <table:table-cell table:style-name="ce1" office:value-type="float" office:value="381197" calcext:value-type="float">
            <text:p>381197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4eb7c68c407e746</text:p>
          </table:table-cell>
          <table:table-cell table:style-name="ce1" office:value-type="string" calcext:value-type="string">
            <text:p>0xdefec7f43226951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7255" calcext:value-type="float">
            <text:p>357255</text:p>
          </table:table-cell>
          <table:table-cell table:style-name="ce1" office:value-type="float" office:value="356044" calcext:value-type="float">
            <text:p>356044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8c1b6974971e786</text:p>
          </table:table-cell>
          <table:table-cell table:style-name="ce1" office:value-type="string" calcext:value-type="string">
            <text:p>0x126189f960092aa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6485" calcext:value-type="float">
            <text:p>356485</text:p>
          </table:table-cell>
          <table:table-cell table:style-name="ce1" office:value-type="float" office:value="353850" calcext:value-type="float">
            <text:p>353850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4b6f66df3ca416e</text:p>
          </table:table-cell>
          <table:table-cell table:style-name="ce1" office:value-type="string" calcext:value-type="string">
            <text:p>0xc07b16eca184c6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5719" calcext:value-type="float">
            <text:p>355719</text:p>
          </table:table-cell>
          <table:table-cell table:style-name="ce1" office:value-type="float" office:value="356586" calcext:value-type="float">
            <text:p>356586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88ea4bf11e76ea7</text:p>
          </table:table-cell>
          <table:table-cell table:style-name="ce1" office:value-type="string" calcext:value-type="string">
            <text:p>0xadc90e940c70cc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8308" calcext:value-type="float">
            <text:p>368308</text:p>
          </table:table-cell>
          <table:table-cell table:style-name="ce1" office:value-type="float" office:value="369696" calcext:value-type="float">
            <text:p>369696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8a638c301e8793f</text:p>
          </table:table-cell>
          <table:table-cell table:style-name="ce1" office:value-type="string" calcext:value-type="string">
            <text:p>0x3c7040834440d7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58332" calcext:value-type="float">
            <text:p>458332</text:p>
          </table:table-cell>
          <table:table-cell table:style-name="ce1" office:value-type="float" office:value="463637" calcext:value-type="float">
            <text:p>463637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02c26de2e2e6288</text:p>
          </table:table-cell>
          <table:table-cell table:style-name="ce1" office:value-type="string" calcext:value-type="string">
            <text:p>0xe2d20bed2cf2438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42744" calcext:value-type="float">
            <text:p>442744</text:p>
          </table:table-cell>
          <table:table-cell table:style-name="ce1" office:value-type="float" office:value="418280" calcext:value-type="float">
            <text:p>418280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6c14c7b8b3cb5e9</text:p>
          </table:table-cell>
          <table:table-cell table:style-name="ce1" office:value-type="string" calcext:value-type="string">
            <text:p>0xb9c0ddf75e2a37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0195" calcext:value-type="float">
            <text:p>360195</text:p>
          </table:table-cell>
          <table:table-cell table:style-name="ce1" office:value-type="float" office:value="361804" calcext:value-type="float">
            <text:p>361804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af59ab7c45bda15</text:p>
          </table:table-cell>
          <table:table-cell table:style-name="ce1" office:value-type="string" calcext:value-type="string">
            <text:p>0xca28c4211720d3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94909" calcext:value-type="float">
            <text:p>494909</text:p>
          </table:table-cell>
          <table:table-cell table:style-name="ce1" office:value-type="float" office:value="706405" calcext:value-type="float">
            <text:p>706405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48ab8dc4859c709</text:p>
          </table:table-cell>
          <table:table-cell table:style-name="ce1" office:value-type="string" calcext:value-type="string">
            <text:p>0xf055faca0b0af6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65309" calcext:value-type="float">
            <text:p>565309</text:p>
          </table:table-cell>
          <table:table-cell table:style-name="ce1" office:value-type="float" office:value="737606" calcext:value-type="float">
            <text:p>737606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58aeab02dac4075</text:p>
          </table:table-cell>
          <table:table-cell table:style-name="ce1" office:value-type="string" calcext:value-type="string">
            <text:p>0xb5974f026162df3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50362" calcext:value-type="float">
            <text:p>550362</text:p>
          </table:table-cell>
          <table:table-cell table:style-name="ce1" office:value-type="float" office:value="365156" calcext:value-type="float">
            <text:p>365156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22a8aee253d30fe</text:p>
          </table:table-cell>
          <table:table-cell table:style-name="ce1" office:value-type="string" calcext:value-type="string">
            <text:p>0xbc6291cf7c1d21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717" calcext:value-type="float">
            <text:p>365717</text:p>
          </table:table-cell>
          <table:table-cell table:style-name="ce1" office:value-type="float" office:value="365503" calcext:value-type="float">
            <text:p>365503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0cd9b0056abd368</text:p>
          </table:table-cell>
          <table:table-cell table:style-name="ce1" office:value-type="string" calcext:value-type="string">
            <text:p>0x665c1045ff464e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328" calcext:value-type="float">
            <text:p>365328</text:p>
          </table:table-cell>
          <table:table-cell table:style-name="ce1" office:value-type="float" office:value="363792" calcext:value-type="float">
            <text:p>363792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545f7914459f013</text:p>
          </table:table-cell>
          <table:table-cell table:style-name="ce1" office:value-type="string" calcext:value-type="string">
            <text:p>0x2ef8a6896cf139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0951" calcext:value-type="float">
            <text:p>370951</text:p>
          </table:table-cell>
          <table:table-cell table:style-name="ce1" office:value-type="float" office:value="381022" calcext:value-type="float">
            <text:p>381022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55b43f764da8d1</text:p>
          </table:table-cell>
          <table:table-cell table:style-name="ce1" office:value-type="string" calcext:value-type="string">
            <text:p>0xde55eca00c15796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461" calcext:value-type="float">
            <text:p>371461</text:p>
          </table:table-cell>
          <table:table-cell table:style-name="ce1" office:value-type="float" office:value="384830" calcext:value-type="float">
            <text:p>384830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00617d4c117b269</text:p>
          </table:table-cell>
          <table:table-cell table:style-name="ce1" office:value-type="string" calcext:value-type="string">
            <text:p>0xf21a542015440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4717" calcext:value-type="float">
            <text:p>364717</text:p>
          </table:table-cell>
          <table:table-cell table:style-name="ce1" office:value-type="float" office:value="371215" calcext:value-type="float">
            <text:p>371215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f6349768d53a67b</text:p>
          </table:table-cell>
          <table:table-cell table:style-name="ce1" office:value-type="string" calcext:value-type="string">
            <text:p>0x62f9b60c9a79bca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0235" calcext:value-type="float">
            <text:p>410235</text:p>
          </table:table-cell>
          <table:table-cell table:style-name="ce1" office:value-type="float" office:value="388985" calcext:value-type="float">
            <text:p>388985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566888db6af0f3a</text:p>
          </table:table-cell>
          <table:table-cell table:style-name="ce1" office:value-type="string" calcext:value-type="string">
            <text:p>0xe8181ec6af2040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5765" calcext:value-type="float">
            <text:p>405765</text:p>
          </table:table-cell>
          <table:table-cell table:style-name="ce1" office:value-type="float" office:value="371151" calcext:value-type="float">
            <text:p>371151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c220733ce13565</text:p>
          </table:table-cell>
          <table:table-cell table:style-name="ce1" office:value-type="string" calcext:value-type="string">
            <text:p>0x658ec6fa1d30760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75877" calcext:value-type="float">
            <text:p>475877</text:p>
          </table:table-cell>
          <table:table-cell table:style-name="ce1" office:value-type="float" office:value="393120" calcext:value-type="float">
            <text:p>393120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e4461d92ac1c7ba</text:p>
          </table:table-cell>
          <table:table-cell table:style-name="ce1" office:value-type="string" calcext:value-type="string">
            <text:p>0xa42542f7aa4e4f2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6840" calcext:value-type="float">
            <text:p>356840</text:p>
          </table:table-cell>
          <table:table-cell table:style-name="ce1" office:value-type="float" office:value="391834" calcext:value-type="float">
            <text:p>391834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3775948e8a51467</text:p>
          </table:table-cell>
          <table:table-cell table:style-name="ce1" office:value-type="string" calcext:value-type="string">
            <text:p>0xeee350456767435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047" calcext:value-type="float">
            <text:p>373047</text:p>
          </table:table-cell>
          <table:table-cell table:style-name="ce1" office:value-type="float" office:value="371892" calcext:value-type="float">
            <text:p>371892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1eb29af4262ab81</text:p>
          </table:table-cell>
          <table:table-cell table:style-name="ce1" office:value-type="string" calcext:value-type="string">
            <text:p>0xd8c252e383570ed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5967" calcext:value-type="float">
            <text:p>355967</text:p>
          </table:table-cell>
          <table:table-cell table:style-name="ce1" office:value-type="float" office:value="355036" calcext:value-type="float">
            <text:p>355036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fe218467b8ea339</text:p>
          </table:table-cell>
          <table:table-cell table:style-name="ce1" office:value-type="string" calcext:value-type="string">
            <text:p>0xb36963949479aa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0891" calcext:value-type="float">
            <text:p>370891</text:p>
          </table:table-cell>
          <table:table-cell table:style-name="ce1" office:value-type="float" office:value="372944" calcext:value-type="float">
            <text:p>372944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2cee20772a67a10</text:p>
          </table:table-cell>
          <table:table-cell table:style-name="ce1" office:value-type="string" calcext:value-type="string">
            <text:p>0x1b9e216dd9f3fe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44112" calcext:value-type="float">
            <text:p>444112</text:p>
          </table:table-cell>
          <table:table-cell table:style-name="ce1" office:value-type="float" office:value="393368" calcext:value-type="float">
            <text:p>393368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f4406f370b7df2f</text:p>
          </table:table-cell>
          <table:table-cell table:style-name="ce1" office:value-type="string" calcext:value-type="string">
            <text:p>0x9c5ac52e81512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8227" calcext:value-type="float">
            <text:p>358227</text:p>
          </table:table-cell>
          <table:table-cell table:style-name="ce1" office:value-type="float" office:value="357675" calcext:value-type="float">
            <text:p>357675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aa1d5af365744a9</text:p>
          </table:table-cell>
          <table:table-cell table:style-name="ce1" office:value-type="string" calcext:value-type="string">
            <text:p>0x18a8aab12cda93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6960" calcext:value-type="float">
            <text:p>356960</text:p>
          </table:table-cell>
          <table:table-cell table:style-name="ce1" office:value-type="float" office:value="359802" calcext:value-type="float">
            <text:p>359802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872f6ca1659e51f</text:p>
          </table:table-cell>
          <table:table-cell table:style-name="ce1" office:value-type="string" calcext:value-type="string">
            <text:p>0x907f1509bc7ce7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8678" calcext:value-type="float">
            <text:p>358678</text:p>
          </table:table-cell>
          <table:table-cell table:style-name="ce1" office:value-type="float" office:value="355835" calcext:value-type="float">
            <text:p>355835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7ed56a2208ff056</text:p>
          </table:table-cell>
          <table:table-cell table:style-name="ce1" office:value-type="string" calcext:value-type="string">
            <text:p>0xa55dfc9c394c8e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253" calcext:value-type="float">
            <text:p>372253</text:p>
          </table:table-cell>
          <table:table-cell table:style-name="ce1" office:value-type="float" office:value="372734" calcext:value-type="float">
            <text:p>372734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df7fc29c0eb6460</text:p>
          </table:table-cell>
          <table:table-cell table:style-name="ce1" office:value-type="string" calcext:value-type="string">
            <text:p>0xc9178446970bd4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5970" calcext:value-type="float">
            <text:p>355970</text:p>
          </table:table-cell>
          <table:table-cell table:style-name="ce1" office:value-type="float" office:value="427889" calcext:value-type="float">
            <text:p>427889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265626315a661c1</text:p>
          </table:table-cell>
          <table:table-cell table:style-name="ce1" office:value-type="string" calcext:value-type="string">
            <text:p>0x739d2d204154018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6311" calcext:value-type="float">
            <text:p>356311</text:p>
          </table:table-cell>
          <table:table-cell table:style-name="ce1" office:value-type="float" office:value="355806" calcext:value-type="float">
            <text:p>355806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0f6b7885b2129dd</text:p>
          </table:table-cell>
          <table:table-cell table:style-name="ce1" office:value-type="string" calcext:value-type="string">
            <text:p>0x785cc7c5470d7a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7065" calcext:value-type="float">
            <text:p>357065</text:p>
          </table:table-cell>
          <table:table-cell table:style-name="ce1" office:value-type="float" office:value="356043" calcext:value-type="float">
            <text:p>356043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21a2552090d94ab</text:p>
          </table:table-cell>
          <table:table-cell table:style-name="ce1" office:value-type="string" calcext:value-type="string">
            <text:p>0xb4525cc24f2ed9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67859" calcext:value-type="float">
            <text:p>467859</text:p>
          </table:table-cell>
          <table:table-cell table:style-name="ce1" office:value-type="float" office:value="440043" calcext:value-type="float">
            <text:p>440043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2fa5dc4357025dd</text:p>
          </table:table-cell>
          <table:table-cell table:style-name="ce1" office:value-type="string" calcext:value-type="string">
            <text:p>0x55ed150478bee5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8444" calcext:value-type="float">
            <text:p>358444</text:p>
          </table:table-cell>
          <table:table-cell table:style-name="ce1" office:value-type="float" office:value="376336" calcext:value-type="float">
            <text:p>376336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4b3dab012ac8ee9</text:p>
          </table:table-cell>
          <table:table-cell table:style-name="ce1" office:value-type="string" calcext:value-type="string">
            <text:p>0x66030876adca97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704263" calcext:value-type="float">
            <text:p>704263</text:p>
          </table:table-cell>
          <table:table-cell table:style-name="ce1" office:value-type="float" office:value="680801" calcext:value-type="float">
            <text:p>680801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7f199083976e6da</text:p>
          </table:table-cell>
          <table:table-cell table:style-name="ce1" office:value-type="string" calcext:value-type="string">
            <text:p>0xc0c278d028a180b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57523" calcext:value-type="float">
            <text:p>457523</text:p>
          </table:table-cell>
          <table:table-cell table:style-name="ce1" office:value-type="float" office:value="557164" calcext:value-type="float">
            <text:p>557164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09022cc4ec560cd</text:p>
          </table:table-cell>
          <table:table-cell table:style-name="ce1" office:value-type="string" calcext:value-type="string">
            <text:p>0xfd15c86f5a949d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63391" calcext:value-type="float">
            <text:p>463391</text:p>
          </table:table-cell>
          <table:table-cell table:style-name="ce1" office:value-type="float" office:value="365459" calcext:value-type="float">
            <text:p>365459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6271c7ac7b6dd84</text:p>
          </table:table-cell>
          <table:table-cell table:style-name="ce1" office:value-type="string" calcext:value-type="string">
            <text:p>0xbca6f24574ec08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481" calcext:value-type="float">
            <text:p>365481</text:p>
          </table:table-cell>
          <table:table-cell table:style-name="ce1" office:value-type="float" office:value="443247" calcext:value-type="float">
            <text:p>443247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0fbfaad98bff380</text:p>
          </table:table-cell>
          <table:table-cell table:style-name="ce1" office:value-type="string" calcext:value-type="string">
            <text:p>0x909ab3e31b2cfe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720" calcext:value-type="float">
            <text:p>372720</text:p>
          </table:table-cell>
          <table:table-cell table:style-name="ce1" office:value-type="float" office:value="356927" calcext:value-type="float">
            <text:p>356927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05b565f9003295f</text:p>
          </table:table-cell>
          <table:table-cell table:style-name="ce1" office:value-type="string" calcext:value-type="string">
            <text:p>0x1f61c95243c5301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8537" calcext:value-type="float">
            <text:p>378537</text:p>
          </table:table-cell>
          <table:table-cell table:style-name="ce1" office:value-type="float" office:value="377532" calcext:value-type="float">
            <text:p>377532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944f3224c408ead</text:p>
          </table:table-cell>
          <table:table-cell table:style-name="ce1" office:value-type="string" calcext:value-type="string">
            <text:p>0xaf80dab513f345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2249" calcext:value-type="float">
            <text:p>412249</text:p>
          </table:table-cell>
          <table:table-cell table:style-name="ce1" office:value-type="float" office:value="432211" calcext:value-type="float">
            <text:p>432211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ebdc9606c4c9e44</text:p>
          </table:table-cell>
          <table:table-cell table:style-name="ce1" office:value-type="string" calcext:value-type="string">
            <text:p>0x4ff71a0dab56f0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3751" calcext:value-type="float">
            <text:p>403751</text:p>
          </table:table-cell>
          <table:table-cell table:style-name="ce1" office:value-type="float" office:value="355377" calcext:value-type="float">
            <text:p>355377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ff35fc754ca6842</text:p>
          </table:table-cell>
          <table:table-cell table:style-name="ce1" office:value-type="string" calcext:value-type="string">
            <text:p>0x6aa601b340aa9d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5899" calcext:value-type="float">
            <text:p>355899</text:p>
          </table:table-cell>
          <table:table-cell table:style-name="ce1" office:value-type="float" office:value="416676" calcext:value-type="float">
            <text:p>416676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1bdbbcb6821bedd</text:p>
          </table:table-cell>
          <table:table-cell table:style-name="ce1" office:value-type="string" calcext:value-type="string">
            <text:p>0x68a869d078cba26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0564" calcext:value-type="float">
            <text:p>370564</text:p>
          </table:table-cell>
          <table:table-cell table:style-name="ce1" office:value-type="float" office:value="369996" calcext:value-type="float">
            <text:p>369996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68590f164dc1678</text:p>
          </table:table-cell>
          <table:table-cell table:style-name="ce1" office:value-type="string" calcext:value-type="string">
            <text:p>0xb57ba896e664593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2743" calcext:value-type="float">
            <text:p>422743</text:p>
          </table:table-cell>
          <table:table-cell table:style-name="ce1" office:value-type="float" office:value="354636" calcext:value-type="float">
            <text:p>354636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da249ce75aa63ec</text:p>
          </table:table-cell>
          <table:table-cell table:style-name="ce1" office:value-type="string" calcext:value-type="string">
            <text:p>0x797c915e7c37ad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4910" calcext:value-type="float">
            <text:p>424910</text:p>
          </table:table-cell>
          <table:table-cell table:style-name="ce1" office:value-type="float" office:value="390776" calcext:value-type="float">
            <text:p>390776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9b45964423d4ac8</text:p>
          </table:table-cell>
          <table:table-cell table:style-name="ce1" office:value-type="string" calcext:value-type="string">
            <text:p>0x38744fd9d75a36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4505" calcext:value-type="float">
            <text:p>424505</text:p>
          </table:table-cell>
          <table:table-cell table:style-name="ce1" office:value-type="float" office:value="375431" calcext:value-type="float">
            <text:p>375431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6d5086e3eba80b8</text:p>
          </table:table-cell>
          <table:table-cell table:style-name="ce1" office:value-type="string" calcext:value-type="string">
            <text:p>0x740c08469856426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74148" calcext:value-type="float">
            <text:p>474148</text:p>
          </table:table-cell>
          <table:table-cell table:style-name="ce1" office:value-type="float" office:value="368433" calcext:value-type="float">
            <text:p>368433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45e8a94f594ed7f</text:p>
          </table:table-cell>
          <table:table-cell table:style-name="ce1" office:value-type="string" calcext:value-type="string">
            <text:p>0xa7823602c43e7d3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75428" calcext:value-type="float">
            <text:p>475428</text:p>
          </table:table-cell>
          <table:table-cell table:style-name="ce1" office:value-type="float" office:value="413774" calcext:value-type="float">
            <text:p>413774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9777f84bb863505</text:p>
          </table:table-cell>
          <table:table-cell table:style-name="ce1" office:value-type="string" calcext:value-type="string">
            <text:p>0xaba9e03ea0e4de8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67786" calcext:value-type="float">
            <text:p>467786</text:p>
          </table:table-cell>
          <table:table-cell table:style-name="ce1" office:value-type="float" office:value="399667" calcext:value-type="float">
            <text:p>399667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d6e939874f287db</text:p>
          </table:table-cell>
          <table:table-cell table:style-name="ce1" office:value-type="string" calcext:value-type="string">
            <text:p>0x547e7bca4b47496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65253" calcext:value-type="float">
            <text:p>465253</text:p>
          </table:table-cell>
          <table:table-cell table:style-name="ce1" office:value-type="float" office:value="485686" calcext:value-type="float">
            <text:p>485686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44b84c09a1e3667</text:p>
          </table:table-cell>
          <table:table-cell table:style-name="ce1" office:value-type="string" calcext:value-type="string">
            <text:p>0x765775ef3c62327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59625" calcext:value-type="float">
            <text:p>359625</text:p>
          </table:table-cell>
          <table:table-cell table:style-name="ce1" office:value-type="float" office:value="462843" calcext:value-type="float">
            <text:p>462843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5273651adb5b972</text:p>
          </table:table-cell>
          <table:table-cell table:style-name="ce1" office:value-type="string" calcext:value-type="string">
            <text:p>0xede3c5cef5195e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4480" calcext:value-type="float">
            <text:p>404480</text:p>
          </table:table-cell>
          <table:table-cell table:style-name="ce1" office:value-type="float" office:value="634579" calcext:value-type="float">
            <text:p>634579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cac65e4f896916f</text:p>
          </table:table-cell>
          <table:table-cell table:style-name="ce1" office:value-type="string" calcext:value-type="string">
            <text:p>0x3651ef34429cc9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49310" calcext:value-type="float">
            <text:p>549310</text:p>
          </table:table-cell>
          <table:table-cell table:style-name="ce1" office:value-type="float" office:value="478049" calcext:value-type="float">
            <text:p>478049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84f381773edf699</text:p>
          </table:table-cell>
          <table:table-cell table:style-name="ce1" office:value-type="string" calcext:value-type="string">
            <text:p>0xc85ba3a8fd32cc2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713" calcext:value-type="float">
            <text:p>376713</text:p>
          </table:table-cell>
          <table:table-cell table:style-name="ce1" office:value-type="float" office:value="374611" calcext:value-type="float">
            <text:p>374611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a41aa242e7a20cf</text:p>
          </table:table-cell>
          <table:table-cell table:style-name="ce1" office:value-type="string" calcext:value-type="string">
            <text:p>0x4c7c63f9015a8f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31" calcext:value-type="float">
            <text:p>374231</text:p>
          </table:table-cell>
          <table:table-cell table:style-name="ce1" office:value-type="float" office:value="422178" calcext:value-type="float">
            <text:p>422178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1a6a08006472b60</text:p>
          </table:table-cell>
          <table:table-cell table:style-name="ce1" office:value-type="string" calcext:value-type="string">
            <text:p>0xa51a301b009115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354" calcext:value-type="float">
            <text:p>374354</text:p>
          </table:table-cell>
          <table:table-cell table:style-name="ce1" office:value-type="float" office:value="374282" calcext:value-type="float">
            <text:p>374282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f407634107b29e2</text:p>
          </table:table-cell>
          <table:table-cell table:style-name="ce1" office:value-type="string" calcext:value-type="string">
            <text:p>0x8c6d6293e70775f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151" calcext:value-type="float">
            <text:p>372151</text:p>
          </table:table-cell>
          <table:table-cell table:style-name="ce1" office:value-type="float" office:value="373470" calcext:value-type="float">
            <text:p>373470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a142088dc8e199f</text:p>
          </table:table-cell>
          <table:table-cell table:style-name="ce1" office:value-type="string" calcext:value-type="string">
            <text:p>0xabaa5b003ea0ff6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234" calcext:value-type="float">
            <text:p>373234</text:p>
          </table:table-cell>
          <table:table-cell table:style-name="ce1" office:value-type="float" office:value="371978" calcext:value-type="float">
            <text:p>371978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a6f741821275658</text:p>
          </table:table-cell>
          <table:table-cell table:style-name="ce1" office:value-type="string" calcext:value-type="string">
            <text:p>0x9ad4c39955d618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047" calcext:value-type="float">
            <text:p>373047</text:p>
          </table:table-cell>
          <table:table-cell table:style-name="ce1" office:value-type="float" office:value="373560" calcext:value-type="float">
            <text:p>373560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bea4546e016410f</text:p>
          </table:table-cell>
          <table:table-cell table:style-name="ce1" office:value-type="string" calcext:value-type="string">
            <text:p>0x83406cd73cd3c64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098" calcext:value-type="float">
            <text:p>373098</text:p>
          </table:table-cell>
          <table:table-cell table:style-name="ce1" office:value-type="float" office:value="381079" calcext:value-type="float">
            <text:p>381079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dc4fca5d66096ae</text:p>
          </table:table-cell>
          <table:table-cell table:style-name="ce1" office:value-type="string" calcext:value-type="string">
            <text:p>0x28cbfd3adfcf5a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998" calcext:value-type="float">
            <text:p>373998</text:p>
          </table:table-cell>
          <table:table-cell table:style-name="ce1" office:value-type="float" office:value="373208" calcext:value-type="float">
            <text:p>373208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f4327ca2075fe5a</text:p>
          </table:table-cell>
          <table:table-cell table:style-name="ce1" office:value-type="string" calcext:value-type="string">
            <text:p>0xfe5822af3abe2f0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51" calcext:value-type="float">
            <text:p>374951</text:p>
          </table:table-cell>
          <table:table-cell table:style-name="ce1" office:value-type="float" office:value="373027" calcext:value-type="float">
            <text:p>373027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30ddd275b5a98f7</text:p>
          </table:table-cell>
          <table:table-cell table:style-name="ce1" office:value-type="string" calcext:value-type="string">
            <text:p>0x3fb08728872d4f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746" calcext:value-type="float">
            <text:p>374746</text:p>
          </table:table-cell>
          <table:table-cell table:style-name="ce1" office:value-type="float" office:value="373154" calcext:value-type="float">
            <text:p>373154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2c2685ab8042912</text:p>
          </table:table-cell>
          <table:table-cell table:style-name="ce1" office:value-type="string" calcext:value-type="string">
            <text:p>0xfa2aab78de8b83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228" calcext:value-type="float">
            <text:p>373228</text:p>
          </table:table-cell>
          <table:table-cell table:style-name="ce1" office:value-type="float" office:value="371072" calcext:value-type="float">
            <text:p>371072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9f4ea1339a90856</text:p>
          </table:table-cell>
          <table:table-cell table:style-name="ce1" office:value-type="string" calcext:value-type="string">
            <text:p>0xa0f3439196bb17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37" calcext:value-type="float">
            <text:p>373437</text:p>
          </table:table-cell>
          <table:table-cell table:style-name="ce1" office:value-type="float" office:value="374465" calcext:value-type="float">
            <text:p>374465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c436884b46628c6</text:p>
          </table:table-cell>
          <table:table-cell table:style-name="ce1" office:value-type="string" calcext:value-type="string">
            <text:p>0xa43066e1042c3c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364" calcext:value-type="float">
            <text:p>375364</text:p>
          </table:table-cell>
          <table:table-cell table:style-name="ce1" office:value-type="float" office:value="371404" calcext:value-type="float">
            <text:p>371404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298d4c5010c21b9</text:p>
          </table:table-cell>
          <table:table-cell table:style-name="ce1" office:value-type="string" calcext:value-type="string">
            <text:p>0xb30ae66b54ace1f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65" calcext:value-type="float">
            <text:p>373465</text:p>
          </table:table-cell>
          <table:table-cell table:style-name="ce1" office:value-type="float" office:value="372755" calcext:value-type="float">
            <text:p>372755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7c504d72863e042</text:p>
          </table:table-cell>
          <table:table-cell table:style-name="ce1" office:value-type="string" calcext:value-type="string">
            <text:p>0xf517f43b0fb8dc8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2880" calcext:value-type="float">
            <text:p>392880</text:p>
          </table:table-cell>
          <table:table-cell table:style-name="ce1" office:value-type="float" office:value="393192" calcext:value-type="float">
            <text:p>393192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460f4d357186dc9</text:p>
          </table:table-cell>
          <table:table-cell table:style-name="ce1" office:value-type="string" calcext:value-type="string">
            <text:p>0xaf3f02cfe8c8cda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115" calcext:value-type="float">
            <text:p>373115</text:p>
          </table:table-cell>
          <table:table-cell table:style-name="ce1" office:value-type="float" office:value="372163" calcext:value-type="float">
            <text:p>372163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62e9a529895d556</text:p>
          </table:table-cell>
          <table:table-cell table:style-name="ce1" office:value-type="string" calcext:value-type="string">
            <text:p>0x5924b8aab314bd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18" calcext:value-type="float">
            <text:p>373618</text:p>
          </table:table-cell>
          <table:table-cell table:style-name="ce1" office:value-type="float" office:value="378487" calcext:value-type="float">
            <text:p>378487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7ce235e89da8434</text:p>
          </table:table-cell>
          <table:table-cell table:style-name="ce1" office:value-type="string" calcext:value-type="string">
            <text:p>0x699a088a04f32c9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733" calcext:value-type="float">
            <text:p>374733</text:p>
          </table:table-cell>
          <table:table-cell table:style-name="ce1" office:value-type="float" office:value="370509" calcext:value-type="float">
            <text:p>370509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d722619df54fdf</text:p>
          </table:table-cell>
          <table:table-cell table:style-name="ce1" office:value-type="string" calcext:value-type="string">
            <text:p>0x3c1412bacdf2c0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485" calcext:value-type="float">
            <text:p>374485</text:p>
          </table:table-cell>
          <table:table-cell table:style-name="ce1" office:value-type="float" office:value="371521" calcext:value-type="float">
            <text:p>371521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4f0c13f87f9b05</text:p>
          </table:table-cell>
          <table:table-cell table:style-name="ce1" office:value-type="string" calcext:value-type="string">
            <text:p>0x74665c27354b98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140" calcext:value-type="float">
            <text:p>373140</text:p>
          </table:table-cell>
          <table:table-cell table:style-name="ce1" office:value-type="float" office:value="372379" calcext:value-type="float">
            <text:p>372379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f9e429fd9d8157d</text:p>
          </table:table-cell>
          <table:table-cell table:style-name="ce1" office:value-type="string" calcext:value-type="string">
            <text:p>0x75fe0e7abb8990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680" calcext:value-type="float">
            <text:p>366680</text:p>
          </table:table-cell>
          <table:table-cell table:style-name="ce1" office:value-type="float" office:value="370796" calcext:value-type="float">
            <text:p>370796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f3ea1dd7461fa2c</text:p>
          </table:table-cell>
          <table:table-cell table:style-name="ce1" office:value-type="string" calcext:value-type="string">
            <text:p>0x2f5c39eec52541a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808" calcext:value-type="float">
            <text:p>365808</text:p>
          </table:table-cell>
          <table:table-cell table:style-name="ce1" office:value-type="float" office:value="367314" calcext:value-type="float">
            <text:p>367314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3606d8f8cd5bdb7</text:p>
          </table:table-cell>
          <table:table-cell table:style-name="ce1" office:value-type="string" calcext:value-type="string">
            <text:p>0xf77f075aa44b663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96" calcext:value-type="float">
            <text:p>374296</text:p>
          </table:table-cell>
          <table:table-cell table:style-name="ce1" office:value-type="float" office:value="381007" calcext:value-type="float">
            <text:p>381007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144a69e350ba802</text:p>
          </table:table-cell>
          <table:table-cell table:style-name="ce1" office:value-type="string" calcext:value-type="string">
            <text:p>0xcaa59a4d1f7876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926" calcext:value-type="float">
            <text:p>369926</text:p>
          </table:table-cell>
          <table:table-cell table:style-name="ce1" office:value-type="float" office:value="370377" calcext:value-type="float">
            <text:p>370377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5939568dee22d87</text:p>
          </table:table-cell>
          <table:table-cell table:style-name="ce1" office:value-type="string" calcext:value-type="string">
            <text:p>0x8582e01ba635ce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17513" calcext:value-type="float">
            <text:p>517513</text:p>
          </table:table-cell>
          <table:table-cell table:style-name="ce1" office:value-type="float" office:value="436924" calcext:value-type="float">
            <text:p>436924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1f8a1743331c189</text:p>
          </table:table-cell>
          <table:table-cell table:style-name="ce1" office:value-type="string" calcext:value-type="string">
            <text:p>0x1a2314562299262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7064" calcext:value-type="float">
            <text:p>387064</text:p>
          </table:table-cell>
          <table:table-cell table:style-name="ce1" office:value-type="float" office:value="383002" calcext:value-type="float">
            <text:p>383002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a7ad580066cb6f9</text:p>
          </table:table-cell>
          <table:table-cell table:style-name="ce1" office:value-type="string" calcext:value-type="string">
            <text:p>0x468f89cddc66da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0983" calcext:value-type="float">
            <text:p>410983</text:p>
          </table:table-cell>
          <table:table-cell table:style-name="ce1" office:value-type="float" office:value="422880" calcext:value-type="float">
            <text:p>422880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2d2360dada0d50c</text:p>
          </table:table-cell>
          <table:table-cell table:style-name="ce1" office:value-type="string" calcext:value-type="string">
            <text:p>0x701f9e7dfe3cd5d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3150" calcext:value-type="float">
            <text:p>413150</text:p>
          </table:table-cell>
          <table:table-cell table:style-name="ce1" office:value-type="float" office:value="395838" calcext:value-type="float">
            <text:p>395838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753881ab3b289ef</text:p>
          </table:table-cell>
          <table:table-cell table:style-name="ce1" office:value-type="string" calcext:value-type="string">
            <text:p>0xec4968c427904b9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469" calcext:value-type="float">
            <text:p>371469</text:p>
          </table:table-cell>
          <table:table-cell table:style-name="ce1" office:value-type="float" office:value="365833" calcext:value-type="float">
            <text:p>365833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092e304d6b5ff9d</text:p>
          </table:table-cell>
          <table:table-cell table:style-name="ce1" office:value-type="string" calcext:value-type="string">
            <text:p>0x99930ff2aedb441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892" calcext:value-type="float">
            <text:p>366892</text:p>
          </table:table-cell>
          <table:table-cell table:style-name="ce1" office:value-type="float" office:value="364947" calcext:value-type="float">
            <text:p>364947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3a03929c78eaab9</text:p>
          </table:table-cell>
          <table:table-cell table:style-name="ce1" office:value-type="string" calcext:value-type="string">
            <text:p>0x8d8d131efe28d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993" calcext:value-type="float">
            <text:p>365993</text:p>
          </table:table-cell>
          <table:table-cell table:style-name="ce1" office:value-type="float" office:value="362911" calcext:value-type="float">
            <text:p>362911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03691622eac0a9e</text:p>
          </table:table-cell>
          <table:table-cell table:style-name="ce1" office:value-type="string" calcext:value-type="string">
            <text:p>0x9670cb758ce61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363" calcext:value-type="float">
            <text:p>366363</text:p>
          </table:table-cell>
          <table:table-cell table:style-name="ce1" office:value-type="float" office:value="410705" calcext:value-type="float">
            <text:p>410705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afffebe9f349616</text:p>
          </table:table-cell>
          <table:table-cell table:style-name="ce1" office:value-type="string" calcext:value-type="string">
            <text:p>0xf42b89d0e36ce8c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7314" calcext:value-type="float">
            <text:p>367314</text:p>
          </table:table-cell>
          <table:table-cell table:style-name="ce1" office:value-type="float" office:value="365809" calcext:value-type="float">
            <text:p>365809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d332241db7658d</text:p>
          </table:table-cell>
          <table:table-cell table:style-name="ce1" office:value-type="string" calcext:value-type="string">
            <text:p>0x80ebb62cf5dda91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854" calcext:value-type="float">
            <text:p>365854</text:p>
          </table:table-cell>
          <table:table-cell table:style-name="ce1" office:value-type="float" office:value="367612" calcext:value-type="float">
            <text:p>367612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4f907615d534c64</text:p>
          </table:table-cell>
          <table:table-cell table:style-name="ce1" office:value-type="string" calcext:value-type="string">
            <text:p>0xc62db384843f62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214" calcext:value-type="float">
            <text:p>366214</text:p>
          </table:table-cell>
          <table:table-cell table:style-name="ce1" office:value-type="float" office:value="368266" calcext:value-type="float">
            <text:p>368266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2440cb2d4530ed1</text:p>
          </table:table-cell>
          <table:table-cell table:style-name="ce1" office:value-type="string" calcext:value-type="string">
            <text:p>0x8a1ac75e2c3bfa3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4691" calcext:value-type="float">
            <text:p>364691</text:p>
          </table:table-cell>
          <table:table-cell table:style-name="ce1" office:value-type="float" office:value="368936" calcext:value-type="float">
            <text:p>368936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e19309a4db46d75</text:p>
          </table:table-cell>
          <table:table-cell table:style-name="ce1" office:value-type="string" calcext:value-type="string">
            <text:p>0xf9493e1d6774d37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479" calcext:value-type="float">
            <text:p>365479</text:p>
          </table:table-cell>
          <table:table-cell table:style-name="ce1" office:value-type="float" office:value="410571" calcext:value-type="float">
            <text:p>410571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30a0613a3d9f236</text:p>
          </table:table-cell>
          <table:table-cell table:style-name="ce1" office:value-type="string" calcext:value-type="string">
            <text:p>0x2a01b7accbc079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609" calcext:value-type="float">
            <text:p>366609</text:p>
          </table:table-cell>
          <table:table-cell table:style-name="ce1" office:value-type="float" office:value="364072" calcext:value-type="float">
            <text:p>364072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26fc608879c3fea</text:p>
          </table:table-cell>
          <table:table-cell table:style-name="ce1" office:value-type="string" calcext:value-type="string">
            <text:p>0xb5680a0cf8741d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902" calcext:value-type="float">
            <text:p>365902</text:p>
          </table:table-cell>
          <table:table-cell table:style-name="ce1" office:value-type="float" office:value="363787" calcext:value-type="float">
            <text:p>363787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fd069a999777f41</text:p>
          </table:table-cell>
          <table:table-cell table:style-name="ce1" office:value-type="string" calcext:value-type="string">
            <text:p>0xae46352bc37f42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4188" calcext:value-type="float">
            <text:p>364188</text:p>
          </table:table-cell>
          <table:table-cell table:style-name="ce1" office:value-type="float" office:value="362675" calcext:value-type="float">
            <text:p>362675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37c4e9f132a296a</text:p>
          </table:table-cell>
          <table:table-cell table:style-name="ce1" office:value-type="string" calcext:value-type="string">
            <text:p>0xee4befeadf8674f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523" calcext:value-type="float">
            <text:p>365523</text:p>
          </table:table-cell>
          <table:table-cell table:style-name="ce1" office:value-type="float" office:value="369858" calcext:value-type="float">
            <text:p>369858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74ae6031cce8c37</text:p>
          </table:table-cell>
          <table:table-cell table:style-name="ce1" office:value-type="string" calcext:value-type="string">
            <text:p>0x5efed12440390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654" calcext:value-type="float">
            <text:p>366654</text:p>
          </table:table-cell>
          <table:table-cell table:style-name="ce1" office:value-type="float" office:value="363966" calcext:value-type="float">
            <text:p>363966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fc98d8c61a409bf</text:p>
          </table:table-cell>
          <table:table-cell table:style-name="ce1" office:value-type="string" calcext:value-type="string">
            <text:p>0xcf115757fd7f81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814" calcext:value-type="float">
            <text:p>375814</text:p>
          </table:table-cell>
          <table:table-cell table:style-name="ce1" office:value-type="float" office:value="369681" calcext:value-type="float">
            <text:p>369681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0f1c199a2982521</text:p>
          </table:table-cell>
          <table:table-cell table:style-name="ce1" office:value-type="string" calcext:value-type="string">
            <text:p>0x2ac6ed7001fc40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5662" calcext:value-type="float">
            <text:p>385662</text:p>
          </table:table-cell>
          <table:table-cell table:style-name="ce1" office:value-type="float" office:value="364407" calcext:value-type="float">
            <text:p>364407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ea567020d273056</text:p>
          </table:table-cell>
          <table:table-cell table:style-name="ce1" office:value-type="string" calcext:value-type="string">
            <text:p>0x1e2d2d60565a75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537" calcext:value-type="float">
            <text:p>366537</text:p>
          </table:table-cell>
          <table:table-cell table:style-name="ce1" office:value-type="float" office:value="408321" calcext:value-type="float">
            <text:p>408321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4c59246e97f243e</text:p>
          </table:table-cell>
          <table:table-cell table:style-name="ce1" office:value-type="string" calcext:value-type="string">
            <text:p>0xd55639a1a82084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8209" calcext:value-type="float">
            <text:p>368209</text:p>
          </table:table-cell>
          <table:table-cell table:style-name="ce1" office:value-type="float" office:value="366467" calcext:value-type="float">
            <text:p>366467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c62acbb7f7b039b</text:p>
          </table:table-cell>
          <table:table-cell table:style-name="ce1" office:value-type="string" calcext:value-type="string">
            <text:p>0x3430109c125eb61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690" calcext:value-type="float">
            <text:p>365690</text:p>
          </table:table-cell>
          <table:table-cell table:style-name="ce1" office:value-type="float" office:value="370673" calcext:value-type="float">
            <text:p>370673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8bf1c51442a3daf</text:p>
          </table:table-cell>
          <table:table-cell table:style-name="ce1" office:value-type="string" calcext:value-type="string">
            <text:p>0xcc7bbfc2732a38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7192" calcext:value-type="float">
            <text:p>377192</text:p>
          </table:table-cell>
          <table:table-cell table:style-name="ce1" office:value-type="float" office:value="371212" calcext:value-type="float">
            <text:p>371212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219b420da9dc95c</text:p>
          </table:table-cell>
          <table:table-cell table:style-name="ce1" office:value-type="string" calcext:value-type="string">
            <text:p>0xaba49a77ff7fb9e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0318" calcext:value-type="float">
            <text:p>380318</text:p>
          </table:table-cell>
          <table:table-cell table:style-name="ce1" office:value-type="float" office:value="391196" calcext:value-type="float">
            <text:p>391196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41946e64517ec1a</text:p>
          </table:table-cell>
          <table:table-cell table:style-name="ce1" office:value-type="string" calcext:value-type="string">
            <text:p>0x7a80daa523758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6845" calcext:value-type="float">
            <text:p>426845</text:p>
          </table:table-cell>
          <table:table-cell table:style-name="ce1" office:value-type="float" office:value="388297" calcext:value-type="float">
            <text:p>388297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b808a530dd7db7d</text:p>
          </table:table-cell>
          <table:table-cell table:style-name="ce1" office:value-type="string" calcext:value-type="string">
            <text:p>0x6a94b482bbd847f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372" calcext:value-type="float">
            <text:p>376372</text:p>
          </table:table-cell>
          <table:table-cell table:style-name="ce1" office:value-type="float" office:value="474826" calcext:value-type="float">
            <text:p>474826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b25a0e809cb2c91</text:p>
          </table:table-cell>
          <table:table-cell table:style-name="ce1" office:value-type="string" calcext:value-type="string">
            <text:p>0x45631461203eb00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2521" calcext:value-type="float">
            <text:p>412521</text:p>
          </table:table-cell>
          <table:table-cell table:style-name="ce1" office:value-type="float" office:value="436790" calcext:value-type="float">
            <text:p>436790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02873a2d4c24e</text:p>
          </table:table-cell>
          <table:table-cell table:style-name="ce1" office:value-type="string" calcext:value-type="string">
            <text:p>0xbd17cc14dab824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8555" calcext:value-type="float">
            <text:p>378555</text:p>
          </table:table-cell>
          <table:table-cell table:style-name="ce1" office:value-type="float" office:value="375336" calcext:value-type="float">
            <text:p>375336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3c4fe78c8ffe471</text:p>
          </table:table-cell>
          <table:table-cell table:style-name="ce1" office:value-type="string" calcext:value-type="string">
            <text:p>0x836ffd01332e32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889" calcext:value-type="float">
            <text:p>374889</text:p>
          </table:table-cell>
          <table:table-cell table:style-name="ce1" office:value-type="float" office:value="375932" calcext:value-type="float">
            <text:p>375932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014603ce4e8cb7d</text:p>
          </table:table-cell>
          <table:table-cell table:style-name="ce1" office:value-type="string" calcext:value-type="string">
            <text:p>0x5e308eb48a27e92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93" calcext:value-type="float">
            <text:p>373893</text:p>
          </table:table-cell>
          <table:table-cell table:style-name="ce1" office:value-type="float" office:value="374542" calcext:value-type="float">
            <text:p>374542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7cb79e9c9ecb814</text:p>
          </table:table-cell>
          <table:table-cell table:style-name="ce1" office:value-type="string" calcext:value-type="string">
            <text:p>0xcdbf1723e11ac5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352" calcext:value-type="float">
            <text:p>373352</text:p>
          </table:table-cell>
          <table:table-cell table:style-name="ce1" office:value-type="float" office:value="373654" calcext:value-type="float">
            <text:p>373654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b1263a4ee4bbb55</text:p>
          </table:table-cell>
          <table:table-cell table:style-name="ce1" office:value-type="string" calcext:value-type="string">
            <text:p>0xfe96f38d21a17e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286" calcext:value-type="float">
            <text:p>375286</text:p>
          </table:table-cell>
          <table:table-cell table:style-name="ce1" office:value-type="float" office:value="416626" calcext:value-type="float">
            <text:p>416626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52a31bdfe19167</text:p>
          </table:table-cell>
          <table:table-cell table:style-name="ce1" office:value-type="string" calcext:value-type="string">
            <text:p>0x47d55a974f2ef5f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19" calcext:value-type="float">
            <text:p>374919</text:p>
          </table:table-cell>
          <table:table-cell table:style-name="ce1" office:value-type="float" office:value="371919" calcext:value-type="float">
            <text:p>371919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c8a63bf1df54067</text:p>
          </table:table-cell>
          <table:table-cell table:style-name="ce1" office:value-type="string" calcext:value-type="string">
            <text:p>0xbf7561ea5f2e7a3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84" calcext:value-type="float">
            <text:p>374084</text:p>
          </table:table-cell>
          <table:table-cell table:style-name="ce1" office:value-type="float" office:value="369644" calcext:value-type="float">
            <text:p>369644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f72ed4e5063d910</text:p>
          </table:table-cell>
          <table:table-cell table:style-name="ce1" office:value-type="string" calcext:value-type="string">
            <text:p>0x4cdf58a7740b41d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644" calcext:value-type="float">
            <text:p>371644</text:p>
          </table:table-cell>
          <table:table-cell table:style-name="ce1" office:value-type="float" office:value="372424" calcext:value-type="float">
            <text:p>372424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7682f3c354fc8e1</text:p>
          </table:table-cell>
          <table:table-cell table:style-name="ce1" office:value-type="string" calcext:value-type="string">
            <text:p>0xa918946091b4dcc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914" calcext:value-type="float">
            <text:p>372914</text:p>
          </table:table-cell>
          <table:table-cell table:style-name="ce1" office:value-type="float" office:value="372494" calcext:value-type="float">
            <text:p>372494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33eb045d608c5b1</text:p>
          </table:table-cell>
          <table:table-cell table:style-name="ce1" office:value-type="string" calcext:value-type="string">
            <text:p>0xa401a798c933dd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563" calcext:value-type="float">
            <text:p>372563</text:p>
          </table:table-cell>
          <table:table-cell table:style-name="ce1" office:value-type="float" office:value="422455" calcext:value-type="float">
            <text:p>422455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7355b57ca2df8ba</text:p>
          </table:table-cell>
          <table:table-cell table:style-name="ce1" office:value-type="string" calcext:value-type="string">
            <text:p>0xcc879ad39a20e3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40" calcext:value-type="float">
            <text:p>374240</text:p>
          </table:table-cell>
          <table:table-cell table:style-name="ce1" office:value-type="float" office:value="375418" calcext:value-type="float">
            <text:p>375418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4fbe117a32d91cb</text:p>
          </table:table-cell>
          <table:table-cell table:style-name="ce1" office:value-type="string" calcext:value-type="string">
            <text:p>0xcbdfc800ee68bf9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873" calcext:value-type="float">
            <text:p>372873</text:p>
          </table:table-cell>
          <table:table-cell table:style-name="ce1" office:value-type="float" office:value="378613" calcext:value-type="float">
            <text:p>378613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d3d9a97ed3a5563</text:p>
          </table:table-cell>
          <table:table-cell table:style-name="ce1" office:value-type="string" calcext:value-type="string">
            <text:p>0x34b03623c9bf42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24" calcext:value-type="float">
            <text:p>374224</text:p>
          </table:table-cell>
          <table:table-cell table:style-name="ce1" office:value-type="float" office:value="372010" calcext:value-type="float">
            <text:p>372010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c29fab97093072e</text:p>
          </table:table-cell>
          <table:table-cell table:style-name="ce1" office:value-type="string" calcext:value-type="string">
            <text:p>0x9b6f128bf3537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309" calcext:value-type="float">
            <text:p>373309</text:p>
          </table:table-cell>
          <table:table-cell table:style-name="ce1" office:value-type="float" office:value="371956" calcext:value-type="float">
            <text:p>371956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e4315cf1729302d</text:p>
          </table:table-cell>
          <table:table-cell table:style-name="ce1" office:value-type="string" calcext:value-type="string">
            <text:p>0x59815595ce09dc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092" calcext:value-type="float">
            <text:p>373092</text:p>
          </table:table-cell>
          <table:table-cell table:style-name="ce1" office:value-type="float" office:value="380282" calcext:value-type="float">
            <text:p>380282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1d7546cde7b3bf</text:p>
          </table:table-cell>
          <table:table-cell table:style-name="ce1" office:value-type="string" calcext:value-type="string">
            <text:p>0x54187363443892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09" calcext:value-type="float">
            <text:p>374009</text:p>
          </table:table-cell>
          <table:table-cell table:style-name="ce1" office:value-type="float" office:value="372736" calcext:value-type="float">
            <text:p>372736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86cddd3ead968e9</text:p>
          </table:table-cell>
          <table:table-cell table:style-name="ce1" office:value-type="string" calcext:value-type="string">
            <text:p>0x468ba0061100477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713" calcext:value-type="float">
            <text:p>374713</text:p>
          </table:table-cell>
          <table:table-cell table:style-name="ce1" office:value-type="float" office:value="372659" calcext:value-type="float">
            <text:p>372659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03e5534c03aa377</text:p>
          </table:table-cell>
          <table:table-cell table:style-name="ce1" office:value-type="string" calcext:value-type="string">
            <text:p>0xeb7fc1bddd231a0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8958" calcext:value-type="float">
            <text:p>388958</text:p>
          </table:table-cell>
          <table:table-cell table:style-name="ce1" office:value-type="float" office:value="372808" calcext:value-type="float">
            <text:p>372808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a58225bee3507ce</text:p>
          </table:table-cell>
          <table:table-cell table:style-name="ce1" office:value-type="string" calcext:value-type="string">
            <text:p>0x8df9a9680f4214f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744" calcext:value-type="float">
            <text:p>369744</text:p>
          </table:table-cell>
          <table:table-cell table:style-name="ce1" office:value-type="float" office:value="511887" calcext:value-type="float">
            <text:p>511887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7454e6b4be77d86</text:p>
          </table:table-cell>
          <table:table-cell table:style-name="ce1" office:value-type="string" calcext:value-type="string">
            <text:p>0xc0c025be8d7278a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95273" calcext:value-type="float">
            <text:p>495273</text:p>
          </table:table-cell>
          <table:table-cell table:style-name="ce1" office:value-type="float" office:value="395808" calcext:value-type="float">
            <text:p>395808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b4adcf96e59545b</text:p>
          </table:table-cell>
          <table:table-cell table:style-name="ce1" office:value-type="string" calcext:value-type="string">
            <text:p>0xdeea9c0711a43f5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2505" calcext:value-type="float">
            <text:p>422505</text:p>
          </table:table-cell>
          <table:table-cell table:style-name="ce1" office:value-type="float" office:value="430634" calcext:value-type="float">
            <text:p>430634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eb114700058ce10</text:p>
          </table:table-cell>
          <table:table-cell table:style-name="ce1" office:value-type="string" calcext:value-type="string">
            <text:p>0xa09558fa2165e42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420" calcext:value-type="float">
            <text:p>369420</text:p>
          </table:table-cell>
          <table:table-cell table:style-name="ce1" office:value-type="float" office:value="371059" calcext:value-type="float">
            <text:p>371059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fe9122b14956f2c</text:p>
          </table:table-cell>
          <table:table-cell table:style-name="ce1" office:value-type="string" calcext:value-type="string">
            <text:p>0xfdf8d9f8ac8d058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8124" calcext:value-type="float">
            <text:p>378124</text:p>
          </table:table-cell>
          <table:table-cell table:style-name="ce1" office:value-type="float" office:value="375636" calcext:value-type="float">
            <text:p>375636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42eba939d299339</text:p>
          </table:table-cell>
          <table:table-cell table:style-name="ce1" office:value-type="string" calcext:value-type="string">
            <text:p>0xd6f1c33fb6533a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586" calcext:value-type="float">
            <text:p>375586</text:p>
          </table:table-cell>
          <table:table-cell table:style-name="ce1" office:value-type="float" office:value="419644" calcext:value-type="float">
            <text:p>419644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03e7969208a2e78</text:p>
          </table:table-cell>
          <table:table-cell table:style-name="ce1" office:value-type="string" calcext:value-type="string">
            <text:p>0xfbb698bf8871275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308" calcext:value-type="float">
            <text:p>376308</text:p>
          </table:table-cell>
          <table:table-cell table:style-name="ce1" office:value-type="float" office:value="374396" calcext:value-type="float">
            <text:p>374396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6adcb6108c631e4</text:p>
          </table:table-cell>
          <table:table-cell table:style-name="ce1" office:value-type="string" calcext:value-type="string">
            <text:p>0xc7e8afae7c781c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163" calcext:value-type="float">
            <text:p>374163</text:p>
          </table:table-cell>
          <table:table-cell table:style-name="ce1" office:value-type="float" office:value="373168" calcext:value-type="float">
            <text:p>373168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fe72b28bfefb32a</text:p>
          </table:table-cell>
          <table:table-cell table:style-name="ce1" office:value-type="string" calcext:value-type="string">
            <text:p>0xf30bc0c38d9fcd2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948" calcext:value-type="float">
            <text:p>372948</text:p>
          </table:table-cell>
          <table:table-cell table:style-name="ce1" office:value-type="float" office:value="372689" calcext:value-type="float">
            <text:p>372689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6c746ed8523fc84</text:p>
          </table:table-cell>
          <table:table-cell table:style-name="ce1" office:value-type="string" calcext:value-type="string">
            <text:p>0xf26dd4f88e369e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460" calcext:value-type="float">
            <text:p>374460</text:p>
          </table:table-cell>
          <table:table-cell table:style-name="ce1" office:value-type="float" office:value="372090" calcext:value-type="float">
            <text:p>372090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b3a0c8318f895b3</text:p>
          </table:table-cell>
          <table:table-cell table:style-name="ce1" office:value-type="string" calcext:value-type="string">
            <text:p>0x33c190ce3039740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544" calcext:value-type="float">
            <text:p>373544</text:p>
          </table:table-cell>
          <table:table-cell table:style-name="ce1" office:value-type="float" office:value="415345" calcext:value-type="float">
            <text:p>415345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ca4fc94eeab2e51</text:p>
          </table:table-cell>
          <table:table-cell table:style-name="ce1" office:value-type="string" calcext:value-type="string">
            <text:p>0x99b625f2a223b02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72" calcext:value-type="float">
            <text:p>373872</text:p>
          </table:table-cell>
          <table:table-cell table:style-name="ce1" office:value-type="float" office:value="372911" calcext:value-type="float">
            <text:p>372911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54fdd39c10bd217</text:p>
          </table:table-cell>
          <table:table-cell table:style-name="ce1" office:value-type="string" calcext:value-type="string">
            <text:p>0xa8a88de782897ca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68" calcext:value-type="float">
            <text:p>374268</text:p>
          </table:table-cell>
          <table:table-cell table:style-name="ce1" office:value-type="float" office:value="372470" calcext:value-type="float">
            <text:p>372470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ef82ea6444621ae</text:p>
          </table:table-cell>
          <table:table-cell table:style-name="ce1" office:value-type="string" calcext:value-type="string">
            <text:p>0x13c01f371a92084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787" calcext:value-type="float">
            <text:p>374787</text:p>
          </table:table-cell>
          <table:table-cell table:style-name="ce1" office:value-type="float" office:value="372310" calcext:value-type="float">
            <text:p>372310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1e7cd719c689776</text:p>
          </table:table-cell>
          <table:table-cell table:style-name="ce1" office:value-type="string" calcext:value-type="string">
            <text:p>0xdc3ff8876af00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935" calcext:value-type="float">
            <text:p>372935</text:p>
          </table:table-cell>
          <table:table-cell table:style-name="ce1" office:value-type="float" office:value="375154" calcext:value-type="float">
            <text:p>375154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806b6f39447efc3</text:p>
          </table:table-cell>
          <table:table-cell table:style-name="ce1" office:value-type="string" calcext:value-type="string">
            <text:p>0xfb15db20db041f4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77" calcext:value-type="float">
            <text:p>373677</text:p>
          </table:table-cell>
          <table:table-cell table:style-name="ce1" office:value-type="float" office:value="419577" calcext:value-type="float">
            <text:p>419577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5b342da7ddc082f</text:p>
          </table:table-cell>
          <table:table-cell table:style-name="ce1" office:value-type="string" calcext:value-type="string">
            <text:p>0x1b52ffbf283a8a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89" calcext:value-type="float">
            <text:p>373889</text:p>
          </table:table-cell>
          <table:table-cell table:style-name="ce1" office:value-type="float" office:value="372753" calcext:value-type="float">
            <text:p>372753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ceb349bfaad30b4</text:p>
          </table:table-cell>
          <table:table-cell table:style-name="ce1" office:value-type="string" calcext:value-type="string">
            <text:p>0x43878c500638711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382" calcext:value-type="float">
            <text:p>372382</text:p>
          </table:table-cell>
          <table:table-cell table:style-name="ce1" office:value-type="float" office:value="372490" calcext:value-type="float">
            <text:p>372490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787dc7b0c38a360</text:p>
          </table:table-cell>
          <table:table-cell table:style-name="ce1" office:value-type="string" calcext:value-type="string">
            <text:p>0xba61398e43eb27e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217" calcext:value-type="float">
            <text:p>369217</text:p>
          </table:table-cell>
          <table:table-cell table:style-name="ce1" office:value-type="float" office:value="370907" calcext:value-type="float">
            <text:p>370907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965ccf218db1c29</text:p>
          </table:table-cell>
          <table:table-cell table:style-name="ce1" office:value-type="string" calcext:value-type="string">
            <text:p>0x1fc6c96d5b73600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4304" calcext:value-type="float">
            <text:p>364304</text:p>
          </table:table-cell>
          <table:table-cell table:style-name="ce1" office:value-type="float" office:value="364437" calcext:value-type="float">
            <text:p>364437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7b5d3073376a94c</text:p>
          </table:table-cell>
          <table:table-cell table:style-name="ce1" office:value-type="string" calcext:value-type="string">
            <text:p>0x20a7f7fc85a3b1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508" calcext:value-type="float">
            <text:p>365508</text:p>
          </table:table-cell>
          <table:table-cell table:style-name="ce1" office:value-type="float" office:value="371502" calcext:value-type="float">
            <text:p>371502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eadf56cffe102a8</text:p>
          </table:table-cell>
          <table:table-cell table:style-name="ce1" office:value-type="string" calcext:value-type="string">
            <text:p>0x964996e24dac64e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367" calcext:value-type="float">
            <text:p>366367</text:p>
          </table:table-cell>
          <table:table-cell table:style-name="ce1" office:value-type="float" office:value="395289" calcext:value-type="float">
            <text:p>395289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4cd7665f4e8e765</text:p>
          </table:table-cell>
          <table:table-cell table:style-name="ce1" office:value-type="string" calcext:value-type="string">
            <text:p>0x87ab16528426e59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918" calcext:value-type="float">
            <text:p>366918</text:p>
          </table:table-cell>
          <table:table-cell table:style-name="ce1" office:value-type="float" office:value="367975" calcext:value-type="float">
            <text:p>367975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e552f141046d79a</text:p>
          </table:table-cell>
          <table:table-cell table:style-name="ce1" office:value-type="string" calcext:value-type="string">
            <text:p>0x4792eec9181eaf2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944" calcext:value-type="float">
            <text:p>365944</text:p>
          </table:table-cell>
          <table:table-cell table:style-name="ce1" office:value-type="float" office:value="362536" calcext:value-type="float">
            <text:p>362536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ab16c0489042661</text:p>
          </table:table-cell>
          <table:table-cell table:style-name="ce1" office:value-type="string" calcext:value-type="string">
            <text:p>0x3a073cb0a384a17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613" calcext:value-type="float">
            <text:p>365613</text:p>
          </table:table-cell>
          <table:table-cell table:style-name="ce1" office:value-type="float" office:value="380234" calcext:value-type="float">
            <text:p>380234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bc8f68e1e595ecc</text:p>
          </table:table-cell>
          <table:table-cell table:style-name="ce1" office:value-type="string" calcext:value-type="string">
            <text:p>0x9961fe2fd647c5d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7261" calcext:value-type="float">
            <text:p>367261</text:p>
          </table:table-cell>
          <table:table-cell table:style-name="ce1" office:value-type="float" office:value="366973" calcext:value-type="float">
            <text:p>366973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c5fb09b5378bc3b</text:p>
          </table:table-cell>
          <table:table-cell table:style-name="ce1" office:value-type="string" calcext:value-type="string">
            <text:p>0x36e6c80916b8273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32616" calcext:value-type="float">
            <text:p>432616</text:p>
          </table:table-cell>
          <table:table-cell table:style-name="ce1" office:value-type="float" office:value="527536" calcext:value-type="float">
            <text:p>527536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44910ee2e63e618</text:p>
          </table:table-cell>
          <table:table-cell table:style-name="ce1" office:value-type="string" calcext:value-type="string">
            <text:p>0x19f828c33131c9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8680" calcext:value-type="float">
            <text:p>388680</text:p>
          </table:table-cell>
          <table:table-cell table:style-name="ce1" office:value-type="float" office:value="378838" calcext:value-type="float">
            <text:p>378838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334030e8fec5c6</text:p>
          </table:table-cell>
          <table:table-cell table:style-name="ce1" office:value-type="string" calcext:value-type="string">
            <text:p>0xd3935396418b1f6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8059" calcext:value-type="float">
            <text:p>368059</text:p>
          </table:table-cell>
          <table:table-cell table:style-name="ce1" office:value-type="float" office:value="371416" calcext:value-type="float">
            <text:p>371416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3460c5c4a0c06eb</text:p>
          </table:table-cell>
          <table:table-cell table:style-name="ce1" office:value-type="string" calcext:value-type="string">
            <text:p>0x6589f3fee24323b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7087" calcext:value-type="float">
            <text:p>367087</text:p>
          </table:table-cell>
          <table:table-cell table:style-name="ce1" office:value-type="float" office:value="371370" calcext:value-type="float">
            <text:p>371370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d24cffd3665d11a</text:p>
          </table:table-cell>
          <table:table-cell table:style-name="ce1" office:value-type="string" calcext:value-type="string">
            <text:p>0xd3200e9f67b051c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7087" calcext:value-type="float">
            <text:p>377087</text:p>
          </table:table-cell>
          <table:table-cell table:style-name="ce1" office:value-type="float" office:value="414916" calcext:value-type="float">
            <text:p>414916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bb69378f43cc645</text:p>
          </table:table-cell>
          <table:table-cell table:style-name="ce1" office:value-type="string" calcext:value-type="string">
            <text:p>0x1fad9b3edc42b07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028" calcext:value-type="float">
            <text:p>376028</text:p>
          </table:table-cell>
          <table:table-cell table:style-name="ce1" office:value-type="float" office:value="375563" calcext:value-type="float">
            <text:p>375563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e94ee4fa9dc7fc9</text:p>
          </table:table-cell>
          <table:table-cell table:style-name="ce1" office:value-type="string" calcext:value-type="string">
            <text:p>0x6a032b61404d538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796" calcext:value-type="float">
            <text:p>374796</text:p>
          </table:table-cell>
          <table:table-cell table:style-name="ce1" office:value-type="float" office:value="373104" calcext:value-type="float">
            <text:p>373104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81f421cfefa4f81</text:p>
          </table:table-cell>
          <table:table-cell table:style-name="ce1" office:value-type="string" calcext:value-type="string">
            <text:p>0xc55dd6f71479d4a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908" calcext:value-type="float">
            <text:p>373908</text:p>
          </table:table-cell>
          <table:table-cell table:style-name="ce1" office:value-type="float" office:value="372532" calcext:value-type="float">
            <text:p>372532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f00977c8c00fe61</text:p>
          </table:table-cell>
          <table:table-cell table:style-name="ce1" office:value-type="string" calcext:value-type="string">
            <text:p>0x96b92cf4ac2eae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8963" calcext:value-type="float">
            <text:p>388963</text:p>
          </table:table-cell>
          <table:table-cell table:style-name="ce1" office:value-type="float" office:value="373804" calcext:value-type="float">
            <text:p>373804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18b8f7b17462d22</text:p>
          </table:table-cell>
          <table:table-cell table:style-name="ce1" office:value-type="string" calcext:value-type="string">
            <text:p>0x3cd9d79fad96aa2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01" calcext:value-type="float">
            <text:p>373601</text:p>
          </table:table-cell>
          <table:table-cell table:style-name="ce1" office:value-type="float" office:value="381651" calcext:value-type="float">
            <text:p>381651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268521dfac41a6d</text:p>
          </table:table-cell>
          <table:table-cell table:style-name="ce1" office:value-type="string" calcext:value-type="string">
            <text:p>0xb92620af9aa543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42" calcext:value-type="float">
            <text:p>373442</text:p>
          </table:table-cell>
          <table:table-cell table:style-name="ce1" office:value-type="float" office:value="375696" calcext:value-type="float">
            <text:p>375696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4084a64e5660529</text:p>
          </table:table-cell>
          <table:table-cell table:style-name="ce1" office:value-type="string" calcext:value-type="string">
            <text:p>0x46dec6ec4ecc07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974" calcext:value-type="float">
            <text:p>372974</text:p>
          </table:table-cell>
          <table:table-cell table:style-name="ce1" office:value-type="float" office:value="372603" calcext:value-type="float">
            <text:p>372603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1e0c4aef02df8e</text:p>
          </table:table-cell>
          <table:table-cell table:style-name="ce1" office:value-type="string" calcext:value-type="string">
            <text:p>0x9d76f7ad9a625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92" calcext:value-type="float">
            <text:p>374592</text:p>
          </table:table-cell>
          <table:table-cell table:style-name="ce1" office:value-type="float" office:value="376985" calcext:value-type="float">
            <text:p>376985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aa731f355321c52</text:p>
          </table:table-cell>
          <table:table-cell table:style-name="ce1" office:value-type="string" calcext:value-type="string">
            <text:p>0x1e8ba798680fa4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792" calcext:value-type="float">
            <text:p>373792</text:p>
          </table:table-cell>
          <table:table-cell table:style-name="ce1" office:value-type="float" office:value="376322" calcext:value-type="float">
            <text:p>376322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4e05537b1ef230c</text:p>
          </table:table-cell>
          <table:table-cell table:style-name="ce1" office:value-type="string" calcext:value-type="string">
            <text:p>0xc8339042d4b6aea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014" calcext:value-type="float">
            <text:p>375014</text:p>
          </table:table-cell>
          <table:table-cell table:style-name="ce1" office:value-type="float" office:value="382486" calcext:value-type="float">
            <text:p>382486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649b62818819c7e</text:p>
          </table:table-cell>
          <table:table-cell table:style-name="ce1" office:value-type="string" calcext:value-type="string">
            <text:p>0xb7b5f7a7775063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60" calcext:value-type="float">
            <text:p>373860</text:p>
          </table:table-cell>
          <table:table-cell table:style-name="ce1" office:value-type="float" office:value="373586" calcext:value-type="float">
            <text:p>373586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370a862fa9b23d3</text:p>
          </table:table-cell>
          <table:table-cell table:style-name="ce1" office:value-type="string" calcext:value-type="string">
            <text:p>0xe304c159b62645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493" calcext:value-type="float">
            <text:p>374493</text:p>
          </table:table-cell>
          <table:table-cell table:style-name="ce1" office:value-type="float" office:value="375090" calcext:value-type="float">
            <text:p>375090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f4eb75d03f19b06</text:p>
          </table:table-cell>
          <table:table-cell table:style-name="ce1" office:value-type="string" calcext:value-type="string">
            <text:p>0xb34596a654cec8d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612" calcext:value-type="float">
            <text:p>375612</text:p>
          </table:table-cell>
          <table:table-cell table:style-name="ce1" office:value-type="float" office:value="373813" calcext:value-type="float">
            <text:p>373813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7a0f7c6aec0ad59</text:p>
          </table:table-cell>
          <table:table-cell table:style-name="ce1" office:value-type="string" calcext:value-type="string">
            <text:p>0x8686085238ab0b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382" calcext:value-type="float">
            <text:p>372382</text:p>
          </table:table-cell>
          <table:table-cell table:style-name="ce1" office:value-type="float" office:value="372459" calcext:value-type="float">
            <text:p>372459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db7d4014ee1e107</text:p>
          </table:table-cell>
          <table:table-cell table:style-name="ce1" office:value-type="string" calcext:value-type="string">
            <text:p>0xed54a7ecb514a4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47" calcext:value-type="float">
            <text:p>373647</text:p>
          </table:table-cell>
          <table:table-cell table:style-name="ce1" office:value-type="float" office:value="436356" calcext:value-type="float">
            <text:p>436356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f07cfb87dff4491</text:p>
          </table:table-cell>
          <table:table-cell table:style-name="ce1" office:value-type="string" calcext:value-type="string">
            <text:p>0x8a4667995fc029d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256" calcext:value-type="float">
            <text:p>376256</text:p>
          </table:table-cell>
          <table:table-cell table:style-name="ce1" office:value-type="float" office:value="375666" calcext:value-type="float">
            <text:p>375666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2891aed427abf3c</text:p>
          </table:table-cell>
          <table:table-cell table:style-name="ce1" office:value-type="string" calcext:value-type="string">
            <text:p>0x66b6d0592590017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21675" calcext:value-type="float">
            <text:p>521675</text:p>
          </table:table-cell>
          <table:table-cell table:style-name="ce1" office:value-type="float" office:value="425779" calcext:value-type="float">
            <text:p>425779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9c6070957ce1e12</text:p>
          </table:table-cell>
          <table:table-cell table:style-name="ce1" office:value-type="string" calcext:value-type="string">
            <text:p>0xb0caf8270f8120c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5684" calcext:value-type="float">
            <text:p>385684</text:p>
          </table:table-cell>
          <table:table-cell table:style-name="ce1" office:value-type="float" office:value="378858" calcext:value-type="float">
            <text:p>378858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b154a999bb9ec89</text:p>
          </table:table-cell>
          <table:table-cell table:style-name="ce1" office:value-type="string" calcext:value-type="string">
            <text:p>0x5d02a8c2baca48e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786" calcext:value-type="float">
            <text:p>375786</text:p>
          </table:table-cell>
          <table:table-cell table:style-name="ce1" office:value-type="float" office:value="374413" calcext:value-type="float">
            <text:p>374413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30600a88e630ef1</text:p>
          </table:table-cell>
          <table:table-cell table:style-name="ce1" office:value-type="string" calcext:value-type="string">
            <text:p>0xbde292ae184efbe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0481" calcext:value-type="float">
            <text:p>370481</text:p>
          </table:table-cell>
          <table:table-cell table:style-name="ce1" office:value-type="float" office:value="374360" calcext:value-type="float">
            <text:p>374360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2a19b4f1f098f5b</text:p>
          </table:table-cell>
          <table:table-cell table:style-name="ce1" office:value-type="string" calcext:value-type="string">
            <text:p>0xe479eccb413fe0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0586" calcext:value-type="float">
            <text:p>380586</text:p>
          </table:table-cell>
          <table:table-cell table:style-name="ce1" office:value-type="float" office:value="384871" calcext:value-type="float">
            <text:p>384871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47dd993d475079e</text:p>
          </table:table-cell>
          <table:table-cell table:style-name="ce1" office:value-type="string" calcext:value-type="string">
            <text:p>0xe254c34d0cc7caf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5350" calcext:value-type="float">
            <text:p>395350</text:p>
          </table:table-cell>
          <table:table-cell table:style-name="ce1" office:value-type="float" office:value="397050" calcext:value-type="float">
            <text:p>397050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0c1359adb666e32</text:p>
          </table:table-cell>
          <table:table-cell table:style-name="ce1" office:value-type="string" calcext:value-type="string">
            <text:p>0x9a026f37f2b2a5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772" calcext:value-type="float">
            <text:p>376772</text:p>
          </table:table-cell>
          <table:table-cell table:style-name="ce1" office:value-type="float" office:value="376892" calcext:value-type="float">
            <text:p>376892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62bae72d7cf9b75</text:p>
          </table:table-cell>
          <table:table-cell table:style-name="ce1" office:value-type="string" calcext:value-type="string">
            <text:p>0xa38f289a6b22343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766" calcext:value-type="float">
            <text:p>374766</text:p>
          </table:table-cell>
          <table:table-cell table:style-name="ce1" office:value-type="float" office:value="375512" calcext:value-type="float">
            <text:p>375512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27a76cf99ec19e4</text:p>
          </table:table-cell>
          <table:table-cell table:style-name="ce1" office:value-type="string" calcext:value-type="string">
            <text:p>0x870c0e0529c71f0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064" calcext:value-type="float">
            <text:p>375064</text:p>
          </table:table-cell>
          <table:table-cell table:style-name="ce1" office:value-type="float" office:value="382086" calcext:value-type="float">
            <text:p>382086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6a5959d699ee210</text:p>
          </table:table-cell>
          <table:table-cell table:style-name="ce1" office:value-type="string" calcext:value-type="string">
            <text:p>0x74c1f1d1bd8e15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400" calcext:value-type="float">
            <text:p>375400</text:p>
          </table:table-cell>
          <table:table-cell table:style-name="ce1" office:value-type="float" office:value="374612" calcext:value-type="float">
            <text:p>374612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c05862a55cb2080</text:p>
          </table:table-cell>
          <table:table-cell table:style-name="ce1" office:value-type="string" calcext:value-type="string">
            <text:p>0xfbf61af527d78e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596" calcext:value-type="float">
            <text:p>373596</text:p>
          </table:table-cell>
          <table:table-cell table:style-name="ce1" office:value-type="float" office:value="372392" calcext:value-type="float">
            <text:p>372392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28dad6bcd0ed30d</text:p>
          </table:table-cell>
          <table:table-cell table:style-name="ce1" office:value-type="string" calcext:value-type="string">
            <text:p>0x220ab1d959bbea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80" calcext:value-type="float">
            <text:p>373880</text:p>
          </table:table-cell>
          <table:table-cell table:style-name="ce1" office:value-type="float" office:value="373686" calcext:value-type="float">
            <text:p>373686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0cfbb577edf4779</text:p>
          </table:table-cell>
          <table:table-cell table:style-name="ce1" office:value-type="string" calcext:value-type="string">
            <text:p>0xb4d9b70e801bcb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385" calcext:value-type="float">
            <text:p>373385</text:p>
          </table:table-cell>
          <table:table-cell table:style-name="ce1" office:value-type="float" office:value="372302" calcext:value-type="float">
            <text:p>372302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8e464585409fdd5</text:p>
          </table:table-cell>
          <table:table-cell table:style-name="ce1" office:value-type="string" calcext:value-type="string">
            <text:p>0xf24e08139329936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728" calcext:value-type="float">
            <text:p>375728</text:p>
          </table:table-cell>
          <table:table-cell table:style-name="ce1" office:value-type="float" office:value="421054" calcext:value-type="float">
            <text:p>421054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1ef55f9e2b41afe</text:p>
          </table:table-cell>
          <table:table-cell table:style-name="ce1" office:value-type="string" calcext:value-type="string">
            <text:p>0xde86969bccad9c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763" calcext:value-type="float">
            <text:p>372763</text:p>
          </table:table-cell>
          <table:table-cell table:style-name="ce1" office:value-type="float" office:value="373745" calcext:value-type="float">
            <text:p>373745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eff62505144b725</text:p>
          </table:table-cell>
          <table:table-cell table:style-name="ce1" office:value-type="string" calcext:value-type="string">
            <text:p>0xb83bd258248522c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083" calcext:value-type="float">
            <text:p>373083</text:p>
          </table:table-cell>
          <table:table-cell table:style-name="ce1" office:value-type="float" office:value="371950" calcext:value-type="float">
            <text:p>371950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e64256943835b66</text:p>
          </table:table-cell>
          <table:table-cell table:style-name="ce1" office:value-type="string" calcext:value-type="string">
            <text:p>0x96c1dd4478d5b1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224" calcext:value-type="float">
            <text:p>372224</text:p>
          </table:table-cell>
          <table:table-cell table:style-name="ce1" office:value-type="float" office:value="373771" calcext:value-type="float">
            <text:p>373771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f846f869f9b7ff1</text:p>
          </table:table-cell>
          <table:table-cell table:style-name="ce1" office:value-type="string" calcext:value-type="string">
            <text:p>0xf9368ff23d76319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078" calcext:value-type="float">
            <text:p>372078</text:p>
          </table:table-cell>
          <table:table-cell table:style-name="ce1" office:value-type="float" office:value="371587" calcext:value-type="float">
            <text:p>371587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31f82db42bac83</text:p>
          </table:table-cell>
          <table:table-cell table:style-name="ce1" office:value-type="string" calcext:value-type="string">
            <text:p>0x45e98c97d7761b9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118" calcext:value-type="float">
            <text:p>374118</text:p>
          </table:table-cell>
          <table:table-cell table:style-name="ce1" office:value-type="float" office:value="419180" calcext:value-type="float">
            <text:p>419180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cbc955c40ae7891</text:p>
          </table:table-cell>
          <table:table-cell table:style-name="ce1" office:value-type="string" calcext:value-type="string">
            <text:p>0x1dbdb5cfc5e3be4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398" calcext:value-type="float">
            <text:p>376398</text:p>
          </table:table-cell>
          <table:table-cell table:style-name="ce1" office:value-type="float" office:value="373290" calcext:value-type="float">
            <text:p>373290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cf8fd1a62e9070e</text:p>
          </table:table-cell>
          <table:table-cell table:style-name="ce1" office:value-type="string" calcext:value-type="string">
            <text:p>0xf302c3526d14d6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915" calcext:value-type="float">
            <text:p>373915</text:p>
          </table:table-cell>
          <table:table-cell table:style-name="ce1" office:value-type="float" office:value="372059" calcext:value-type="float">
            <text:p>372059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9f3f75c666d935e</text:p>
          </table:table-cell>
          <table:table-cell table:style-name="ce1" office:value-type="string" calcext:value-type="string">
            <text:p>0xc8228d8176dcb6f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319" calcext:value-type="float">
            <text:p>373319</text:p>
          </table:table-cell>
          <table:table-cell table:style-name="ce1" office:value-type="float" office:value="371780" calcext:value-type="float">
            <text:p>371780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44138a108e220ce</text:p>
          </table:table-cell>
          <table:table-cell table:style-name="ce1" office:value-type="string" calcext:value-type="string">
            <text:p>0x45412ee2dabfbc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326" calcext:value-type="float">
            <text:p>372326</text:p>
          </table:table-cell>
          <table:table-cell table:style-name="ce1" office:value-type="float" office:value="372010" calcext:value-type="float">
            <text:p>372010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a59ee753d24212c</text:p>
          </table:table-cell>
          <table:table-cell table:style-name="ce1" office:value-type="string" calcext:value-type="string">
            <text:p>0xf0eed2ca39ac3c5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875" calcext:value-type="float">
            <text:p>371875</text:p>
          </table:table-cell>
          <table:table-cell table:style-name="ce1" office:value-type="float" office:value="434649" calcext:value-type="float">
            <text:p>434649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7461f52a02b0be7</text:p>
          </table:table-cell>
          <table:table-cell table:style-name="ce1" office:value-type="string" calcext:value-type="string">
            <text:p>0x15e1a181c02002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87" calcext:value-type="float">
            <text:p>374987</text:p>
          </table:table-cell>
          <table:table-cell table:style-name="ce1" office:value-type="float" office:value="373624" calcext:value-type="float">
            <text:p>373624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24e9a0aefb4fb06</text:p>
          </table:table-cell>
          <table:table-cell table:style-name="ce1" office:value-type="string" calcext:value-type="string">
            <text:p>0xea72dbc54d8179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38407" calcext:value-type="float">
            <text:p>438407</text:p>
          </table:table-cell>
          <table:table-cell table:style-name="ce1" office:value-type="float" office:value="544956" calcext:value-type="float">
            <text:p>544956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146a20a2ac1629</text:p>
          </table:table-cell>
          <table:table-cell table:style-name="ce1" office:value-type="string" calcext:value-type="string">
            <text:p>0xfaafa3d5e9e134a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9351" calcext:value-type="float">
            <text:p>409351</text:p>
          </table:table-cell>
          <table:table-cell table:style-name="ce1" office:value-type="float" office:value="379231" calcext:value-type="float">
            <text:p>379231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0d5b5b116a58d41</text:p>
          </table:table-cell>
          <table:table-cell table:style-name="ce1" office:value-type="string" calcext:value-type="string">
            <text:p>0xadba93f68bfb171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2967" calcext:value-type="float">
            <text:p>412967</text:p>
          </table:table-cell>
          <table:table-cell table:style-name="ce1" office:value-type="float" office:value="365221" calcext:value-type="float">
            <text:p>365221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d4a409bf2912bc6</text:p>
          </table:table-cell>
          <table:table-cell table:style-name="ce1" office:value-type="string" calcext:value-type="string">
            <text:p>0x2dbee40d5a938c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5886" calcext:value-type="float">
            <text:p>405886</text:p>
          </table:table-cell>
          <table:table-cell table:style-name="ce1" office:value-type="float" office:value="383407" calcext:value-type="float">
            <text:p>383407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1a6f0c262a9ef91</text:p>
          </table:table-cell>
          <table:table-cell table:style-name="ce1" office:value-type="string" calcext:value-type="string">
            <text:p>0x6cb62c698df38b8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37519" calcext:value-type="float">
            <text:p>437519</text:p>
          </table:table-cell>
          <table:table-cell table:style-name="ce1" office:value-type="float" office:value="394670" calcext:value-type="float">
            <text:p>394670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39a2a6d95650ce3</text:p>
          </table:table-cell>
          <table:table-cell table:style-name="ce1" office:value-type="string" calcext:value-type="string">
            <text:p>0xb4d4898e44c341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33802" calcext:value-type="float">
            <text:p>433802</text:p>
          </table:table-cell>
          <table:table-cell table:style-name="ce1" office:value-type="float" office:value="376753" calcext:value-type="float">
            <text:p>376753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250283a512f485</text:p>
          </table:table-cell>
          <table:table-cell table:style-name="ce1" office:value-type="string" calcext:value-type="string">
            <text:p>0x43723685be9adc5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4741" calcext:value-type="float">
            <text:p>414741</text:p>
          </table:table-cell>
          <table:table-cell table:style-name="ce1" office:value-type="float" office:value="405219" calcext:value-type="float">
            <text:p>405219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36a1c5d836db21b</text:p>
          </table:table-cell>
          <table:table-cell table:style-name="ce1" office:value-type="string" calcext:value-type="string">
            <text:p>0x2d2c17eaa3e4975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57729" calcext:value-type="float">
            <text:p>457729</text:p>
          </table:table-cell>
          <table:table-cell table:style-name="ce1" office:value-type="float" office:value="446583" calcext:value-type="float">
            <text:p>446583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883179819818093</text:p>
          </table:table-cell>
          <table:table-cell table:style-name="ce1" office:value-type="string" calcext:value-type="string">
            <text:p>0xedba0c7fe5c65a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44" calcext:value-type="float">
            <text:p>374944</text:p>
          </table:table-cell>
          <table:table-cell table:style-name="ce1" office:value-type="float" office:value="375614" calcext:value-type="float">
            <text:p>375614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7b566b64e20bd9b</text:p>
          </table:table-cell>
          <table:table-cell table:style-name="ce1" office:value-type="string" calcext:value-type="string">
            <text:p>0x94ec9b365e3f623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667" calcext:value-type="float">
            <text:p>374667</text:p>
          </table:table-cell>
          <table:table-cell table:style-name="ce1" office:value-type="float" office:value="373716" calcext:value-type="float">
            <text:p>373716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3c12987fb4ef24e</text:p>
          </table:table-cell>
          <table:table-cell table:style-name="ce1" office:value-type="string" calcext:value-type="string">
            <text:p>0x4cdde0757999780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265" calcext:value-type="float">
            <text:p>375265</text:p>
          </table:table-cell>
          <table:table-cell table:style-name="ce1" office:value-type="float" office:value="374409" calcext:value-type="float">
            <text:p>374409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2fd516d04a0ed63</text:p>
          </table:table-cell>
          <table:table-cell table:style-name="ce1" office:value-type="string" calcext:value-type="string">
            <text:p>0x9dd77f26dea3757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253" calcext:value-type="float">
            <text:p>373253</text:p>
          </table:table-cell>
          <table:table-cell table:style-name="ce1" office:value-type="float" office:value="373124" calcext:value-type="float">
            <text:p>373124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ad23f2d434b00f7</text:p>
          </table:table-cell>
          <table:table-cell table:style-name="ce1" office:value-type="string" calcext:value-type="string">
            <text:p>0xa519b2be0e4b44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274" calcext:value-type="float">
            <text:p>371274</text:p>
          </table:table-cell>
          <table:table-cell table:style-name="ce1" office:value-type="float" office:value="415092" calcext:value-type="float">
            <text:p>415092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416c0b0629c6c4d</text:p>
          </table:table-cell>
          <table:table-cell table:style-name="ce1" office:value-type="string" calcext:value-type="string">
            <text:p>0x95c0e243a8eeac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0042" calcext:value-type="float">
            <text:p>390042</text:p>
          </table:table-cell>
          <table:table-cell table:style-name="ce1" office:value-type="float" office:value="388761" calcext:value-type="float">
            <text:p>388761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54d84df07786eab</text:p>
          </table:table-cell>
          <table:table-cell table:style-name="ce1" office:value-type="string" calcext:value-type="string">
            <text:p>0x7579991ef5dc16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99" calcext:value-type="float">
            <text:p>373699</text:p>
          </table:table-cell>
          <table:table-cell table:style-name="ce1" office:value-type="float" office:value="372500" calcext:value-type="float">
            <text:p>372500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20967023cdf0bdd</text:p>
          </table:table-cell>
          <table:table-cell table:style-name="ce1" office:value-type="string" calcext:value-type="string">
            <text:p>0x460e22a5be2f83b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5700" calcext:value-type="float">
            <text:p>405700</text:p>
          </table:table-cell>
          <table:table-cell table:style-name="ce1" office:value-type="float" office:value="372663" calcext:value-type="float">
            <text:p>372663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4d034b0c17ed886</text:p>
          </table:table-cell>
          <table:table-cell table:style-name="ce1" office:value-type="string" calcext:value-type="string">
            <text:p>0xa42eb48f8c7735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340" calcext:value-type="float">
            <text:p>374340</text:p>
          </table:table-cell>
          <table:table-cell table:style-name="ce1" office:value-type="float" office:value="373359" calcext:value-type="float">
            <text:p>373359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f40d0e52d86f91c</text:p>
          </table:table-cell>
          <table:table-cell table:style-name="ce1" office:value-type="string" calcext:value-type="string">
            <text:p>0x3572da9b845454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114" calcext:value-type="float">
            <text:p>373114</text:p>
          </table:table-cell>
          <table:table-cell table:style-name="ce1" office:value-type="float" office:value="422383" calcext:value-type="float">
            <text:p>422383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c76602cb4f43f95</text:p>
          </table:table-cell>
          <table:table-cell table:style-name="ce1" office:value-type="string" calcext:value-type="string">
            <text:p>0xf6712dfea13bbb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52" calcext:value-type="float">
            <text:p>374552</text:p>
          </table:table-cell>
          <table:table-cell table:style-name="ce1" office:value-type="float" office:value="394213" calcext:value-type="float">
            <text:p>394213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897a3a14ee2534d</text:p>
          </table:table-cell>
          <table:table-cell table:style-name="ce1" office:value-type="string" calcext:value-type="string">
            <text:p>0x9c8c9638caad89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381" calcext:value-type="float">
            <text:p>375381</text:p>
          </table:table-cell>
          <table:table-cell table:style-name="ce1" office:value-type="float" office:value="373843" calcext:value-type="float">
            <text:p>373843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fcd9085d8bbc9f0</text:p>
          </table:table-cell>
          <table:table-cell table:style-name="ce1" office:value-type="string" calcext:value-type="string">
            <text:p>0x5f8a869638ed4d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70361" calcext:value-type="float">
            <text:p>470361</text:p>
          </table:table-cell>
          <table:table-cell table:style-name="ce1" office:value-type="float" office:value="473145" calcext:value-type="float">
            <text:p>473145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d00eaf26c9356e4</text:p>
          </table:table-cell>
          <table:table-cell table:style-name="ce1" office:value-type="string" calcext:value-type="string">
            <text:p>0xcdaffc4d44684a0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56185" calcext:value-type="float">
            <text:p>456185</text:p>
          </table:table-cell>
          <table:table-cell table:style-name="ce1" office:value-type="float" office:value="377136" calcext:value-type="float">
            <text:p>377136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b65afdd8cf0a01</text:p>
          </table:table-cell>
          <table:table-cell table:style-name="ce1" office:value-type="string" calcext:value-type="string">
            <text:p>0x88e71244badc8aa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9836" calcext:value-type="float">
            <text:p>419836</text:p>
          </table:table-cell>
          <table:table-cell table:style-name="ce1" office:value-type="float" office:value="371693" calcext:value-type="float">
            <text:p>371693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da573abddfe9dad</text:p>
          </table:table-cell>
          <table:table-cell table:style-name="ce1" office:value-type="string" calcext:value-type="string">
            <text:p>0x157235a73a5ed68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332" calcext:value-type="float">
            <text:p>369332</text:p>
          </table:table-cell>
          <table:table-cell table:style-name="ce1" office:value-type="float" office:value="364764" calcext:value-type="float">
            <text:p>364764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ae3c8488eeadfa5</text:p>
          </table:table-cell>
          <table:table-cell table:style-name="ce1" office:value-type="string" calcext:value-type="string">
            <text:p>0xd2a17dedfaac57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670" calcext:value-type="float">
            <text:p>375670</text:p>
          </table:table-cell>
          <table:table-cell table:style-name="ce1" office:value-type="float" office:value="374196" calcext:value-type="float">
            <text:p>374196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8b2c41f9108af2e</text:p>
          </table:table-cell>
          <table:table-cell table:style-name="ce1" office:value-type="string" calcext:value-type="string">
            <text:p>0xde9c8d020e1437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923" calcext:value-type="float">
            <text:p>369923</text:p>
          </table:table-cell>
          <table:table-cell table:style-name="ce1" office:value-type="float" office:value="402497" calcext:value-type="float">
            <text:p>402497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1f920c6b29f4576</text:p>
          </table:table-cell>
          <table:table-cell table:style-name="ce1" office:value-type="string" calcext:value-type="string">
            <text:p>0x2e634aa5bd98a80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9266" calcext:value-type="float">
            <text:p>379266</text:p>
          </table:table-cell>
          <table:table-cell table:style-name="ce1" office:value-type="float" office:value="381474" calcext:value-type="float">
            <text:p>381474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82158056a2e832b</text:p>
          </table:table-cell>
          <table:table-cell table:style-name="ce1" office:value-type="string" calcext:value-type="string">
            <text:p>0x261899594957601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4567" calcext:value-type="float">
            <text:p>384567</text:p>
          </table:table-cell>
          <table:table-cell table:style-name="ce1" office:value-type="float" office:value="377294" calcext:value-type="float">
            <text:p>377294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be915f1262c6fa9</text:p>
          </table:table-cell>
          <table:table-cell table:style-name="ce1" office:value-type="string" calcext:value-type="string">
            <text:p>0x15ddf587a6ebf8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548" calcext:value-type="float">
            <text:p>375548</text:p>
          </table:table-cell>
          <table:table-cell table:style-name="ce1" office:value-type="float" office:value="375223" calcext:value-type="float">
            <text:p>375223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337de4a056a1b13</text:p>
          </table:table-cell>
          <table:table-cell table:style-name="ce1" office:value-type="string" calcext:value-type="string">
            <text:p>0x9b02a89379a4faa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282" calcext:value-type="float">
            <text:p>375282</text:p>
          </table:table-cell>
          <table:table-cell table:style-name="ce1" office:value-type="float" office:value="373308" calcext:value-type="float">
            <text:p>373308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3b1df7d71a3fdba</text:p>
          </table:table-cell>
          <table:table-cell table:style-name="ce1" office:value-type="string" calcext:value-type="string">
            <text:p>0xbce7f51360ccf1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326" calcext:value-type="float">
            <text:p>375326</text:p>
          </table:table-cell>
          <table:table-cell table:style-name="ce1" office:value-type="float" office:value="374641" calcext:value-type="float">
            <text:p>374641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1f92723fe8abf9</text:p>
          </table:table-cell>
          <table:table-cell table:style-name="ce1" office:value-type="string" calcext:value-type="string">
            <text:p>0xf4dd5ad2f28836c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231" calcext:value-type="float">
            <text:p>373231</text:p>
          </table:table-cell>
          <table:table-cell table:style-name="ce1" office:value-type="float" office:value="373427" calcext:value-type="float">
            <text:p>373427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e52fd707acab2a1</text:p>
          </table:table-cell>
          <table:table-cell table:style-name="ce1" office:value-type="string" calcext:value-type="string">
            <text:p>0x650132e5e67eaf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0902" calcext:value-type="float">
            <text:p>380902</text:p>
          </table:table-cell>
          <table:table-cell table:style-name="ce1" office:value-type="float" office:value="372303" calcext:value-type="float">
            <text:p>372303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32e754d1fc647ab</text:p>
          </table:table-cell>
          <table:table-cell table:style-name="ce1" office:value-type="string" calcext:value-type="string">
            <text:p>0xbad5f2afeeb94fb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333" calcext:value-type="float">
            <text:p>374333</text:p>
          </table:table-cell>
          <table:table-cell table:style-name="ce1" office:value-type="float" office:value="372998" calcext:value-type="float">
            <text:p>372998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3a82f26d7a33f63</text:p>
          </table:table-cell>
          <table:table-cell table:style-name="ce1" office:value-type="string" calcext:value-type="string">
            <text:p>0x9d50cc61a53fab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39" calcext:value-type="float">
            <text:p>373639</text:p>
          </table:table-cell>
          <table:table-cell table:style-name="ce1" office:value-type="float" office:value="374680" calcext:value-type="float">
            <text:p>374680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db68059ff8413e6</text:p>
          </table:table-cell>
          <table:table-cell table:style-name="ce1" office:value-type="string" calcext:value-type="string">
            <text:p>0xdb7f40df5e9df2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97" calcext:value-type="float">
            <text:p>374097</text:p>
          </table:table-cell>
          <table:table-cell table:style-name="ce1" office:value-type="float" office:value="373871" calcext:value-type="float">
            <text:p>373871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5e817ef3b97f56</text:p>
          </table:table-cell>
          <table:table-cell table:style-name="ce1" office:value-type="string" calcext:value-type="string">
            <text:p>0x7e9642781ac5f9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714" calcext:value-type="float">
            <text:p>373714</text:p>
          </table:table-cell>
          <table:table-cell table:style-name="ce1" office:value-type="float" office:value="373705" calcext:value-type="float">
            <text:p>373705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cddf2fcf5ddca81</text:p>
          </table:table-cell>
          <table:table-cell table:style-name="ce1" office:value-type="string" calcext:value-type="string">
            <text:p>0x69368a950eea4c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2189" calcext:value-type="float">
            <text:p>382189</text:p>
          </table:table-cell>
          <table:table-cell table:style-name="ce1" office:value-type="float" office:value="372828" calcext:value-type="float">
            <text:p>372828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39cca7e31871293</text:p>
          </table:table-cell>
          <table:table-cell table:style-name="ce1" office:value-type="string" calcext:value-type="string">
            <text:p>0x93cba0d7eb7565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326" calcext:value-type="float">
            <text:p>372326</text:p>
          </table:table-cell>
          <table:table-cell table:style-name="ce1" office:value-type="float" office:value="372930" calcext:value-type="float">
            <text:p>372930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b367edcd353bea6</text:p>
          </table:table-cell>
          <table:table-cell table:style-name="ce1" office:value-type="string" calcext:value-type="string">
            <text:p>0xbfb73e36f17ef91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0182" calcext:value-type="float">
            <text:p>380182</text:p>
          </table:table-cell>
          <table:table-cell table:style-name="ce1" office:value-type="float" office:value="372658" calcext:value-type="float">
            <text:p>372658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0d3e79f3fe4a697</text:p>
          </table:table-cell>
          <table:table-cell table:style-name="ce1" office:value-type="string" calcext:value-type="string">
            <text:p>0x627b6772f05b3a1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035" calcext:value-type="float">
            <text:p>375035</text:p>
          </table:table-cell>
          <table:table-cell table:style-name="ce1" office:value-type="float" office:value="372533" calcext:value-type="float">
            <text:p>372533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635206c6e2f2e9a</text:p>
          </table:table-cell>
          <table:table-cell table:style-name="ce1" office:value-type="string" calcext:value-type="string">
            <text:p>0x646846911085fd2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361" calcext:value-type="float">
            <text:p>373361</text:p>
          </table:table-cell>
          <table:table-cell table:style-name="ce1" office:value-type="float" office:value="371709" calcext:value-type="float">
            <text:p>371709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f9180b7cc2bca5f</text:p>
          </table:table-cell>
          <table:table-cell table:style-name="ce1" office:value-type="string" calcext:value-type="string">
            <text:p>0x39045ab6be71d47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7359" calcext:value-type="float">
            <text:p>417359</text:p>
          </table:table-cell>
          <table:table-cell table:style-name="ce1" office:value-type="float" office:value="372724" calcext:value-type="float">
            <text:p>372724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8d989602a119232</text:p>
          </table:table-cell>
          <table:table-cell table:style-name="ce1" office:value-type="string" calcext:value-type="string">
            <text:p>0x27b7ea55e84e3c2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91" calcext:value-type="float">
            <text:p>374091</text:p>
          </table:table-cell>
          <table:table-cell table:style-name="ce1" office:value-type="float" office:value="372047" calcext:value-type="float">
            <text:p>372047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9166e9157cc42c</text:p>
          </table:table-cell>
          <table:table-cell table:style-name="ce1" office:value-type="string" calcext:value-type="string">
            <text:p>0x81cd8b5bc21de0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795" calcext:value-type="float">
            <text:p>369795</text:p>
          </table:table-cell>
          <table:table-cell table:style-name="ce1" office:value-type="float" office:value="380186" calcext:value-type="float">
            <text:p>380186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20f18858e6d8f9b</text:p>
          </table:table-cell>
          <table:table-cell table:style-name="ce1" office:value-type="string" calcext:value-type="string">
            <text:p>0x17d1e30345a90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8712" calcext:value-type="float">
            <text:p>378712</text:p>
          </table:table-cell>
          <table:table-cell table:style-name="ce1" office:value-type="float" office:value="384339" calcext:value-type="float">
            <text:p>384339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5df6cc0833dc3c</text:p>
          </table:table-cell>
          <table:table-cell table:style-name="ce1" office:value-type="string" calcext:value-type="string">
            <text:p>0xb5d8562dfef404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24370" calcext:value-type="float">
            <text:p>524370</text:p>
          </table:table-cell>
          <table:table-cell table:style-name="ce1" office:value-type="float" office:value="450177" calcext:value-type="float">
            <text:p>450177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0e59b5e9875b17e</text:p>
          </table:table-cell>
          <table:table-cell table:style-name="ce1" office:value-type="string" calcext:value-type="string">
            <text:p>0x2c52192d44bd35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9331" calcext:value-type="float">
            <text:p>379331</text:p>
          </table:table-cell>
          <table:table-cell table:style-name="ce1" office:value-type="float" office:value="381117" calcext:value-type="float">
            <text:p>381117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6c0dc75880cd846</text:p>
          </table:table-cell>
          <table:table-cell table:style-name="ce1" office:value-type="string" calcext:value-type="string">
            <text:p>0x5a94560df82d86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0771" calcext:value-type="float">
            <text:p>420771</text:p>
          </table:table-cell>
          <table:table-cell table:style-name="ce1" office:value-type="float" office:value="376323" calcext:value-type="float">
            <text:p>376323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35e88a9235e390c</text:p>
          </table:table-cell>
          <table:table-cell table:style-name="ce1" office:value-type="string" calcext:value-type="string">
            <text:p>0xd232f91a60f3803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102" calcext:value-type="float">
            <text:p>374102</text:p>
          </table:table-cell>
          <table:table-cell table:style-name="ce1" office:value-type="float" office:value="374492" calcext:value-type="float">
            <text:p>374492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3bbf966455b81c</text:p>
          </table:table-cell>
          <table:table-cell table:style-name="ce1" office:value-type="string" calcext:value-type="string">
            <text:p>0xe083546352978b1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161" calcext:value-type="float">
            <text:p>375161</text:p>
          </table:table-cell>
          <table:table-cell table:style-name="ce1" office:value-type="float" office:value="410742" calcext:value-type="float">
            <text:p>410742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7eb460eadfb8a58</text:p>
          </table:table-cell>
          <table:table-cell table:style-name="ce1" office:value-type="string" calcext:value-type="string">
            <text:p>0x65d166b186ee6ac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08" calcext:value-type="float">
            <text:p>374008</text:p>
          </table:table-cell>
          <table:table-cell table:style-name="ce1" office:value-type="float" office:value="420230" calcext:value-type="float">
            <text:p>420230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7a7a1f178a58dee</text:p>
          </table:table-cell>
          <table:table-cell table:style-name="ce1" office:value-type="string" calcext:value-type="string">
            <text:p>0xb240549028ce970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561" calcext:value-type="float">
            <text:p>373561</text:p>
          </table:table-cell>
          <table:table-cell table:style-name="ce1" office:value-type="float" office:value="373480" calcext:value-type="float">
            <text:p>373480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e277e4baa8b5a48</text:p>
          </table:table-cell>
          <table:table-cell table:style-name="ce1" office:value-type="string" calcext:value-type="string">
            <text:p>0x6bc397cdef047cf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8679" calcext:value-type="float">
            <text:p>388679</text:p>
          </table:table-cell>
          <table:table-cell table:style-name="ce1" office:value-type="float" office:value="389731" calcext:value-type="float">
            <text:p>389731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76d2d1036bf9a97</text:p>
          </table:table-cell>
          <table:table-cell table:style-name="ce1" office:value-type="string" calcext:value-type="string">
            <text:p>0xcada25993424654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0322" calcext:value-type="float">
            <text:p>390322</text:p>
          </table:table-cell>
          <table:table-cell table:style-name="ce1" office:value-type="float" office:value="391310" calcext:value-type="float">
            <text:p>391310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c959e209fadc019</text:p>
          </table:table-cell>
          <table:table-cell table:style-name="ce1" office:value-type="string" calcext:value-type="string">
            <text:p>0x95643d218c6c6d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696" calcext:value-type="float">
            <text:p>371696</text:p>
          </table:table-cell>
          <table:table-cell table:style-name="ce1" office:value-type="float" office:value="372375" calcext:value-type="float">
            <text:p>372375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316093413be3770</text:p>
          </table:table-cell>
          <table:table-cell table:style-name="ce1" office:value-type="string" calcext:value-type="string">
            <text:p>0x4b417cc95342d4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134" calcext:value-type="float">
            <text:p>375134</text:p>
          </table:table-cell>
          <table:table-cell table:style-name="ce1" office:value-type="float" office:value="417902" calcext:value-type="float">
            <text:p>417902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587230e7b0c0bd</text:p>
          </table:table-cell>
          <table:table-cell table:style-name="ce1" office:value-type="string" calcext:value-type="string">
            <text:p>0xc17381f7887aeb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94" calcext:value-type="float">
            <text:p>373894</text:p>
          </table:table-cell>
          <table:table-cell table:style-name="ce1" office:value-type="float" office:value="372413" calcext:value-type="float">
            <text:p>372413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d7802424c8864e5</text:p>
          </table:table-cell>
          <table:table-cell table:style-name="ce1" office:value-type="string" calcext:value-type="string">
            <text:p>0xfe5cf3985876a49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230" calcext:value-type="float">
            <text:p>372230</text:p>
          </table:table-cell>
          <table:table-cell table:style-name="ce1" office:value-type="float" office:value="374327" calcext:value-type="float">
            <text:p>374327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1fca4fc2be6bc90</text:p>
          </table:table-cell>
          <table:table-cell table:style-name="ce1" office:value-type="string" calcext:value-type="string">
            <text:p>0x3707d222154f6a3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956" calcext:value-type="float">
            <text:p>373956</text:p>
          </table:table-cell>
          <table:table-cell table:style-name="ce1" office:value-type="float" office:value="373356" calcext:value-type="float">
            <text:p>373356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c0457189fb70c3e</text:p>
          </table:table-cell>
          <table:table-cell table:style-name="ce1" office:value-type="string" calcext:value-type="string">
            <text:p>0x1dcf900da37223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718" calcext:value-type="float">
            <text:p>373718</text:p>
          </table:table-cell>
          <table:table-cell table:style-name="ce1" office:value-type="float" office:value="378013" calcext:value-type="float">
            <text:p>378013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a101228d7427e3f</text:p>
          </table:table-cell>
          <table:table-cell table:style-name="ce1" office:value-type="string" calcext:value-type="string">
            <text:p>0xe255e87d1ee60bb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544" calcext:value-type="float">
            <text:p>373544</text:p>
          </table:table-cell>
          <table:table-cell table:style-name="ce1" office:value-type="float" office:value="417859" calcext:value-type="float">
            <text:p>417859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39deb21f093321f</text:p>
          </table:table-cell>
          <table:table-cell table:style-name="ce1" office:value-type="string" calcext:value-type="string">
            <text:p>0x46d411ac09cc1c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757" calcext:value-type="float">
            <text:p>372757</text:p>
          </table:table-cell>
          <table:table-cell table:style-name="ce1" office:value-type="float" office:value="371226" calcext:value-type="float">
            <text:p>371226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33421c689bffa19</text:p>
          </table:table-cell>
          <table:table-cell table:style-name="ce1" office:value-type="string" calcext:value-type="string">
            <text:p>0x3dfa98d0808a16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114" calcext:value-type="float">
            <text:p>373114</text:p>
          </table:table-cell>
          <table:table-cell table:style-name="ce1" office:value-type="float" office:value="372650" calcext:value-type="float">
            <text:p>372650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8d7e39ac0ae238a</text:p>
          </table:table-cell>
          <table:table-cell table:style-name="ce1" office:value-type="string" calcext:value-type="string">
            <text:p>0x9dcabeb25da5e5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004" calcext:value-type="float">
            <text:p>369004</text:p>
          </table:table-cell>
          <table:table-cell table:style-name="ce1" office:value-type="float" office:value="385730" calcext:value-type="float">
            <text:p>385730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de64e6afe7d915a</text:p>
          </table:table-cell>
          <table:table-cell table:style-name="ce1" office:value-type="string" calcext:value-type="string">
            <text:p>0x95869bfaf223261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0102" calcext:value-type="float">
            <text:p>380102</text:p>
          </table:table-cell>
          <table:table-cell table:style-name="ce1" office:value-type="float" office:value="383943" calcext:value-type="float">
            <text:p>383943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5b79f8c833e63dd</text:p>
          </table:table-cell>
          <table:table-cell table:style-name="ce1" office:value-type="string" calcext:value-type="string">
            <text:p>0xe2173ffbb9238f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26193" calcext:value-type="float">
            <text:p>526193</text:p>
          </table:table-cell>
          <table:table-cell table:style-name="ce1" office:value-type="float" office:value="483514" calcext:value-type="float">
            <text:p>483514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967ed17943c1737</text:p>
          </table:table-cell>
          <table:table-cell table:style-name="ce1" office:value-type="string" calcext:value-type="string">
            <text:p>0x170e68e77be76d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8152" calcext:value-type="float">
            <text:p>388152</text:p>
          </table:table-cell>
          <table:table-cell table:style-name="ce1" office:value-type="float" office:value="384283" calcext:value-type="float">
            <text:p>384283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4e25f8eda44f192</text:p>
          </table:table-cell>
          <table:table-cell table:style-name="ce1" office:value-type="string" calcext:value-type="string">
            <text:p>0x4a71d358825552d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488" calcext:value-type="float">
            <text:p>374488</text:p>
          </table:table-cell>
          <table:table-cell table:style-name="ce1" office:value-type="float" office:value="375729" calcext:value-type="float">
            <text:p>375729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9f9a9732f5b6990</text:p>
          </table:table-cell>
          <table:table-cell table:style-name="ce1" office:value-type="string" calcext:value-type="string">
            <text:p>0x1b4ddfae22da4fb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761" calcext:value-type="float">
            <text:p>375761</text:p>
          </table:table-cell>
          <table:table-cell table:style-name="ce1" office:value-type="float" office:value="374525" calcext:value-type="float">
            <text:p>374525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4a5b5fc5e1ca3ae</text:p>
          </table:table-cell>
          <table:table-cell table:style-name="ce1" office:value-type="string" calcext:value-type="string">
            <text:p>0xd0558aa15747431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615" calcext:value-type="float">
            <text:p>374615</text:p>
          </table:table-cell>
          <table:table-cell table:style-name="ce1" office:value-type="float" office:value="372572" calcext:value-type="float">
            <text:p>372572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8f926ef91e1fa09</text:p>
          </table:table-cell>
          <table:table-cell table:style-name="ce1" office:value-type="string" calcext:value-type="string">
            <text:p>0x50c414a485441b7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1042" calcext:value-type="float">
            <text:p>411042</text:p>
          </table:table-cell>
          <table:table-cell table:style-name="ce1" office:value-type="float" office:value="371710" calcext:value-type="float">
            <text:p>371710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43c05384c080e22</text:p>
          </table:table-cell>
          <table:table-cell table:style-name="ce1" office:value-type="string" calcext:value-type="string">
            <text:p>0x18fcad348eed45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14" calcext:value-type="float">
            <text:p>374514</text:p>
          </table:table-cell>
          <table:table-cell table:style-name="ce1" office:value-type="float" office:value="373907" calcext:value-type="float">
            <text:p>373907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0b87d698f49eab5</text:p>
          </table:table-cell>
          <table:table-cell table:style-name="ce1" office:value-type="string" calcext:value-type="string">
            <text:p>0x60d2dbadd30850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8946" calcext:value-type="float">
            <text:p>388946</text:p>
          </table:table-cell>
          <table:table-cell table:style-name="ce1" office:value-type="float" office:value="386856" calcext:value-type="float">
            <text:p>386856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53539b34a6d42e</text:p>
          </table:table-cell>
          <table:table-cell table:style-name="ce1" office:value-type="string" calcext:value-type="string">
            <text:p>0x7cdcaaec1cbca0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459" calcext:value-type="float">
            <text:p>374459</text:p>
          </table:table-cell>
          <table:table-cell table:style-name="ce1" office:value-type="float" office:value="371874" calcext:value-type="float">
            <text:p>371874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d55a7270020dbd2</text:p>
          </table:table-cell>
          <table:table-cell table:style-name="ce1" office:value-type="string" calcext:value-type="string">
            <text:p>0x83ac626280c9ecb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480" calcext:value-type="float">
            <text:p>374480</text:p>
          </table:table-cell>
          <table:table-cell table:style-name="ce1" office:value-type="float" office:value="372776" calcext:value-type="float">
            <text:p>372776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aa5ab867c362e9c</text:p>
          </table:table-cell>
          <table:table-cell table:style-name="ce1" office:value-type="string" calcext:value-type="string">
            <text:p>0x4de51da102b5da3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6107" calcext:value-type="float">
            <text:p>416107</text:p>
          </table:table-cell>
          <table:table-cell table:style-name="ce1" office:value-type="float" office:value="372240" calcext:value-type="float">
            <text:p>372240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68871622694f32e</text:p>
          </table:table-cell>
          <table:table-cell table:style-name="ce1" office:value-type="string" calcext:value-type="string">
            <text:p>0x88b61ba512c5bb9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449" calcext:value-type="float">
            <text:p>376449</text:p>
          </table:table-cell>
          <table:table-cell table:style-name="ce1" office:value-type="float" office:value="374478" calcext:value-type="float">
            <text:p>374478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564c8bb933c74a7</text:p>
          </table:table-cell>
          <table:table-cell table:style-name="ce1" office:value-type="string" calcext:value-type="string">
            <text:p>0x1538286161a431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706" calcext:value-type="float">
            <text:p>374706</text:p>
          </table:table-cell>
          <table:table-cell table:style-name="ce1" office:value-type="float" office:value="373653" calcext:value-type="float">
            <text:p>373653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011805188949328</text:p>
          </table:table-cell>
          <table:table-cell table:style-name="ce1" office:value-type="string" calcext:value-type="string">
            <text:p>0x431d03c7cd84f9d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392" calcext:value-type="float">
            <text:p>374392</text:p>
          </table:table-cell>
          <table:table-cell table:style-name="ce1" office:value-type="float" office:value="373130" calcext:value-type="float">
            <text:p>373130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ef1022f3b2a5c70</text:p>
          </table:table-cell>
          <table:table-cell table:style-name="ce1" office:value-type="string" calcext:value-type="string">
            <text:p>0x535cf2d7347ed2b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8466" calcext:value-type="float">
            <text:p>388466</text:p>
          </table:table-cell>
          <table:table-cell table:style-name="ce1" office:value-type="float" office:value="386100" calcext:value-type="float">
            <text:p>386100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1cb495fa7fe0bc3</text:p>
          </table:table-cell>
          <table:table-cell table:style-name="ce1" office:value-type="string" calcext:value-type="string">
            <text:p>0x8ca3028b654cf18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0560" calcext:value-type="float">
            <text:p>400560</text:p>
          </table:table-cell>
          <table:table-cell table:style-name="ce1" office:value-type="float" office:value="372477" calcext:value-type="float">
            <text:p>372477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40bd01d7b5555a</text:p>
          </table:table-cell>
          <table:table-cell table:style-name="ce1" office:value-type="string" calcext:value-type="string">
            <text:p>0x9611fdac31887ef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278" calcext:value-type="float">
            <text:p>373278</text:p>
          </table:table-cell>
          <table:table-cell table:style-name="ce1" office:value-type="float" office:value="372768" calcext:value-type="float">
            <text:p>372768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a88c68c3f505659</text:p>
          </table:table-cell>
          <table:table-cell table:style-name="ce1" office:value-type="string" calcext:value-type="string">
            <text:p>0x56196a093f9c3c3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760" calcext:value-type="float">
            <text:p>372760</text:p>
          </table:table-cell>
          <table:table-cell table:style-name="ce1" office:value-type="float" office:value="373662" calcext:value-type="float">
            <text:p>373662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ec9a076cd20da6a</text:p>
          </table:table-cell>
          <table:table-cell table:style-name="ce1" office:value-type="string" calcext:value-type="string">
            <text:p>0xd0032a6f9a4562f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38" calcext:value-type="float">
            <text:p>373838</text:p>
          </table:table-cell>
          <table:table-cell table:style-name="ce1" office:value-type="float" office:value="380082" calcext:value-type="float">
            <text:p>380082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cf9d85d15cd4046</text:p>
          </table:table-cell>
          <table:table-cell table:style-name="ce1" office:value-type="string" calcext:value-type="string">
            <text:p>0xbc4ea26b21436bb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381" calcext:value-type="float">
            <text:p>369381</text:p>
          </table:table-cell>
          <table:table-cell table:style-name="ce1" office:value-type="float" office:value="365040" calcext:value-type="float">
            <text:p>365040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58e5f7924b6de7b</text:p>
          </table:table-cell>
          <table:table-cell table:style-name="ce1" office:value-type="string" calcext:value-type="string">
            <text:p>0x2312baf0d018f2d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2092" calcext:value-type="float">
            <text:p>422092</text:p>
          </table:table-cell>
          <table:table-cell table:style-name="ce1" office:value-type="float" office:value="384051" calcext:value-type="float">
            <text:p>384051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2d2edea1df21ca7</text:p>
          </table:table-cell>
          <table:table-cell table:style-name="ce1" office:value-type="string" calcext:value-type="string">
            <text:p>0xa27c5d1b2b8f684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2684" calcext:value-type="float">
            <text:p>412684</text:p>
          </table:table-cell>
          <table:table-cell table:style-name="ce1" office:value-type="float" office:value="381225" calcext:value-type="float">
            <text:p>381225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41b1795dc7d4d36</text:p>
          </table:table-cell>
          <table:table-cell table:style-name="ce1" office:value-type="string" calcext:value-type="string">
            <text:p>0xd1dbb64c9c5a63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7155" calcext:value-type="float">
            <text:p>377155</text:p>
          </table:table-cell>
          <table:table-cell table:style-name="ce1" office:value-type="float" office:value="378139" calcext:value-type="float">
            <text:p>378139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a1ade4e37b0ece0</text:p>
          </table:table-cell>
          <table:table-cell table:style-name="ce1" office:value-type="string" calcext:value-type="string">
            <text:p>0xf71a67a78072f0c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793" calcext:value-type="float">
            <text:p>376793</text:p>
          </table:table-cell>
          <table:table-cell table:style-name="ce1" office:value-type="float" office:value="374972" calcext:value-type="float">
            <text:p>374972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609d4f63c5c8892</text:p>
          </table:table-cell>
          <table:table-cell table:style-name="ce1" office:value-type="string" calcext:value-type="string">
            <text:p>0xf3eb363831c1e80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8753" calcext:value-type="float">
            <text:p>388753</text:p>
          </table:table-cell>
          <table:table-cell table:style-name="ce1" office:value-type="float" office:value="371818" calcext:value-type="float">
            <text:p>371818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968c0ecac3aea3</text:p>
          </table:table-cell>
          <table:table-cell table:style-name="ce1" office:value-type="string" calcext:value-type="string">
            <text:p>0x6fddeca59917388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3673" calcext:value-type="float">
            <text:p>383673</text:p>
          </table:table-cell>
          <table:table-cell table:style-name="ce1" office:value-type="float" office:value="523032" calcext:value-type="float">
            <text:p>523032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f458865502a1559</text:p>
          </table:table-cell>
          <table:table-cell table:style-name="ce1" office:value-type="string" calcext:value-type="string">
            <text:p>0xa1af36adc2e0332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37534" calcext:value-type="float">
            <text:p>437534</text:p>
          </table:table-cell>
          <table:table-cell table:style-name="ce1" office:value-type="float" office:value="389345" calcext:value-type="float">
            <text:p>389345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59799c8420d91</text:p>
          </table:table-cell>
          <table:table-cell table:style-name="ce1" office:value-type="string" calcext:value-type="string">
            <text:p>0x364c3fd0ad4da8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03" calcext:value-type="float">
            <text:p>374503</text:p>
          </table:table-cell>
          <table:table-cell table:style-name="ce1" office:value-type="float" office:value="373805" calcext:value-type="float">
            <text:p>373805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85499281eb12bf8</text:p>
          </table:table-cell>
          <table:table-cell table:style-name="ce1" office:value-type="string" calcext:value-type="string">
            <text:p>0xe5a4955ce32918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666" calcext:value-type="float">
            <text:p>374666</text:p>
          </table:table-cell>
          <table:table-cell table:style-name="ce1" office:value-type="float" office:value="372440" calcext:value-type="float">
            <text:p>372440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f378e72b86bdf23</text:p>
          </table:table-cell>
          <table:table-cell table:style-name="ce1" office:value-type="string" calcext:value-type="string">
            <text:p>0x4086f3ef5781321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45" calcext:value-type="float">
            <text:p>374545</text:p>
          </table:table-cell>
          <table:table-cell table:style-name="ce1" office:value-type="float" office:value="373040" calcext:value-type="float">
            <text:p>373040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557de6e97a023b6</text:p>
          </table:table-cell>
          <table:table-cell table:style-name="ce1" office:value-type="string" calcext:value-type="string">
            <text:p>0x4dc9e5e44ffba5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140" calcext:value-type="float">
            <text:p>375140</text:p>
          </table:table-cell>
          <table:table-cell table:style-name="ce1" office:value-type="float" office:value="374038" calcext:value-type="float">
            <text:p>374038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e30cdbb45bc97c5</text:p>
          </table:table-cell>
          <table:table-cell table:style-name="ce1" office:value-type="string" calcext:value-type="string">
            <text:p>0x4b6fc0cb0ba7c90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1872" calcext:value-type="float">
            <text:p>421872</text:p>
          </table:table-cell>
          <table:table-cell table:style-name="ce1" office:value-type="float" office:value="386294" calcext:value-type="float">
            <text:p>386294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e9e0d67fe0247fd</text:p>
          </table:table-cell>
          <table:table-cell table:style-name="ce1" office:value-type="string" calcext:value-type="string">
            <text:p>0xf500b166a77c090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20" calcext:value-type="float">
            <text:p>374920</text:p>
          </table:table-cell>
          <table:table-cell table:style-name="ce1" office:value-type="float" office:value="373656" calcext:value-type="float">
            <text:p>373656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0eac639bab615b</text:p>
          </table:table-cell>
          <table:table-cell table:style-name="ce1" office:value-type="string" calcext:value-type="string">
            <text:p>0x667e569f68e41b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840" calcext:value-type="float">
            <text:p>374840</text:p>
          </table:table-cell>
          <table:table-cell table:style-name="ce1" office:value-type="float" office:value="373027" calcext:value-type="float">
            <text:p>373027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efda34f5d078600</text:p>
          </table:table-cell>
          <table:table-cell table:style-name="ce1" office:value-type="string" calcext:value-type="string">
            <text:p>0x403e795528add80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010" calcext:value-type="float">
            <text:p>373010</text:p>
          </table:table-cell>
          <table:table-cell table:style-name="ce1" office:value-type="float" office:value="421072" calcext:value-type="float">
            <text:p>421072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37493e8529990de</text:p>
          </table:table-cell>
          <table:table-cell table:style-name="ce1" office:value-type="string" calcext:value-type="string">
            <text:p>0x1eea921b32b6d70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125" calcext:value-type="float">
            <text:p>374125</text:p>
          </table:table-cell>
          <table:table-cell table:style-name="ce1" office:value-type="float" office:value="374185" calcext:value-type="float">
            <text:p>374185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5c1d4610d650524</text:p>
          </table:table-cell>
          <table:table-cell table:style-name="ce1" office:value-type="string" calcext:value-type="string">
            <text:p>0xd8552f87e0bef2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304" calcext:value-type="float">
            <text:p>371304</text:p>
          </table:table-cell>
          <table:table-cell table:style-name="ce1" office:value-type="float" office:value="373366" calcext:value-type="float">
            <text:p>373366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4eefdc41a636617</text:p>
          </table:table-cell>
          <table:table-cell table:style-name="ce1" office:value-type="string" calcext:value-type="string">
            <text:p>0x2c026cd62166720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82" calcext:value-type="float">
            <text:p>374582</text:p>
          </table:table-cell>
          <table:table-cell table:style-name="ce1" office:value-type="float" office:value="374849" calcext:value-type="float">
            <text:p>374849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928174c4ad9488d</text:p>
          </table:table-cell>
          <table:table-cell table:style-name="ce1" office:value-type="string" calcext:value-type="string">
            <text:p>0x808a8a44450d68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69" calcext:value-type="float">
            <text:p>374069</text:p>
          </table:table-cell>
          <table:table-cell table:style-name="ce1" office:value-type="float" office:value="373073" calcext:value-type="float">
            <text:p>373073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f53d6fcaec36fb1</text:p>
          </table:table-cell>
          <table:table-cell table:style-name="ce1" office:value-type="string" calcext:value-type="string">
            <text:p>0xe8c21b64b2d29fd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478" calcext:value-type="float">
            <text:p>372478</text:p>
          </table:table-cell>
          <table:table-cell table:style-name="ce1" office:value-type="float" office:value="420083" calcext:value-type="float">
            <text:p>420083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b9bb0083249531</text:p>
          </table:table-cell>
          <table:table-cell table:style-name="ce1" office:value-type="string" calcext:value-type="string">
            <text:p>0x9175321aa7a44b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0526" calcext:value-type="float">
            <text:p>370526</text:p>
          </table:table-cell>
          <table:table-cell table:style-name="ce1" office:value-type="float" office:value="367787" calcext:value-type="float">
            <text:p>367787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3eb492797c13b75</text:p>
          </table:table-cell>
          <table:table-cell table:style-name="ce1" office:value-type="string" calcext:value-type="string">
            <text:p>0x61d48a9e7339642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9755" calcext:value-type="float">
            <text:p>409755</text:p>
          </table:table-cell>
          <table:table-cell table:style-name="ce1" office:value-type="float" office:value="371117" calcext:value-type="float">
            <text:p>371117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ab2f47794c358dc</text:p>
          </table:table-cell>
          <table:table-cell table:style-name="ce1" office:value-type="string" calcext:value-type="string">
            <text:p>0xdba17f94dface2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937" calcext:value-type="float">
            <text:p>366937</text:p>
          </table:table-cell>
          <table:table-cell table:style-name="ce1" office:value-type="float" office:value="369682" calcext:value-type="float">
            <text:p>369682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24b71df1d2f5908</text:p>
          </table:table-cell>
          <table:table-cell table:style-name="ce1" office:value-type="string" calcext:value-type="string">
            <text:p>0xf0aa4a472810f6f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352" calcext:value-type="float">
            <text:p>375352</text:p>
          </table:table-cell>
          <table:table-cell table:style-name="ce1" office:value-type="float" office:value="376961" calcext:value-type="float">
            <text:p>376961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540a44c20f40469</text:p>
          </table:table-cell>
          <table:table-cell table:style-name="ce1" office:value-type="string" calcext:value-type="string">
            <text:p>0xeb58f98e73e7cf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7362" calcext:value-type="float">
            <text:p>417362</text:p>
          </table:table-cell>
          <table:table-cell table:style-name="ce1" office:value-type="float" office:value="425861" calcext:value-type="float">
            <text:p>425861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ec9c4bda0752742</text:p>
          </table:table-cell>
          <table:table-cell table:style-name="ce1" office:value-type="string" calcext:value-type="string">
            <text:p>0xfd8474dc5bf7c83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44" calcext:value-type="float">
            <text:p>374944</text:p>
          </table:table-cell>
          <table:table-cell table:style-name="ce1" office:value-type="float" office:value="373230" calcext:value-type="float">
            <text:p>373230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2a2a8a49192eb03</text:p>
          </table:table-cell>
          <table:table-cell table:style-name="ce1" office:value-type="string" calcext:value-type="string">
            <text:p>0xb8c2ce415b5980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399" calcext:value-type="float">
            <text:p>373399</text:p>
          </table:table-cell>
          <table:table-cell table:style-name="ce1" office:value-type="float" office:value="389098" calcext:value-type="float">
            <text:p>389098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13a1d13e5795f0</text:p>
          </table:table-cell>
          <table:table-cell table:style-name="ce1" office:value-type="string" calcext:value-type="string">
            <text:p>0x3c1701107ed436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036" calcext:value-type="float">
            <text:p>375036</text:p>
          </table:table-cell>
          <table:table-cell table:style-name="ce1" office:value-type="float" office:value="373431" calcext:value-type="float">
            <text:p>373431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8c7d35aa154d4c2</text:p>
          </table:table-cell>
          <table:table-cell table:style-name="ce1" office:value-type="string" calcext:value-type="string">
            <text:p>0x738c12d6f6333dd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30396" calcext:value-type="float">
            <text:p>530396</text:p>
          </table:table-cell>
          <table:table-cell table:style-name="ce1" office:value-type="float" office:value="423456" calcext:value-type="float">
            <text:p>423456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18ec9c4f68832a3</text:p>
          </table:table-cell>
          <table:table-cell table:style-name="ce1" office:value-type="string" calcext:value-type="string">
            <text:p>0x472298ed49735b2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7554" calcext:value-type="float">
            <text:p>377554</text:p>
          </table:table-cell>
          <table:table-cell table:style-name="ce1" office:value-type="float" office:value="420769" calcext:value-type="float">
            <text:p>420769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05934e708726cc6</text:p>
          </table:table-cell>
          <table:table-cell table:style-name="ce1" office:value-type="string" calcext:value-type="string">
            <text:p>0xcab0e1cf713248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9737" calcext:value-type="float">
            <text:p>409737</text:p>
          </table:table-cell>
          <table:table-cell table:style-name="ce1" office:value-type="float" office:value="373508" calcext:value-type="float">
            <text:p>373508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e5dcc3b8803db78</text:p>
          </table:table-cell>
          <table:table-cell table:style-name="ce1" office:value-type="string" calcext:value-type="string">
            <text:p>0x1b1a1e5496855b6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55" calcext:value-type="float">
            <text:p>374255</text:p>
          </table:table-cell>
          <table:table-cell table:style-name="ce1" office:value-type="float" office:value="372784" calcext:value-type="float">
            <text:p>372784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ec7caaf278f1e1</text:p>
          </table:table-cell>
          <table:table-cell table:style-name="ce1" office:value-type="string" calcext:value-type="string">
            <text:p>0x2d3b4cf493786e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745" calcext:value-type="float">
            <text:p>373745</text:p>
          </table:table-cell>
          <table:table-cell table:style-name="ce1" office:value-type="float" office:value="375099" calcext:value-type="float">
            <text:p>375099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ef545dfee12e978</text:p>
          </table:table-cell>
          <table:table-cell table:style-name="ce1" office:value-type="string" calcext:value-type="string">
            <text:p>0x52514807db9739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2276" calcext:value-type="float">
            <text:p>412276</text:p>
          </table:table-cell>
          <table:table-cell table:style-name="ce1" office:value-type="float" office:value="373514" calcext:value-type="float">
            <text:p>373514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d4ec34dce4724e3</text:p>
          </table:table-cell>
          <table:table-cell table:style-name="ce1" office:value-type="string" calcext:value-type="string">
            <text:p>0x3578aae0abe26e6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5605" calcext:value-type="float">
            <text:p>415605</text:p>
          </table:table-cell>
          <table:table-cell table:style-name="ce1" office:value-type="float" office:value="373644" calcext:value-type="float">
            <text:p>373644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b49d32da9cc6054</text:p>
          </table:table-cell>
          <table:table-cell table:style-name="ce1" office:value-type="string" calcext:value-type="string">
            <text:p>0xcffd52278c49aa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25" calcext:value-type="float">
            <text:p>373825</text:p>
          </table:table-cell>
          <table:table-cell table:style-name="ce1" office:value-type="float" office:value="373427" calcext:value-type="float">
            <text:p>373427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2853395fb6b6d34</text:p>
          </table:table-cell>
          <table:table-cell table:style-name="ce1" office:value-type="string" calcext:value-type="string">
            <text:p>0xea720f84d52009d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36" calcext:value-type="float">
            <text:p>374936</text:p>
          </table:table-cell>
          <table:table-cell table:style-name="ce1" office:value-type="float" office:value="374386" calcext:value-type="float">
            <text:p>374386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29a5974e67c77ab</text:p>
          </table:table-cell>
          <table:table-cell table:style-name="ce1" office:value-type="string" calcext:value-type="string">
            <text:p>0x7a101fb6a318a2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979" calcext:value-type="float">
            <text:p>373979</text:p>
          </table:table-cell>
          <table:table-cell table:style-name="ce1" office:value-type="float" office:value="374846" calcext:value-type="float">
            <text:p>374846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014bf1f72cb9f9a</text:p>
          </table:table-cell>
          <table:table-cell table:style-name="ce1" office:value-type="string" calcext:value-type="string">
            <text:p>0x6d63b3a7f42abd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397" calcext:value-type="float">
            <text:p>373397</text:p>
          </table:table-cell>
          <table:table-cell table:style-name="ce1" office:value-type="float" office:value="373681" calcext:value-type="float">
            <text:p>373681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cf8c1c8fd73e85b</text:p>
          </table:table-cell>
          <table:table-cell table:style-name="ce1" office:value-type="string" calcext:value-type="string">
            <text:p>0xedc634b22e4b99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8835" calcext:value-type="float">
            <text:p>378835</text:p>
          </table:table-cell>
          <table:table-cell table:style-name="ce1" office:value-type="float" office:value="376133" calcext:value-type="float">
            <text:p>376133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0b86ce238e2dd19</text:p>
          </table:table-cell>
          <table:table-cell table:style-name="ce1" office:value-type="string" calcext:value-type="string">
            <text:p>0xde9342cbdfb2bfa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681" calcext:value-type="float">
            <text:p>374681</text:p>
          </table:table-cell>
          <table:table-cell table:style-name="ce1" office:value-type="float" office:value="377593" calcext:value-type="float">
            <text:p>377593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a4e9aa98b89977</text:p>
          </table:table-cell>
          <table:table-cell table:style-name="ce1" office:value-type="string" calcext:value-type="string">
            <text:p>0xb022b47c23b2c91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550" calcext:value-type="float">
            <text:p>369550</text:p>
          </table:table-cell>
          <table:table-cell table:style-name="ce1" office:value-type="float" office:value="364123" calcext:value-type="float">
            <text:p>364123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19c8ff68bd14391</text:p>
          </table:table-cell>
          <table:table-cell table:style-name="ce1" office:value-type="string" calcext:value-type="string">
            <text:p>0x52e42bd0b5b708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8202" calcext:value-type="float">
            <text:p>378202</text:p>
          </table:table-cell>
          <table:table-cell table:style-name="ce1" office:value-type="float" office:value="382655" calcext:value-type="float">
            <text:p>382655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a7e3d37237b0190</text:p>
          </table:table-cell>
          <table:table-cell table:style-name="ce1" office:value-type="string" calcext:value-type="string">
            <text:p>0xc811cfab8d5114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792" calcext:value-type="float">
            <text:p>376792</text:p>
          </table:table-cell>
          <table:table-cell table:style-name="ce1" office:value-type="float" office:value="380489" calcext:value-type="float">
            <text:p>380489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e4a3198364e1adb</text:p>
          </table:table-cell>
          <table:table-cell table:style-name="ce1" office:value-type="string" calcext:value-type="string">
            <text:p>0x4006af08f717cb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687" calcext:value-type="float">
            <text:p>376687</text:p>
          </table:table-cell>
          <table:table-cell table:style-name="ce1" office:value-type="float" office:value="388709" calcext:value-type="float">
            <text:p>388709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f1efe00fe8ca9ba</text:p>
          </table:table-cell>
          <table:table-cell table:style-name="ce1" office:value-type="string" calcext:value-type="string">
            <text:p>0xb8b24b4ebb0ba8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253" calcext:value-type="float">
            <text:p>375253</text:p>
          </table:table-cell>
          <table:table-cell table:style-name="ce1" office:value-type="float" office:value="374103" calcext:value-type="float">
            <text:p>374103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bedba98181e8e5f</text:p>
          </table:table-cell>
          <table:table-cell table:style-name="ce1" office:value-type="string" calcext:value-type="string">
            <text:p>0x6fc1dce7a79969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004" calcext:value-type="float">
            <text:p>373004</text:p>
          </table:table-cell>
          <table:table-cell table:style-name="ce1" office:value-type="float" office:value="372883" calcext:value-type="float">
            <text:p>372883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4a8009651263772</text:p>
          </table:table-cell>
          <table:table-cell table:style-name="ce1" office:value-type="string" calcext:value-type="string">
            <text:p>0x9e39aeec2aa37fe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8874" calcext:value-type="float">
            <text:p>378874</text:p>
          </table:table-cell>
          <table:table-cell table:style-name="ce1" office:value-type="float" office:value="373363" calcext:value-type="float">
            <text:p>373363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7f9ea905bd28195</text:p>
          </table:table-cell>
          <table:table-cell table:style-name="ce1" office:value-type="string" calcext:value-type="string">
            <text:p>0x2251abc7048622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152" calcext:value-type="float">
            <text:p>374152</text:p>
          </table:table-cell>
          <table:table-cell table:style-name="ce1" office:value-type="float" office:value="372956" calcext:value-type="float">
            <text:p>372956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9cb3440897e6992</text:p>
          </table:table-cell>
          <table:table-cell table:style-name="ce1" office:value-type="string" calcext:value-type="string">
            <text:p>0x24de43c98022e86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9511" calcext:value-type="float">
            <text:p>379511</text:p>
          </table:table-cell>
          <table:table-cell table:style-name="ce1" office:value-type="float" office:value="381831" calcext:value-type="float">
            <text:p>381831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4d7a81c9c150da7</text:p>
          </table:table-cell>
          <table:table-cell table:style-name="ce1" office:value-type="string" calcext:value-type="string">
            <text:p>0xb1d556a1259e8e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860" calcext:value-type="float">
            <text:p>375860</text:p>
          </table:table-cell>
          <table:table-cell table:style-name="ce1" office:value-type="float" office:value="374463" calcext:value-type="float">
            <text:p>374463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28ce24e7abbb29</text:p>
          </table:table-cell>
          <table:table-cell table:style-name="ce1" office:value-type="string" calcext:value-type="string">
            <text:p>0x65e8e90852a0f9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2681" calcext:value-type="float">
            <text:p>392681</text:p>
          </table:table-cell>
          <table:table-cell table:style-name="ce1" office:value-type="float" office:value="373703" calcext:value-type="float">
            <text:p>373703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ecfdd02cb014a10</text:p>
          </table:table-cell>
          <table:table-cell table:style-name="ce1" office:value-type="string" calcext:value-type="string">
            <text:p>0x8e2355a443dd9a7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364" calcext:value-type="float">
            <text:p>374364</text:p>
          </table:table-cell>
          <table:table-cell table:style-name="ce1" office:value-type="float" office:value="479210" calcext:value-type="float">
            <text:p>479210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06209754ea49c6d</text:p>
          </table:table-cell>
          <table:table-cell table:style-name="ce1" office:value-type="string" calcext:value-type="string">
            <text:p>0xffb450b0587974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31691" calcext:value-type="float">
            <text:p>431691</text:p>
          </table:table-cell>
          <table:table-cell table:style-name="ce1" office:value-type="float" office:value="393351" calcext:value-type="float">
            <text:p>393351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75c99255825fe7b</text:p>
          </table:table-cell>
          <table:table-cell table:style-name="ce1" office:value-type="string" calcext:value-type="string">
            <text:p>0xc2712f0b72e1a49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36473" calcext:value-type="float">
            <text:p>436473</text:p>
          </table:table-cell>
          <table:table-cell table:style-name="ce1" office:value-type="float" office:value="389267" calcext:value-type="float">
            <text:p>389267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508891af835f7cb</text:p>
          </table:table-cell>
          <table:table-cell table:style-name="ce1" office:value-type="string" calcext:value-type="string">
            <text:p>0x72bac1cfe7af16e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481" calcext:value-type="float">
            <text:p>374481</text:p>
          </table:table-cell>
          <table:table-cell table:style-name="ce1" office:value-type="float" office:value="374745" calcext:value-type="float">
            <text:p>374745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da2766a1e5b9537</text:p>
          </table:table-cell>
          <table:table-cell table:style-name="ce1" office:value-type="string" calcext:value-type="string">
            <text:p>0xb24e7e799a6f3a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9405" calcext:value-type="float">
            <text:p>389405</text:p>
          </table:table-cell>
          <table:table-cell table:style-name="ce1" office:value-type="float" office:value="386633" calcext:value-type="float">
            <text:p>386633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85f62c262ef261f</text:p>
          </table:table-cell>
          <table:table-cell table:style-name="ce1" office:value-type="string" calcext:value-type="string">
            <text:p>0x34235d8a430336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7558" calcext:value-type="float">
            <text:p>387558</text:p>
          </table:table-cell>
          <table:table-cell table:style-name="ce1" office:value-type="float" office:value="388003" calcext:value-type="float">
            <text:p>388003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eecb758a3b7a53b</text:p>
          </table:table-cell>
          <table:table-cell table:style-name="ce1" office:value-type="string" calcext:value-type="string">
            <text:p>0x7b5414bf34d4d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6731" calcext:value-type="float">
            <text:p>386731</text:p>
          </table:table-cell>
          <table:table-cell table:style-name="ce1" office:value-type="float" office:value="387293" calcext:value-type="float">
            <text:p>387293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0fcbb70e15ac93b</text:p>
          </table:table-cell>
          <table:table-cell table:style-name="ce1" office:value-type="string" calcext:value-type="string">
            <text:p>0xd6f405944e6c95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6136" calcext:value-type="float">
            <text:p>396136</text:p>
          </table:table-cell>
          <table:table-cell table:style-name="ce1" office:value-type="float" office:value="373820" calcext:value-type="float">
            <text:p>373820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504d9340c5c5392</text:p>
          </table:table-cell>
          <table:table-cell table:style-name="ce1" office:value-type="string" calcext:value-type="string">
            <text:p>0xb26082cd546bcde4</text:p>
          </table:table-cell>
          <table:table-cell table:style-name="ce1" office:value-type="string" calcext:value-type="string">
            <text:p>0x6504d9340c5c539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462750" calcext:value-type="float">
            <text:p>462750</text:p>
          </table:table-cell>
          <table:table-cell table:style-name="ce1" office:value-type="float" office:value="389611" calcext:value-type="float">
            <text:p>389611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81d7904676aa7e3</text:p>
          </table:table-cell>
          <table:table-cell table:style-name="ce1" office:value-type="string" calcext:value-type="string">
            <text:p>0x39c3ca556c3d56b2</text:p>
          </table:table-cell>
          <table:table-cell table:style-name="ce1" office:value-type="string" calcext:value-type="string">
            <text:p>0x381d7904676aa7e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6799" calcext:value-type="float">
            <text:p>386799</text:p>
          </table:table-cell>
          <table:table-cell table:style-name="ce1" office:value-type="float" office:value="387527" calcext:value-type="float">
            <text:p>387527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68735f1ce9a3977</text:p>
          </table:table-cell>
          <table:table-cell table:style-name="ce1" office:value-type="string" calcext:value-type="string">
            <text:p>0xb8d884d478a16050</text:p>
          </table:table-cell>
          <table:table-cell table:style-name="ce1" office:value-type="string" calcext:value-type="string">
            <text:p>0xe68735f1ce9a39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4872" calcext:value-type="float">
            <text:p>384872</text:p>
          </table:table-cell>
          <table:table-cell table:style-name="ce1" office:value-type="float" office:value="380102" calcext:value-type="float">
            <text:p>380102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1660256b302436a</text:p>
          </table:table-cell>
          <table:table-cell table:style-name="ce1" office:value-type="string" calcext:value-type="string">
            <text:p>0x37b36dc0e29a59a8</text:p>
          </table:table-cell>
          <table:table-cell table:style-name="ce1" office:value-type="string" calcext:value-type="string">
            <text:p>0x81660256b30243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4823" calcext:value-type="float">
            <text:p>394823</text:p>
          </table:table-cell>
          <table:table-cell table:style-name="ce1" office:value-type="float" office:value="425707" calcext:value-type="float">
            <text:p>425707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2d79b6fc9c4ec18</text:p>
          </table:table-cell>
          <table:table-cell table:style-name="ce1" office:value-type="string" calcext:value-type="string">
            <text:p>0x9a04a275f26f358</text:p>
          </table:table-cell>
          <table:table-cell table:style-name="ce1" office:value-type="string" calcext:value-type="string">
            <text:p>0xa2d79b6fc9c4ec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160" calcext:value-type="float">
            <text:p>376160</text:p>
          </table:table-cell>
          <table:table-cell table:style-name="ce1" office:value-type="float" office:value="379585" calcext:value-type="float">
            <text:p>379585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33f370554d75fce</text:p>
          </table:table-cell>
          <table:table-cell table:style-name="ce1" office:value-type="string" calcext:value-type="string">
            <text:p>0x59e3b784c21422f6</text:p>
          </table:table-cell>
          <table:table-cell table:style-name="ce1" office:value-type="string" calcext:value-type="string">
            <text:p>0xd33f370554d75f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817" calcext:value-type="float">
            <text:p>374817</text:p>
          </table:table-cell>
          <table:table-cell table:style-name="ce1" office:value-type="float" office:value="377422" calcext:value-type="float">
            <text:p>377422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1a3dccd08dcf98b</text:p>
          </table:table-cell>
          <table:table-cell table:style-name="ce1" office:value-type="string" calcext:value-type="string">
            <text:p>0x7b2905627a4800da</text:p>
          </table:table-cell>
          <table:table-cell table:style-name="ce1" office:value-type="string" calcext:value-type="string">
            <text:p>0xf1a3dccd08dcf98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324" calcext:value-type="float">
            <text:p>374324</text:p>
          </table:table-cell>
          <table:table-cell table:style-name="ce1" office:value-type="float" office:value="375278" calcext:value-type="float">
            <text:p>375278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15198d5230d7b5</text:p>
          </table:table-cell>
          <table:table-cell table:style-name="ce1" office:value-type="string" calcext:value-type="string">
            <text:p>0xd6d2db81fcc5bef7</text:p>
          </table:table-cell>
          <table:table-cell table:style-name="ce1" office:value-type="string" calcext:value-type="string">
            <text:p>0x815198d5230d7b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108" calcext:value-type="float">
            <text:p>374108</text:p>
          </table:table-cell>
          <table:table-cell table:style-name="ce1" office:value-type="float" office:value="373323" calcext:value-type="float">
            <text:p>373323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6a8b11dc2e35fb1</text:p>
          </table:table-cell>
          <table:table-cell table:style-name="ce1" office:value-type="string" calcext:value-type="string">
            <text:p>0x8d9ceb7c13edf6af</text:p>
          </table:table-cell>
          <table:table-cell table:style-name="ce1" office:value-type="string" calcext:value-type="string">
            <text:p>0x86a8b11dc2e35fb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84" calcext:value-type="float">
            <text:p>374584</text:p>
          </table:table-cell>
          <table:table-cell table:style-name="ce1" office:value-type="float" office:value="372483" calcext:value-type="float">
            <text:p>372483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6600e887fed80a4</text:p>
          </table:table-cell>
          <table:table-cell table:style-name="ce1" office:value-type="string" calcext:value-type="string">
            <text:p>0x50f222a917e7d7aa</text:p>
          </table:table-cell>
          <table:table-cell table:style-name="ce1" office:value-type="string" calcext:value-type="string">
            <text:p>0x46600e887fed80a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153" calcext:value-type="float">
            <text:p>374153</text:p>
          </table:table-cell>
          <table:table-cell table:style-name="ce1" office:value-type="float" office:value="372271" calcext:value-type="float">
            <text:p>372271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62151e599c0fea8</text:p>
          </table:table-cell>
          <table:table-cell table:style-name="ce1" office:value-type="string" calcext:value-type="string">
            <text:p>0xcf9b6b85b72d5648</text:p>
          </table:table-cell>
          <table:table-cell table:style-name="ce1" office:value-type="string" calcext:value-type="string">
            <text:p>0x162151e599c0fe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818" calcext:value-type="float">
            <text:p>372818</text:p>
          </table:table-cell>
          <table:table-cell table:style-name="ce1" office:value-type="float" office:value="373242" calcext:value-type="float">
            <text:p>373242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2a439ca788df9a1</text:p>
          </table:table-cell>
          <table:table-cell table:style-name="ce1" office:value-type="string" calcext:value-type="string">
            <text:p>0x39e899129b8e9810</text:p>
          </table:table-cell>
          <table:table-cell table:style-name="ce1" office:value-type="string" calcext:value-type="string">
            <text:p>0xf2a439ca788df9a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9396" calcext:value-type="float">
            <text:p>379396</text:p>
          </table:table-cell>
          <table:table-cell table:style-name="ce1" office:value-type="float" office:value="372854" calcext:value-type="float">
            <text:p>372854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dc083bca468b2e8</text:p>
          </table:table-cell>
          <table:table-cell table:style-name="ce1" office:value-type="string" calcext:value-type="string">
            <text:p>0x1b1ffdd9ecbdf453</text:p>
          </table:table-cell>
          <table:table-cell table:style-name="ce1" office:value-type="string" calcext:value-type="string">
            <text:p>0xcdc083bca468b2e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7841" calcext:value-type="float">
            <text:p>387841</text:p>
          </table:table-cell>
          <table:table-cell table:style-name="ce1" office:value-type="float" office:value="371966" calcext:value-type="float">
            <text:p>371966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eed9d64ef91a94c</text:p>
          </table:table-cell>
          <table:table-cell table:style-name="ce1" office:value-type="string" calcext:value-type="string">
            <text:p>0xd19a5fdab0139e66</text:p>
          </table:table-cell>
          <table:table-cell table:style-name="ce1" office:value-type="string" calcext:value-type="string">
            <text:p>0x2eed9d64ef91a9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714" calcext:value-type="float">
            <text:p>374714</text:p>
          </table:table-cell>
          <table:table-cell table:style-name="ce1" office:value-type="float" office:value="467537" calcext:value-type="float">
            <text:p>467537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d5d4ec591f3d06e</text:p>
          </table:table-cell>
          <table:table-cell table:style-name="ce1" office:value-type="string" calcext:value-type="string">
            <text:p>0xf6508974425c6fba</text:p>
          </table:table-cell>
          <table:table-cell table:style-name="ce1" office:value-type="string" calcext:value-type="string">
            <text:p>0xdd5d4ec591f3d06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36722" calcext:value-type="float">
            <text:p>436722</text:p>
          </table:table-cell>
          <table:table-cell table:style-name="ce1" office:value-type="float" office:value="396179" calcext:value-type="float">
            <text:p>396179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9320eb4798108c</text:p>
          </table:table-cell>
          <table:table-cell table:style-name="ce1" office:value-type="string" calcext:value-type="string">
            <text:p>0xcc5098180bb61403</text:p>
          </table:table-cell>
          <table:table-cell table:style-name="ce1" office:value-type="string" calcext:value-type="string">
            <text:p>0xe9320eb479810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45449" calcext:value-type="float">
            <text:p>445449</text:p>
          </table:table-cell>
          <table:table-cell table:style-name="ce1" office:value-type="float" office:value="376603" calcext:value-type="float">
            <text:p>376603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ede3687ae33ae75</text:p>
          </table:table-cell>
          <table:table-cell table:style-name="ce1" office:value-type="string" calcext:value-type="string">
            <text:p>0xce9803f0aa92d72c</text:p>
          </table:table-cell>
          <table:table-cell table:style-name="ce1" office:value-type="string" calcext:value-type="string">
            <text:p>0x3ede3687ae33ae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5843" calcext:value-type="float">
            <text:p>385843</text:p>
          </table:table-cell>
          <table:table-cell table:style-name="ce1" office:value-type="float" office:value="391005" calcext:value-type="float">
            <text:p>391005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519fa3f00d9afb8</text:p>
          </table:table-cell>
          <table:table-cell table:style-name="ce1" office:value-type="string" calcext:value-type="string">
            <text:p>0x23d37e462de0d3f9</text:p>
          </table:table-cell>
          <table:table-cell table:style-name="ce1" office:value-type="string" calcext:value-type="string">
            <text:p>0xd519fa3f00d9af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9176" calcext:value-type="float">
            <text:p>409176</text:p>
          </table:table-cell>
          <table:table-cell table:style-name="ce1" office:value-type="float" office:value="373294" calcext:value-type="float">
            <text:p>373294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4b8f6b7ba905968</text:p>
          </table:table-cell>
          <table:table-cell table:style-name="ce1" office:value-type="string" calcext:value-type="string">
            <text:p>0x6ebdae92384806f3</text:p>
          </table:table-cell>
          <table:table-cell table:style-name="ce1" office:value-type="string" calcext:value-type="string">
            <text:p>0x24b8f6b7ba90596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8530" calcext:value-type="float">
            <text:p>388530</text:p>
          </table:table-cell>
          <table:table-cell table:style-name="ce1" office:value-type="float" office:value="425248" calcext:value-type="float">
            <text:p>425248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5745b6d3859ed66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f9abe8323535e34</text:p>
          </table:table-cell>
          <table:table-cell table:style-name="ce1" office:value-type="string" calcext:value-type="string">
            <text:p>0x508c8d77aac58d72</text:p>
          </table:table-cell>
          <table:table-cell table:style-name="ce1" office:value-type="string" calcext:value-type="string">
            <text:p>0xdf9abe8323535e3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1123" calcext:value-type="float">
            <text:p>391123</text:p>
          </table:table-cell>
          <table:table-cell table:style-name="ce1" office:value-type="float" office:value="390370" calcext:value-type="float">
            <text:p>390370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395d8b86203006a</text:p>
          </table:table-cell>
          <table:table-cell table:style-name="ce1" office:value-type="string" calcext:value-type="string">
            <text:p>0x7997015fa07ad30</text:p>
          </table:table-cell>
          <table:table-cell table:style-name="ce1" office:value-type="string" calcext:value-type="string">
            <text:p>0xa395d8b8620300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50" calcext:value-type="float">
            <text:p>374250</text:p>
          </table:table-cell>
          <table:table-cell table:style-name="ce1" office:value-type="float" office:value="371790" calcext:value-type="float">
            <text:p>371790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c7bb5031055c2d1</text:p>
          </table:table-cell>
          <table:table-cell table:style-name="ce1" office:value-type="string" calcext:value-type="string">
            <text:p>0xa1938a57d18a6d15</text:p>
          </table:table-cell>
          <table:table-cell table:style-name="ce1" office:value-type="string" calcext:value-type="string">
            <text:p>0xec7bb5031055c2d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932" calcext:value-type="float">
            <text:p>372932</text:p>
          </table:table-cell>
          <table:table-cell table:style-name="ce1" office:value-type="float" office:value="372528" calcext:value-type="float">
            <text:p>372528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d5df26bd12375be</text:p>
          </table:table-cell>
          <table:table-cell table:style-name="ce1" office:value-type="string" calcext:value-type="string">
            <text:p>0x20356dca180083d5</text:p>
          </table:table-cell>
          <table:table-cell table:style-name="ce1" office:value-type="string" calcext:value-type="string">
            <text:p>0x1d5df26bd12375b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148" calcext:value-type="float">
            <text:p>371148</text:p>
          </table:table-cell>
          <table:table-cell table:style-name="ce1" office:value-type="float" office:value="373474" calcext:value-type="float">
            <text:p>373474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278108c5a1cc08f</text:p>
          </table:table-cell>
          <table:table-cell table:style-name="ce1" office:value-type="string" calcext:value-type="string">
            <text:p>0x1593e19c32a85abb</text:p>
          </table:table-cell>
          <table:table-cell table:style-name="ce1" office:value-type="string" calcext:value-type="string">
            <text:p>0x9278108c5a1cc08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8917" calcext:value-type="float">
            <text:p>418917</text:p>
          </table:table-cell>
          <table:table-cell table:style-name="ce1" office:value-type="float" office:value="371914" calcext:value-type="float">
            <text:p>371914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8ed8be7ec402d8</text:p>
          </table:table-cell>
          <table:table-cell table:style-name="ce1" office:value-type="string" calcext:value-type="string">
            <text:p>0x768c089c6a3fae22</text:p>
          </table:table-cell>
          <table:table-cell table:style-name="ce1" office:value-type="string" calcext:value-type="string">
            <text:p>0xa8ed8be7ec402d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77" calcext:value-type="float">
            <text:p>373677</text:p>
          </table:table-cell>
          <table:table-cell table:style-name="ce1" office:value-type="float" office:value="372943" calcext:value-type="float">
            <text:p>372943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28e95129b509ed1</text:p>
          </table:table-cell>
          <table:table-cell table:style-name="ce1" office:value-type="string" calcext:value-type="string">
            <text:p>0xdc6873a8f7fd0249</text:p>
          </table:table-cell>
          <table:table-cell table:style-name="ce1" office:value-type="string" calcext:value-type="string">
            <text:p>0x928e95129b509ed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098" calcext:value-type="float">
            <text:p>373098</text:p>
          </table:table-cell>
          <table:table-cell table:style-name="ce1" office:value-type="float" office:value="372272" calcext:value-type="float">
            <text:p>372272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8675e4c8eda069</text:p>
          </table:table-cell>
          <table:table-cell table:style-name="ce1" office:value-type="string" calcext:value-type="string">
            <text:p>0xade63f2eaa61b8a1</text:p>
          </table:table-cell>
          <table:table-cell table:style-name="ce1" office:value-type="string" calcext:value-type="string">
            <text:p>0xc8675e4c8eda0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336" calcext:value-type="float">
            <text:p>372336</text:p>
          </table:table-cell>
          <table:table-cell table:style-name="ce1" office:value-type="float" office:value="371403" calcext:value-type="float">
            <text:p>371403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0ea7eeb64bc1ba7</text:p>
          </table:table-cell>
          <table:table-cell table:style-name="ce1" office:value-type="string" calcext:value-type="string">
            <text:p>0x4737fecc7479a072</text:p>
          </table:table-cell>
          <table:table-cell table:style-name="ce1" office:value-type="string" calcext:value-type="string">
            <text:p>0x80ea7eeb64bc1ba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56" calcext:value-type="float">
            <text:p>373856</text:p>
          </table:table-cell>
          <table:table-cell table:style-name="ce1" office:value-type="float" office:value="373451" calcext:value-type="float">
            <text:p>373451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ca309487d257c53</text:p>
          </table:table-cell>
          <table:table-cell table:style-name="ce1" office:value-type="string" calcext:value-type="string">
            <text:p>0x13b65f9f3b271278</text:p>
          </table:table-cell>
          <table:table-cell table:style-name="ce1" office:value-type="string" calcext:value-type="string">
            <text:p>0xeca309487d257c5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28" calcext:value-type="float">
            <text:p>374528</text:p>
          </table:table-cell>
          <table:table-cell table:style-name="ce1" office:value-type="float" office:value="414408" calcext:value-type="float">
            <text:p>414408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492441958e0384b</text:p>
          </table:table-cell>
          <table:table-cell table:style-name="ce1" office:value-type="string" calcext:value-type="string">
            <text:p>0x80475cbf83a1ca40</text:p>
          </table:table-cell>
          <table:table-cell table:style-name="ce1" office:value-type="string" calcext:value-type="string">
            <text:p>0x9492441958e0384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37" calcext:value-type="float">
            <text:p>374237</text:p>
          </table:table-cell>
          <table:table-cell table:style-name="ce1" office:value-type="float" office:value="370834" calcext:value-type="float">
            <text:p>370834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3f2155586bf2467</text:p>
          </table:table-cell>
          <table:table-cell table:style-name="ce1" office:value-type="string" calcext:value-type="string">
            <text:p>0xa2682e5bdfbfe841</text:p>
          </table:table-cell>
          <table:table-cell table:style-name="ce1" office:value-type="string" calcext:value-type="string">
            <text:p>0x93f2155586bf24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28" calcext:value-type="float">
            <text:p>374028</text:p>
          </table:table-cell>
          <table:table-cell table:style-name="ce1" office:value-type="float" office:value="371952" calcext:value-type="float">
            <text:p>371952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7dc4121fec3b66a</text:p>
          </table:table-cell>
          <table:table-cell table:style-name="ce1" office:value-type="string" calcext:value-type="string">
            <text:p>0xd65558c9257cdb3c</text:p>
          </table:table-cell>
          <table:table-cell table:style-name="ce1" office:value-type="string" calcext:value-type="string">
            <text:p>0x17dc4121fec3b6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131" calcext:value-type="float">
            <text:p>373131</text:p>
          </table:table-cell>
          <table:table-cell table:style-name="ce1" office:value-type="float" office:value="372266" calcext:value-type="float">
            <text:p>372266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35346752d3cba38</text:p>
          </table:table-cell>
          <table:table-cell table:style-name="ce1" office:value-type="string" calcext:value-type="string">
            <text:p>0x5cd72fed1843c47</text:p>
          </table:table-cell>
          <table:table-cell table:style-name="ce1" office:value-type="string" calcext:value-type="string">
            <text:p>0xd35346752d3cba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531" calcext:value-type="float">
            <text:p>373531</text:p>
          </table:table-cell>
          <table:table-cell table:style-name="ce1" office:value-type="float" office:value="377415" calcext:value-type="float">
            <text:p>377415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e0a7a1e94c3c8cb</text:p>
          </table:table-cell>
          <table:table-cell table:style-name="ce1" office:value-type="string" calcext:value-type="string">
            <text:p>0xca5b2fb3b029effa</text:p>
          </table:table-cell>
          <table:table-cell table:style-name="ce1" office:value-type="string" calcext:value-type="string">
            <text:p>0x8e0a7a1e94c3c8c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390" calcext:value-type="float">
            <text:p>372390</text:p>
          </table:table-cell>
          <table:table-cell table:style-name="ce1" office:value-type="float" office:value="414317" calcext:value-type="float">
            <text:p>414317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e24da58d89be0e</text:p>
          </table:table-cell>
          <table:table-cell table:style-name="ce1" office:value-type="string" calcext:value-type="string">
            <text:p>0x737431a3156fbdfb</text:p>
          </table:table-cell>
          <table:table-cell table:style-name="ce1" office:value-type="string" calcext:value-type="string">
            <text:p>0x3e24da58d89be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8543" calcext:value-type="float">
            <text:p>368543</text:p>
          </table:table-cell>
          <table:table-cell table:style-name="ce1" office:value-type="float" office:value="364326" calcext:value-type="float">
            <text:p>364326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465ffb83fa0a8ef</text:p>
          </table:table-cell>
          <table:table-cell table:style-name="ce1" office:value-type="string" calcext:value-type="string">
            <text:p>0xec4818a29fd26238</text:p>
          </table:table-cell>
          <table:table-cell table:style-name="ce1" office:value-type="string" calcext:value-type="string">
            <text:p>0x2465ffb83fa0a8e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9237" calcext:value-type="float">
            <text:p>379237</text:p>
          </table:table-cell>
          <table:table-cell table:style-name="ce1" office:value-type="float" office:value="381289" calcext:value-type="float">
            <text:p>381289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4427b79da213d89</text:p>
          </table:table-cell>
          <table:table-cell table:style-name="ce1" office:value-type="string" calcext:value-type="string">
            <text:p>0x37d21f04a35642fa</text:p>
          </table:table-cell>
          <table:table-cell table:style-name="ce1" office:value-type="string" calcext:value-type="string">
            <text:p>0xb4427b79da213d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8156" calcext:value-type="float">
            <text:p>378156</text:p>
          </table:table-cell>
          <table:table-cell table:style-name="ce1" office:value-type="float" office:value="439851" calcext:value-type="float">
            <text:p>439851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a8d38c764bcb50c</text:p>
          </table:table-cell>
          <table:table-cell table:style-name="ce1" office:value-type="string" calcext:value-type="string">
            <text:p>0xe053a1ffe96b7d1f</text:p>
          </table:table-cell>
          <table:table-cell table:style-name="ce1" office:value-type="string" calcext:value-type="string">
            <text:p>0x2a8d38c764bcb50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7252" calcext:value-type="float">
            <text:p>377252</text:p>
          </table:table-cell>
          <table:table-cell table:style-name="ce1" office:value-type="float" office:value="377720" calcext:value-type="float">
            <text:p>377720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cbba71b02593b9f</text:p>
          </table:table-cell>
          <table:table-cell table:style-name="ce1" office:value-type="string" calcext:value-type="string">
            <text:p>0x277edf795698e4e3</text:p>
          </table:table-cell>
          <table:table-cell table:style-name="ce1" office:value-type="string" calcext:value-type="string">
            <text:p>0x1cbba71b02593b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00049" calcext:value-type="float">
            <text:p>500049</text:p>
          </table:table-cell>
          <table:table-cell table:style-name="ce1" office:value-type="float" office:value="448813" calcext:value-type="float">
            <text:p>448813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1771281a0705dd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012cc00174eee0a</text:p>
          </table:table-cell>
          <table:table-cell table:style-name="ce1" office:value-type="string" calcext:value-type="string">
            <text:p>0xe27d550516e38ba9</text:p>
          </table:table-cell>
          <table:table-cell table:style-name="ce1" office:value-type="string" calcext:value-type="string">
            <text:p>0xd012cc00174eee0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65176" calcext:value-type="float">
            <text:p>465176</text:p>
          </table:table-cell>
          <table:table-cell table:style-name="ce1" office:value-type="float" office:value="375014" calcext:value-type="float">
            <text:p>375014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674fd76936df835</text:p>
          </table:table-cell>
          <table:table-cell table:style-name="ce1" office:value-type="string" calcext:value-type="string">
            <text:p>0x9288f36aabecc83f</text:p>
          </table:table-cell>
          <table:table-cell table:style-name="ce1" office:value-type="string" calcext:value-type="string">
            <text:p>0x6674fd76936df8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21954" calcext:value-type="float">
            <text:p>521954</text:p>
          </table:table-cell>
          <table:table-cell table:style-name="ce1" office:value-type="float" office:value="376539" calcext:value-type="float">
            <text:p>376539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a3a097e9e7e25bd</text:p>
          </table:table-cell>
          <table:table-cell table:style-name="ce1" office:value-type="string" calcext:value-type="string">
            <text:p>0x5fea94abe6e8fb2d</text:p>
          </table:table-cell>
          <table:table-cell table:style-name="ce1" office:value-type="string" calcext:value-type="string">
            <text:p>0xea3a097e9e7e25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1526" calcext:value-type="float">
            <text:p>391526</text:p>
          </table:table-cell>
          <table:table-cell table:style-name="ce1" office:value-type="float" office:value="375364" calcext:value-type="float">
            <text:p>375364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929ef7a582d27a9</text:p>
          </table:table-cell>
          <table:table-cell table:style-name="ce1" office:value-type="string" calcext:value-type="string">
            <text:p>0x1130e64c8e72231f</text:p>
          </table:table-cell>
          <table:table-cell table:style-name="ce1" office:value-type="string" calcext:value-type="string">
            <text:p>0xf929ef7a582d27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4804" calcext:value-type="float">
            <text:p>394804</text:p>
          </table:table-cell>
          <table:table-cell table:style-name="ce1" office:value-type="float" office:value="419182" calcext:value-type="float">
            <text:p>419182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cdf65cbe68a933d</text:p>
          </table:table-cell>
          <table:table-cell table:style-name="ce1" office:value-type="string" calcext:value-type="string">
            <text:p>0x9b900171823a12e</text:p>
          </table:table-cell>
          <table:table-cell table:style-name="ce1" office:value-type="string" calcext:value-type="string">
            <text:p>0x7cdf65cbe68a93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8943" calcext:value-type="float">
            <text:p>418943</text:p>
          </table:table-cell>
          <table:table-cell table:style-name="ce1" office:value-type="float" office:value="408400" calcext:value-type="float">
            <text:p>408400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cd689412aa44499</text:p>
          </table:table-cell>
          <table:table-cell table:style-name="ce1" office:value-type="string" calcext:value-type="string">
            <text:p>0x417614376416d178</text:p>
          </table:table-cell>
          <table:table-cell table:style-name="ce1" office:value-type="string" calcext:value-type="string">
            <text:p>0xccd689412aa444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4599" calcext:value-type="float">
            <text:p>394599</text:p>
          </table:table-cell>
          <table:table-cell table:style-name="ce1" office:value-type="float" office:value="409523" calcext:value-type="float">
            <text:p>409523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d8291317edecd05</text:p>
          </table:table-cell>
          <table:table-cell table:style-name="ce1" office:value-type="string" calcext:value-type="string">
            <text:p>0x3c504d87cbc516b8</text:p>
          </table:table-cell>
          <table:table-cell table:style-name="ce1" office:value-type="string" calcext:value-type="string">
            <text:p>0x6d8291317edecd0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6930" calcext:value-type="float">
            <text:p>386930</text:p>
          </table:table-cell>
          <table:table-cell table:style-name="ce1" office:value-type="float" office:value="406777" calcext:value-type="float">
            <text:p>406777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5a4a1349c79c8c3</text:p>
          </table:table-cell>
          <table:table-cell table:style-name="ce1" office:value-type="string" calcext:value-type="string">
            <text:p>0x73de65d3424fc527</text:p>
          </table:table-cell>
          <table:table-cell table:style-name="ce1" office:value-type="string" calcext:value-type="string">
            <text:p>0x35a4a1349c79c8c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6200" calcext:value-type="float">
            <text:p>396200</text:p>
          </table:table-cell>
          <table:table-cell table:style-name="ce1" office:value-type="float" office:value="403149" calcext:value-type="float">
            <text:p>403149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3f662fc91e6fee1</text:p>
          </table:table-cell>
          <table:table-cell table:style-name="ce1" office:value-type="string" calcext:value-type="string">
            <text:p>0x9d3fdee6f51d23fb</text:p>
          </table:table-cell>
          <table:table-cell table:style-name="ce1" office:value-type="string" calcext:value-type="string">
            <text:p>0xd3f662fc91e6fe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34159" calcext:value-type="float">
            <text:p>434159</text:p>
          </table:table-cell>
          <table:table-cell table:style-name="ce1" office:value-type="float" office:value="372351" calcext:value-type="float">
            <text:p>372351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a1bd5071c1a4d04</text:p>
          </table:table-cell>
          <table:table-cell table:style-name="ce1" office:value-type="string" calcext:value-type="string">
            <text:p>0x99597b2ee0e994c0</text:p>
          </table:table-cell>
          <table:table-cell table:style-name="ce1" office:value-type="string" calcext:value-type="string">
            <text:p>0x6a1bd5071c1a4d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577" calcext:value-type="float">
            <text:p>373577</text:p>
          </table:table-cell>
          <table:table-cell table:style-name="ce1" office:value-type="float" office:value="372625" calcext:value-type="float">
            <text:p>372625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8e36beeb00c1633</text:p>
          </table:table-cell>
          <table:table-cell table:style-name="ce1" office:value-type="string" calcext:value-type="string">
            <text:p>0xde7af39682fbbb5f</text:p>
          </table:table-cell>
          <table:table-cell table:style-name="ce1" office:value-type="string" calcext:value-type="string">
            <text:p>0xc8e36beeb00c163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880" calcext:value-type="float">
            <text:p>374880</text:p>
          </table:table-cell>
          <table:table-cell table:style-name="ce1" office:value-type="float" office:value="373187" calcext:value-type="float">
            <text:p>373187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c5f413054ee07</text:p>
          </table:table-cell>
          <table:table-cell table:style-name="ce1" office:value-type="string" calcext:value-type="string">
            <text:p>0x3ef9ce77ae20be10</text:p>
          </table:table-cell>
          <table:table-cell table:style-name="ce1" office:value-type="string" calcext:value-type="string">
            <text:p>0x5c5f413054ee0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562" calcext:value-type="float">
            <text:p>373562</text:p>
          </table:table-cell>
          <table:table-cell table:style-name="ce1" office:value-type="float" office:value="374020" calcext:value-type="float">
            <text:p>374020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d7e4a8e44101417</text:p>
          </table:table-cell>
          <table:table-cell table:style-name="ce1" office:value-type="string" calcext:value-type="string">
            <text:p>0x87ae8f2c8a3a9a71</text:p>
          </table:table-cell>
          <table:table-cell table:style-name="ce1" office:value-type="string" calcext:value-type="string">
            <text:p>0x7d7e4a8e441014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195" calcext:value-type="float">
            <text:p>373195</text:p>
          </table:table-cell>
          <table:table-cell table:style-name="ce1" office:value-type="float" office:value="371263" calcext:value-type="float">
            <text:p>371263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e2c65f5fcdd2c2a</text:p>
          </table:table-cell>
          <table:table-cell table:style-name="ce1" office:value-type="string" calcext:value-type="string">
            <text:p>0x80ba987318b91471</text:p>
          </table:table-cell>
          <table:table-cell table:style-name="ce1" office:value-type="string" calcext:value-type="string">
            <text:p>0x3e2c65f5fcdd2c2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773" calcext:value-type="float">
            <text:p>373773</text:p>
          </table:table-cell>
          <table:table-cell table:style-name="ce1" office:value-type="float" office:value="415482" calcext:value-type="float">
            <text:p>415482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88e7835aa0d6f64</text:p>
          </table:table-cell>
          <table:table-cell table:style-name="ce1" office:value-type="string" calcext:value-type="string">
            <text:p>0x97896f71fdf89dc8</text:p>
          </table:table-cell>
          <table:table-cell table:style-name="ce1" office:value-type="string" calcext:value-type="string">
            <text:p>0xf88e7835aa0d6f6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892" calcext:value-type="float">
            <text:p>374892</text:p>
          </table:table-cell>
          <table:table-cell table:style-name="ce1" office:value-type="float" office:value="371710" calcext:value-type="float">
            <text:p>371710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d96c9880ebad2b6</text:p>
          </table:table-cell>
          <table:table-cell table:style-name="ce1" office:value-type="string" calcext:value-type="string">
            <text:p>0xccd94937561b05d3</text:p>
          </table:table-cell>
          <table:table-cell table:style-name="ce1" office:value-type="string" calcext:value-type="string">
            <text:p>0xcd96c9880ebad2b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855" calcext:value-type="float">
            <text:p>372855</text:p>
          </table:table-cell>
          <table:table-cell table:style-name="ce1" office:value-type="float" office:value="372086" calcext:value-type="float">
            <text:p>372086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44809de65fdbe5f</text:p>
          </table:table-cell>
          <table:table-cell table:style-name="ce1" office:value-type="string" calcext:value-type="string">
            <text:p>0x7053e43ff107bcd7</text:p>
          </table:table-cell>
          <table:table-cell table:style-name="ce1" office:value-type="string" calcext:value-type="string">
            <text:p>0x144809de65fdbe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222" calcext:value-type="float">
            <text:p>372222</text:p>
          </table:table-cell>
          <table:table-cell table:style-name="ce1" office:value-type="float" office:value="372344" calcext:value-type="float">
            <text:p>372344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69e36a18c19fbe5</text:p>
          </table:table-cell>
          <table:table-cell table:style-name="ce1" office:value-type="string" calcext:value-type="string">
            <text:p>0x64384792e38d7a7c</text:p>
          </table:table-cell>
          <table:table-cell table:style-name="ce1" office:value-type="string" calcext:value-type="string">
            <text:p>0xe69e36a18c19fbe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763" calcext:value-type="float">
            <text:p>373763</text:p>
          </table:table-cell>
          <table:table-cell table:style-name="ce1" office:value-type="float" office:value="379864" calcext:value-type="float">
            <text:p>379864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4704ba6db184035</text:p>
          </table:table-cell>
          <table:table-cell table:style-name="ce1" office:value-type="string" calcext:value-type="string">
            <text:p>0x720c8cc63b3f5759</text:p>
          </table:table-cell>
          <table:table-cell table:style-name="ce1" office:value-type="string" calcext:value-type="string">
            <text:p>0xb4704ba6db1840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7018" calcext:value-type="float">
            <text:p>407018</text:p>
          </table:table-cell>
          <table:table-cell table:style-name="ce1" office:value-type="float" office:value="397670" calcext:value-type="float">
            <text:p>397670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c93b8e95b324675</text:p>
          </table:table-cell>
          <table:table-cell table:style-name="ce1" office:value-type="string" calcext:value-type="string">
            <text:p>0x4ccc3c7b2500717f</text:p>
          </table:table-cell>
          <table:table-cell table:style-name="ce1" office:value-type="string" calcext:value-type="string">
            <text:p>0xac93b8e95b3246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326" calcext:value-type="float">
            <text:p>374326</text:p>
          </table:table-cell>
          <table:table-cell table:style-name="ce1" office:value-type="float" office:value="426705" calcext:value-type="float">
            <text:p>426705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42a81ffe8f555c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7237b03ef5eb38c</text:p>
          </table:table-cell>
          <table:table-cell table:style-name="ce1" office:value-type="string" calcext:value-type="string">
            <text:p>0xe0b682a0bf0ae509</text:p>
          </table:table-cell>
          <table:table-cell table:style-name="ce1" office:value-type="string" calcext:value-type="string">
            <text:p>0x37237b03ef5eb3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28047" calcext:value-type="float">
            <text:p>528047</text:p>
          </table:table-cell>
          <table:table-cell table:style-name="ce1" office:value-type="float" office:value="484797" calcext:value-type="float">
            <text:p>484797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efec7f43226951a</text:p>
          </table:table-cell>
          <table:table-cell table:style-name="ce1" office:value-type="string" calcext:value-type="string">
            <text:p>0x24eb7c68c407e746</text:p>
          </table:table-cell>
          <table:table-cell table:style-name="ce1" office:value-type="string" calcext:value-type="string">
            <text:p>0xdefec7f43226951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46537" calcext:value-type="float">
            <text:p>446537</text:p>
          </table:table-cell>
          <table:table-cell table:style-name="ce1" office:value-type="float" office:value="376491" calcext:value-type="float">
            <text:p>376491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26189f960092aa4</text:p>
          </table:table-cell>
          <table:table-cell table:style-name="ce1" office:value-type="string" calcext:value-type="string">
            <text:p>0xe8c1b6974971e786</text:p>
          </table:table-cell>
          <table:table-cell table:style-name="ce1" office:value-type="string" calcext:value-type="string">
            <text:p>0x126189f960092aa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780" calcext:value-type="float">
            <text:p>374780</text:p>
          </table:table-cell>
          <table:table-cell table:style-name="ce1" office:value-type="float" office:value="373004" calcext:value-type="float">
            <text:p>373004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07b16eca184c654</text:p>
          </table:table-cell>
          <table:table-cell table:style-name="ce1" office:value-type="string" calcext:value-type="string">
            <text:p>0xe4b6f66df3ca416e</text:p>
          </table:table-cell>
          <table:table-cell table:style-name="ce1" office:value-type="string" calcext:value-type="string">
            <text:p>0xc07b16eca184c6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7250" calcext:value-type="float">
            <text:p>387250</text:p>
          </table:table-cell>
          <table:table-cell table:style-name="ce1" office:value-type="float" office:value="388127" calcext:value-type="float">
            <text:p>388127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dc90e940c70cc40</text:p>
          </table:table-cell>
          <table:table-cell table:style-name="ce1" office:value-type="string" calcext:value-type="string">
            <text:p>0x688ea4bf11e76ea7</text:p>
          </table:table-cell>
          <table:table-cell table:style-name="ce1" office:value-type="string" calcext:value-type="string">
            <text:p>0xadc90e940c70cc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805" calcext:value-type="float">
            <text:p>374805</text:p>
          </table:table-cell>
          <table:table-cell table:style-name="ce1" office:value-type="float" office:value="373709" calcext:value-type="float">
            <text:p>373709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c7040834440d749</text:p>
          </table:table-cell>
          <table:table-cell table:style-name="ce1" office:value-type="string" calcext:value-type="string">
            <text:p>0xb8a638c301e8793f</text:p>
          </table:table-cell>
          <table:table-cell table:style-name="ce1" office:value-type="string" calcext:value-type="string">
            <text:p>0x3c7040834440d7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758" calcext:value-type="float">
            <text:p>374758</text:p>
          </table:table-cell>
          <table:table-cell table:style-name="ce1" office:value-type="float" office:value="374743" calcext:value-type="float">
            <text:p>374743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2d20bed2cf24382</text:p>
          </table:table-cell>
          <table:table-cell table:style-name="ce1" office:value-type="string" calcext:value-type="string">
            <text:p>0xf02c26de2e2e6288</text:p>
          </table:table-cell>
          <table:table-cell table:style-name="ce1" office:value-type="string" calcext:value-type="string">
            <text:p>0xe2d20bed2cf2438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283" calcext:value-type="float">
            <text:p>369283</text:p>
          </table:table-cell>
          <table:table-cell table:style-name="ce1" office:value-type="float" office:value="369646" calcext:value-type="float">
            <text:p>369646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9c0ddf75e2a378c</text:p>
          </table:table-cell>
          <table:table-cell table:style-name="ce1" office:value-type="string" calcext:value-type="string">
            <text:p>0xa6c14c7b8b3cb5e9</text:p>
          </table:table-cell>
          <table:table-cell table:style-name="ce1" office:value-type="string" calcext:value-type="string">
            <text:p>0xb9c0ddf75e2a37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7836" calcext:value-type="float">
            <text:p>377836</text:p>
          </table:table-cell>
          <table:table-cell table:style-name="ce1" office:value-type="float" office:value="384944" calcext:value-type="float">
            <text:p>384944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a28c4211720d3b4</text:p>
          </table:table-cell>
          <table:table-cell table:style-name="ce1" office:value-type="string" calcext:value-type="string">
            <text:p>0x7af59ab7c45bda15</text:p>
          </table:table-cell>
          <table:table-cell table:style-name="ce1" office:value-type="string" calcext:value-type="string">
            <text:p>0xca28c4211720d3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4598" calcext:value-type="float">
            <text:p>424598</text:p>
          </table:table-cell>
          <table:table-cell table:style-name="ce1" office:value-type="float" office:value="382880" calcext:value-type="float">
            <text:p>382880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055faca0b0af675</text:p>
          </table:table-cell>
          <table:table-cell table:style-name="ce1" office:value-type="string" calcext:value-type="string">
            <text:p>0xc48ab8dc4859c709</text:p>
          </table:table-cell>
          <table:table-cell table:style-name="ce1" office:value-type="string" calcext:value-type="string">
            <text:p>0xf055faca0b0af6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605" calcext:value-type="float">
            <text:p>376605</text:p>
          </table:table-cell>
          <table:table-cell table:style-name="ce1" office:value-type="float" office:value="377685" calcext:value-type="float">
            <text:p>377685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5974f026162df3c</text:p>
          </table:table-cell>
          <table:table-cell table:style-name="ce1" office:value-type="string" calcext:value-type="string">
            <text:p>0x858aeab02dac4075</text:p>
          </table:table-cell>
          <table:table-cell table:style-name="ce1" office:value-type="string" calcext:value-type="string">
            <text:p>0xb5974f026162df3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648" calcext:value-type="float">
            <text:p>375648</text:p>
          </table:table-cell>
          <table:table-cell table:style-name="ce1" office:value-type="float" office:value="375673" calcext:value-type="float">
            <text:p>375673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c6291cf7c1d215e</text:p>
          </table:table-cell>
          <table:table-cell table:style-name="ce1" office:value-type="string" calcext:value-type="string">
            <text:p>0xb22a8aee253d30fe</text:p>
          </table:table-cell>
          <table:table-cell table:style-name="ce1" office:value-type="string" calcext:value-type="string">
            <text:p>0xbc6291cf7c1d21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072" calcext:value-type="float">
            <text:p>373072</text:p>
          </table:table-cell>
          <table:table-cell table:style-name="ce1" office:value-type="float" office:value="372119" calcext:value-type="float">
            <text:p>372119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65c1045ff464e40</text:p>
          </table:table-cell>
          <table:table-cell table:style-name="ce1" office:value-type="string" calcext:value-type="string">
            <text:p>0xe0cd9b0056abd368</text:p>
          </table:table-cell>
          <table:table-cell table:style-name="ce1" office:value-type="string" calcext:value-type="string">
            <text:p>0x665c1045ff464e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64" calcext:value-type="float">
            <text:p>373664</text:p>
          </table:table-cell>
          <table:table-cell table:style-name="ce1" office:value-type="float" office:value="372091" calcext:value-type="float">
            <text:p>372091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ef8a6896cf1399e</text:p>
          </table:table-cell>
          <table:table-cell table:style-name="ce1" office:value-type="string" calcext:value-type="string">
            <text:p>0x6545f7914459f013</text:p>
          </table:table-cell>
          <table:table-cell table:style-name="ce1" office:value-type="string" calcext:value-type="string">
            <text:p>0x2ef8a6896cf139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4011" calcext:value-type="float">
            <text:p>384011</text:p>
          </table:table-cell>
          <table:table-cell table:style-name="ce1" office:value-type="float" office:value="374064" calcext:value-type="float">
            <text:p>374064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e55eca00c157964</text:p>
          </table:table-cell>
          <table:table-cell table:style-name="ce1" office:value-type="string" calcext:value-type="string">
            <text:p>0xc55b43f764da8d1</text:p>
          </table:table-cell>
          <table:table-cell table:style-name="ce1" office:value-type="string" calcext:value-type="string">
            <text:p>0xde55eca00c15796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879" calcext:value-type="float">
            <text:p>372879</text:p>
          </table:table-cell>
          <table:table-cell table:style-name="ce1" office:value-type="float" office:value="373371" calcext:value-type="float">
            <text:p>373371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21a54201544089</text:p>
          </table:table-cell>
          <table:table-cell table:style-name="ce1" office:value-type="string" calcext:value-type="string">
            <text:p>0x300617d4c117b269</text:p>
          </table:table-cell>
          <table:table-cell table:style-name="ce1" office:value-type="string" calcext:value-type="string">
            <text:p>0xf21a542015440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490" calcext:value-type="float">
            <text:p>372490</text:p>
          </table:table-cell>
          <table:table-cell table:style-name="ce1" office:value-type="float" office:value="373685" calcext:value-type="float">
            <text:p>373685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2f9b60c9a79bcac</text:p>
          </table:table-cell>
          <table:table-cell table:style-name="ce1" office:value-type="string" calcext:value-type="string">
            <text:p>0xcf6349768d53a67b</text:p>
          </table:table-cell>
          <table:table-cell table:style-name="ce1" office:value-type="string" calcext:value-type="string">
            <text:p>0x62f9b60c9a79bca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757" calcext:value-type="float">
            <text:p>373757</text:p>
          </table:table-cell>
          <table:table-cell table:style-name="ce1" office:value-type="float" office:value="379160" calcext:value-type="float">
            <text:p>379160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8181ec6af2040e1</text:p>
          </table:table-cell>
          <table:table-cell table:style-name="ce1" office:value-type="string" calcext:value-type="string">
            <text:p>0xb566888db6af0f3a</text:p>
          </table:table-cell>
          <table:table-cell table:style-name="ce1" office:value-type="string" calcext:value-type="string">
            <text:p>0xe8181ec6af2040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84" calcext:value-type="float">
            <text:p>373884</text:p>
          </table:table-cell>
          <table:table-cell table:style-name="ce1" office:value-type="float" office:value="372183" calcext:value-type="float">
            <text:p>372183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58ec6fa1d30760c</text:p>
          </table:table-cell>
          <table:table-cell table:style-name="ce1" office:value-type="string" calcext:value-type="string">
            <text:p>0xbc220733ce13565</text:p>
          </table:table-cell>
          <table:table-cell table:style-name="ce1" office:value-type="string" calcext:value-type="string">
            <text:p>0x658ec6fa1d30760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2359" calcext:value-type="float">
            <text:p>382359</text:p>
          </table:table-cell>
          <table:table-cell table:style-name="ce1" office:value-type="float" office:value="380353" calcext:value-type="float">
            <text:p>380353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42542f7aa4e4f25</text:p>
          </table:table-cell>
          <table:table-cell table:style-name="ce1" office:value-type="string" calcext:value-type="string">
            <text:p>0xbe4461d92ac1c7ba</text:p>
          </table:table-cell>
          <table:table-cell table:style-name="ce1" office:value-type="string" calcext:value-type="string">
            <text:p>0xa42542f7aa4e4f2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644" calcext:value-type="float">
            <text:p>374644</text:p>
          </table:table-cell>
          <table:table-cell table:style-name="ce1" office:value-type="float" office:value="374452" calcext:value-type="float">
            <text:p>374452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6f54d7be3103ed3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ee3504567674358</text:p>
          </table:table-cell>
          <table:table-cell table:style-name="ce1" office:value-type="string" calcext:value-type="string">
            <text:p>0xc3775948e8a51467</text:p>
          </table:table-cell>
          <table:table-cell table:style-name="ce1" office:value-type="string" calcext:value-type="string">
            <text:p>0xeee350456767435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37" calcext:value-type="float">
            <text:p>374537</text:p>
          </table:table-cell>
          <table:table-cell table:style-name="ce1" office:value-type="float" office:value="374201" calcext:value-type="float">
            <text:p>374201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8c252e383570ed5</text:p>
          </table:table-cell>
          <table:table-cell table:style-name="ce1" office:value-type="string" calcext:value-type="string">
            <text:p>0x91eb29af4262ab81</text:p>
          </table:table-cell>
          <table:table-cell table:style-name="ce1" office:value-type="string" calcext:value-type="string">
            <text:p>0xd8c252e383570ed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21" calcext:value-type="float">
            <text:p>374921</text:p>
          </table:table-cell>
          <table:table-cell table:style-name="ce1" office:value-type="float" office:value="373930" calcext:value-type="float">
            <text:p>373930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36963949479aaca</text:p>
          </table:table-cell>
          <table:table-cell table:style-name="ce1" office:value-type="string" calcext:value-type="string">
            <text:p>0x9fe218467b8ea339</text:p>
          </table:table-cell>
          <table:table-cell table:style-name="ce1" office:value-type="string" calcext:value-type="string">
            <text:p>0xb36963949479aa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541" calcext:value-type="float">
            <text:p>373541</text:p>
          </table:table-cell>
          <table:table-cell table:style-name="ce1" office:value-type="float" office:value="392032" calcext:value-type="float">
            <text:p>392032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b9e216dd9f3feee</text:p>
          </table:table-cell>
          <table:table-cell table:style-name="ce1" office:value-type="string" calcext:value-type="string">
            <text:p>0x62cee20772a67a10</text:p>
          </table:table-cell>
          <table:table-cell table:style-name="ce1" office:value-type="string" calcext:value-type="string">
            <text:p>0x1b9e216dd9f3fe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1764" calcext:value-type="float">
            <text:p>381764</text:p>
          </table:table-cell>
          <table:table-cell table:style-name="ce1" office:value-type="float" office:value="374012" calcext:value-type="float">
            <text:p>374012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c5ac52e8151240</text:p>
          </table:table-cell>
          <table:table-cell table:style-name="ce1" office:value-type="string" calcext:value-type="string">
            <text:p>0x9f4406f370b7df2f</text:p>
          </table:table-cell>
          <table:table-cell table:style-name="ce1" office:value-type="string" calcext:value-type="string">
            <text:p>0x9c5ac52e81512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24494" calcext:value-type="float">
            <text:p>524494</text:p>
          </table:table-cell>
          <table:table-cell table:style-name="ce1" office:value-type="float" office:value="431189" calcext:value-type="float">
            <text:p>431189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8a8aab12cda93f0</text:p>
          </table:table-cell>
          <table:table-cell table:style-name="ce1" office:value-type="string" calcext:value-type="string">
            <text:p>0x2aa1d5af365744a9</text:p>
          </table:table-cell>
          <table:table-cell table:style-name="ce1" office:value-type="string" calcext:value-type="string">
            <text:p>0x18a8aab12cda93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4082" calcext:value-type="float">
            <text:p>384082</text:p>
          </table:table-cell>
          <table:table-cell table:style-name="ce1" office:value-type="float" office:value="385518" calcext:value-type="float">
            <text:p>385518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07f1509bc7ce760</text:p>
          </table:table-cell>
          <table:table-cell table:style-name="ce1" office:value-type="string" calcext:value-type="string">
            <text:p>0x3872f6ca1659e51f</text:p>
          </table:table-cell>
          <table:table-cell table:style-name="ce1" office:value-type="string" calcext:value-type="string">
            <text:p>0x907f1509bc7ce7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449" calcext:value-type="float">
            <text:p>376449</text:p>
          </table:table-cell>
          <table:table-cell table:style-name="ce1" office:value-type="float" office:value="373578" calcext:value-type="float">
            <text:p>373578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55dfc9c394c8ec2</text:p>
          </table:table-cell>
          <table:table-cell table:style-name="ce1" office:value-type="string" calcext:value-type="string">
            <text:p>0xf7ed56a2208ff056</text:p>
          </table:table-cell>
          <table:table-cell table:style-name="ce1" office:value-type="string" calcext:value-type="string">
            <text:p>0xa55dfc9c394c8e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913" calcext:value-type="float">
            <text:p>373913</text:p>
          </table:table-cell>
          <table:table-cell table:style-name="ce1" office:value-type="float" office:value="373745" calcext:value-type="float">
            <text:p>373745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9178446970bd4d</text:p>
          </table:table-cell>
          <table:table-cell table:style-name="ce1" office:value-type="string" calcext:value-type="string">
            <text:p>0xfdf7fc29c0eb6460</text:p>
          </table:table-cell>
          <table:table-cell table:style-name="ce1" office:value-type="string" calcext:value-type="string">
            <text:p>0xc9178446970bd4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3750" calcext:value-type="float">
            <text:p>423750</text:p>
          </table:table-cell>
          <table:table-cell table:style-name="ce1" office:value-type="float" office:value="374155" calcext:value-type="float">
            <text:p>374155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39d2d2041540186</text:p>
          </table:table-cell>
          <table:table-cell table:style-name="ce1" office:value-type="string" calcext:value-type="string">
            <text:p>0x8265626315a661c1</text:p>
          </table:table-cell>
          <table:table-cell table:style-name="ce1" office:value-type="string" calcext:value-type="string">
            <text:p>0x739d2d204154018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315" calcext:value-type="float">
            <text:p>376315</text:p>
          </table:table-cell>
          <table:table-cell table:style-name="ce1" office:value-type="float" office:value="373858" calcext:value-type="float">
            <text:p>373858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85cc7c5470d7a0e</text:p>
          </table:table-cell>
          <table:table-cell table:style-name="ce1" office:value-type="string" calcext:value-type="string">
            <text:p>0xb0f6b7885b2129dd</text:p>
          </table:table-cell>
          <table:table-cell table:style-name="ce1" office:value-type="string" calcext:value-type="string">
            <text:p>0x785cc7c5470d7a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882" calcext:value-type="float">
            <text:p>375882</text:p>
          </table:table-cell>
          <table:table-cell table:style-name="ce1" office:value-type="float" office:value="372342" calcext:value-type="float">
            <text:p>372342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4525cc24f2ed9a8</text:p>
          </table:table-cell>
          <table:table-cell table:style-name="ce1" office:value-type="string" calcext:value-type="string">
            <text:p>0x921a2552090d94ab</text:p>
          </table:table-cell>
          <table:table-cell table:style-name="ce1" office:value-type="string" calcext:value-type="string">
            <text:p>0xb4525cc24f2ed9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19" calcext:value-type="float">
            <text:p>374219</text:p>
          </table:table-cell>
          <table:table-cell table:style-name="ce1" office:value-type="float" office:value="374177" calcext:value-type="float">
            <text:p>374177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5ed150478bee5f8</text:p>
          </table:table-cell>
          <table:table-cell table:style-name="ce1" office:value-type="string" calcext:value-type="string">
            <text:p>0xb2fa5dc4357025dd</text:p>
          </table:table-cell>
          <table:table-cell table:style-name="ce1" office:value-type="string" calcext:value-type="string">
            <text:p>0x55ed150478bee5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378" calcext:value-type="float">
            <text:p>374378</text:p>
          </table:table-cell>
          <table:table-cell table:style-name="ce1" office:value-type="float" office:value="372757" calcext:value-type="float">
            <text:p>372757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6030876adca9740</text:p>
          </table:table-cell>
          <table:table-cell table:style-name="ce1" office:value-type="string" calcext:value-type="string">
            <text:p>0x34b3dab012ac8ee9</text:p>
          </table:table-cell>
          <table:table-cell table:style-name="ce1" office:value-type="string" calcext:value-type="string">
            <text:p>0x66030876adca97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1039" calcext:value-type="float">
            <text:p>421039</text:p>
          </table:table-cell>
          <table:table-cell table:style-name="ce1" office:value-type="float" office:value="374085" calcext:value-type="float">
            <text:p>374085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0c278d028a180bb</text:p>
          </table:table-cell>
          <table:table-cell table:style-name="ce1" office:value-type="string" calcext:value-type="string">
            <text:p>0xb7f199083976e6da</text:p>
          </table:table-cell>
          <table:table-cell table:style-name="ce1" office:value-type="string" calcext:value-type="string">
            <text:p>0xc0c278d028a180b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73" calcext:value-type="float">
            <text:p>373673</text:p>
          </table:table-cell>
          <table:table-cell table:style-name="ce1" office:value-type="float" office:value="373130" calcext:value-type="float">
            <text:p>373130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d15c86f5a949d38</text:p>
          </table:table-cell>
          <table:table-cell table:style-name="ce1" office:value-type="string" calcext:value-type="string">
            <text:p>0xf09022cc4ec560cd</text:p>
          </table:table-cell>
          <table:table-cell table:style-name="ce1" office:value-type="string" calcext:value-type="string">
            <text:p>0xfd15c86f5a949d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40" calcext:value-type="float">
            <text:p>373840</text:p>
          </table:table-cell>
          <table:table-cell table:style-name="ce1" office:value-type="float" office:value="371960" calcext:value-type="float">
            <text:p>371960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ca6f24574ec08e4</text:p>
          </table:table-cell>
          <table:table-cell table:style-name="ce1" office:value-type="string" calcext:value-type="string">
            <text:p>0xc6271c7ac7b6dd84</text:p>
          </table:table-cell>
          <table:table-cell table:style-name="ce1" office:value-type="string" calcext:value-type="string">
            <text:p>0xbca6f24574ec08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23" calcext:value-type="float">
            <text:p>373423</text:p>
          </table:table-cell>
          <table:table-cell table:style-name="ce1" office:value-type="float" office:value="373881" calcext:value-type="float">
            <text:p>373881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09ab3e31b2cfe89</text:p>
          </table:table-cell>
          <table:table-cell table:style-name="ce1" office:value-type="string" calcext:value-type="string">
            <text:p>0x90fbfaad98bff380</text:p>
          </table:table-cell>
          <table:table-cell table:style-name="ce1" office:value-type="string" calcext:value-type="string">
            <text:p>0x909ab3e31b2cfe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28" calcext:value-type="float">
            <text:p>374028</text:p>
          </table:table-cell>
          <table:table-cell table:style-name="ce1" office:value-type="float" office:value="373050" calcext:value-type="float">
            <text:p>373050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f61c95243c53013</text:p>
          </table:table-cell>
          <table:table-cell table:style-name="ce1" office:value-type="string" calcext:value-type="string">
            <text:p>0x705b565f9003295f</text:p>
          </table:table-cell>
          <table:table-cell table:style-name="ce1" office:value-type="string" calcext:value-type="string">
            <text:p>0x1f61c95243c5301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3228" calcext:value-type="float">
            <text:p>413228</text:p>
          </table:table-cell>
          <table:table-cell table:style-name="ce1" office:value-type="float" office:value="366661" calcext:value-type="float">
            <text:p>366661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f80dab513f34599</text:p>
          </table:table-cell>
          <table:table-cell table:style-name="ce1" office:value-type="string" calcext:value-type="string">
            <text:p>0x8944f3224c408ead</text:p>
          </table:table-cell>
          <table:table-cell table:style-name="ce1" office:value-type="string" calcext:value-type="string">
            <text:p>0xaf80dab513f345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9253" calcext:value-type="float">
            <text:p>379253</text:p>
          </table:table-cell>
          <table:table-cell table:style-name="ce1" office:value-type="float" office:value="381840" calcext:value-type="float">
            <text:p>381840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4f47540541e8127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ff71a0dab56f0a3</text:p>
          </table:table-cell>
          <table:table-cell table:style-name="ce1" office:value-type="string" calcext:value-type="string">
            <text:p>0xcebdc9606c4c9e44</text:p>
          </table:table-cell>
          <table:table-cell table:style-name="ce1" office:value-type="string" calcext:value-type="string">
            <text:p>0x4ff71a0dab56f0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03" calcext:value-type="float">
            <text:p>374503</text:p>
          </table:table-cell>
          <table:table-cell table:style-name="ce1" office:value-type="float" office:value="378840" calcext:value-type="float">
            <text:p>378840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aa601b340aa9db4</text:p>
          </table:table-cell>
          <table:table-cell table:style-name="ce1" office:value-type="string" calcext:value-type="string">
            <text:p>0x5ff35fc754ca6842</text:p>
          </table:table-cell>
          <table:table-cell table:style-name="ce1" office:value-type="string" calcext:value-type="string">
            <text:p>0x6aa601b340aa9d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146" calcext:value-type="float">
            <text:p>376146</text:p>
          </table:table-cell>
          <table:table-cell table:style-name="ce1" office:value-type="float" office:value="375224" calcext:value-type="float">
            <text:p>375224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8a869d078cba264</text:p>
          </table:table-cell>
          <table:table-cell table:style-name="ce1" office:value-type="string" calcext:value-type="string">
            <text:p>0x11bdbbcb6821bedd</text:p>
          </table:table-cell>
          <table:table-cell table:style-name="ce1" office:value-type="string" calcext:value-type="string">
            <text:p>0x68a869d078cba26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622" calcext:value-type="float">
            <text:p>375622</text:p>
          </table:table-cell>
          <table:table-cell table:style-name="ce1" office:value-type="float" office:value="376131" calcext:value-type="float">
            <text:p>376131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57ba896e664593e</text:p>
          </table:table-cell>
          <table:table-cell table:style-name="ce1" office:value-type="string" calcext:value-type="string">
            <text:p>0xf68590f164dc1678</text:p>
          </table:table-cell>
          <table:table-cell table:style-name="ce1" office:value-type="string" calcext:value-type="string">
            <text:p>0xb57ba896e664593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0015" calcext:value-type="float">
            <text:p>400015</text:p>
          </table:table-cell>
          <table:table-cell table:style-name="ce1" office:value-type="float" office:value="373845" calcext:value-type="float">
            <text:p>373845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97c915e7c37ad2b</text:p>
          </table:table-cell>
          <table:table-cell table:style-name="ce1" office:value-type="string" calcext:value-type="string">
            <text:p>0xada249ce75aa63ec</text:p>
          </table:table-cell>
          <table:table-cell table:style-name="ce1" office:value-type="string" calcext:value-type="string">
            <text:p>0x797c915e7c37ad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204" calcext:value-type="float">
            <text:p>372204</text:p>
          </table:table-cell>
          <table:table-cell table:style-name="ce1" office:value-type="float" office:value="510957" calcext:value-type="float">
            <text:p>510957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8744fd9d75a36b3</text:p>
          </table:table-cell>
          <table:table-cell table:style-name="ce1" office:value-type="string" calcext:value-type="string">
            <text:p>0xa9b45964423d4ac8</text:p>
          </table:table-cell>
          <table:table-cell table:style-name="ce1" office:value-type="string" calcext:value-type="string">
            <text:p>0x38744fd9d75a36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3885" calcext:value-type="float">
            <text:p>423885</text:p>
          </table:table-cell>
          <table:table-cell table:style-name="ce1" office:value-type="float" office:value="388453" calcext:value-type="float">
            <text:p>388453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40c084698564268</text:p>
          </table:table-cell>
          <table:table-cell table:style-name="ce1" office:value-type="string" calcext:value-type="string">
            <text:p>0x66d5086e3eba80b8</text:p>
          </table:table-cell>
          <table:table-cell table:style-name="ce1" office:value-type="string" calcext:value-type="string">
            <text:p>0x740c08469856426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46301" calcext:value-type="float">
            <text:p>446301</text:p>
          </table:table-cell>
          <table:table-cell table:style-name="ce1" office:value-type="float" office:value="374542" calcext:value-type="float">
            <text:p>374542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7823602c43e7d3f</text:p>
          </table:table-cell>
          <table:table-cell table:style-name="ce1" office:value-type="string" calcext:value-type="string">
            <text:p>0x545e8a94f594ed7f</text:p>
          </table:table-cell>
          <table:table-cell table:style-name="ce1" office:value-type="string" calcext:value-type="string">
            <text:p>0xa7823602c43e7d3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374" calcext:value-type="float">
            <text:p>374374</text:p>
          </table:table-cell>
          <table:table-cell table:style-name="ce1" office:value-type="float" office:value="422345" calcext:value-type="float">
            <text:p>422345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ba9e03ea0e4de8d</text:p>
          </table:table-cell>
          <table:table-cell table:style-name="ce1" office:value-type="string" calcext:value-type="string">
            <text:p>0xf9777f84bb863505</text:p>
          </table:table-cell>
          <table:table-cell table:style-name="ce1" office:value-type="string" calcext:value-type="string">
            <text:p>0xaba9e03ea0e4de8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141" calcext:value-type="float">
            <text:p>375141</text:p>
          </table:table-cell>
          <table:table-cell table:style-name="ce1" office:value-type="float" office:value="374784" calcext:value-type="float">
            <text:p>374784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47e7bca4b47496e</text:p>
          </table:table-cell>
          <table:table-cell table:style-name="ce1" office:value-type="string" calcext:value-type="string">
            <text:p>0x7d6e939874f287db</text:p>
          </table:table-cell>
          <table:table-cell table:style-name="ce1" office:value-type="string" calcext:value-type="string">
            <text:p>0x547e7bca4b47496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923" calcext:value-type="float">
            <text:p>375923</text:p>
          </table:table-cell>
          <table:table-cell table:style-name="ce1" office:value-type="float" office:value="375144" calcext:value-type="float">
            <text:p>375144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65775ef3c623271</text:p>
          </table:table-cell>
          <table:table-cell table:style-name="ce1" office:value-type="string" calcext:value-type="string">
            <text:p>0x944b84c09a1e3667</text:p>
          </table:table-cell>
          <table:table-cell table:style-name="ce1" office:value-type="string" calcext:value-type="string">
            <text:p>0x765775ef3c62327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24" calcext:value-type="float">
            <text:p>373424</text:p>
          </table:table-cell>
          <table:table-cell table:style-name="ce1" office:value-type="float" office:value="374162" calcext:value-type="float">
            <text:p>374162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de3c5cef5195e9e</text:p>
          </table:table-cell>
          <table:table-cell table:style-name="ce1" office:value-type="string" calcext:value-type="string">
            <text:p>0x95273651adb5b972</text:p>
          </table:table-cell>
          <table:table-cell table:style-name="ce1" office:value-type="string" calcext:value-type="string">
            <text:p>0xede3c5cef5195e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325" calcext:value-type="float">
            <text:p>373325</text:p>
          </table:table-cell>
          <table:table-cell table:style-name="ce1" office:value-type="float" office:value="372200" calcext:value-type="float">
            <text:p>372200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651ef34429cc99f</text:p>
          </table:table-cell>
          <table:table-cell table:style-name="ce1" office:value-type="string" calcext:value-type="string">
            <text:p>0x3cac65e4f896916f</text:p>
          </table:table-cell>
          <table:table-cell table:style-name="ce1" office:value-type="string" calcext:value-type="string">
            <text:p>0x3651ef34429cc9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834" calcext:value-type="float">
            <text:p>372834</text:p>
          </table:table-cell>
          <table:table-cell table:style-name="ce1" office:value-type="float" office:value="425790" calcext:value-type="float">
            <text:p>425790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85ba3a8fd32cc2f</text:p>
          </table:table-cell>
          <table:table-cell table:style-name="ce1" office:value-type="string" calcext:value-type="string">
            <text:p>0xb84f381773edf699</text:p>
          </table:table-cell>
          <table:table-cell table:style-name="ce1" office:value-type="string" calcext:value-type="string">
            <text:p>0xc85ba3a8fd32cc2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029" calcext:value-type="float">
            <text:p>375029</text:p>
          </table:table-cell>
          <table:table-cell table:style-name="ce1" office:value-type="float" office:value="372273" calcext:value-type="float">
            <text:p>372273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c7c63f9015a8fc5</text:p>
          </table:table-cell>
          <table:table-cell table:style-name="ce1" office:value-type="string" calcext:value-type="string">
            <text:p>0x9a41aa242e7a20cf</text:p>
          </table:table-cell>
          <table:table-cell table:style-name="ce1" office:value-type="string" calcext:value-type="string">
            <text:p>0x4c7c63f9015a8f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190" calcext:value-type="float">
            <text:p>373190</text:p>
          </table:table-cell>
          <table:table-cell table:style-name="ce1" office:value-type="float" office:value="372772" calcext:value-type="float">
            <text:p>372772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51a301b00911517</text:p>
          </table:table-cell>
          <table:table-cell table:style-name="ce1" office:value-type="string" calcext:value-type="string">
            <text:p>0xd1a6a08006472b60</text:p>
          </table:table-cell>
          <table:table-cell table:style-name="ce1" office:value-type="string" calcext:value-type="string">
            <text:p>0xa51a301b009115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51" calcext:value-type="float">
            <text:p>373851</text:p>
          </table:table-cell>
          <table:table-cell table:style-name="ce1" office:value-type="float" office:value="372590" calcext:value-type="float">
            <text:p>372590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c6d6293e70775fc</text:p>
          </table:table-cell>
          <table:table-cell table:style-name="ce1" office:value-type="string" calcext:value-type="string">
            <text:p>0xcf407634107b29e2</text:p>
          </table:table-cell>
          <table:table-cell table:style-name="ce1" office:value-type="string" calcext:value-type="string">
            <text:p>0x8c6d6293e70775f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031" calcext:value-type="float">
            <text:p>372031</text:p>
          </table:table-cell>
          <table:table-cell table:style-name="ce1" office:value-type="float" office:value="373784" calcext:value-type="float">
            <text:p>373784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baa5b003ea0ff6c</text:p>
          </table:table-cell>
          <table:table-cell table:style-name="ce1" office:value-type="string" calcext:value-type="string">
            <text:p>0xfa142088dc8e199f</text:p>
          </table:table-cell>
          <table:table-cell table:style-name="ce1" office:value-type="string" calcext:value-type="string">
            <text:p>0xabaa5b003ea0ff6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671" calcext:value-type="float">
            <text:p>374671</text:p>
          </table:table-cell>
          <table:table-cell table:style-name="ce1" office:value-type="float" office:value="373535" calcext:value-type="float">
            <text:p>373535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ad4c39955d6182b</text:p>
          </table:table-cell>
          <table:table-cell table:style-name="ce1" office:value-type="string" calcext:value-type="string">
            <text:p>0x1a6f741821275658</text:p>
          </table:table-cell>
          <table:table-cell table:style-name="ce1" office:value-type="string" calcext:value-type="string">
            <text:p>0x9ad4c39955d618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48" calcext:value-type="float">
            <text:p>373448</text:p>
          </table:table-cell>
          <table:table-cell table:style-name="ce1" office:value-type="float" office:value="372900" calcext:value-type="float">
            <text:p>372900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3406cd73cd3c64f</text:p>
          </table:table-cell>
          <table:table-cell table:style-name="ce1" office:value-type="string" calcext:value-type="string">
            <text:p>0x6bea4546e016410f</text:p>
          </table:table-cell>
          <table:table-cell table:style-name="ce1" office:value-type="string" calcext:value-type="string">
            <text:p>0x83406cd73cd3c64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824" calcext:value-type="float">
            <text:p>371824</text:p>
          </table:table-cell>
          <table:table-cell table:style-name="ce1" office:value-type="float" office:value="371685" calcext:value-type="float">
            <text:p>371685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65205da7942baaa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8cbfd3adfcf5a6a</text:p>
          </table:table-cell>
          <table:table-cell table:style-name="ce1" office:value-type="string" calcext:value-type="string">
            <text:p>0x5dc4fca5d66096ae</text:p>
          </table:table-cell>
          <table:table-cell table:style-name="ce1" office:value-type="string" calcext:value-type="string">
            <text:p>0x28cbfd3adfcf5a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035" calcext:value-type="float">
            <text:p>373035</text:p>
          </table:table-cell>
          <table:table-cell table:style-name="ce1" office:value-type="float" office:value="371226" calcext:value-type="float">
            <text:p>371226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e5822af3abe2f07</text:p>
          </table:table-cell>
          <table:table-cell table:style-name="ce1" office:value-type="string" calcext:value-type="string">
            <text:p>0xaf4327ca2075fe5a</text:p>
          </table:table-cell>
          <table:table-cell table:style-name="ce1" office:value-type="string" calcext:value-type="string">
            <text:p>0xfe5822af3abe2f0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515" calcext:value-type="float">
            <text:p>375515</text:p>
          </table:table-cell>
          <table:table-cell table:style-name="ce1" office:value-type="float" office:value="373290" calcext:value-type="float">
            <text:p>373290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fb08728872d4f5d</text:p>
          </table:table-cell>
          <table:table-cell table:style-name="ce1" office:value-type="string" calcext:value-type="string">
            <text:p>0x530ddd275b5a98f7</text:p>
          </table:table-cell>
          <table:table-cell table:style-name="ce1" office:value-type="string" calcext:value-type="string">
            <text:p>0x3fb08728872d4f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612" calcext:value-type="float">
            <text:p>372612</text:p>
          </table:table-cell>
          <table:table-cell table:style-name="ce1" office:value-type="float" office:value="372206" calcext:value-type="float">
            <text:p>372206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a2aab78de8b8369</text:p>
          </table:table-cell>
          <table:table-cell table:style-name="ce1" office:value-type="string" calcext:value-type="string">
            <text:p>0x52c2685ab8042912</text:p>
          </table:table-cell>
          <table:table-cell table:style-name="ce1" office:value-type="string" calcext:value-type="string">
            <text:p>0xfa2aab78de8b83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9387" calcext:value-type="float">
            <text:p>379387</text:p>
          </table:table-cell>
          <table:table-cell table:style-name="ce1" office:value-type="float" office:value="376130" calcext:value-type="float">
            <text:p>376130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0f3439196bb1740</text:p>
          </table:table-cell>
          <table:table-cell table:style-name="ce1" office:value-type="string" calcext:value-type="string">
            <text:p>0x29f4ea1339a90856</text:p>
          </table:table-cell>
          <table:table-cell table:style-name="ce1" office:value-type="string" calcext:value-type="string">
            <text:p>0xa0f3439196bb17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908" calcext:value-type="float">
            <text:p>373908</text:p>
          </table:table-cell>
          <table:table-cell table:style-name="ce1" office:value-type="float" office:value="374905" calcext:value-type="float">
            <text:p>374905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43066e1042c3c3a</text:p>
          </table:table-cell>
          <table:table-cell table:style-name="ce1" office:value-type="string" calcext:value-type="string">
            <text:p>0x6c436884b46628c6</text:p>
          </table:table-cell>
          <table:table-cell table:style-name="ce1" office:value-type="string" calcext:value-type="string">
            <text:p>0xa43066e1042c3c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10" calcext:value-type="float">
            <text:p>373610</text:p>
          </table:table-cell>
          <table:table-cell table:style-name="ce1" office:value-type="float" office:value="370538" calcext:value-type="float">
            <text:p>370538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30ae66b54ace1f4</text:p>
          </table:table-cell>
          <table:table-cell table:style-name="ce1" office:value-type="string" calcext:value-type="string">
            <text:p>0x6298d4c5010c21b9</text:p>
          </table:table-cell>
          <table:table-cell table:style-name="ce1" office:value-type="string" calcext:value-type="string">
            <text:p>0xb30ae66b54ace1f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789" calcext:value-type="float">
            <text:p>373789</text:p>
          </table:table-cell>
          <table:table-cell table:style-name="ce1" office:value-type="float" office:value="372830" calcext:value-type="float">
            <text:p>372830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517f43b0fb8dc8e</text:p>
          </table:table-cell>
          <table:table-cell table:style-name="ce1" office:value-type="string" calcext:value-type="string">
            <text:p>0xf7c504d72863e042</text:p>
          </table:table-cell>
          <table:table-cell table:style-name="ce1" office:value-type="string" calcext:value-type="string">
            <text:p>0xf517f43b0fb8dc8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7492" calcext:value-type="float">
            <text:p>387492</text:p>
          </table:table-cell>
          <table:table-cell table:style-name="ce1" office:value-type="float" office:value="381713" calcext:value-type="float">
            <text:p>381713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f3f02cfe8c8cdac</text:p>
          </table:table-cell>
          <table:table-cell table:style-name="ce1" office:value-type="string" calcext:value-type="string">
            <text:p>0x1460f4d357186dc9</text:p>
          </table:table-cell>
          <table:table-cell table:style-name="ce1" office:value-type="string" calcext:value-type="string">
            <text:p>0xaf3f02cfe8c8cda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3069" calcext:value-type="float">
            <text:p>383069</text:p>
          </table:table-cell>
          <table:table-cell table:style-name="ce1" office:value-type="float" office:value="405920" calcext:value-type="float">
            <text:p>405920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924b8aab314bd15</text:p>
          </table:table-cell>
          <table:table-cell table:style-name="ce1" office:value-type="string" calcext:value-type="string">
            <text:p>0x162e9a529895d556</text:p>
          </table:table-cell>
          <table:table-cell table:style-name="ce1" office:value-type="string" calcext:value-type="string">
            <text:p>0x5924b8aab314bd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06635" calcext:value-type="float">
            <text:p>506635</text:p>
          </table:table-cell>
          <table:table-cell table:style-name="ce1" office:value-type="float" office:value="386553" calcext:value-type="float">
            <text:p>386553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99a088a04f32c90</text:p>
          </table:table-cell>
          <table:table-cell table:style-name="ce1" office:value-type="string" calcext:value-type="string">
            <text:p>0x97ce235e89da8434</text:p>
          </table:table-cell>
          <table:table-cell table:style-name="ce1" office:value-type="string" calcext:value-type="string">
            <text:p>0x699a088a04f32c9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0896" calcext:value-type="float">
            <text:p>380896</text:p>
          </table:table-cell>
          <table:table-cell table:style-name="ce1" office:value-type="float" office:value="381545" calcext:value-type="float">
            <text:p>381545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c1412bacdf2c03</text:p>
          </table:table-cell>
          <table:table-cell table:style-name="ce1" office:value-type="string" calcext:value-type="string">
            <text:p>0x2d722619df54fdf</text:p>
          </table:table-cell>
          <table:table-cell table:style-name="ce1" office:value-type="string" calcext:value-type="string">
            <text:p>0x3c1412bacdf2c0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7696" calcext:value-type="float">
            <text:p>377696</text:p>
          </table:table-cell>
          <table:table-cell table:style-name="ce1" office:value-type="float" office:value="381788" calcext:value-type="float">
            <text:p>381788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4665c27354b9838</text:p>
          </table:table-cell>
          <table:table-cell table:style-name="ce1" office:value-type="string" calcext:value-type="string">
            <text:p>0x34f0c13f87f9b05</text:p>
          </table:table-cell>
          <table:table-cell table:style-name="ce1" office:value-type="string" calcext:value-type="string">
            <text:p>0x74665c27354b98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585" calcext:value-type="float">
            <text:p>375585</text:p>
          </table:table-cell>
          <table:table-cell table:style-name="ce1" office:value-type="float" office:value="417442" calcext:value-type="float">
            <text:p>417442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5fe0e7abb8990f3</text:p>
          </table:table-cell>
          <table:table-cell table:style-name="ce1" office:value-type="string" calcext:value-type="string">
            <text:p>0x9f9e429fd9d8157d</text:p>
          </table:table-cell>
          <table:table-cell table:style-name="ce1" office:value-type="string" calcext:value-type="string">
            <text:p>0x75fe0e7abb8990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305" calcext:value-type="float">
            <text:p>375305</text:p>
          </table:table-cell>
          <table:table-cell table:style-name="ce1" office:value-type="float" office:value="376435" calcext:value-type="float">
            <text:p>376435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f5c39eec52541af</text:p>
          </table:table-cell>
          <table:table-cell table:style-name="ce1" office:value-type="string" calcext:value-type="string">
            <text:p>0xbf3ea1dd7461fa2c</text:p>
          </table:table-cell>
          <table:table-cell table:style-name="ce1" office:value-type="string" calcext:value-type="string">
            <text:p>0x2f5c39eec52541a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95" calcext:value-type="float">
            <text:p>374095</text:p>
          </table:table-cell>
          <table:table-cell table:style-name="ce1" office:value-type="float" office:value="373979" calcext:value-type="float">
            <text:p>373979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77f075aa44b6633</text:p>
          </table:table-cell>
          <table:table-cell table:style-name="ce1" office:value-type="string" calcext:value-type="string">
            <text:p>0xc3606d8f8cd5bdb7</text:p>
          </table:table-cell>
          <table:table-cell table:style-name="ce1" office:value-type="string" calcext:value-type="string">
            <text:p>0xf77f075aa44b663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70" calcext:value-type="float">
            <text:p>373470</text:p>
          </table:table-cell>
          <table:table-cell table:style-name="ce1" office:value-type="float" office:value="374251" calcext:value-type="float">
            <text:p>374251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aa59a4d1f7876b4</text:p>
          </table:table-cell>
          <table:table-cell table:style-name="ce1" office:value-type="string" calcext:value-type="string">
            <text:p>0x7144a69e350ba802</text:p>
          </table:table-cell>
          <table:table-cell table:style-name="ce1" office:value-type="string" calcext:value-type="string">
            <text:p>0xcaa59a4d1f7876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612" calcext:value-type="float">
            <text:p>374612</text:p>
          </table:table-cell>
          <table:table-cell table:style-name="ce1" office:value-type="float" office:value="372748" calcext:value-type="float">
            <text:p>372748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582e01ba635ce5d</text:p>
          </table:table-cell>
          <table:table-cell table:style-name="ce1" office:value-type="string" calcext:value-type="string">
            <text:p>0xf5939568dee22d87</text:p>
          </table:table-cell>
          <table:table-cell table:style-name="ce1" office:value-type="string" calcext:value-type="string">
            <text:p>0x8582e01ba635ce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446" calcext:value-type="float">
            <text:p>374446</text:p>
          </table:table-cell>
          <table:table-cell table:style-name="ce1" office:value-type="float" office:value="422323" calcext:value-type="float">
            <text:p>422323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a23145622992623</text:p>
          </table:table-cell>
          <table:table-cell table:style-name="ce1" office:value-type="string" calcext:value-type="string">
            <text:p>0x81f8a1743331c189</text:p>
          </table:table-cell>
          <table:table-cell table:style-name="ce1" office:value-type="string" calcext:value-type="string">
            <text:p>0x1a2314562299262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81" calcext:value-type="float">
            <text:p>373681</text:p>
          </table:table-cell>
          <table:table-cell table:style-name="ce1" office:value-type="float" office:value="372839" calcext:value-type="float">
            <text:p>372839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68f89cddc66da3a</text:p>
          </table:table-cell>
          <table:table-cell table:style-name="ce1" office:value-type="string" calcext:value-type="string">
            <text:p>0x6a7ad580066cb6f9</text:p>
          </table:table-cell>
          <table:table-cell table:style-name="ce1" office:value-type="string" calcext:value-type="string">
            <text:p>0x468f89cddc66da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347" calcext:value-type="float">
            <text:p>374347</text:p>
          </table:table-cell>
          <table:table-cell table:style-name="ce1" office:value-type="float" office:value="377184" calcext:value-type="float">
            <text:p>377184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569bc2c4203f524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01f9e7dfe3cd5d0</text:p>
          </table:table-cell>
          <table:table-cell table:style-name="ce1" office:value-type="string" calcext:value-type="string">
            <text:p>0xe2d2360dada0d50c</text:p>
          </table:table-cell>
          <table:table-cell table:style-name="ce1" office:value-type="string" calcext:value-type="string">
            <text:p>0x701f9e7dfe3cd5d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158" calcext:value-type="float">
            <text:p>373158</text:p>
          </table:table-cell>
          <table:table-cell table:style-name="ce1" office:value-type="float" office:value="374214" calcext:value-type="float">
            <text:p>374214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c4968c427904b90</text:p>
          </table:table-cell>
          <table:table-cell table:style-name="ce1" office:value-type="string" calcext:value-type="string">
            <text:p>0xe753881ab3b289ef</text:p>
          </table:table-cell>
          <table:table-cell table:style-name="ce1" office:value-type="string" calcext:value-type="string">
            <text:p>0xec4968c427904b9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102" calcext:value-type="float">
            <text:p>369102</text:p>
          </table:table-cell>
          <table:table-cell table:style-name="ce1" office:value-type="float" office:value="368951" calcext:value-type="float">
            <text:p>368951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9930ff2aedb4416</text:p>
          </table:table-cell>
          <table:table-cell table:style-name="ce1" office:value-type="string" calcext:value-type="string">
            <text:p>0xf092e304d6b5ff9d</text:p>
          </table:table-cell>
          <table:table-cell table:style-name="ce1" office:value-type="string" calcext:value-type="string">
            <text:p>0x99930ff2aedb441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198" calcext:value-type="float">
            <text:p>366198</text:p>
          </table:table-cell>
          <table:table-cell table:style-name="ce1" office:value-type="float" office:value="368405" calcext:value-type="float">
            <text:p>368405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d8d131efe28d49</text:p>
          </table:table-cell>
          <table:table-cell table:style-name="ce1" office:value-type="string" calcext:value-type="string">
            <text:p>0x73a03929c78eaab9</text:p>
          </table:table-cell>
          <table:table-cell table:style-name="ce1" office:value-type="string" calcext:value-type="string">
            <text:p>0x8d8d131efe28d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7670" calcext:value-type="float">
            <text:p>367670</text:p>
          </table:table-cell>
          <table:table-cell table:style-name="ce1" office:value-type="float" office:value="369515" calcext:value-type="float">
            <text:p>369515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670cb758ce619f</text:p>
          </table:table-cell>
          <table:table-cell table:style-name="ce1" office:value-type="string" calcext:value-type="string">
            <text:p>0xb03691622eac0a9e</text:p>
          </table:table-cell>
          <table:table-cell table:style-name="ce1" office:value-type="string" calcext:value-type="string">
            <text:p>0x9670cb758ce61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4818" calcext:value-type="float">
            <text:p>364818</text:p>
          </table:table-cell>
          <table:table-cell table:style-name="ce1" office:value-type="float" office:value="363863" calcext:value-type="float">
            <text:p>363863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42b89d0e36ce8c7</text:p>
          </table:table-cell>
          <table:table-cell table:style-name="ce1" office:value-type="string" calcext:value-type="string">
            <text:p>0x5afffebe9f349616</text:p>
          </table:table-cell>
          <table:table-cell table:style-name="ce1" office:value-type="string" calcext:value-type="string">
            <text:p>0xf42b89d0e36ce8c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200" calcext:value-type="float">
            <text:p>365200</text:p>
          </table:table-cell>
          <table:table-cell table:style-name="ce1" office:value-type="float" office:value="363657" calcext:value-type="float">
            <text:p>363657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0ebb62cf5dda916</text:p>
          </table:table-cell>
          <table:table-cell table:style-name="ce1" office:value-type="string" calcext:value-type="string">
            <text:p>0x3d332241db7658d</text:p>
          </table:table-cell>
          <table:table-cell table:style-name="ce1" office:value-type="string" calcext:value-type="string">
            <text:p>0x80ebb62cf5dda91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4547" calcext:value-type="float">
            <text:p>364547</text:p>
          </table:table-cell>
          <table:table-cell table:style-name="ce1" office:value-type="float" office:value="364322" calcext:value-type="float">
            <text:p>364322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62db384843f62a</text:p>
          </table:table-cell>
          <table:table-cell table:style-name="ce1" office:value-type="string" calcext:value-type="string">
            <text:p>0x34f907615d534c64</text:p>
          </table:table-cell>
          <table:table-cell table:style-name="ce1" office:value-type="string" calcext:value-type="string">
            <text:p>0xc62db384843f62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872" calcext:value-type="float">
            <text:p>365872</text:p>
          </table:table-cell>
          <table:table-cell table:style-name="ce1" office:value-type="float" office:value="364474" calcext:value-type="float">
            <text:p>364474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a1ac75e2c3bfa36</text:p>
          </table:table-cell>
          <table:table-cell table:style-name="ce1" office:value-type="string" calcext:value-type="string">
            <text:p>0x72440cb2d4530ed1</text:p>
          </table:table-cell>
          <table:table-cell table:style-name="ce1" office:value-type="string" calcext:value-type="string">
            <text:p>0x8a1ac75e2c3bfa3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3678" calcext:value-type="float">
            <text:p>393678</text:p>
          </table:table-cell>
          <table:table-cell table:style-name="ce1" office:value-type="float" office:value="363349" calcext:value-type="float">
            <text:p>363349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9493e1d6774d37a</text:p>
          </table:table-cell>
          <table:table-cell table:style-name="ce1" office:value-type="string" calcext:value-type="string">
            <text:p>0x2e19309a4db46d75</text:p>
          </table:table-cell>
          <table:table-cell table:style-name="ce1" office:value-type="string" calcext:value-type="string">
            <text:p>0xf9493e1d6774d37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7516" calcext:value-type="float">
            <text:p>367516</text:p>
          </table:table-cell>
          <table:table-cell table:style-name="ce1" office:value-type="float" office:value="436251" calcext:value-type="float">
            <text:p>436251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a01b7accbc0796a</text:p>
          </table:table-cell>
          <table:table-cell table:style-name="ce1" office:value-type="string" calcext:value-type="string">
            <text:p>0xc30a0613a3d9f236</text:p>
          </table:table-cell>
          <table:table-cell table:style-name="ce1" office:value-type="string" calcext:value-type="string">
            <text:p>0x2a01b7accbc079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60734" calcext:value-type="float">
            <text:p>460734</text:p>
          </table:table-cell>
          <table:table-cell table:style-name="ce1" office:value-type="float" office:value="388649" calcext:value-type="float">
            <text:p>388649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5680a0cf8741d77</text:p>
          </table:table-cell>
          <table:table-cell table:style-name="ce1" office:value-type="string" calcext:value-type="string">
            <text:p>0x426fc608879c3fea</text:p>
          </table:table-cell>
          <table:table-cell table:style-name="ce1" office:value-type="string" calcext:value-type="string">
            <text:p>0xb5680a0cf8741d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8465" calcext:value-type="float">
            <text:p>368465</text:p>
          </table:table-cell>
          <table:table-cell table:style-name="ce1" office:value-type="float" office:value="399320" calcext:value-type="float">
            <text:p>399320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e46352bc37f429</text:p>
          </table:table-cell>
          <table:table-cell table:style-name="ce1" office:value-type="string" calcext:value-type="string">
            <text:p>0x5fd069a999777f41</text:p>
          </table:table-cell>
          <table:table-cell table:style-name="ce1" office:value-type="string" calcext:value-type="string">
            <text:p>0xae46352bc37f42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469" calcext:value-type="float">
            <text:p>366469</text:p>
          </table:table-cell>
          <table:table-cell table:style-name="ce1" office:value-type="float" office:value="363226" calcext:value-type="float">
            <text:p>363226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e4befeadf8674f4</text:p>
          </table:table-cell>
          <table:table-cell table:style-name="ce1" office:value-type="string" calcext:value-type="string">
            <text:p>0x637c4e9f132a296a</text:p>
          </table:table-cell>
          <table:table-cell table:style-name="ce1" office:value-type="string" calcext:value-type="string">
            <text:p>0xee4befeadf8674f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7388" calcext:value-type="float">
            <text:p>367388</text:p>
          </table:table-cell>
          <table:table-cell table:style-name="ce1" office:value-type="float" office:value="365008" calcext:value-type="float">
            <text:p>365008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efed1244039021</text:p>
          </table:table-cell>
          <table:table-cell table:style-name="ce1" office:value-type="string" calcext:value-type="string">
            <text:p>0x874ae6031cce8c37</text:p>
          </table:table-cell>
          <table:table-cell table:style-name="ce1" office:value-type="string" calcext:value-type="string">
            <text:p>0x5efed12440390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7375" calcext:value-type="float">
            <text:p>367375</text:p>
          </table:table-cell>
          <table:table-cell table:style-name="ce1" office:value-type="float" office:value="367801" calcext:value-type="float">
            <text:p>367801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f115757fd7f81e1</text:p>
          </table:table-cell>
          <table:table-cell table:style-name="ce1" office:value-type="string" calcext:value-type="string">
            <text:p>0xdfc98d8c61a409bf</text:p>
          </table:table-cell>
          <table:table-cell table:style-name="ce1" office:value-type="string" calcext:value-type="string">
            <text:p>0xcf115757fd7f81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928" calcext:value-type="float">
            <text:p>366928</text:p>
          </table:table-cell>
          <table:table-cell table:style-name="ce1" office:value-type="float" office:value="364200" calcext:value-type="float">
            <text:p>364200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ac6ed7001fc4099</text:p>
          </table:table-cell>
          <table:table-cell table:style-name="ce1" office:value-type="string" calcext:value-type="string">
            <text:p>0xd0f1c199a2982521</text:p>
          </table:table-cell>
          <table:table-cell table:style-name="ce1" office:value-type="string" calcext:value-type="string">
            <text:p>0x2ac6ed7001fc40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383" calcext:value-type="float">
            <text:p>365383</text:p>
          </table:table-cell>
          <table:table-cell table:style-name="ce1" office:value-type="float" office:value="374162" calcext:value-type="float">
            <text:p>374162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e2d2d60565a75f9</text:p>
          </table:table-cell>
          <table:table-cell table:style-name="ce1" office:value-type="string" calcext:value-type="string">
            <text:p>0x4ea567020d273056</text:p>
          </table:table-cell>
          <table:table-cell table:style-name="ce1" office:value-type="string" calcext:value-type="string">
            <text:p>0x1e2d2d60565a75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965" calcext:value-type="float">
            <text:p>365965</text:p>
          </table:table-cell>
          <table:table-cell table:style-name="ce1" office:value-type="float" office:value="364257" calcext:value-type="float">
            <text:p>364257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55639a1a820849f</text:p>
          </table:table-cell>
          <table:table-cell table:style-name="ce1" office:value-type="string" calcext:value-type="string">
            <text:p>0xb4c59246e97f243e</text:p>
          </table:table-cell>
          <table:table-cell table:style-name="ce1" office:value-type="string" calcext:value-type="string">
            <text:p>0xd55639a1a82084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959" calcext:value-type="float">
            <text:p>372959</text:p>
          </table:table-cell>
          <table:table-cell table:style-name="ce1" office:value-type="float" office:value="363974" calcext:value-type="float">
            <text:p>363974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430109c125eb61d</text:p>
          </table:table-cell>
          <table:table-cell table:style-name="ce1" office:value-type="string" calcext:value-type="string">
            <text:p>0xcc62acbb7f7b039b</text:p>
          </table:table-cell>
          <table:table-cell table:style-name="ce1" office:value-type="string" calcext:value-type="string">
            <text:p>0x3430109c125eb61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3751" calcext:value-type="float">
            <text:p>363751</text:p>
          </table:table-cell>
          <table:table-cell table:style-name="ce1" office:value-type="float" office:value="367361" calcext:value-type="float">
            <text:p>367361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e3cca0a374a721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c7bbfc2732a3869</text:p>
          </table:table-cell>
          <table:table-cell table:style-name="ce1" office:value-type="string" calcext:value-type="string">
            <text:p>0x88bf1c51442a3daf</text:p>
          </table:table-cell>
          <table:table-cell table:style-name="ce1" office:value-type="string" calcext:value-type="string">
            <text:p>0xcc7bbfc2732a38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565" calcext:value-type="float">
            <text:p>366565</text:p>
          </table:table-cell>
          <table:table-cell table:style-name="ce1" office:value-type="float" office:value="370604" calcext:value-type="float">
            <text:p>370604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ba49a77ff7fb9e5</text:p>
          </table:table-cell>
          <table:table-cell table:style-name="ce1" office:value-type="string" calcext:value-type="string">
            <text:p>0x4219b420da9dc95c</text:p>
          </table:table-cell>
          <table:table-cell table:style-name="ce1" office:value-type="string" calcext:value-type="string">
            <text:p>0xaba49a77ff7fb9e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7928" calcext:value-type="float">
            <text:p>377928</text:p>
          </table:table-cell>
          <table:table-cell table:style-name="ce1" office:value-type="float" office:value="376878" calcext:value-type="float">
            <text:p>376878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a80daa523758bd</text:p>
          </table:table-cell>
          <table:table-cell table:style-name="ce1" office:value-type="string" calcext:value-type="string">
            <text:p>0x941946e64517ec1a</text:p>
          </table:table-cell>
          <table:table-cell table:style-name="ce1" office:value-type="string" calcext:value-type="string">
            <text:p>0x7a80daa523758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7732" calcext:value-type="float">
            <text:p>367732</text:p>
          </table:table-cell>
          <table:table-cell table:style-name="ce1" office:value-type="float" office:value="366193" calcext:value-type="float">
            <text:p>366193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a94b482bbd847f6</text:p>
          </table:table-cell>
          <table:table-cell table:style-name="ce1" office:value-type="string" calcext:value-type="string">
            <text:p>0xfb808a530dd7db7d</text:p>
          </table:table-cell>
          <table:table-cell table:style-name="ce1" office:value-type="string" calcext:value-type="string">
            <text:p>0x6a94b482bbd847f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6502" calcext:value-type="float">
            <text:p>386502</text:p>
          </table:table-cell>
          <table:table-cell table:style-name="ce1" office:value-type="float" office:value="379696" calcext:value-type="float">
            <text:p>379696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5631461203eb00c</text:p>
          </table:table-cell>
          <table:table-cell table:style-name="ce1" office:value-type="string" calcext:value-type="string">
            <text:p>0x2b25a0e809cb2c91</text:p>
          </table:table-cell>
          <table:table-cell table:style-name="ce1" office:value-type="string" calcext:value-type="string">
            <text:p>0x45631461203eb00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905" calcext:value-type="float">
            <text:p>373905</text:p>
          </table:table-cell>
          <table:table-cell table:style-name="ce1" office:value-type="float" office:value="377079" calcext:value-type="float">
            <text:p>377079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d17cc14dab8242</text:p>
          </table:table-cell>
          <table:table-cell table:style-name="ce1" office:value-type="string" calcext:value-type="string">
            <text:p>0xc02873a2d4c24e</text:p>
          </table:table-cell>
          <table:table-cell table:style-name="ce1" office:value-type="string" calcext:value-type="string">
            <text:p>0xbd17cc14dab824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462" calcext:value-type="float">
            <text:p>375462</text:p>
          </table:table-cell>
          <table:table-cell table:style-name="ce1" office:value-type="float" office:value="373807" calcext:value-type="float">
            <text:p>373807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36ffd01332e3299</text:p>
          </table:table-cell>
          <table:table-cell table:style-name="ce1" office:value-type="string" calcext:value-type="string">
            <text:p>0x83c4fe78c8ffe471</text:p>
          </table:table-cell>
          <table:table-cell table:style-name="ce1" office:value-type="string" calcext:value-type="string">
            <text:p>0x836ffd01332e32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545" calcext:value-type="float">
            <text:p>373545</text:p>
          </table:table-cell>
          <table:table-cell table:style-name="ce1" office:value-type="float" office:value="374279" calcext:value-type="float">
            <text:p>374279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e308eb48a27e926</text:p>
          </table:table-cell>
          <table:table-cell table:style-name="ce1" office:value-type="string" calcext:value-type="string">
            <text:p>0xe014603ce4e8cb7d</text:p>
          </table:table-cell>
          <table:table-cell table:style-name="ce1" office:value-type="string" calcext:value-type="string">
            <text:p>0x5e308eb48a27e92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00" calcext:value-type="float">
            <text:p>373400</text:p>
          </table:table-cell>
          <table:table-cell table:style-name="ce1" office:value-type="float" office:value="375517" calcext:value-type="float">
            <text:p>375517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dbf1723e11ac5f1</text:p>
          </table:table-cell>
          <table:table-cell table:style-name="ce1" office:value-type="string" calcext:value-type="string">
            <text:p>0x47cb79e9c9ecb814</text:p>
          </table:table-cell>
          <table:table-cell table:style-name="ce1" office:value-type="string" calcext:value-type="string">
            <text:p>0xcdbf1723e11ac5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1853" calcext:value-type="float">
            <text:p>381853</text:p>
          </table:table-cell>
          <table:table-cell table:style-name="ce1" office:value-type="float" office:value="373687" calcext:value-type="float">
            <text:p>373687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e96f38d21a17ec8</text:p>
          </table:table-cell>
          <table:table-cell table:style-name="ce1" office:value-type="string" calcext:value-type="string">
            <text:p>0x2b1263a4ee4bbb55</text:p>
          </table:table-cell>
          <table:table-cell table:style-name="ce1" office:value-type="string" calcext:value-type="string">
            <text:p>0xfe96f38d21a17e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9832" calcext:value-type="float">
            <text:p>379832</text:p>
          </table:table-cell>
          <table:table-cell table:style-name="ce1" office:value-type="float" office:value="372952" calcext:value-type="float">
            <text:p>372952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7d55a974f2ef5fb</text:p>
          </table:table-cell>
          <table:table-cell table:style-name="ce1" office:value-type="string" calcext:value-type="string">
            <text:p>0xc52a31bdfe19167</text:p>
          </table:table-cell>
          <table:table-cell table:style-name="ce1" office:value-type="string" calcext:value-type="string">
            <text:p>0x47d55a974f2ef5f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33" calcext:value-type="float">
            <text:p>373833</text:p>
          </table:table-cell>
          <table:table-cell table:style-name="ce1" office:value-type="float" office:value="372554" calcext:value-type="float">
            <text:p>372554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f7561ea5f2e7a37</text:p>
          </table:table-cell>
          <table:table-cell table:style-name="ce1" office:value-type="string" calcext:value-type="string">
            <text:p>0x5c8a63bf1df54067</text:p>
          </table:table-cell>
          <table:table-cell table:style-name="ce1" office:value-type="string" calcext:value-type="string">
            <text:p>0xbf7561ea5f2e7a3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090" calcext:value-type="float">
            <text:p>373090</text:p>
          </table:table-cell>
          <table:table-cell table:style-name="ce1" office:value-type="float" office:value="370626" calcext:value-type="float">
            <text:p>370626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cdf58a7740b41db</text:p>
          </table:table-cell>
          <table:table-cell table:style-name="ce1" office:value-type="string" calcext:value-type="string">
            <text:p>0x3f72ed4e5063d910</text:p>
          </table:table-cell>
          <table:table-cell table:style-name="ce1" office:value-type="string" calcext:value-type="string">
            <text:p>0x4cdf58a7740b41d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766" calcext:value-type="float">
            <text:p>371766</text:p>
          </table:table-cell>
          <table:table-cell table:style-name="ce1" office:value-type="float" office:value="387886" calcext:value-type="float">
            <text:p>387886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918946091b4dcc0</text:p>
          </table:table-cell>
          <table:table-cell table:style-name="ce1" office:value-type="string" calcext:value-type="string">
            <text:p>0xc7682f3c354fc8e1</text:p>
          </table:table-cell>
          <table:table-cell table:style-name="ce1" office:value-type="string" calcext:value-type="string">
            <text:p>0xa918946091b4dcc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2921" calcext:value-type="float">
            <text:p>382921</text:p>
          </table:table-cell>
          <table:table-cell table:style-name="ce1" office:value-type="float" office:value="374884" calcext:value-type="float">
            <text:p>374884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401a798c933dd7f</text:p>
          </table:table-cell>
          <table:table-cell table:style-name="ce1" office:value-type="string" calcext:value-type="string">
            <text:p>0x333eb045d608c5b1</text:p>
          </table:table-cell>
          <table:table-cell table:style-name="ce1" office:value-type="string" calcext:value-type="string">
            <text:p>0xa401a798c933dd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87241" calcext:value-type="float">
            <text:p>487241</text:p>
          </table:table-cell>
          <table:table-cell table:style-name="ce1" office:value-type="float" office:value="451639" calcext:value-type="float">
            <text:p>451639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c879ad39a20e3a6</text:p>
          </table:table-cell>
          <table:table-cell table:style-name="ce1" office:value-type="string" calcext:value-type="string">
            <text:p>0xf7355b57ca2df8ba</text:p>
          </table:table-cell>
          <table:table-cell table:style-name="ce1" office:value-type="string" calcext:value-type="string">
            <text:p>0xcc879ad39a20e3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7127" calcext:value-type="float">
            <text:p>387127</text:p>
          </table:table-cell>
          <table:table-cell table:style-name="ce1" office:value-type="float" office:value="381671" calcext:value-type="float">
            <text:p>381671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bdfc800ee68bf9c</text:p>
          </table:table-cell>
          <table:table-cell table:style-name="ce1" office:value-type="string" calcext:value-type="string">
            <text:p>0x14fbe117a32d91cb</text:p>
          </table:table-cell>
          <table:table-cell table:style-name="ce1" office:value-type="string" calcext:value-type="string">
            <text:p>0xcbdfc800ee68bf9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53" calcext:value-type="float">
            <text:p>374553</text:p>
          </table:table-cell>
          <table:table-cell table:style-name="ce1" office:value-type="float" office:value="372579" calcext:value-type="float">
            <text:p>372579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4b03623c9bf425</text:p>
          </table:table-cell>
          <table:table-cell table:style-name="ce1" office:value-type="string" calcext:value-type="string">
            <text:p>0xfd3d9a97ed3a5563</text:p>
          </table:table-cell>
          <table:table-cell table:style-name="ce1" office:value-type="string" calcext:value-type="string">
            <text:p>0x34b03623c9bf42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153" calcext:value-type="float">
            <text:p>374153</text:p>
          </table:table-cell>
          <table:table-cell table:style-name="ce1" office:value-type="float" office:value="372097" calcext:value-type="float">
            <text:p>372097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b6f128bf353793</text:p>
          </table:table-cell>
          <table:table-cell table:style-name="ce1" office:value-type="string" calcext:value-type="string">
            <text:p>0xfc29fab97093072e</text:p>
          </table:table-cell>
          <table:table-cell table:style-name="ce1" office:value-type="string" calcext:value-type="string">
            <text:p>0x9b6f128bf3537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2040" calcext:value-type="float">
            <text:p>382040</text:p>
          </table:table-cell>
          <table:table-cell table:style-name="ce1" office:value-type="float" office:value="372899" calcext:value-type="float">
            <text:p>372899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9815595ce09dc76</text:p>
          </table:table-cell>
          <table:table-cell table:style-name="ce1" office:value-type="string" calcext:value-type="string">
            <text:p>0x3e4315cf1729302d</text:p>
          </table:table-cell>
          <table:table-cell table:style-name="ce1" office:value-type="string" calcext:value-type="string">
            <text:p>0x59815595ce09dc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891" calcext:value-type="float">
            <text:p>375891</text:p>
          </table:table-cell>
          <table:table-cell table:style-name="ce1" office:value-type="float" office:value="373171" calcext:value-type="float">
            <text:p>373171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161cc2313d50b69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4187363443892c8</text:p>
          </table:table-cell>
          <table:table-cell table:style-name="ce1" office:value-type="string" calcext:value-type="string">
            <text:p>0xe1d7546cde7b3bf</text:p>
          </table:table-cell>
          <table:table-cell table:style-name="ce1" office:value-type="string" calcext:value-type="string">
            <text:p>0x54187363443892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095" calcext:value-type="float">
            <text:p>375095</text:p>
          </table:table-cell>
          <table:table-cell table:style-name="ce1" office:value-type="float" office:value="372620" calcext:value-type="float">
            <text:p>372620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68ba0061100477d</text:p>
          </table:table-cell>
          <table:table-cell table:style-name="ce1" office:value-type="string" calcext:value-type="string">
            <text:p>0xf86cddd3ead968e9</text:p>
          </table:table-cell>
          <table:table-cell table:style-name="ce1" office:value-type="string" calcext:value-type="string">
            <text:p>0x468ba0061100477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103" calcext:value-type="float">
            <text:p>376103</text:p>
          </table:table-cell>
          <table:table-cell table:style-name="ce1" office:value-type="float" office:value="373642" calcext:value-type="float">
            <text:p>373642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b7fc1bddd231a01</text:p>
          </table:table-cell>
          <table:table-cell table:style-name="ce1" office:value-type="string" calcext:value-type="string">
            <text:p>0xe03e5534c03aa377</text:p>
          </table:table-cell>
          <table:table-cell table:style-name="ce1" office:value-type="string" calcext:value-type="string">
            <text:p>0xeb7fc1bddd231a0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982" calcext:value-type="float">
            <text:p>373982</text:p>
          </table:table-cell>
          <table:table-cell table:style-name="ce1" office:value-type="float" office:value="371224" calcext:value-type="float">
            <text:p>371224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df9a9680f4214f4</text:p>
          </table:table-cell>
          <table:table-cell table:style-name="ce1" office:value-type="string" calcext:value-type="string">
            <text:p>0xaa58225bee3507ce</text:p>
          </table:table-cell>
          <table:table-cell table:style-name="ce1" office:value-type="string" calcext:value-type="string">
            <text:p>0x8df9a9680f4214f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0805" calcext:value-type="float">
            <text:p>380805</text:p>
          </table:table-cell>
          <table:table-cell table:style-name="ce1" office:value-type="float" office:value="373830" calcext:value-type="float">
            <text:p>373830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0c025be8d7278ad</text:p>
          </table:table-cell>
          <table:table-cell table:style-name="ce1" office:value-type="string" calcext:value-type="string">
            <text:p>0xb7454e6b4be77d86</text:p>
          </table:table-cell>
          <table:table-cell table:style-name="ce1" office:value-type="string" calcext:value-type="string">
            <text:p>0xc0c025be8d7278a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552" calcext:value-type="float">
            <text:p>373552</text:p>
          </table:table-cell>
          <table:table-cell table:style-name="ce1" office:value-type="float" office:value="375396" calcext:value-type="float">
            <text:p>375396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eea9c0711a43f56</text:p>
          </table:table-cell>
          <table:table-cell table:style-name="ce1" office:value-type="string" calcext:value-type="string">
            <text:p>0x6b4adcf96e59545b</text:p>
          </table:table-cell>
          <table:table-cell table:style-name="ce1" office:value-type="string" calcext:value-type="string">
            <text:p>0xdeea9c0711a43f5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262" calcext:value-type="float">
            <text:p>373262</text:p>
          </table:table-cell>
          <table:table-cell table:style-name="ce1" office:value-type="float" office:value="371448" calcext:value-type="float">
            <text:p>371448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09558fa2165e425</text:p>
          </table:table-cell>
          <table:table-cell table:style-name="ce1" office:value-type="string" calcext:value-type="string">
            <text:p>0xfeb114700058ce10</text:p>
          </table:table-cell>
          <table:table-cell table:style-name="ce1" office:value-type="string" calcext:value-type="string">
            <text:p>0xa09558fa2165e42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07" calcext:value-type="float">
            <text:p>373607</text:p>
          </table:table-cell>
          <table:table-cell table:style-name="ce1" office:value-type="float" office:value="372970" calcext:value-type="float">
            <text:p>372970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df8d9f8ac8d058f</text:p>
          </table:table-cell>
          <table:table-cell table:style-name="ce1" office:value-type="string" calcext:value-type="string">
            <text:p>0x2fe9122b14956f2c</text:p>
          </table:table-cell>
          <table:table-cell table:style-name="ce1" office:value-type="string" calcext:value-type="string">
            <text:p>0xfdf8d9f8ac8d058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631" calcext:value-type="float">
            <text:p>372631</text:p>
          </table:table-cell>
          <table:table-cell table:style-name="ce1" office:value-type="float" office:value="372664" calcext:value-type="float">
            <text:p>372664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6f1c33fb6533a40</text:p>
          </table:table-cell>
          <table:table-cell table:style-name="ce1" office:value-type="string" calcext:value-type="string">
            <text:p>0x242eba939d299339</text:p>
          </table:table-cell>
          <table:table-cell table:style-name="ce1" office:value-type="string" calcext:value-type="string">
            <text:p>0xd6f1c33fb6533a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9150" calcext:value-type="float">
            <text:p>379150</text:p>
          </table:table-cell>
          <table:table-cell table:style-name="ce1" office:value-type="float" office:value="373924" calcext:value-type="float">
            <text:p>373924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bb698bf88712750</text:p>
          </table:table-cell>
          <table:table-cell table:style-name="ce1" office:value-type="string" calcext:value-type="string">
            <text:p>0x903e7969208a2e78</text:p>
          </table:table-cell>
          <table:table-cell table:style-name="ce1" office:value-type="string" calcext:value-type="string">
            <text:p>0xfbb698bf8871275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63" calcext:value-type="float">
            <text:p>373663</text:p>
          </table:table-cell>
          <table:table-cell table:style-name="ce1" office:value-type="float" office:value="373196" calcext:value-type="float">
            <text:p>373196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7e8afae7c781c65</text:p>
          </table:table-cell>
          <table:table-cell table:style-name="ce1" office:value-type="string" calcext:value-type="string">
            <text:p>0xa6adcb6108c631e4</text:p>
          </table:table-cell>
          <table:table-cell table:style-name="ce1" office:value-type="string" calcext:value-type="string">
            <text:p>0xc7e8afae7c781c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478" calcext:value-type="float">
            <text:p>372478</text:p>
          </table:table-cell>
          <table:table-cell table:style-name="ce1" office:value-type="float" office:value="371455" calcext:value-type="float">
            <text:p>371455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30bc0c38d9fcd20</text:p>
          </table:table-cell>
          <table:table-cell table:style-name="ce1" office:value-type="string" calcext:value-type="string">
            <text:p>0xafe72b28bfefb32a</text:p>
          </table:table-cell>
          <table:table-cell table:style-name="ce1" office:value-type="string" calcext:value-type="string">
            <text:p>0xf30bc0c38d9fcd2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2340" calcext:value-type="float">
            <text:p>412340</text:p>
          </table:table-cell>
          <table:table-cell table:style-name="ce1" office:value-type="float" office:value="373703" calcext:value-type="float">
            <text:p>373703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26dd4f88e369e7f</text:p>
          </table:table-cell>
          <table:table-cell table:style-name="ce1" office:value-type="string" calcext:value-type="string">
            <text:p>0xc6c746ed8523fc84</text:p>
          </table:table-cell>
          <table:table-cell table:style-name="ce1" office:value-type="string" calcext:value-type="string">
            <text:p>0xf26dd4f88e369e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8669" calcext:value-type="float">
            <text:p>368669</text:p>
          </table:table-cell>
          <table:table-cell table:style-name="ce1" office:value-type="float" office:value="364491" calcext:value-type="float">
            <text:p>364491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3c190ce30397406</text:p>
          </table:table-cell>
          <table:table-cell table:style-name="ce1" office:value-type="string" calcext:value-type="string">
            <text:p>0x1b3a0c8318f895b3</text:p>
          </table:table-cell>
          <table:table-cell table:style-name="ce1" office:value-type="string" calcext:value-type="string">
            <text:p>0x33c190ce3039740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8606" calcext:value-type="float">
            <text:p>388606</text:p>
          </table:table-cell>
          <table:table-cell table:style-name="ce1" office:value-type="float" office:value="398028" calcext:value-type="float">
            <text:p>398028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9b625f2a223b02f</text:p>
          </table:table-cell>
          <table:table-cell table:style-name="ce1" office:value-type="string" calcext:value-type="string">
            <text:p>0x7ca4fc94eeab2e51</text:p>
          </table:table-cell>
          <table:table-cell table:style-name="ce1" office:value-type="string" calcext:value-type="string">
            <text:p>0x99b625f2a223b02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0569" calcext:value-type="float">
            <text:p>380569</text:p>
          </table:table-cell>
          <table:table-cell table:style-name="ce1" office:value-type="float" office:value="382017" calcext:value-type="float">
            <text:p>382017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8a88de782897ca4</text:p>
          </table:table-cell>
          <table:table-cell table:style-name="ce1" office:value-type="string" calcext:value-type="string">
            <text:p>0x954fdd39c10bd217</text:p>
          </table:table-cell>
          <table:table-cell table:style-name="ce1" office:value-type="string" calcext:value-type="string">
            <text:p>0xa8a88de782897ca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532195" calcext:value-type="float">
            <text:p>532195</text:p>
          </table:table-cell>
          <table:table-cell table:style-name="ce1" office:value-type="float" office:value="423420" calcext:value-type="float">
            <text:p>423420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3c01f371a92084d</text:p>
          </table:table-cell>
          <table:table-cell table:style-name="ce1" office:value-type="string" calcext:value-type="string">
            <text:p>0x5ef82ea6444621ae</text:p>
          </table:table-cell>
          <table:table-cell table:style-name="ce1" office:value-type="string" calcext:value-type="string">
            <text:p>0x13c01f371a92084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8547" calcext:value-type="float">
            <text:p>378547</text:p>
          </table:table-cell>
          <table:table-cell table:style-name="ce1" office:value-type="float" office:value="380417" calcext:value-type="float">
            <text:p>380417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c3ff8876af00c8</text:p>
          </table:table-cell>
          <table:table-cell table:style-name="ce1" office:value-type="string" calcext:value-type="string">
            <text:p>0x81e7cd719c689776</text:p>
          </table:table-cell>
          <table:table-cell table:style-name="ce1" office:value-type="string" calcext:value-type="string">
            <text:p>0xdc3ff8876af00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98" calcext:value-type="float">
            <text:p>374598</text:p>
          </table:table-cell>
          <table:table-cell table:style-name="ce1" office:value-type="float" office:value="376972" calcext:value-type="float">
            <text:p>376972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b15db20db041f48</text:p>
          </table:table-cell>
          <table:table-cell table:style-name="ce1" office:value-type="string" calcext:value-type="string">
            <text:p>0xa806b6f39447efc3</text:p>
          </table:table-cell>
          <table:table-cell table:style-name="ce1" office:value-type="string" calcext:value-type="string">
            <text:p>0xfb15db20db041f4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0753" calcext:value-type="float">
            <text:p>380753</text:p>
          </table:table-cell>
          <table:table-cell table:style-name="ce1" office:value-type="float" office:value="372016" calcext:value-type="float">
            <text:p>372016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b52ffbf283a8a5e</text:p>
          </table:table-cell>
          <table:table-cell table:style-name="ce1" office:value-type="string" calcext:value-type="string">
            <text:p>0x25b342da7ddc082f</text:p>
          </table:table-cell>
          <table:table-cell table:style-name="ce1" office:value-type="string" calcext:value-type="string">
            <text:p>0x1b52ffbf283a8a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742" calcext:value-type="float">
            <text:p>373742</text:p>
          </table:table-cell>
          <table:table-cell table:style-name="ce1" office:value-type="float" office:value="372870" calcext:value-type="float">
            <text:p>372870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4d9153d154b3458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3878c5006387111</text:p>
          </table:table-cell>
          <table:table-cell table:style-name="ce1" office:value-type="string" calcext:value-type="string">
            <text:p>0xaceb349bfaad30b4</text:p>
          </table:table-cell>
          <table:table-cell table:style-name="ce1" office:value-type="string" calcext:value-type="string">
            <text:p>0x43878c500638711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100" calcext:value-type="float">
            <text:p>373100</text:p>
          </table:table-cell>
          <table:table-cell table:style-name="ce1" office:value-type="float" office:value="373407" calcext:value-type="float">
            <text:p>373407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a61398e43eb27ec</text:p>
          </table:table-cell>
          <table:table-cell table:style-name="ce1" office:value-type="string" calcext:value-type="string">
            <text:p>0xc787dc7b0c38a360</text:p>
          </table:table-cell>
          <table:table-cell table:style-name="ce1" office:value-type="string" calcext:value-type="string">
            <text:p>0xba61398e43eb27e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694" calcext:value-type="float">
            <text:p>369694</text:p>
          </table:table-cell>
          <table:table-cell table:style-name="ce1" office:value-type="float" office:value="366410" calcext:value-type="float">
            <text:p>366410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fc6c96d5b736007</text:p>
          </table:table-cell>
          <table:table-cell table:style-name="ce1" office:value-type="string" calcext:value-type="string">
            <text:p>0x2965ccf218db1c29</text:p>
          </table:table-cell>
          <table:table-cell table:style-name="ce1" office:value-type="string" calcext:value-type="string">
            <text:p>0x1fc6c96d5b73600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4535" calcext:value-type="float">
            <text:p>364535</text:p>
          </table:table-cell>
          <table:table-cell table:style-name="ce1" office:value-type="float" office:value="364135" calcext:value-type="float">
            <text:p>364135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0a7f7fc85a3b1b8</text:p>
          </table:table-cell>
          <table:table-cell table:style-name="ce1" office:value-type="string" calcext:value-type="string">
            <text:p>0x27b5d3073376a94c</text:p>
          </table:table-cell>
          <table:table-cell table:style-name="ce1" office:value-type="string" calcext:value-type="string">
            <text:p>0x20a7f7fc85a3b1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262" calcext:value-type="float">
            <text:p>371262</text:p>
          </table:table-cell>
          <table:table-cell table:style-name="ce1" office:value-type="float" office:value="368001" calcext:value-type="float">
            <text:p>368001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64996e24dac64ef</text:p>
          </table:table-cell>
          <table:table-cell table:style-name="ce1" office:value-type="string" calcext:value-type="string">
            <text:p>0xdeadf56cffe102a8</text:p>
          </table:table-cell>
          <table:table-cell table:style-name="ce1" office:value-type="string" calcext:value-type="string">
            <text:p>0x964996e24dac64e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558" calcext:value-type="float">
            <text:p>365558</text:p>
          </table:table-cell>
          <table:table-cell table:style-name="ce1" office:value-type="float" office:value="363597" calcext:value-type="float">
            <text:p>363597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7ab16528426e59a</text:p>
          </table:table-cell>
          <table:table-cell table:style-name="ce1" office:value-type="string" calcext:value-type="string">
            <text:p>0x74cd7665f4e8e765</text:p>
          </table:table-cell>
          <table:table-cell table:style-name="ce1" office:value-type="string" calcext:value-type="string">
            <text:p>0x87ab16528426e59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3764" calcext:value-type="float">
            <text:p>363764</text:p>
          </table:table-cell>
          <table:table-cell table:style-name="ce1" office:value-type="float" office:value="362840" calcext:value-type="float">
            <text:p>362840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792eec9181eaf22</text:p>
          </table:table-cell>
          <table:table-cell table:style-name="ce1" office:value-type="string" calcext:value-type="string">
            <text:p>0x8e552f141046d79a</text:p>
          </table:table-cell>
          <table:table-cell table:style-name="ce1" office:value-type="string" calcext:value-type="string">
            <text:p>0x4792eec9181eaf2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645" calcext:value-type="float">
            <text:p>365645</text:p>
          </table:table-cell>
          <table:table-cell table:style-name="ce1" office:value-type="float" office:value="362295" calcext:value-type="float">
            <text:p>362295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a073cb0a384a174</text:p>
          </table:table-cell>
          <table:table-cell table:style-name="ce1" office:value-type="string" calcext:value-type="string">
            <text:p>0x6ab16c0489042661</text:p>
          </table:table-cell>
          <table:table-cell table:style-name="ce1" office:value-type="string" calcext:value-type="string">
            <text:p>0x3a073cb0a384a17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4884" calcext:value-type="float">
            <text:p>364884</text:p>
          </table:table-cell>
          <table:table-cell table:style-name="ce1" office:value-type="float" office:value="362860" calcext:value-type="float">
            <text:p>362860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961fe2fd647c5d5</text:p>
          </table:table-cell>
          <table:table-cell table:style-name="ce1" office:value-type="string" calcext:value-type="string">
            <text:p>0xabc8f68e1e595ecc</text:p>
          </table:table-cell>
          <table:table-cell table:style-name="ce1" office:value-type="string" calcext:value-type="string">
            <text:p>0x9961fe2fd647c5d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4986" calcext:value-type="float">
            <text:p>364986</text:p>
          </table:table-cell>
          <table:table-cell table:style-name="ce1" office:value-type="float" office:value="377115" calcext:value-type="float">
            <text:p>377115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6e6c80916b8273e</text:p>
          </table:table-cell>
          <table:table-cell table:style-name="ce1" office:value-type="string" calcext:value-type="string">
            <text:p>0x5c5fb09b5378bc3b</text:p>
          </table:table-cell>
          <table:table-cell table:style-name="ce1" office:value-type="string" calcext:value-type="string">
            <text:p>0x36e6c80916b8273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255" calcext:value-type="float">
            <text:p>366255</text:p>
          </table:table-cell>
          <table:table-cell table:style-name="ce1" office:value-type="float" office:value="363226" calcext:value-type="float">
            <text:p>363226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9f828c33131c9b</text:p>
          </table:table-cell>
          <table:table-cell table:style-name="ce1" office:value-type="string" calcext:value-type="string">
            <text:p>0xe44910ee2e63e618</text:p>
          </table:table-cell>
          <table:table-cell table:style-name="ce1" office:value-type="string" calcext:value-type="string">
            <text:p>0x19f828c33131c9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989" calcext:value-type="float">
            <text:p>365989</text:p>
          </table:table-cell>
          <table:table-cell table:style-name="ce1" office:value-type="float" office:value="363672" calcext:value-type="float">
            <text:p>363672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3935396418b1f66</text:p>
          </table:table-cell>
          <table:table-cell table:style-name="ce1" office:value-type="string" calcext:value-type="string">
            <text:p>0xb334030e8fec5c6</text:p>
          </table:table-cell>
          <table:table-cell table:style-name="ce1" office:value-type="string" calcext:value-type="string">
            <text:p>0xd3935396418b1f6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910" calcext:value-type="float">
            <text:p>365910</text:p>
          </table:table-cell>
          <table:table-cell table:style-name="ce1" office:value-type="float" office:value="362798" calcext:value-type="float">
            <text:p>362798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589f3fee24323bf</text:p>
          </table:table-cell>
          <table:table-cell table:style-name="ce1" office:value-type="string" calcext:value-type="string">
            <text:p>0xd3460c5c4a0c06eb</text:p>
          </table:table-cell>
          <table:table-cell table:style-name="ce1" office:value-type="string" calcext:value-type="string">
            <text:p>0x6589f3fee24323b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160" calcext:value-type="float">
            <text:p>365160</text:p>
          </table:table-cell>
          <table:table-cell table:style-name="ce1" office:value-type="float" office:value="362857" calcext:value-type="float">
            <text:p>362857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3200e9f67b051c3</text:p>
          </table:table-cell>
          <table:table-cell table:style-name="ce1" office:value-type="string" calcext:value-type="string">
            <text:p>0x7d24cffd3665d11a</text:p>
          </table:table-cell>
          <table:table-cell table:style-name="ce1" office:value-type="string" calcext:value-type="string">
            <text:p>0xd3200e9f67b051c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604" calcext:value-type="float">
            <text:p>365604</text:p>
          </table:table-cell>
          <table:table-cell table:style-name="ce1" office:value-type="float" office:value="371932" calcext:value-type="float">
            <text:p>371932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fad9b3edc42b071</text:p>
          </table:table-cell>
          <table:table-cell table:style-name="ce1" office:value-type="string" calcext:value-type="string">
            <text:p>0x1bb69378f43cc645</text:p>
          </table:table-cell>
          <table:table-cell table:style-name="ce1" office:value-type="string" calcext:value-type="string">
            <text:p>0x1fad9b3edc42b07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336" calcext:value-type="float">
            <text:p>366336</text:p>
          </table:table-cell>
          <table:table-cell table:style-name="ce1" office:value-type="float" office:value="369901" calcext:value-type="float">
            <text:p>369901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a032b61404d5387</text:p>
          </table:table-cell>
          <table:table-cell table:style-name="ce1" office:value-type="string" calcext:value-type="string">
            <text:p>0xce94ee4fa9dc7fc9</text:p>
          </table:table-cell>
          <table:table-cell table:style-name="ce1" office:value-type="string" calcext:value-type="string">
            <text:p>0x6a032b61404d538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697" calcext:value-type="float">
            <text:p>365697</text:p>
          </table:table-cell>
          <table:table-cell table:style-name="ce1" office:value-type="float" office:value="362987" calcext:value-type="float">
            <text:p>362987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55dd6f71479d4ad</text:p>
          </table:table-cell>
          <table:table-cell table:style-name="ce1" office:value-type="string" calcext:value-type="string">
            <text:p>0x981f421cfefa4f81</text:p>
          </table:table-cell>
          <table:table-cell table:style-name="ce1" office:value-type="string" calcext:value-type="string">
            <text:p>0xc55dd6f71479d4a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594" calcext:value-type="float">
            <text:p>366594</text:p>
          </table:table-cell>
          <table:table-cell table:style-name="ce1" office:value-type="float" office:value="362859" calcext:value-type="float">
            <text:p>362859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6b92cf4ac2eaece</text:p>
          </table:table-cell>
          <table:table-cell table:style-name="ce1" office:value-type="string" calcext:value-type="string">
            <text:p>0xbf00977c8c00fe61</text:p>
          </table:table-cell>
          <table:table-cell table:style-name="ce1" office:value-type="string" calcext:value-type="string">
            <text:p>0x96b92cf4ac2eae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649" calcext:value-type="float">
            <text:p>366649</text:p>
          </table:table-cell>
          <table:table-cell table:style-name="ce1" office:value-type="float" office:value="367722" calcext:value-type="float">
            <text:p>367722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cd9d79fad96aa20</text:p>
          </table:table-cell>
          <table:table-cell table:style-name="ce1" office:value-type="string" calcext:value-type="string">
            <text:p>0x218b8f7b17462d22</text:p>
          </table:table-cell>
          <table:table-cell table:style-name="ce1" office:value-type="string" calcext:value-type="string">
            <text:p>0x3cd9d79fad96aa2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5686" calcext:value-type="float">
            <text:p>415686</text:p>
          </table:table-cell>
          <table:table-cell table:style-name="ce1" office:value-type="float" office:value="371895" calcext:value-type="float">
            <text:p>371895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92620af9aa54383</text:p>
          </table:table-cell>
          <table:table-cell table:style-name="ce1" office:value-type="string" calcext:value-type="string">
            <text:p>0xc268521dfac41a6d</text:p>
          </table:table-cell>
          <table:table-cell table:style-name="ce1" office:value-type="string" calcext:value-type="string">
            <text:p>0xb92620af9aa543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790" calcext:value-type="float">
            <text:p>366790</text:p>
          </table:table-cell>
          <table:table-cell table:style-name="ce1" office:value-type="float" office:value="425132" calcext:value-type="float">
            <text:p>425132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8af4ec7c20fb2f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6dec6ec4ecc077c</text:p>
          </table:table-cell>
          <table:table-cell table:style-name="ce1" office:value-type="string" calcext:value-type="string">
            <text:p>0x64084a64e5660529</text:p>
          </table:table-cell>
          <table:table-cell table:style-name="ce1" office:value-type="string" calcext:value-type="string">
            <text:p>0x46dec6ec4ecc07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68745" calcext:value-type="float">
            <text:p>468745</text:p>
          </table:table-cell>
          <table:table-cell table:style-name="ce1" office:value-type="float" office:value="391100" calcext:value-type="float">
            <text:p>391100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d76f7ad9a625b8</text:p>
          </table:table-cell>
          <table:table-cell table:style-name="ce1" office:value-type="string" calcext:value-type="string">
            <text:p>0x31e0c4aef02df8e</text:p>
          </table:table-cell>
          <table:table-cell table:style-name="ce1" office:value-type="string" calcext:value-type="string">
            <text:p>0x9d76f7ad9a625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9858" calcext:value-type="float">
            <text:p>379858</text:p>
          </table:table-cell>
          <table:table-cell table:style-name="ce1" office:value-type="float" office:value="376727" calcext:value-type="float">
            <text:p>376727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e8ba798680fa489</text:p>
          </table:table-cell>
          <table:table-cell table:style-name="ce1" office:value-type="string" calcext:value-type="string">
            <text:p>0x7aa731f355321c52</text:p>
          </table:table-cell>
          <table:table-cell table:style-name="ce1" office:value-type="string" calcext:value-type="string">
            <text:p>0x1e8ba798680fa4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666" calcext:value-type="float">
            <text:p>374666</text:p>
          </table:table-cell>
          <table:table-cell table:style-name="ce1" office:value-type="float" office:value="374864" calcext:value-type="float">
            <text:p>374864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8339042d4b6aeaf</text:p>
          </table:table-cell>
          <table:table-cell table:style-name="ce1" office:value-type="string" calcext:value-type="string">
            <text:p>0xf4e05537b1ef230c</text:p>
          </table:table-cell>
          <table:table-cell table:style-name="ce1" office:value-type="string" calcext:value-type="string">
            <text:p>0xc8339042d4b6aea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657" calcext:value-type="float">
            <text:p>372657</text:p>
          </table:table-cell>
          <table:table-cell table:style-name="ce1" office:value-type="float" office:value="418533" calcext:value-type="float">
            <text:p>418533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7b5f7a777506365</text:p>
          </table:table-cell>
          <table:table-cell table:style-name="ce1" office:value-type="string" calcext:value-type="string">
            <text:p>0x9649b62818819c7e</text:p>
          </table:table-cell>
          <table:table-cell table:style-name="ce1" office:value-type="string" calcext:value-type="string">
            <text:p>0xb7b5f7a7775063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623" calcext:value-type="float">
            <text:p>366623</text:p>
          </table:table-cell>
          <table:table-cell table:style-name="ce1" office:value-type="float" office:value="364765" calcext:value-type="float">
            <text:p>364765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304c159b62645c5</text:p>
          </table:table-cell>
          <table:table-cell table:style-name="ce1" office:value-type="string" calcext:value-type="string">
            <text:p>0xb370a862fa9b23d3</text:p>
          </table:table-cell>
          <table:table-cell table:style-name="ce1" office:value-type="string" calcext:value-type="string">
            <text:p>0xe304c159b62645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9621" calcext:value-type="float">
            <text:p>379621</text:p>
          </table:table-cell>
          <table:table-cell table:style-name="ce1" office:value-type="float" office:value="383862" calcext:value-type="float">
            <text:p>383862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34596a654cec8df</text:p>
          </table:table-cell>
          <table:table-cell table:style-name="ce1" office:value-type="string" calcext:value-type="string">
            <text:p>0xdf4eb75d03f19b06</text:p>
          </table:table-cell>
          <table:table-cell table:style-name="ce1" office:value-type="string" calcext:value-type="string">
            <text:p>0xb34596a654cec8d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8509" calcext:value-type="float">
            <text:p>378509</text:p>
          </table:table-cell>
          <table:table-cell table:style-name="ce1" office:value-type="float" office:value="383098" calcext:value-type="float">
            <text:p>383098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686085238ab0b38</text:p>
          </table:table-cell>
          <table:table-cell table:style-name="ce1" office:value-type="string" calcext:value-type="string">
            <text:p>0x97a0f7c6aec0ad59</text:p>
          </table:table-cell>
          <table:table-cell table:style-name="ce1" office:value-type="string" calcext:value-type="string">
            <text:p>0x8686085238ab0b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92" calcext:value-type="float">
            <text:p>374292</text:p>
          </table:table-cell>
          <table:table-cell table:style-name="ce1" office:value-type="float" office:value="377018" calcext:value-type="float">
            <text:p>377018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d54a7ecb514a4f0</text:p>
          </table:table-cell>
          <table:table-cell table:style-name="ce1" office:value-type="string" calcext:value-type="string">
            <text:p>0x6db7d4014ee1e107</text:p>
          </table:table-cell>
          <table:table-cell table:style-name="ce1" office:value-type="string" calcext:value-type="string">
            <text:p>0xed54a7ecb514a4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878" calcext:value-type="float">
            <text:p>375878</text:p>
          </table:table-cell>
          <table:table-cell table:style-name="ce1" office:value-type="float" office:value="383822" calcext:value-type="float">
            <text:p>383822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a4667995fc029d5</text:p>
          </table:table-cell>
          <table:table-cell table:style-name="ce1" office:value-type="string" calcext:value-type="string">
            <text:p>0x5f07cfb87dff4491</text:p>
          </table:table-cell>
          <table:table-cell table:style-name="ce1" office:value-type="string" calcext:value-type="string">
            <text:p>0x8a4667995fc029d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74" calcext:value-type="float">
            <text:p>374574</text:p>
          </table:table-cell>
          <table:table-cell table:style-name="ce1" office:value-type="float" office:value="375293" calcext:value-type="float">
            <text:p>375293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6b6d0592590017b</text:p>
          </table:table-cell>
          <table:table-cell table:style-name="ce1" office:value-type="string" calcext:value-type="string">
            <text:p>0xd2891aed427abf3c</text:p>
          </table:table-cell>
          <table:table-cell table:style-name="ce1" office:value-type="string" calcext:value-type="string">
            <text:p>0x66b6d0592590017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321" calcext:value-type="float">
            <text:p>374321</text:p>
          </table:table-cell>
          <table:table-cell table:style-name="ce1" office:value-type="float" office:value="372778" calcext:value-type="float">
            <text:p>372778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0caf8270f8120cd</text:p>
          </table:table-cell>
          <table:table-cell table:style-name="ce1" office:value-type="string" calcext:value-type="string">
            <text:p>0x79c6070957ce1e12</text:p>
          </table:table-cell>
          <table:table-cell table:style-name="ce1" office:value-type="string" calcext:value-type="string">
            <text:p>0xb0caf8270f8120c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145" calcext:value-type="float">
            <text:p>373145</text:p>
          </table:table-cell>
          <table:table-cell table:style-name="ce1" office:value-type="float" office:value="373252" calcext:value-type="float">
            <text:p>373252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d02a8c2baca48ed</text:p>
          </table:table-cell>
          <table:table-cell table:style-name="ce1" office:value-type="string" calcext:value-type="string">
            <text:p>0x1b154a999bb9ec89</text:p>
          </table:table-cell>
          <table:table-cell table:style-name="ce1" office:value-type="string" calcext:value-type="string">
            <text:p>0x5d02a8c2baca48e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193" calcext:value-type="float">
            <text:p>373193</text:p>
          </table:table-cell>
          <table:table-cell table:style-name="ce1" office:value-type="float" office:value="371754" calcext:value-type="float">
            <text:p>371754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de292ae184efbea</text:p>
          </table:table-cell>
          <table:table-cell table:style-name="ce1" office:value-type="string" calcext:value-type="string">
            <text:p>0x330600a88e630ef1</text:p>
          </table:table-cell>
          <table:table-cell table:style-name="ce1" office:value-type="string" calcext:value-type="string">
            <text:p>0xbde292ae184efbe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336" calcext:value-type="float">
            <text:p>371336</text:p>
          </table:table-cell>
          <table:table-cell table:style-name="ce1" office:value-type="float" office:value="380737" calcext:value-type="float">
            <text:p>380737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479eccb413fe0f9</text:p>
          </table:table-cell>
          <table:table-cell table:style-name="ce1" office:value-type="string" calcext:value-type="string">
            <text:p>0x22a19b4f1f098f5b</text:p>
          </table:table-cell>
          <table:table-cell table:style-name="ce1" office:value-type="string" calcext:value-type="string">
            <text:p>0xe479eccb413fe0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199" calcext:value-type="float">
            <text:p>373199</text:p>
          </table:table-cell>
          <table:table-cell table:style-name="ce1" office:value-type="float" office:value="372428" calcext:value-type="float">
            <text:p>372428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254c34d0cc7cafe</text:p>
          </table:table-cell>
          <table:table-cell table:style-name="ce1" office:value-type="string" calcext:value-type="string">
            <text:p>0x247dd993d475079e</text:p>
          </table:table-cell>
          <table:table-cell table:style-name="ce1" office:value-type="string" calcext:value-type="string">
            <text:p>0xe254c34d0cc7caf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065" calcext:value-type="float">
            <text:p>372065</text:p>
          </table:table-cell>
          <table:table-cell table:style-name="ce1" office:value-type="float" office:value="373136" calcext:value-type="float">
            <text:p>373136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a026f37f2b2a5a3</text:p>
          </table:table-cell>
          <table:table-cell table:style-name="ce1" office:value-type="string" calcext:value-type="string">
            <text:p>0xf0c1359adb666e32</text:p>
          </table:table-cell>
          <table:table-cell table:style-name="ce1" office:value-type="string" calcext:value-type="string">
            <text:p>0x9a026f37f2b2a5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901" calcext:value-type="float">
            <text:p>372901</text:p>
          </table:table-cell>
          <table:table-cell table:style-name="ce1" office:value-type="float" office:value="372565" calcext:value-type="float">
            <text:p>372565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38f289a6b223437</text:p>
          </table:table-cell>
          <table:table-cell table:style-name="ce1" office:value-type="string" calcext:value-type="string">
            <text:p>0x962bae72d7cf9b75</text:p>
          </table:table-cell>
          <table:table-cell table:style-name="ce1" office:value-type="string" calcext:value-type="string">
            <text:p>0xa38f289a6b22343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938" calcext:value-type="float">
            <text:p>372938</text:p>
          </table:table-cell>
          <table:table-cell table:style-name="ce1" office:value-type="float" office:value="378689" calcext:value-type="float">
            <text:p>378689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70c0e0529c71f05</text:p>
          </table:table-cell>
          <table:table-cell table:style-name="ce1" office:value-type="string" calcext:value-type="string">
            <text:p>0x927a76cf99ec19e4</text:p>
          </table:table-cell>
          <table:table-cell table:style-name="ce1" office:value-type="string" calcext:value-type="string">
            <text:p>0x870c0e0529c71f0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51" calcext:value-type="float">
            <text:p>373851</text:p>
          </table:table-cell>
          <table:table-cell table:style-name="ce1" office:value-type="float" office:value="373422" calcext:value-type="float">
            <text:p>373422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4c1f1d1bd8e1502</text:p>
          </table:table-cell>
          <table:table-cell table:style-name="ce1" office:value-type="string" calcext:value-type="string">
            <text:p>0xc6a5959d699ee210</text:p>
          </table:table-cell>
          <table:table-cell table:style-name="ce1" office:value-type="string" calcext:value-type="string">
            <text:p>0x74c1f1d1bd8e15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4759" calcext:value-type="float">
            <text:p>394759</text:p>
          </table:table-cell>
          <table:table-cell table:style-name="ce1" office:value-type="float" office:value="376893" calcext:value-type="float">
            <text:p>376893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6ae04d6503d2cf00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bf61af527d78e18</text:p>
          </table:table-cell>
          <table:table-cell table:style-name="ce1" office:value-type="string" calcext:value-type="string">
            <text:p>0xdc05862a55cb2080</text:p>
          </table:table-cell>
          <table:table-cell table:style-name="ce1" office:value-type="string" calcext:value-type="string">
            <text:p>0xfbf61af527d78e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951" calcext:value-type="float">
            <text:p>373951</text:p>
          </table:table-cell>
          <table:table-cell table:style-name="ce1" office:value-type="float" office:value="373087" calcext:value-type="float">
            <text:p>373087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20ab1d959bbea75</text:p>
          </table:table-cell>
          <table:table-cell table:style-name="ce1" office:value-type="string" calcext:value-type="string">
            <text:p>0x728dad6bcd0ed30d</text:p>
          </table:table-cell>
          <table:table-cell table:style-name="ce1" office:value-type="string" calcext:value-type="string">
            <text:p>0x220ab1d959bbea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82941" calcext:value-type="float">
            <text:p>482941</text:p>
          </table:table-cell>
          <table:table-cell table:style-name="ce1" office:value-type="float" office:value="457913" calcext:value-type="float">
            <text:p>457913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4d9b70e801bcbf1</text:p>
          </table:table-cell>
          <table:table-cell table:style-name="ce1" office:value-type="string" calcext:value-type="string">
            <text:p>0x10cfbb577edf4779</text:p>
          </table:table-cell>
          <table:table-cell table:style-name="ce1" office:value-type="string" calcext:value-type="string">
            <text:p>0xb4d9b70e801bcb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61476" calcext:value-type="float">
            <text:p>461476</text:p>
          </table:table-cell>
          <table:table-cell table:style-name="ce1" office:value-type="float" office:value="375753" calcext:value-type="float">
            <text:p>375753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24e081393299361</text:p>
          </table:table-cell>
          <table:table-cell table:style-name="ce1" office:value-type="string" calcext:value-type="string">
            <text:p>0x78e464585409fdd5</text:p>
          </table:table-cell>
          <table:table-cell table:style-name="ce1" office:value-type="string" calcext:value-type="string">
            <text:p>0xf24e08139329936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4854" calcext:value-type="float">
            <text:p>394854</text:p>
          </table:table-cell>
          <table:table-cell table:style-name="ce1" office:value-type="float" office:value="383368" calcext:value-type="float">
            <text:p>383368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e86969bccad9c04</text:p>
          </table:table-cell>
          <table:table-cell table:style-name="ce1" office:value-type="string" calcext:value-type="string">
            <text:p>0xf1ef55f9e2b41afe</text:p>
          </table:table-cell>
          <table:table-cell table:style-name="ce1" office:value-type="string" calcext:value-type="string">
            <text:p>0xde86969bccad9c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638" calcext:value-type="float">
            <text:p>374638</text:p>
          </table:table-cell>
          <table:table-cell table:style-name="ce1" office:value-type="float" office:value="374231" calcext:value-type="float">
            <text:p>374231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83bd258248522c3</text:p>
          </table:table-cell>
          <table:table-cell table:style-name="ce1" office:value-type="string" calcext:value-type="string">
            <text:p>0x6eff62505144b725</text:p>
          </table:table-cell>
          <table:table-cell table:style-name="ce1" office:value-type="string" calcext:value-type="string">
            <text:p>0xb83bd258248522c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710" calcext:value-type="float">
            <text:p>375710</text:p>
          </table:table-cell>
          <table:table-cell table:style-name="ce1" office:value-type="float" office:value="371030" calcext:value-type="float">
            <text:p>371030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6c1dd4478d5b104</text:p>
          </table:table-cell>
          <table:table-cell table:style-name="ce1" office:value-type="string" calcext:value-type="string">
            <text:p>0xee64256943835b66</text:p>
          </table:table-cell>
          <table:table-cell table:style-name="ce1" office:value-type="string" calcext:value-type="string">
            <text:p>0x96c1dd4478d5b1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141" calcext:value-type="float">
            <text:p>373141</text:p>
          </table:table-cell>
          <table:table-cell table:style-name="ce1" office:value-type="float" office:value="373625" calcext:value-type="float">
            <text:p>373625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9368ff23d763197</text:p>
          </table:table-cell>
          <table:table-cell table:style-name="ce1" office:value-type="string" calcext:value-type="string">
            <text:p>0xdf846f869f9b7ff1</text:p>
          </table:table-cell>
          <table:table-cell table:style-name="ce1" office:value-type="string" calcext:value-type="string">
            <text:p>0xf9368ff23d76319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784" calcext:value-type="float">
            <text:p>373784</text:p>
          </table:table-cell>
          <table:table-cell table:style-name="ce1" office:value-type="float" office:value="372321" calcext:value-type="float">
            <text:p>372321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5e98c97d7761b94</text:p>
          </table:table-cell>
          <table:table-cell table:style-name="ce1" office:value-type="string" calcext:value-type="string">
            <text:p>0x431f82db42bac83</text:p>
          </table:table-cell>
          <table:table-cell table:style-name="ce1" office:value-type="string" calcext:value-type="string">
            <text:p>0x45e98c97d7761b9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017" calcext:value-type="float">
            <text:p>373017</text:p>
          </table:table-cell>
          <table:table-cell table:style-name="ce1" office:value-type="float" office:value="423547" calcext:value-type="float">
            <text:p>423547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dbdb5cfc5e3be46</text:p>
          </table:table-cell>
          <table:table-cell table:style-name="ce1" office:value-type="string" calcext:value-type="string">
            <text:p>0xecbc955c40ae7891</text:p>
          </table:table-cell>
          <table:table-cell table:style-name="ce1" office:value-type="string" calcext:value-type="string">
            <text:p>0x1dbdb5cfc5e3be4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196" calcext:value-type="float">
            <text:p>375196</text:p>
          </table:table-cell>
          <table:table-cell table:style-name="ce1" office:value-type="float" office:value="371333" calcext:value-type="float">
            <text:p>371333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302c3526d14d6f3</text:p>
          </table:table-cell>
          <table:table-cell table:style-name="ce1" office:value-type="string" calcext:value-type="string">
            <text:p>0x3cf8fd1a62e9070e</text:p>
          </table:table-cell>
          <table:table-cell table:style-name="ce1" office:value-type="string" calcext:value-type="string">
            <text:p>0xf302c3526d14d6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578" calcext:value-type="float">
            <text:p>373578</text:p>
          </table:table-cell>
          <table:table-cell table:style-name="ce1" office:value-type="float" office:value="372568" calcext:value-type="float">
            <text:p>372568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8228d8176dcb6fd</text:p>
          </table:table-cell>
          <table:table-cell table:style-name="ce1" office:value-type="string" calcext:value-type="string">
            <text:p>0x39f3f75c666d935e</text:p>
          </table:table-cell>
          <table:table-cell table:style-name="ce1" office:value-type="string" calcext:value-type="string">
            <text:p>0xc8228d8176dcb6f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03" calcext:value-type="float">
            <text:p>373403</text:p>
          </table:table-cell>
          <table:table-cell table:style-name="ce1" office:value-type="float" office:value="371149" calcext:value-type="float">
            <text:p>371149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5412ee2dabfbcce</text:p>
          </table:table-cell>
          <table:table-cell table:style-name="ce1" office:value-type="string" calcext:value-type="string">
            <text:p>0xe44138a108e220ce</text:p>
          </table:table-cell>
          <table:table-cell table:style-name="ce1" office:value-type="string" calcext:value-type="string">
            <text:p>0x45412ee2dabfbc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221" calcext:value-type="float">
            <text:p>371221</text:p>
          </table:table-cell>
          <table:table-cell table:style-name="ce1" office:value-type="float" office:value="370959" calcext:value-type="float">
            <text:p>370959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0eed2ca39ac3c53</text:p>
          </table:table-cell>
          <table:table-cell table:style-name="ce1" office:value-type="string" calcext:value-type="string">
            <text:p>0xfa59ee753d24212c</text:p>
          </table:table-cell>
          <table:table-cell table:style-name="ce1" office:value-type="string" calcext:value-type="string">
            <text:p>0xf0eed2ca39ac3c5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039" calcext:value-type="float">
            <text:p>372039</text:p>
          </table:table-cell>
          <table:table-cell table:style-name="ce1" office:value-type="float" office:value="381556" calcext:value-type="float">
            <text:p>381556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5e1a181c02002a9</text:p>
          </table:table-cell>
          <table:table-cell table:style-name="ce1" office:value-type="string" calcext:value-type="string">
            <text:p>0x87461f52a02b0be7</text:p>
          </table:table-cell>
          <table:table-cell table:style-name="ce1" office:value-type="string" calcext:value-type="string">
            <text:p>0x15e1a181c02002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742" calcext:value-type="float">
            <text:p>372742</text:p>
          </table:table-cell>
          <table:table-cell table:style-name="ce1" office:value-type="float" office:value="372249" calcext:value-type="float">
            <text:p>372249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a72dbc54d81796d</text:p>
          </table:table-cell>
          <table:table-cell table:style-name="ce1" office:value-type="string" calcext:value-type="string">
            <text:p>0xa24e9a0aefb4fb06</text:p>
          </table:table-cell>
          <table:table-cell table:style-name="ce1" office:value-type="string" calcext:value-type="string">
            <text:p>0xea72dbc54d8179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8819" calcext:value-type="float">
            <text:p>368819</text:p>
          </table:table-cell>
          <table:table-cell table:style-name="ce1" office:value-type="float" office:value="364042" calcext:value-type="float">
            <text:p>364042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aafa3d5e9e134a5</text:p>
          </table:table-cell>
          <table:table-cell table:style-name="ce1" office:value-type="string" calcext:value-type="string">
            <text:p>0x4146a20a2ac1629</text:p>
          </table:table-cell>
          <table:table-cell table:style-name="ce1" office:value-type="string" calcext:value-type="string">
            <text:p>0xfaafa3d5e9e134a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8108" calcext:value-type="float">
            <text:p>378108</text:p>
          </table:table-cell>
          <table:table-cell table:style-name="ce1" office:value-type="float" office:value="382496" calcext:value-type="float">
            <text:p>382496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dba93f68bfb171a</text:p>
          </table:table-cell>
          <table:table-cell table:style-name="ce1" office:value-type="string" calcext:value-type="string">
            <text:p>0x70d5b5b116a58d41</text:p>
          </table:table-cell>
          <table:table-cell table:style-name="ce1" office:value-type="string" calcext:value-type="string">
            <text:p>0xadba93f68bfb171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7519" calcext:value-type="float">
            <text:p>377519</text:p>
          </table:table-cell>
          <table:table-cell table:style-name="ce1" office:value-type="float" office:value="378014" calcext:value-type="float">
            <text:p>378014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dbee40d5a938c4c</text:p>
          </table:table-cell>
          <table:table-cell table:style-name="ce1" office:value-type="string" calcext:value-type="string">
            <text:p>0x7d4a409bf2912bc6</text:p>
          </table:table-cell>
          <table:table-cell table:style-name="ce1" office:value-type="string" calcext:value-type="string">
            <text:p>0x2dbee40d5a938c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252" calcext:value-type="float">
            <text:p>375252</text:p>
          </table:table-cell>
          <table:table-cell table:style-name="ce1" office:value-type="float" office:value="384533" calcext:value-type="float">
            <text:p>384533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cb62c698df38b8d</text:p>
          </table:table-cell>
          <table:table-cell table:style-name="ce1" office:value-type="string" calcext:value-type="string">
            <text:p>0x71a6f0c262a9ef91</text:p>
          </table:table-cell>
          <table:table-cell table:style-name="ce1" office:value-type="string" calcext:value-type="string">
            <text:p>0x6cb62c698df38b8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823" calcext:value-type="float">
            <text:p>374823</text:p>
          </table:table-cell>
          <table:table-cell table:style-name="ce1" office:value-type="float" office:value="378425" calcext:value-type="float">
            <text:p>378425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7db4cc56fcf3f2a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4d4898e44c34183</text:p>
          </table:table-cell>
          <table:table-cell table:style-name="ce1" office:value-type="string" calcext:value-type="string">
            <text:p>0x139a2a6d95650ce3</text:p>
          </table:table-cell>
          <table:table-cell table:style-name="ce1" office:value-type="string" calcext:value-type="string">
            <text:p>0xb4d4898e44c341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81" calcext:value-type="float">
            <text:p>374081</text:p>
          </table:table-cell>
          <table:table-cell table:style-name="ce1" office:value-type="float" office:value="373120" calcext:value-type="float">
            <text:p>373120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3723685be9adc55</text:p>
          </table:table-cell>
          <table:table-cell table:style-name="ce1" office:value-type="string" calcext:value-type="string">
            <text:p>0xc250283a512f485</text:p>
          </table:table-cell>
          <table:table-cell table:style-name="ce1" office:value-type="string" calcext:value-type="string">
            <text:p>0x43723685be9adc5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124" calcext:value-type="float">
            <text:p>375124</text:p>
          </table:table-cell>
          <table:table-cell table:style-name="ce1" office:value-type="float" office:value="367101" calcext:value-type="float">
            <text:p>367101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d2c17eaa3e4975a</text:p>
          </table:table-cell>
          <table:table-cell table:style-name="ce1" office:value-type="string" calcext:value-type="string">
            <text:p>0x136a1c5d836db21b</text:p>
          </table:table-cell>
          <table:table-cell table:style-name="ce1" office:value-type="string" calcext:value-type="string">
            <text:p>0x2d2c17eaa3e4975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93" calcext:value-type="float">
            <text:p>374993</text:p>
          </table:table-cell>
          <table:table-cell table:style-name="ce1" office:value-type="float" office:value="374240" calcext:value-type="float">
            <text:p>374240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dba0c7fe5c65aa6</text:p>
          </table:table-cell>
          <table:table-cell table:style-name="ce1" office:value-type="string" calcext:value-type="string">
            <text:p>0x4883179819818093</text:p>
          </table:table-cell>
          <table:table-cell table:style-name="ce1" office:value-type="string" calcext:value-type="string">
            <text:p>0xedba0c7fe5c65a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1422" calcext:value-type="float">
            <text:p>391422</text:p>
          </table:table-cell>
          <table:table-cell table:style-name="ce1" office:value-type="float" office:value="381969" calcext:value-type="float">
            <text:p>381969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4ec9b365e3f6239</text:p>
          </table:table-cell>
          <table:table-cell table:style-name="ce1" office:value-type="string" calcext:value-type="string">
            <text:p>0xb7b566b64e20bd9b</text:p>
          </table:table-cell>
          <table:table-cell table:style-name="ce1" office:value-type="string" calcext:value-type="string">
            <text:p>0x94ec9b365e3f623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44" calcext:value-type="float">
            <text:p>374244</text:p>
          </table:table-cell>
          <table:table-cell table:style-name="ce1" office:value-type="float" office:value="450960" calcext:value-type="float">
            <text:p>450960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cdde0757999780f</text:p>
          </table:table-cell>
          <table:table-cell table:style-name="ce1" office:value-type="string" calcext:value-type="string">
            <text:p>0xf3c12987fb4ef24e</text:p>
          </table:table-cell>
          <table:table-cell table:style-name="ce1" office:value-type="string" calcext:value-type="string">
            <text:p>0x4cdde0757999780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58290" calcext:value-type="float">
            <text:p>458290</text:p>
          </table:table-cell>
          <table:table-cell table:style-name="ce1" office:value-type="float" office:value="408627" calcext:value-type="float">
            <text:p>408627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dd77f26dea37578</text:p>
          </table:table-cell>
          <table:table-cell table:style-name="ce1" office:value-type="string" calcext:value-type="string">
            <text:p>0x12fd516d04a0ed63</text:p>
          </table:table-cell>
          <table:table-cell table:style-name="ce1" office:value-type="string" calcext:value-type="string">
            <text:p>0x9dd77f26dea3757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50" calcext:value-type="float">
            <text:p>374950</text:p>
          </table:table-cell>
          <table:table-cell table:style-name="ce1" office:value-type="float" office:value="374997" calcext:value-type="float">
            <text:p>374997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519b2be0e4b4435</text:p>
          </table:table-cell>
          <table:table-cell table:style-name="ce1" office:value-type="string" calcext:value-type="string">
            <text:p>0x8ad23f2d434b00f7</text:p>
          </table:table-cell>
          <table:table-cell table:style-name="ce1" office:value-type="string" calcext:value-type="string">
            <text:p>0xa519b2be0e4b44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316" calcext:value-type="float">
            <text:p>372316</text:p>
          </table:table-cell>
          <table:table-cell table:style-name="ce1" office:value-type="float" office:value="374356" calcext:value-type="float">
            <text:p>374356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5c0e243a8eeac70</text:p>
          </table:table-cell>
          <table:table-cell table:style-name="ce1" office:value-type="string" calcext:value-type="string">
            <text:p>0x4416c0b0629c6c4d</text:p>
          </table:table-cell>
          <table:table-cell table:style-name="ce1" office:value-type="string" calcext:value-type="string">
            <text:p>0x95c0e243a8eeac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473" calcext:value-type="float">
            <text:p>372473</text:p>
          </table:table-cell>
          <table:table-cell table:style-name="ce1" office:value-type="float" office:value="421116" calcext:value-type="float">
            <text:p>421116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579991ef5dc1665</text:p>
          </table:table-cell>
          <table:table-cell table:style-name="ce1" office:value-type="string" calcext:value-type="string">
            <text:p>0x654d84df07786eab</text:p>
          </table:table-cell>
          <table:table-cell table:style-name="ce1" office:value-type="string" calcext:value-type="string">
            <text:p>0x7579991ef5dc16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764" calcext:value-type="float">
            <text:p>373764</text:p>
          </table:table-cell>
          <table:table-cell table:style-name="ce1" office:value-type="float" office:value="373928" calcext:value-type="float">
            <text:p>373928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60e22a5be2f83be</text:p>
          </table:table-cell>
          <table:table-cell table:style-name="ce1" office:value-type="string" calcext:value-type="string">
            <text:p>0x920967023cdf0bdd</text:p>
          </table:table-cell>
          <table:table-cell table:style-name="ce1" office:value-type="string" calcext:value-type="string">
            <text:p>0x460e22a5be2f83b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0181" calcext:value-type="float">
            <text:p>370181</text:p>
          </table:table-cell>
          <table:table-cell table:style-name="ce1" office:value-type="float" office:value="372989" calcext:value-type="float">
            <text:p>372989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42eb48f8c773577</text:p>
          </table:table-cell>
          <table:table-cell table:style-name="ce1" office:value-type="string" calcext:value-type="string">
            <text:p>0x74d034b0c17ed886</text:p>
          </table:table-cell>
          <table:table-cell table:style-name="ce1" office:value-type="string" calcext:value-type="string">
            <text:p>0xa42eb48f8c7735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82" calcext:value-type="float">
            <text:p>374082</text:p>
          </table:table-cell>
          <table:table-cell table:style-name="ce1" office:value-type="float" office:value="372638" calcext:value-type="float">
            <text:p>372638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572da9b845454e4</text:p>
          </table:table-cell>
          <table:table-cell table:style-name="ce1" office:value-type="string" calcext:value-type="string">
            <text:p>0xbf40d0e52d86f91c</text:p>
          </table:table-cell>
          <table:table-cell table:style-name="ce1" office:value-type="string" calcext:value-type="string">
            <text:p>0x3572da9b845454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71" calcext:value-type="float">
            <text:p>374271</text:p>
          </table:table-cell>
          <table:table-cell table:style-name="ce1" office:value-type="float" office:value="374168" calcext:value-type="float">
            <text:p>374168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6712dfea13bbbe0</text:p>
          </table:table-cell>
          <table:table-cell table:style-name="ce1" office:value-type="string" calcext:value-type="string">
            <text:p>0x7c76602cb4f43f95</text:p>
          </table:table-cell>
          <table:table-cell table:style-name="ce1" office:value-type="string" calcext:value-type="string">
            <text:p>0xf6712dfea13bbb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98" calcext:value-type="float">
            <text:p>374098</text:p>
          </table:table-cell>
          <table:table-cell table:style-name="ce1" office:value-type="float" office:value="381842" calcext:value-type="float">
            <text:p>381842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c8c9638caad899e</text:p>
          </table:table-cell>
          <table:table-cell table:style-name="ce1" office:value-type="string" calcext:value-type="string">
            <text:p>0xe897a3a14ee2534d</text:p>
          </table:table-cell>
          <table:table-cell table:style-name="ce1" office:value-type="string" calcext:value-type="string">
            <text:p>0x9c8c9638caad89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90" calcext:value-type="float">
            <text:p>373690</text:p>
          </table:table-cell>
          <table:table-cell table:style-name="ce1" office:value-type="float" office:value="373545" calcext:value-type="float">
            <text:p>373545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f8a869638ed4d3d</text:p>
          </table:table-cell>
          <table:table-cell table:style-name="ce1" office:value-type="string" calcext:value-type="string">
            <text:p>0x8fcd9085d8bbc9f0</text:p>
          </table:table-cell>
          <table:table-cell table:style-name="ce1" office:value-type="string" calcext:value-type="string">
            <text:p>0x5f8a869638ed4d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371" calcext:value-type="float">
            <text:p>373371</text:p>
          </table:table-cell>
          <table:table-cell table:style-name="ce1" office:value-type="float" office:value="371107" calcext:value-type="float">
            <text:p>371107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daffc4d44684a0d</text:p>
          </table:table-cell>
          <table:table-cell table:style-name="ce1" office:value-type="string" calcext:value-type="string">
            <text:p>0xcd00eaf26c9356e4</text:p>
          </table:table-cell>
          <table:table-cell table:style-name="ce1" office:value-type="string" calcext:value-type="string">
            <text:p>0xcdaffc4d44684a0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633" calcext:value-type="float">
            <text:p>371633</text:p>
          </table:table-cell>
          <table:table-cell table:style-name="ce1" office:value-type="float" office:value="373930" calcext:value-type="float">
            <text:p>373930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8e71244badc8aa2</text:p>
          </table:table-cell>
          <table:table-cell table:style-name="ce1" office:value-type="string" calcext:value-type="string">
            <text:p>0xab65afdd8cf0a01</text:p>
          </table:table-cell>
          <table:table-cell table:style-name="ce1" office:value-type="string" calcext:value-type="string">
            <text:p>0x88e71244badc8aa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132" calcext:value-type="float">
            <text:p>374132</text:p>
          </table:table-cell>
          <table:table-cell table:style-name="ce1" office:value-type="float" office:value="366281" calcext:value-type="float">
            <text:p>366281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57235a73a5ed685</text:p>
          </table:table-cell>
          <table:table-cell table:style-name="ce1" office:value-type="string" calcext:value-type="string">
            <text:p>0x5da573abddfe9dad</text:p>
          </table:table-cell>
          <table:table-cell table:style-name="ce1" office:value-type="string" calcext:value-type="string">
            <text:p>0x157235a73a5ed68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248" calcext:value-type="float">
            <text:p>375248</text:p>
          </table:table-cell>
          <table:table-cell table:style-name="ce1" office:value-type="float" office:value="382407" calcext:value-type="float">
            <text:p>382407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2a17dedfaac5715</text:p>
          </table:table-cell>
          <table:table-cell table:style-name="ce1" office:value-type="string" calcext:value-type="string">
            <text:p>0x1ae3c8488eeadfa5</text:p>
          </table:table-cell>
          <table:table-cell table:style-name="ce1" office:value-type="string" calcext:value-type="string">
            <text:p>0xd2a17dedfaac57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346" calcext:value-type="float">
            <text:p>373346</text:p>
          </table:table-cell>
          <table:table-cell table:style-name="ce1" office:value-type="float" office:value="370814" calcext:value-type="float">
            <text:p>370814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6a8e76c0398885df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e9c8d020e143715</text:p>
          </table:table-cell>
          <table:table-cell table:style-name="ce1" office:value-type="string" calcext:value-type="string">
            <text:p>0x28b2c41f9108af2e</text:p>
          </table:table-cell>
          <table:table-cell table:style-name="ce1" office:value-type="string" calcext:value-type="string">
            <text:p>0xde9c8d020e1437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22" calcext:value-type="float">
            <text:p>374222</text:p>
          </table:table-cell>
          <table:table-cell table:style-name="ce1" office:value-type="float" office:value="373303" calcext:value-type="float">
            <text:p>373303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e634aa5bd98a800</text:p>
          </table:table-cell>
          <table:table-cell table:style-name="ce1" office:value-type="string" calcext:value-type="string">
            <text:p>0x81f920c6b29f4576</text:p>
          </table:table-cell>
          <table:table-cell table:style-name="ce1" office:value-type="string" calcext:value-type="string">
            <text:p>0x2e634aa5bd98a80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413" calcext:value-type="float">
            <text:p>375413</text:p>
          </table:table-cell>
          <table:table-cell table:style-name="ce1" office:value-type="float" office:value="371384" calcext:value-type="float">
            <text:p>371384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61899594957601d</text:p>
          </table:table-cell>
          <table:table-cell table:style-name="ce1" office:value-type="string" calcext:value-type="string">
            <text:p>0x782158056a2e832b</text:p>
          </table:table-cell>
          <table:table-cell table:style-name="ce1" office:value-type="string" calcext:value-type="string">
            <text:p>0x261899594957601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82" calcext:value-type="float">
            <text:p>373682</text:p>
          </table:table-cell>
          <table:table-cell table:style-name="ce1" office:value-type="float" office:value="372076" calcext:value-type="float">
            <text:p>372076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5ddf587a6ebf87</text:p>
          </table:table-cell>
          <table:table-cell table:style-name="ce1" office:value-type="string" calcext:value-type="string">
            <text:p>0x8be915f1262c6fa9</text:p>
          </table:table-cell>
          <table:table-cell table:style-name="ce1" office:value-type="string" calcext:value-type="string">
            <text:p>0x15ddf587a6ebf8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098" calcext:value-type="float">
            <text:p>372098</text:p>
          </table:table-cell>
          <table:table-cell table:style-name="ce1" office:value-type="float" office:value="372326" calcext:value-type="float">
            <text:p>372326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b02a89379a4faaa</text:p>
          </table:table-cell>
          <table:table-cell table:style-name="ce1" office:value-type="string" calcext:value-type="string">
            <text:p>0x4337de4a056a1b13</text:p>
          </table:table-cell>
          <table:table-cell table:style-name="ce1" office:value-type="string" calcext:value-type="string">
            <text:p>0x9b02a89379a4faa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589" calcext:value-type="float">
            <text:p>374589</text:p>
          </table:table-cell>
          <table:table-cell table:style-name="ce1" office:value-type="float" office:value="372028" calcext:value-type="float">
            <text:p>372028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ce7f51360ccf18c</text:p>
          </table:table-cell>
          <table:table-cell table:style-name="ce1" office:value-type="string" calcext:value-type="string">
            <text:p>0xe3b1df7d71a3fdba</text:p>
          </table:table-cell>
          <table:table-cell table:style-name="ce1" office:value-type="string" calcext:value-type="string">
            <text:p>0xbce7f51360ccf1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0876" calcext:value-type="float">
            <text:p>390876</text:p>
          </table:table-cell>
          <table:table-cell table:style-name="ce1" office:value-type="float" office:value="374344" calcext:value-type="float">
            <text:p>374344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4dd5ad2f28836c9</text:p>
          </table:table-cell>
          <table:table-cell table:style-name="ce1" office:value-type="string" calcext:value-type="string">
            <text:p>0x11f92723fe8abf9</text:p>
          </table:table-cell>
          <table:table-cell table:style-name="ce1" office:value-type="string" calcext:value-type="string">
            <text:p>0xf4dd5ad2f28836c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056" calcext:value-type="float">
            <text:p>369056</text:p>
          </table:table-cell>
          <table:table-cell table:style-name="ce1" office:value-type="float" office:value="505709" calcext:value-type="float">
            <text:p>505709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50132e5e67eaff</text:p>
          </table:table-cell>
          <table:table-cell table:style-name="ce1" office:value-type="string" calcext:value-type="string">
            <text:p>0xee52fd707acab2a1</text:p>
          </table:table-cell>
          <table:table-cell table:style-name="ce1" office:value-type="string" calcext:value-type="string">
            <text:p>0x650132e5e67eaf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41877" calcext:value-type="float">
            <text:p>441877</text:p>
          </table:table-cell>
          <table:table-cell table:style-name="ce1" office:value-type="float" office:value="392207" calcext:value-type="float">
            <text:p>392207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ad5f2afeeb94fbf</text:p>
          </table:table-cell>
          <table:table-cell table:style-name="ce1" office:value-type="string" calcext:value-type="string">
            <text:p>0xd32e754d1fc647ab</text:p>
          </table:table-cell>
          <table:table-cell table:style-name="ce1" office:value-type="string" calcext:value-type="string">
            <text:p>0xbad5f2afeeb94fb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9110" calcext:value-type="float">
            <text:p>379110</text:p>
          </table:table-cell>
          <table:table-cell table:style-name="ce1" office:value-type="float" office:value="419209" calcext:value-type="float">
            <text:p>419209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d50cc61a53fabc5</text:p>
          </table:table-cell>
          <table:table-cell table:style-name="ce1" office:value-type="string" calcext:value-type="string">
            <text:p>0x43a82f26d7a33f63</text:p>
          </table:table-cell>
          <table:table-cell table:style-name="ce1" office:value-type="string" calcext:value-type="string">
            <text:p>0x9d50cc61a53fab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9731" calcext:value-type="float">
            <text:p>389731</text:p>
          </table:table-cell>
          <table:table-cell table:style-name="ce1" office:value-type="float" office:value="380189" calcext:value-type="float">
            <text:p>380189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b7f40df5e9df227</text:p>
          </table:table-cell>
          <table:table-cell table:style-name="ce1" office:value-type="string" calcext:value-type="string">
            <text:p>0xedb68059ff8413e6</text:p>
          </table:table-cell>
          <table:table-cell table:style-name="ce1" office:value-type="string" calcext:value-type="string">
            <text:p>0xdb7f40df5e9df2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873" calcext:value-type="float">
            <text:p>376873</text:p>
          </table:table-cell>
          <table:table-cell table:style-name="ce1" office:value-type="float" office:value="374056" calcext:value-type="float">
            <text:p>374056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e9642781ac5f97f</text:p>
          </table:table-cell>
          <table:table-cell table:style-name="ce1" office:value-type="string" calcext:value-type="string">
            <text:p>0x45e817ef3b97f56</text:p>
          </table:table-cell>
          <table:table-cell table:style-name="ce1" office:value-type="string" calcext:value-type="string">
            <text:p>0x7e9642781ac5f9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42" calcext:value-type="float">
            <text:p>374942</text:p>
          </table:table-cell>
          <table:table-cell table:style-name="ce1" office:value-type="float" office:value="375194" calcext:value-type="float">
            <text:p>375194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9368a950eea4c5c</text:p>
          </table:table-cell>
          <table:table-cell table:style-name="ce1" office:value-type="string" calcext:value-type="string">
            <text:p>0x1cddf2fcf5ddca81</text:p>
          </table:table-cell>
          <table:table-cell table:style-name="ce1" office:value-type="string" calcext:value-type="string">
            <text:p>0x69368a950eea4c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215" calcext:value-type="float">
            <text:p>375215</text:p>
          </table:table-cell>
          <table:table-cell table:style-name="ce1" office:value-type="float" office:value="372560" calcext:value-type="float">
            <text:p>372560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3cba0d7eb7565b</text:p>
          </table:table-cell>
          <table:table-cell table:style-name="ce1" office:value-type="string" calcext:value-type="string">
            <text:p>0x739cca7e31871293</text:p>
          </table:table-cell>
          <table:table-cell table:style-name="ce1" office:value-type="string" calcext:value-type="string">
            <text:p>0x93cba0d7eb7565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86" calcext:value-type="float">
            <text:p>373486</text:p>
          </table:table-cell>
          <table:table-cell table:style-name="ce1" office:value-type="float" office:value="419089" calcext:value-type="float">
            <text:p>419089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fb73e36f17ef914</text:p>
          </table:table-cell>
          <table:table-cell table:style-name="ce1" office:value-type="string" calcext:value-type="string">
            <text:p>0x4b367edcd353bea6</text:p>
          </table:table-cell>
          <table:table-cell table:style-name="ce1" office:value-type="string" calcext:value-type="string">
            <text:p>0xbfb73e36f17ef91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104" calcext:value-type="float">
            <text:p>374104</text:p>
          </table:table-cell>
          <table:table-cell table:style-name="ce1" office:value-type="float" office:value="372619" calcext:value-type="float">
            <text:p>372619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27b6772f05b3a14</text:p>
          </table:table-cell>
          <table:table-cell table:style-name="ce1" office:value-type="string" calcext:value-type="string">
            <text:p>0x60d3e79f3fe4a697</text:p>
          </table:table-cell>
          <table:table-cell table:style-name="ce1" office:value-type="string" calcext:value-type="string">
            <text:p>0x627b6772f05b3a1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54" calcext:value-type="float">
            <text:p>374054</text:p>
          </table:table-cell>
          <table:table-cell table:style-name="ce1" office:value-type="float" office:value="372016" calcext:value-type="float">
            <text:p>372016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46846911085fd2d</text:p>
          </table:table-cell>
          <table:table-cell table:style-name="ce1" office:value-type="string" calcext:value-type="string">
            <text:p>0x8635206c6e2f2e9a</text:p>
          </table:table-cell>
          <table:table-cell table:style-name="ce1" office:value-type="string" calcext:value-type="string">
            <text:p>0x646846911085fd2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76" calcext:value-type="float">
            <text:p>373476</text:p>
          </table:table-cell>
          <table:table-cell table:style-name="ce1" office:value-type="float" office:value="372635" calcext:value-type="float">
            <text:p>372635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9045ab6be71d47e</text:p>
          </table:table-cell>
          <table:table-cell table:style-name="ce1" office:value-type="string" calcext:value-type="string">
            <text:p>0x7f9180b7cc2bca5f</text:p>
          </table:table-cell>
          <table:table-cell table:style-name="ce1" office:value-type="string" calcext:value-type="string">
            <text:p>0x39045ab6be71d47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744" calcext:value-type="float">
            <text:p>372744</text:p>
          </table:table-cell>
          <table:table-cell table:style-name="ce1" office:value-type="float" office:value="371934" calcext:value-type="float">
            <text:p>371934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7b7ea55e84e3c2e</text:p>
          </table:table-cell>
          <table:table-cell table:style-name="ce1" office:value-type="string" calcext:value-type="string">
            <text:p>0xe8d989602a119232</text:p>
          </table:table-cell>
          <table:table-cell table:style-name="ce1" office:value-type="string" calcext:value-type="string">
            <text:p>0x27b7ea55e84e3c2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398" calcext:value-type="float">
            <text:p>372398</text:p>
          </table:table-cell>
          <table:table-cell table:style-name="ce1" office:value-type="float" office:value="419690" calcext:value-type="float">
            <text:p>419690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1cd8b5bc21de0b</text:p>
          </table:table-cell>
          <table:table-cell table:style-name="ce1" office:value-type="string" calcext:value-type="string">
            <text:p>0x69166e9157cc42c</text:p>
          </table:table-cell>
          <table:table-cell table:style-name="ce1" office:value-type="string" calcext:value-type="string">
            <text:p>0x81cd8b5bc21de0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148" calcext:value-type="float">
            <text:p>372148</text:p>
          </table:table-cell>
          <table:table-cell table:style-name="ce1" office:value-type="float" office:value="372896" calcext:value-type="float">
            <text:p>372896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78f577829dce172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7d1e30345a90e0</text:p>
          </table:table-cell>
          <table:table-cell table:style-name="ce1" office:value-type="string" calcext:value-type="string">
            <text:p>0x320f18858e6d8f9b</text:p>
          </table:table-cell>
          <table:table-cell table:style-name="ce1" office:value-type="string" calcext:value-type="string">
            <text:p>0x17d1e30345a90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22" calcext:value-type="float">
            <text:p>373822</text:p>
          </table:table-cell>
          <table:table-cell table:style-name="ce1" office:value-type="float" office:value="373803" calcext:value-type="float">
            <text:p>373803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5d8562dfef4045</text:p>
          </table:table-cell>
          <table:table-cell table:style-name="ce1" office:value-type="string" calcext:value-type="string">
            <text:p>0xc5df6cc0833dc3c</text:p>
          </table:table-cell>
          <table:table-cell table:style-name="ce1" office:value-type="string" calcext:value-type="string">
            <text:p>0xb5d8562dfef404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462" calcext:value-type="float">
            <text:p>375462</text:p>
          </table:table-cell>
          <table:table-cell table:style-name="ce1" office:value-type="float" office:value="374391" calcext:value-type="float">
            <text:p>374391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c52192d44bd3579</text:p>
          </table:table-cell>
          <table:table-cell table:style-name="ce1" office:value-type="string" calcext:value-type="string">
            <text:p>0x20e59b5e9875b17e</text:p>
          </table:table-cell>
          <table:table-cell table:style-name="ce1" office:value-type="string" calcext:value-type="string">
            <text:p>0x2c52192d44bd35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670" calcext:value-type="float">
            <text:p>373670</text:p>
          </table:table-cell>
          <table:table-cell table:style-name="ce1" office:value-type="float" office:value="371901" calcext:value-type="float">
            <text:p>371901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a94560df82d86f0</text:p>
          </table:table-cell>
          <table:table-cell table:style-name="ce1" office:value-type="string" calcext:value-type="string">
            <text:p>0x16c0dc75880cd846</text:p>
          </table:table-cell>
          <table:table-cell table:style-name="ce1" office:value-type="string" calcext:value-type="string">
            <text:p>0x5a94560df82d86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07" calcext:value-type="float">
            <text:p>373407</text:p>
          </table:table-cell>
          <table:table-cell table:style-name="ce1" office:value-type="float" office:value="420989" calcext:value-type="float">
            <text:p>420989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232f91a60f3803e</text:p>
          </table:table-cell>
          <table:table-cell table:style-name="ce1" office:value-type="string" calcext:value-type="string">
            <text:p>0xe35e88a9235e390c</text:p>
          </table:table-cell>
          <table:table-cell table:style-name="ce1" office:value-type="string" calcext:value-type="string">
            <text:p>0xd232f91a60f3803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887" calcext:value-type="float">
            <text:p>372887</text:p>
          </table:table-cell>
          <table:table-cell table:style-name="ce1" office:value-type="float" office:value="373274" calcext:value-type="float">
            <text:p>373274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083546352978b1e</text:p>
          </table:table-cell>
          <table:table-cell table:style-name="ce1" office:value-type="string" calcext:value-type="string">
            <text:p>0x53bbf966455b81c</text:p>
          </table:table-cell>
          <table:table-cell table:style-name="ce1" office:value-type="string" calcext:value-type="string">
            <text:p>0xe083546352978b1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89" calcext:value-type="float">
            <text:p>374989</text:p>
          </table:table-cell>
          <table:table-cell table:style-name="ce1" office:value-type="float" office:value="378254" calcext:value-type="float">
            <text:p>378254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5d166b186ee6acb</text:p>
          </table:table-cell>
          <table:table-cell table:style-name="ce1" office:value-type="string" calcext:value-type="string">
            <text:p>0x27eb460eadfb8a58</text:p>
          </table:table-cell>
          <table:table-cell table:style-name="ce1" office:value-type="string" calcext:value-type="string">
            <text:p>0x65d166b186ee6ac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31" calcext:value-type="float">
            <text:p>373831</text:p>
          </table:table-cell>
          <table:table-cell table:style-name="ce1" office:value-type="float" office:value="374599" calcext:value-type="float">
            <text:p>374599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240549028ce9701</text:p>
          </table:table-cell>
          <table:table-cell table:style-name="ce1" office:value-type="string" calcext:value-type="string">
            <text:p>0x77a7a1f178a58dee</text:p>
          </table:table-cell>
          <table:table-cell table:style-name="ce1" office:value-type="string" calcext:value-type="string">
            <text:p>0xb240549028ce970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704" calcext:value-type="float">
            <text:p>371704</text:p>
          </table:table-cell>
          <table:table-cell table:style-name="ce1" office:value-type="float" office:value="372591" calcext:value-type="float">
            <text:p>372591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bc397cdef047cf4</text:p>
          </table:table-cell>
          <table:table-cell table:style-name="ce1" office:value-type="string" calcext:value-type="string">
            <text:p>0x8e277e4baa8b5a48</text:p>
          </table:table-cell>
          <table:table-cell table:style-name="ce1" office:value-type="string" calcext:value-type="string">
            <text:p>0x6bc397cdef047cf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6645" calcext:value-type="float">
            <text:p>386645</text:p>
          </table:table-cell>
          <table:table-cell table:style-name="ce1" office:value-type="float" office:value="381059" calcext:value-type="float">
            <text:p>381059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ada25993424654b</text:p>
          </table:table-cell>
          <table:table-cell table:style-name="ce1" office:value-type="string" calcext:value-type="string">
            <text:p>0x776d2d1036bf9a97</text:p>
          </table:table-cell>
          <table:table-cell table:style-name="ce1" office:value-type="string" calcext:value-type="string">
            <text:p>0xcada25993424654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1878" calcext:value-type="float">
            <text:p>411878</text:p>
          </table:table-cell>
          <table:table-cell table:style-name="ce1" office:value-type="float" office:value="447051" calcext:value-type="float">
            <text:p>447051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5643d218c6c6d9f</text:p>
          </table:table-cell>
          <table:table-cell table:style-name="ce1" office:value-type="string" calcext:value-type="string">
            <text:p>0xfc959e209fadc019</text:p>
          </table:table-cell>
          <table:table-cell table:style-name="ce1" office:value-type="string" calcext:value-type="string">
            <text:p>0x95643d218c6c6d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38299" calcext:value-type="float">
            <text:p>438299</text:p>
          </table:table-cell>
          <table:table-cell table:style-name="ce1" office:value-type="float" office:value="399527" calcext:value-type="float">
            <text:p>399527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b417cc95342d417</text:p>
          </table:table-cell>
          <table:table-cell table:style-name="ce1" office:value-type="string" calcext:value-type="string">
            <text:p>0xa316093413be3770</text:p>
          </table:table-cell>
          <table:table-cell table:style-name="ce1" office:value-type="string" calcext:value-type="string">
            <text:p>0x4b417cc95342d4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1742" calcext:value-type="float">
            <text:p>411742</text:p>
          </table:table-cell>
          <table:table-cell table:style-name="ce1" office:value-type="float" office:value="375513" calcext:value-type="float">
            <text:p>375513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17381f7887aeb93</text:p>
          </table:table-cell>
          <table:table-cell table:style-name="ce1" office:value-type="string" calcext:value-type="string">
            <text:p>0xb587230e7b0c0bd</text:p>
          </table:table-cell>
          <table:table-cell table:style-name="ce1" office:value-type="string" calcext:value-type="string">
            <text:p>0xc17381f7887aeb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461" calcext:value-type="float">
            <text:p>374461</text:p>
          </table:table-cell>
          <table:table-cell table:style-name="ce1" office:value-type="float" office:value="373636" calcext:value-type="float">
            <text:p>373636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e5cf3985876a497</text:p>
          </table:table-cell>
          <table:table-cell table:style-name="ce1" office:value-type="string" calcext:value-type="string">
            <text:p>0x9d7802424c8864e5</text:p>
          </table:table-cell>
          <table:table-cell table:style-name="ce1" office:value-type="string" calcext:value-type="string">
            <text:p>0xfe5cf3985876a49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35611" calcext:value-type="float">
            <text:p>435611</text:p>
          </table:table-cell>
          <table:table-cell table:style-name="ce1" office:value-type="float" office:value="390248" calcext:value-type="float">
            <text:p>390248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707d222154f6a3c</text:p>
          </table:table-cell>
          <table:table-cell table:style-name="ce1" office:value-type="string" calcext:value-type="string">
            <text:p>0xb1fca4fc2be6bc90</text:p>
          </table:table-cell>
          <table:table-cell table:style-name="ce1" office:value-type="string" calcext:value-type="string">
            <text:p>0x3707d222154f6a3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08084" calcext:value-type="float">
            <text:p>408084</text:p>
          </table:table-cell>
          <table:table-cell table:style-name="ce1" office:value-type="float" office:value="374557" calcext:value-type="float">
            <text:p>374557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dcf900da3722365</text:p>
          </table:table-cell>
          <table:table-cell table:style-name="ce1" office:value-type="string" calcext:value-type="string">
            <text:p>0xbc0457189fb70c3e</text:p>
          </table:table-cell>
          <table:table-cell table:style-name="ce1" office:value-type="string" calcext:value-type="string">
            <text:p>0x1dcf900da37223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38" calcext:value-type="float">
            <text:p>374038</text:p>
          </table:table-cell>
          <table:table-cell table:style-name="ce1" office:value-type="float" office:value="373675" calcext:value-type="float">
            <text:p>373675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255e87d1ee60bba</text:p>
          </table:table-cell>
          <table:table-cell table:style-name="ce1" office:value-type="string" calcext:value-type="string">
            <text:p>0xba101228d7427e3f</text:p>
          </table:table-cell>
          <table:table-cell table:style-name="ce1" office:value-type="string" calcext:value-type="string">
            <text:p>0xe255e87d1ee60bb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126" calcext:value-type="float">
            <text:p>372126</text:p>
          </table:table-cell>
          <table:table-cell table:style-name="ce1" office:value-type="float" office:value="372173" calcext:value-type="float">
            <text:p>372173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6d411ac09cc1cf9</text:p>
          </table:table-cell>
          <table:table-cell table:style-name="ce1" office:value-type="string" calcext:value-type="string">
            <text:p>0x139deb21f093321f</text:p>
          </table:table-cell>
          <table:table-cell table:style-name="ce1" office:value-type="string" calcext:value-type="string">
            <text:p>0x46d411ac09cc1c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487" calcext:value-type="float">
            <text:p>373487</text:p>
          </table:table-cell>
          <table:table-cell table:style-name="ce1" office:value-type="float" office:value="378057" calcext:value-type="float">
            <text:p>378057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dfa98d0808a1699</text:p>
          </table:table-cell>
          <table:table-cell table:style-name="ce1" office:value-type="string" calcext:value-type="string">
            <text:p>0x333421c689bffa19</text:p>
          </table:table-cell>
          <table:table-cell table:style-name="ce1" office:value-type="string" calcext:value-type="string">
            <text:p>0x3dfa98d0808a16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5217" calcext:value-type="float">
            <text:p>415217</text:p>
          </table:table-cell>
          <table:table-cell table:style-name="ce1" office:value-type="float" office:value="365169" calcext:value-type="float">
            <text:p>365169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dcabeb25da5e576</text:p>
          </table:table-cell>
          <table:table-cell table:style-name="ce1" office:value-type="string" calcext:value-type="string">
            <text:p>0x38d7e39ac0ae238a</text:p>
          </table:table-cell>
          <table:table-cell table:style-name="ce1" office:value-type="string" calcext:value-type="string">
            <text:p>0x9dcabeb25da5e5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0630" calcext:value-type="float">
            <text:p>380630</text:p>
          </table:table-cell>
          <table:table-cell table:style-name="ce1" office:value-type="float" office:value="382874" calcext:value-type="float">
            <text:p>382874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4c5ec6a845b2d59e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5869bfaf2232613</text:p>
          </table:table-cell>
          <table:table-cell table:style-name="ce1" office:value-type="string" calcext:value-type="string">
            <text:p>0xade64e6afe7d915a</text:p>
          </table:table-cell>
          <table:table-cell table:style-name="ce1" office:value-type="string" calcext:value-type="string">
            <text:p>0x95869bfaf223261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7750" calcext:value-type="float">
            <text:p>377750</text:p>
          </table:table-cell>
          <table:table-cell table:style-name="ce1" office:value-type="float" office:value="382929" calcext:value-type="float">
            <text:p>382929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2173ffbb9238f7c</text:p>
          </table:table-cell>
          <table:table-cell table:style-name="ce1" office:value-type="string" calcext:value-type="string">
            <text:p>0xc5b79f8c833e63dd</text:p>
          </table:table-cell>
          <table:table-cell table:style-name="ce1" office:value-type="string" calcext:value-type="string">
            <text:p>0xe2173ffbb9238f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600" calcext:value-type="float">
            <text:p>376600</text:p>
          </table:table-cell>
          <table:table-cell table:style-name="ce1" office:value-type="float" office:value="375497" calcext:value-type="float">
            <text:p>375497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70e68e77be76d2</text:p>
          </table:table-cell>
          <table:table-cell table:style-name="ce1" office:value-type="string" calcext:value-type="string">
            <text:p>0x9967ed17943c1737</text:p>
          </table:table-cell>
          <table:table-cell table:style-name="ce1" office:value-type="string" calcext:value-type="string">
            <text:p>0x170e68e77be76d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032" calcext:value-type="float">
            <text:p>375032</text:p>
          </table:table-cell>
          <table:table-cell table:style-name="ce1" office:value-type="float" office:value="375659" calcext:value-type="float">
            <text:p>375659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a71d358825552d6</text:p>
          </table:table-cell>
          <table:table-cell table:style-name="ce1" office:value-type="string" calcext:value-type="string">
            <text:p>0x34e25f8eda44f192</text:p>
          </table:table-cell>
          <table:table-cell table:style-name="ce1" office:value-type="string" calcext:value-type="string">
            <text:p>0x4a71d358825552d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1151" calcext:value-type="float">
            <text:p>381151</text:p>
          </table:table-cell>
          <table:table-cell table:style-name="ce1" office:value-type="float" office:value="373821" calcext:value-type="float">
            <text:p>373821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b4ddfae22da4fb9</text:p>
          </table:table-cell>
          <table:table-cell table:style-name="ce1" office:value-type="string" calcext:value-type="string">
            <text:p>0x29f9a9732f5b6990</text:p>
          </table:table-cell>
          <table:table-cell table:style-name="ce1" office:value-type="string" calcext:value-type="string">
            <text:p>0x1b4ddfae22da4fb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203" calcext:value-type="float">
            <text:p>373203</text:p>
          </table:table-cell>
          <table:table-cell table:style-name="ce1" office:value-type="float" office:value="372529" calcext:value-type="float">
            <text:p>372529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0558aa157474311</text:p>
          </table:table-cell>
          <table:table-cell table:style-name="ce1" office:value-type="string" calcext:value-type="string">
            <text:p>0x34a5b5fc5e1ca3ae</text:p>
          </table:table-cell>
          <table:table-cell table:style-name="ce1" office:value-type="string" calcext:value-type="string">
            <text:p>0xd0558aa15747431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806" calcext:value-type="float">
            <text:p>373806</text:p>
          </table:table-cell>
          <table:table-cell table:style-name="ce1" office:value-type="float" office:value="373426" calcext:value-type="float">
            <text:p>373426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0c414a485441b78</text:p>
          </table:table-cell>
          <table:table-cell table:style-name="ce1" office:value-type="string" calcext:value-type="string">
            <text:p>0xf8f926ef91e1fa09</text:p>
          </table:table-cell>
          <table:table-cell table:style-name="ce1" office:value-type="string" calcext:value-type="string">
            <text:p>0x50c414a485441b7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534" calcext:value-type="float">
            <text:p>372534</text:p>
          </table:table-cell>
          <table:table-cell table:style-name="ce1" office:value-type="float" office:value="370655" calcext:value-type="float">
            <text:p>370655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8fcad348eed4531</text:p>
          </table:table-cell>
          <table:table-cell table:style-name="ce1" office:value-type="string" calcext:value-type="string">
            <text:p>0xb43c05384c080e22</text:p>
          </table:table-cell>
          <table:table-cell table:style-name="ce1" office:value-type="string" calcext:value-type="string">
            <text:p>0x18fcad348eed45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355" calcext:value-type="float">
            <text:p>372355</text:p>
          </table:table-cell>
          <table:table-cell table:style-name="ce1" office:value-type="float" office:value="371841" calcext:value-type="float">
            <text:p>371841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0d2dbadd3085028</text:p>
          </table:table-cell>
          <table:table-cell table:style-name="ce1" office:value-type="string" calcext:value-type="string">
            <text:p>0xa0b87d698f49eab5</text:p>
          </table:table-cell>
          <table:table-cell table:style-name="ce1" office:value-type="string" calcext:value-type="string">
            <text:p>0x60d2dbadd30850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772" calcext:value-type="float">
            <text:p>372772</text:p>
          </table:table-cell>
          <table:table-cell table:style-name="ce1" office:value-type="float" office:value="385339" calcext:value-type="float">
            <text:p>385339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cdcaaec1cbca028</text:p>
          </table:table-cell>
          <table:table-cell table:style-name="ce1" office:value-type="string" calcext:value-type="string">
            <text:p>0x553539b34a6d42e</text:p>
          </table:table-cell>
          <table:table-cell table:style-name="ce1" office:value-type="string" calcext:value-type="string">
            <text:p>0x7cdcaaec1cbca0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20" calcext:value-type="float">
            <text:p>374920</text:p>
          </table:table-cell>
          <table:table-cell table:style-name="ce1" office:value-type="float" office:value="386689" calcext:value-type="float">
            <text:p>386689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3ac626280c9ecb2</text:p>
          </table:table-cell>
          <table:table-cell table:style-name="ce1" office:value-type="string" calcext:value-type="string">
            <text:p>0x8d55a7270020dbd2</text:p>
          </table:table-cell>
          <table:table-cell table:style-name="ce1" office:value-type="string" calcext:value-type="string">
            <text:p>0x83ac626280c9ecb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013" calcext:value-type="float">
            <text:p>374013</text:p>
          </table:table-cell>
          <table:table-cell table:style-name="ce1" office:value-type="float" office:value="374812" calcext:value-type="float">
            <text:p>374812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de51da102b5da39</text:p>
          </table:table-cell>
          <table:table-cell table:style-name="ce1" office:value-type="string" calcext:value-type="string">
            <text:p>0xbaa5ab867c362e9c</text:p>
          </table:table-cell>
          <table:table-cell table:style-name="ce1" office:value-type="string" calcext:value-type="string">
            <text:p>0x4de51da102b5da3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50664" calcext:value-type="float">
            <text:p>450664</text:p>
          </table:table-cell>
          <table:table-cell table:style-name="ce1" office:value-type="float" office:value="490318" calcext:value-type="float">
            <text:p>490318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8b61ba512c5bb94</text:p>
          </table:table-cell>
          <table:table-cell table:style-name="ce1" office:value-type="string" calcext:value-type="string">
            <text:p>0x168871622694f32e</text:p>
          </table:table-cell>
          <table:table-cell table:style-name="ce1" office:value-type="string" calcext:value-type="string">
            <text:p>0x88b61ba512c5bb9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92641" calcext:value-type="float">
            <text:p>392641</text:p>
          </table:table-cell>
          <table:table-cell table:style-name="ce1" office:value-type="float" office:value="380936" calcext:value-type="float">
            <text:p>380936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538286161a43149</text:p>
          </table:table-cell>
          <table:table-cell table:style-name="ce1" office:value-type="string" calcext:value-type="string">
            <text:p>0xe564c8bb933c74a7</text:p>
          </table:table-cell>
          <table:table-cell table:style-name="ce1" office:value-type="string" calcext:value-type="string">
            <text:p>0x1538286161a431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1725" calcext:value-type="float">
            <text:p>421725</text:p>
          </table:table-cell>
          <table:table-cell table:style-name="ce1" office:value-type="float" office:value="374416" calcext:value-type="float">
            <text:p>374416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31d03c7cd84f9d4</text:p>
          </table:table-cell>
          <table:table-cell table:style-name="ce1" office:value-type="string" calcext:value-type="string">
            <text:p>0x8011805188949328</text:p>
          </table:table-cell>
          <table:table-cell table:style-name="ce1" office:value-type="string" calcext:value-type="string">
            <text:p>0x431d03c7cd84f9d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28" calcext:value-type="float">
            <text:p>374928</text:p>
          </table:table-cell>
          <table:table-cell table:style-name="ce1" office:value-type="float" office:value="373779" calcext:value-type="float">
            <text:p>373779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35cf2d7347ed2bb</text:p>
          </table:table-cell>
          <table:table-cell table:style-name="ce1" office:value-type="string" calcext:value-type="string">
            <text:p>0x2ef1022f3b2a5c70</text:p>
          </table:table-cell>
          <table:table-cell table:style-name="ce1" office:value-type="string" calcext:value-type="string">
            <text:p>0x535cf2d7347ed2b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227" calcext:value-type="float">
            <text:p>373227</text:p>
          </table:table-cell>
          <table:table-cell table:style-name="ce1" office:value-type="float" office:value="370915" calcext:value-type="float">
            <text:p>370915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ca3028b654cf18b</text:p>
          </table:table-cell>
          <table:table-cell table:style-name="ce1" office:value-type="string" calcext:value-type="string">
            <text:p>0x51cb495fa7fe0bc3</text:p>
          </table:table-cell>
          <table:table-cell table:style-name="ce1" office:value-type="string" calcext:value-type="string">
            <text:p>0x8ca3028b654cf18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296" calcext:value-type="float">
            <text:p>373296</text:p>
          </table:table-cell>
          <table:table-cell table:style-name="ce1" office:value-type="float" office:value="372377" calcext:value-type="float">
            <text:p>372377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611fdac31887ef7</text:p>
          </table:table-cell>
          <table:table-cell table:style-name="ce1" office:value-type="string" calcext:value-type="string">
            <text:p>0x940bd01d7b5555a</text:p>
          </table:table-cell>
          <table:table-cell table:style-name="ce1" office:value-type="string" calcext:value-type="string">
            <text:p>0x9611fdac31887ef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417" calcext:value-type="float">
            <text:p>372417</text:p>
          </table:table-cell>
          <table:table-cell table:style-name="ce1" office:value-type="float" office:value="373107" calcext:value-type="float">
            <text:p>373107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6196a093f9c3c3b</text:p>
          </table:table-cell>
          <table:table-cell table:style-name="ce1" office:value-type="string" calcext:value-type="string">
            <text:p>0xda88c68c3f505659</text:p>
          </table:table-cell>
          <table:table-cell table:style-name="ce1" office:value-type="string" calcext:value-type="string">
            <text:p>0x56196a093f9c3c3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7036" calcext:value-type="float">
            <text:p>417036</text:p>
          </table:table-cell>
          <table:table-cell table:style-name="ce1" office:value-type="float" office:value="373084" calcext:value-type="float">
            <text:p>373084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0032a6f9a4562fa</text:p>
          </table:table-cell>
          <table:table-cell table:style-name="ce1" office:value-type="string" calcext:value-type="string">
            <text:p>0xbec9a076cd20da6a</text:p>
          </table:table-cell>
          <table:table-cell table:style-name="ce1" office:value-type="string" calcext:value-type="string">
            <text:p>0xd0032a6f9a4562f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8838" calcext:value-type="float">
            <text:p>388838</text:p>
          </table:table-cell>
          <table:table-cell table:style-name="ce1" office:value-type="float" office:value="391269" calcext:value-type="float">
            <text:p>391269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4eb1eb8603de87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c4ea26b21436bb5</text:p>
          </table:table-cell>
          <table:table-cell table:style-name="ce1" office:value-type="string" calcext:value-type="string">
            <text:p>0x9cf9d85d15cd4046</text:p>
          </table:table-cell>
          <table:table-cell table:style-name="ce1" office:value-type="string" calcext:value-type="string">
            <text:p>0xbc4ea26b21436bb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308" calcext:value-type="float">
            <text:p>373308</text:p>
          </table:table-cell>
          <table:table-cell table:style-name="ce1" office:value-type="float" office:value="372777" calcext:value-type="float">
            <text:p>372777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312baf0d018f2d6</text:p>
          </table:table-cell>
          <table:table-cell table:style-name="ce1" office:value-type="string" calcext:value-type="string">
            <text:p>0xb58e5f7924b6de7b</text:p>
          </table:table-cell>
          <table:table-cell table:style-name="ce1" office:value-type="string" calcext:value-type="string">
            <text:p>0x2312baf0d018f2d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736" calcext:value-type="float">
            <text:p>374736</text:p>
          </table:table-cell>
          <table:table-cell table:style-name="ce1" office:value-type="float" office:value="374697" calcext:value-type="float">
            <text:p>374697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27c5d1b2b8f6841</text:p>
          </table:table-cell>
          <table:table-cell table:style-name="ce1" office:value-type="string" calcext:value-type="string">
            <text:p>0xf2d2edea1df21ca7</text:p>
          </table:table-cell>
          <table:table-cell table:style-name="ce1" office:value-type="string" calcext:value-type="string">
            <text:p>0xa27c5d1b2b8f684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926" calcext:value-type="float">
            <text:p>371926</text:p>
          </table:table-cell>
          <table:table-cell table:style-name="ce1" office:value-type="float" office:value="371956" calcext:value-type="float">
            <text:p>371956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1dbb64c9c5a6389</text:p>
          </table:table-cell>
          <table:table-cell table:style-name="ce1" office:value-type="string" calcext:value-type="string">
            <text:p>0x541b1795dc7d4d36</text:p>
          </table:table-cell>
          <table:table-cell table:style-name="ce1" office:value-type="string" calcext:value-type="string">
            <text:p>0xd1dbb64c9c5a63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6835" calcext:value-type="float">
            <text:p>416835</text:p>
          </table:table-cell>
          <table:table-cell table:style-name="ce1" office:value-type="float" office:value="372632" calcext:value-type="float">
            <text:p>372632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71a67a78072f0c0</text:p>
          </table:table-cell>
          <table:table-cell table:style-name="ce1" office:value-type="string" calcext:value-type="string">
            <text:p>0xaa1ade4e37b0ece0</text:p>
          </table:table-cell>
          <table:table-cell table:style-name="ce1" office:value-type="string" calcext:value-type="string">
            <text:p>0xf71a67a78072f0c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40" calcext:value-type="float">
            <text:p>374240</text:p>
          </table:table-cell>
          <table:table-cell table:style-name="ce1" office:value-type="float" office:value="371446" calcext:value-type="float">
            <text:p>371446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3eb363831c1e806</text:p>
          </table:table-cell>
          <table:table-cell table:style-name="ce1" office:value-type="string" calcext:value-type="string">
            <text:p>0x5609d4f63c5c8892</text:p>
          </table:table-cell>
          <table:table-cell table:style-name="ce1" office:value-type="string" calcext:value-type="string">
            <text:p>0xf3eb363831c1e80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149" calcext:value-type="float">
            <text:p>374149</text:p>
          </table:table-cell>
          <table:table-cell table:style-name="ce1" office:value-type="float" office:value="373063" calcext:value-type="float">
            <text:p>373063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fddeca59917388b</text:p>
          </table:table-cell>
          <table:table-cell table:style-name="ce1" office:value-type="string" calcext:value-type="string">
            <text:p>0xb968c0ecac3aea3</text:p>
          </table:table-cell>
          <table:table-cell table:style-name="ce1" office:value-type="string" calcext:value-type="string">
            <text:p>0x6fddeca59917388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083" calcext:value-type="float">
            <text:p>373083</text:p>
          </table:table-cell>
          <table:table-cell table:style-name="ce1" office:value-type="float" office:value="373069" calcext:value-type="float">
            <text:p>373069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1af36adc2e0332f</text:p>
          </table:table-cell>
          <table:table-cell table:style-name="ce1" office:value-type="string" calcext:value-type="string">
            <text:p>0x4f458865502a1559</text:p>
          </table:table-cell>
          <table:table-cell table:style-name="ce1" office:value-type="string" calcext:value-type="string">
            <text:p>0xa1af36adc2e0332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982" calcext:value-type="float">
            <text:p>372982</text:p>
          </table:table-cell>
          <table:table-cell table:style-name="ce1" office:value-type="float" office:value="371651" calcext:value-type="float">
            <text:p>371651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64c3fd0ad4da8ca</text:p>
          </table:table-cell>
          <table:table-cell table:style-name="ce1" office:value-type="string" calcext:value-type="string">
            <text:p>0xe59799c8420d91</text:p>
          </table:table-cell>
          <table:table-cell table:style-name="ce1" office:value-type="string" calcext:value-type="string">
            <text:p>0x364c3fd0ad4da8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777" calcext:value-type="float">
            <text:p>373777</text:p>
          </table:table-cell>
          <table:table-cell table:style-name="ce1" office:value-type="float" office:value="372169" calcext:value-type="float">
            <text:p>372169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5a4955ce32918a8</text:p>
          </table:table-cell>
          <table:table-cell table:style-name="ce1" office:value-type="string" calcext:value-type="string">
            <text:p>0xd85499281eb12bf8</text:p>
          </table:table-cell>
          <table:table-cell table:style-name="ce1" office:value-type="string" calcext:value-type="string">
            <text:p>0xe5a4955ce32918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9176" calcext:value-type="float">
            <text:p>369176</text:p>
          </table:table-cell>
          <table:table-cell table:style-name="ce1" office:value-type="float" office:value="363601" calcext:value-type="float">
            <text:p>363601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086f3ef57813216</text:p>
          </table:table-cell>
          <table:table-cell table:style-name="ce1" office:value-type="string" calcext:value-type="string">
            <text:p>0xaf378e72b86bdf23</text:p>
          </table:table-cell>
          <table:table-cell table:style-name="ce1" office:value-type="string" calcext:value-type="string">
            <text:p>0x4086f3ef5781321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5181" calcext:value-type="float">
            <text:p>385181</text:p>
          </table:table-cell>
          <table:table-cell table:style-name="ce1" office:value-type="float" office:value="381158" calcext:value-type="float">
            <text:p>381158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dc9e5e44ffba527</text:p>
          </table:table-cell>
          <table:table-cell table:style-name="ce1" office:value-type="string" calcext:value-type="string">
            <text:p>0xf557de6e97a023b6</text:p>
          </table:table-cell>
          <table:table-cell table:style-name="ce1" office:value-type="string" calcext:value-type="string">
            <text:p>0x4dc9e5e44ffba5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164" calcext:value-type="float">
            <text:p>376164</text:p>
          </table:table-cell>
          <table:table-cell table:style-name="ce1" office:value-type="float" office:value="382083" calcext:value-type="float">
            <text:p>382083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b6fc0cb0ba7c90d</text:p>
          </table:table-cell>
          <table:table-cell table:style-name="ce1" office:value-type="string" calcext:value-type="string">
            <text:p>0x9e30cdbb45bc97c5</text:p>
          </table:table-cell>
          <table:table-cell table:style-name="ce1" office:value-type="string" calcext:value-type="string">
            <text:p>0x4b6fc0cb0ba7c90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997" calcext:value-type="float">
            <text:p>375997</text:p>
          </table:table-cell>
          <table:table-cell table:style-name="ce1" office:value-type="float" office:value="376671" calcext:value-type="float">
            <text:p>376671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500b166a77c090c</text:p>
          </table:table-cell>
          <table:table-cell table:style-name="ce1" office:value-type="string" calcext:value-type="string">
            <text:p>0x6e9e0d67fe0247fd</text:p>
          </table:table-cell>
          <table:table-cell table:style-name="ce1" office:value-type="string" calcext:value-type="string">
            <text:p>0xf500b166a77c090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9858" calcext:value-type="float">
            <text:p>429858</text:p>
          </table:table-cell>
          <table:table-cell table:style-name="ce1" office:value-type="float" office:value="384550" calcext:value-type="float">
            <text:p>384550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67e569f68e41ba</text:p>
          </table:table-cell>
          <table:table-cell table:style-name="ce1" office:value-type="string" calcext:value-type="string">
            <text:p>0x90eac639bab615b</text:p>
          </table:table-cell>
          <table:table-cell table:style-name="ce1" office:value-type="string" calcext:value-type="string">
            <text:p>0x667e569f68e41b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518" calcext:value-type="float">
            <text:p>375518</text:p>
          </table:table-cell>
          <table:table-cell table:style-name="ce1" office:value-type="float" office:value="553019" calcext:value-type="float">
            <text:p>553019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03e795528add80c</text:p>
          </table:table-cell>
          <table:table-cell table:style-name="ce1" office:value-type="string" calcext:value-type="string">
            <text:p>0x7efda34f5d078600</text:p>
          </table:table-cell>
          <table:table-cell table:style-name="ce1" office:value-type="string" calcext:value-type="string">
            <text:p>0x403e795528add80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31165" calcext:value-type="float">
            <text:p>431165</text:p>
          </table:table-cell>
          <table:table-cell table:style-name="ce1" office:value-type="float" office:value="392856" calcext:value-type="float">
            <text:p>392856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eea921b32b6d709</text:p>
          </table:table-cell>
          <table:table-cell table:style-name="ce1" office:value-type="string" calcext:value-type="string">
            <text:p>0x637493e8529990de</text:p>
          </table:table-cell>
          <table:table-cell table:style-name="ce1" office:value-type="string" calcext:value-type="string">
            <text:p>0x1eea921b32b6d70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8855" calcext:value-type="float">
            <text:p>418855</text:p>
          </table:table-cell>
          <table:table-cell table:style-name="ce1" office:value-type="float" office:value="375570" calcext:value-type="float">
            <text:p>375570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8552f87e0bef221</text:p>
          </table:table-cell>
          <table:table-cell table:style-name="ce1" office:value-type="string" calcext:value-type="string">
            <text:p>0xe5c1d4610d650524</text:p>
          </table:table-cell>
          <table:table-cell table:style-name="ce1" office:value-type="string" calcext:value-type="string">
            <text:p>0xd8552f87e0bef2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960" calcext:value-type="float">
            <text:p>372960</text:p>
          </table:table-cell>
          <table:table-cell table:style-name="ce1" office:value-type="float" office:value="374106" calcext:value-type="float">
            <text:p>374106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c026cd621667203</text:p>
          </table:table-cell>
          <table:table-cell table:style-name="ce1" office:value-type="string" calcext:value-type="string">
            <text:p>0xf4eefdc41a636617</text:p>
          </table:table-cell>
          <table:table-cell table:style-name="ce1" office:value-type="string" calcext:value-type="string">
            <text:p>0x2c026cd62166720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16894" calcext:value-type="float">
            <text:p>416894</text:p>
          </table:table-cell>
          <table:table-cell table:style-name="ce1" office:value-type="float" office:value="374111" calcext:value-type="float">
            <text:p>374111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08a8a44450d6857</text:p>
          </table:table-cell>
          <table:table-cell table:style-name="ce1" office:value-type="string" calcext:value-type="string">
            <text:p>0xc928174c4ad9488d</text:p>
          </table:table-cell>
          <table:table-cell table:style-name="ce1" office:value-type="string" calcext:value-type="string">
            <text:p>0x808a8a44450d68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222" calcext:value-type="float">
            <text:p>374222</text:p>
          </table:table-cell>
          <table:table-cell table:style-name="ce1" office:value-type="float" office:value="373998" calcext:value-type="float">
            <text:p>373998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348db5b0f6f9b25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8c21b64b2d29fd3</text:p>
          </table:table-cell>
          <table:table-cell table:style-name="ce1" office:value-type="string" calcext:value-type="string">
            <text:p>0x5f53d6fcaec36fb1</text:p>
          </table:table-cell>
          <table:table-cell table:style-name="ce1" office:value-type="string" calcext:value-type="string">
            <text:p>0xe8c21b64b2d29fd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519" calcext:value-type="float">
            <text:p>373519</text:p>
          </table:table-cell>
          <table:table-cell table:style-name="ce1" office:value-type="float" office:value="373058" calcext:value-type="float">
            <text:p>373058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175321aa7a44b7c</text:p>
          </table:table-cell>
          <table:table-cell table:style-name="ce1" office:value-type="string" calcext:value-type="string">
            <text:p>0x4b9bb0083249531</text:p>
          </table:table-cell>
          <table:table-cell table:style-name="ce1" office:value-type="string" calcext:value-type="string">
            <text:p>0x9175321aa7a44b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0098" calcext:value-type="float">
            <text:p>370098</text:p>
          </table:table-cell>
          <table:table-cell table:style-name="ce1" office:value-type="float" office:value="365427" calcext:value-type="float">
            <text:p>365427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1d48a9e7339642f</text:p>
          </table:table-cell>
          <table:table-cell table:style-name="ce1" office:value-type="string" calcext:value-type="string">
            <text:p>0x93eb492797c13b75</text:p>
          </table:table-cell>
          <table:table-cell table:style-name="ce1" office:value-type="string" calcext:value-type="string">
            <text:p>0x61d48a9e7339642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653" calcext:value-type="float">
            <text:p>366653</text:p>
          </table:table-cell>
          <table:table-cell table:style-name="ce1" office:value-type="float" office:value="364616" calcext:value-type="float">
            <text:p>364616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ba17f94dface2a3</text:p>
          </table:table-cell>
          <table:table-cell table:style-name="ce1" office:value-type="string" calcext:value-type="string">
            <text:p>0xdab2f47794c358dc</text:p>
          </table:table-cell>
          <table:table-cell table:style-name="ce1" office:value-type="string" calcext:value-type="string">
            <text:p>0xdba17f94dface2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872" calcext:value-type="float">
            <text:p>375872</text:p>
          </table:table-cell>
          <table:table-cell table:style-name="ce1" office:value-type="float" office:value="367742" calcext:value-type="float">
            <text:p>367742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0aa4a472810f6fd</text:p>
          </table:table-cell>
          <table:table-cell table:style-name="ce1" office:value-type="string" calcext:value-type="string">
            <text:p>0x624b71df1d2f5908</text:p>
          </table:table-cell>
          <table:table-cell table:style-name="ce1" office:value-type="string" calcext:value-type="string">
            <text:p>0xf0aa4a472810f6f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4436" calcext:value-type="float">
            <text:p>364436</text:p>
          </table:table-cell>
          <table:table-cell table:style-name="ce1" office:value-type="float" office:value="363524" calcext:value-type="float">
            <text:p>363524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b58f98e73e7cfe1</text:p>
          </table:table-cell>
          <table:table-cell table:style-name="ce1" office:value-type="string" calcext:value-type="string">
            <text:p>0x2540a44c20f40469</text:p>
          </table:table-cell>
          <table:table-cell table:style-name="ce1" office:value-type="string" calcext:value-type="string">
            <text:p>0xeb58f98e73e7cf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198" calcext:value-type="float">
            <text:p>365198</text:p>
          </table:table-cell>
          <table:table-cell table:style-name="ce1" office:value-type="float" office:value="363345" calcext:value-type="float">
            <text:p>363345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d8474dc5bf7c839</text:p>
          </table:table-cell>
          <table:table-cell table:style-name="ce1" office:value-type="string" calcext:value-type="string">
            <text:p>0x5ec9c4bda0752742</text:p>
          </table:table-cell>
          <table:table-cell table:style-name="ce1" office:value-type="string" calcext:value-type="string">
            <text:p>0xfd8474dc5bf7c83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808" calcext:value-type="float">
            <text:p>366808</text:p>
          </table:table-cell>
          <table:table-cell table:style-name="ce1" office:value-type="float" office:value="363333" calcext:value-type="float">
            <text:p>363333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8c2ce415b598027</text:p>
          </table:table-cell>
          <table:table-cell table:style-name="ce1" office:value-type="string" calcext:value-type="string">
            <text:p>0xc2a2a8a49192eb03</text:p>
          </table:table-cell>
          <table:table-cell table:style-name="ce1" office:value-type="string" calcext:value-type="string">
            <text:p>0xb8c2ce415b5980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215" calcext:value-type="float">
            <text:p>365215</text:p>
          </table:table-cell>
          <table:table-cell table:style-name="ce1" office:value-type="float" office:value="363210" calcext:value-type="float">
            <text:p>363210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c1701107ed436f8</text:p>
          </table:table-cell>
          <table:table-cell table:style-name="ce1" office:value-type="string" calcext:value-type="string">
            <text:p>0x813a1d13e5795f0</text:p>
          </table:table-cell>
          <table:table-cell table:style-name="ce1" office:value-type="string" calcext:value-type="string">
            <text:p>0x3c1701107ed436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5639" calcext:value-type="float">
            <text:p>375639</text:p>
          </table:table-cell>
          <table:table-cell table:style-name="ce1" office:value-type="float" office:value="364277" calcext:value-type="float">
            <text:p>364277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38c12d6f6333dd9</text:p>
          </table:table-cell>
          <table:table-cell table:style-name="ce1" office:value-type="string" calcext:value-type="string">
            <text:p>0xc8c7d35aa154d4c2</text:p>
          </table:table-cell>
          <table:table-cell table:style-name="ce1" office:value-type="string" calcext:value-type="string">
            <text:p>0x738c12d6f6333dd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549" calcext:value-type="float">
            <text:p>365549</text:p>
          </table:table-cell>
          <table:table-cell table:style-name="ce1" office:value-type="float" office:value="368305" calcext:value-type="float">
            <text:p>368305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72298ed49735b22</text:p>
          </table:table-cell>
          <table:table-cell table:style-name="ce1" office:value-type="string" calcext:value-type="string">
            <text:p>0x118ec9c4f68832a3</text:p>
          </table:table-cell>
          <table:table-cell table:style-name="ce1" office:value-type="string" calcext:value-type="string">
            <text:p>0x472298ed49735b2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341" calcext:value-type="float">
            <text:p>366341</text:p>
          </table:table-cell>
          <table:table-cell table:style-name="ce1" office:value-type="float" office:value="364921" calcext:value-type="float">
            <text:p>364921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ab0e1cf713248f3</text:p>
          </table:table-cell>
          <table:table-cell table:style-name="ce1" office:value-type="string" calcext:value-type="string">
            <text:p>0xf05934e708726cc6</text:p>
          </table:table-cell>
          <table:table-cell table:style-name="ce1" office:value-type="string" calcext:value-type="string">
            <text:p>0xcab0e1cf713248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487" calcext:value-type="float">
            <text:p>366487</text:p>
          </table:table-cell>
          <table:table-cell table:style-name="ce1" office:value-type="float" office:value="367092" calcext:value-type="float">
            <text:p>367092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b1a1e5496855b66</text:p>
          </table:table-cell>
          <table:table-cell table:style-name="ce1" office:value-type="string" calcext:value-type="string">
            <text:p>0xce5dcc3b8803db78</text:p>
          </table:table-cell>
          <table:table-cell table:style-name="ce1" office:value-type="string" calcext:value-type="string">
            <text:p>0x1b1a1e5496855b6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3792" calcext:value-type="float">
            <text:p>363792</text:p>
          </table:table-cell>
          <table:table-cell table:style-name="ce1" office:value-type="float" office:value="363298" calcext:value-type="float">
            <text:p>363298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d3b4cf493786e77</text:p>
          </table:table-cell>
          <table:table-cell table:style-name="ce1" office:value-type="string" calcext:value-type="string">
            <text:p>0xfec7caaf278f1e1</text:p>
          </table:table-cell>
          <table:table-cell table:style-name="ce1" office:value-type="string" calcext:value-type="string">
            <text:p>0x2d3b4cf493786e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3717" calcext:value-type="float">
            <text:p>363717</text:p>
          </table:table-cell>
          <table:table-cell table:style-name="ce1" office:value-type="float" office:value="376225" calcext:value-type="float">
            <text:p>376225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2514807db9739ce</text:p>
          </table:table-cell>
          <table:table-cell table:style-name="ce1" office:value-type="string" calcext:value-type="string">
            <text:p>0x7ef545dfee12e978</text:p>
          </table:table-cell>
          <table:table-cell table:style-name="ce1" office:value-type="string" calcext:value-type="string">
            <text:p>0x52514807db9739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6670" calcext:value-type="float">
            <text:p>366670</text:p>
          </table:table-cell>
          <table:table-cell table:style-name="ce1" office:value-type="float" office:value="378543" calcext:value-type="float">
            <text:p>378543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578aae0abe26e62</text:p>
          </table:table-cell>
          <table:table-cell table:style-name="ce1" office:value-type="string" calcext:value-type="string">
            <text:p>0x4d4ec34dce4724e3</text:p>
          </table:table-cell>
          <table:table-cell table:style-name="ce1" office:value-type="string" calcext:value-type="string">
            <text:p>0x3578aae0abe26e6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4920" calcext:value-type="float">
            <text:p>364920</text:p>
          </table:table-cell>
          <table:table-cell table:style-name="ce1" office:value-type="float" office:value="363308" calcext:value-type="float">
            <text:p>363308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ffd52278c49aa08</text:p>
          </table:table-cell>
          <table:table-cell table:style-name="ce1" office:value-type="string" calcext:value-type="string">
            <text:p>0x9b49d32da9cc6054</text:p>
          </table:table-cell>
          <table:table-cell table:style-name="ce1" office:value-type="string" calcext:value-type="string">
            <text:p>0xcffd52278c49aa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7300" calcext:value-type="float">
            <text:p>427300</text:p>
          </table:table-cell>
          <table:table-cell table:style-name="ce1" office:value-type="float" office:value="492975" calcext:value-type="float">
            <text:p>492975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a720f84d52009d0</text:p>
          </table:table-cell>
          <table:table-cell table:style-name="ce1" office:value-type="string" calcext:value-type="string">
            <text:p>0x72853395fb6b6d34</text:p>
          </table:table-cell>
          <table:table-cell table:style-name="ce1" office:value-type="string" calcext:value-type="string">
            <text:p>0xea720f84d52009d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7323" calcext:value-type="float">
            <text:p>387323</text:p>
          </table:table-cell>
          <table:table-cell table:style-name="ce1" office:value-type="float" office:value="387267" calcext:value-type="float">
            <text:p>387267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a101fb6a318a2e2</text:p>
          </table:table-cell>
          <table:table-cell table:style-name="ce1" office:value-type="string" calcext:value-type="string">
            <text:p>0x629a5974e67c77ab</text:p>
          </table:table-cell>
          <table:table-cell table:style-name="ce1" office:value-type="string" calcext:value-type="string">
            <text:p>0x7a101fb6a318a2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26408" calcext:value-type="float">
            <text:p>426408</text:p>
          </table:table-cell>
          <table:table-cell table:style-name="ce1" office:value-type="float" office:value="381467" calcext:value-type="float">
            <text:p>381467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d63b3a7f42abd57</text:p>
          </table:table-cell>
          <table:table-cell table:style-name="ce1" office:value-type="string" calcext:value-type="string">
            <text:p>0xa014bf1f72cb9f9a</text:p>
          </table:table-cell>
          <table:table-cell table:style-name="ce1" office:value-type="string" calcext:value-type="string">
            <text:p>0x6d63b3a7f42abd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5301" calcext:value-type="float">
            <text:p>365301</text:p>
          </table:table-cell>
          <table:table-cell table:style-name="ce1" office:value-type="float" office:value="362857" calcext:value-type="float">
            <text:p>362857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38cd5e7491870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dc634b22e4b99b8</text:p>
          </table:table-cell>
          <table:table-cell table:style-name="ce1" office:value-type="string" calcext:value-type="string">
            <text:p>0x8cf8c1c8fd73e85b</text:p>
          </table:table-cell>
          <table:table-cell table:style-name="ce1" office:value-type="string" calcext:value-type="string">
            <text:p>0xedc634b22e4b99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7464" calcext:value-type="float">
            <text:p>367464</text:p>
          </table:table-cell>
          <table:table-cell table:style-name="ce1" office:value-type="float" office:value="365501" calcext:value-type="float">
            <text:p>365501</text:p>
          </table:table-cell>
        </table:table-row>
        <table:table-row table:style-name="ro1">
          <table:table-cell/>
          <table:table-cell table:style-name="ce1" office:value-type="string" calcext:value-type="string">
            <text:p>0x3b0c5967b0157f3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e9342cbdfb2bfa0</text:p>
          </table:table-cell>
          <table:table-cell table:style-name="ce1" office:value-type="string" calcext:value-type="string">
            <text:p>0x10b86ce238e2dd19</text:p>
          </table:table-cell>
          <table:table-cell table:style-name="ce1" office:value-type="string" calcext:value-type="string">
            <text:p>0xde9342cbdfb2bfa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7052" calcext:value-type="float">
            <text:p>377052</text:p>
          </table:table-cell>
          <table:table-cell table:style-name="ce1" office:value-type="float" office:value="376673" calcext:value-type="float">
            <text:p>376673</text:p>
          </table:table-cell>
        </table:table-row>
        <table:table-row table:style-name="ro1">
          <table:table-cell/>
          <table:table-cell table:style-name="ce1" office:value-type="string" calcext:value-type="string">
            <text:p>0x436435010c75e135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022b47c23b2c913</text:p>
          </table:table-cell>
          <table:table-cell table:style-name="ce1" office:value-type="string" calcext:value-type="string">
            <text:p>0xfa4e9aa98b89977</text:p>
          </table:table-cell>
          <table:table-cell table:style-name="ce1" office:value-type="string" calcext:value-type="string">
            <text:p>0xb022b47c23b2c91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68393" calcext:value-type="float">
            <text:p>368393</text:p>
          </table:table-cell>
          <table:table-cell table:style-name="ce1" office:value-type="float" office:value="363922" calcext:value-type="float">
            <text:p>363922</text:p>
          </table:table-cell>
        </table:table-row>
        <table:table-row table:style-name="ro1">
          <table:table-cell/>
          <table:table-cell table:style-name="ce1" office:value-type="string" calcext:value-type="string">
            <text:p>0x2045413a6b0b2762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2e42bd0b5b708a9</text:p>
          </table:table-cell>
          <table:table-cell table:style-name="ce1" office:value-type="string" calcext:value-type="string">
            <text:p>0xc19c8ff68bd14391</text:p>
          </table:table-cell>
          <table:table-cell table:style-name="ce1" office:value-type="string" calcext:value-type="string">
            <text:p>0x52e42bd0b5b708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5883" calcext:value-type="float">
            <text:p>385883</text:p>
          </table:table-cell>
          <table:table-cell table:style-name="ce1" office:value-type="float" office:value="382631" calcext:value-type="float">
            <text:p>382631</text:p>
          </table:table-cell>
        </table:table-row>
        <table:table-row table:style-name="ro1">
          <table:table-cell/>
          <table:table-cell table:style-name="ce1" office:value-type="string" calcext:value-type="string">
            <text:p>0x7422d628ed397d1e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811cfab8d5114e</text:p>
          </table:table-cell>
          <table:table-cell table:style-name="ce1" office:value-type="string" calcext:value-type="string">
            <text:p>0xaa7e3d37237b0190</text:p>
          </table:table-cell>
          <table:table-cell table:style-name="ce1" office:value-type="string" calcext:value-type="string">
            <text:p>0xc811cfab8d5114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8505" calcext:value-type="float">
            <text:p>378505</text:p>
          </table:table-cell>
          <table:table-cell table:style-name="ce1" office:value-type="float" office:value="381545" calcext:value-type="float">
            <text:p>381545</text:p>
          </table:table-cell>
        </table:table-row>
        <table:table-row table:style-name="ro1">
          <table:table-cell/>
          <table:table-cell table:style-name="ce1" office:value-type="string" calcext:value-type="string">
            <text:p>0x8e32c7eecfd42f4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006af08f717cb7c</text:p>
          </table:table-cell>
          <table:table-cell table:style-name="ce1" office:value-type="string" calcext:value-type="string">
            <text:p>0x8e4a3198364e1adb</text:p>
          </table:table-cell>
          <table:table-cell table:style-name="ce1" office:value-type="string" calcext:value-type="string">
            <text:p>0x4006af08f717cb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7813" calcext:value-type="float">
            <text:p>377813</text:p>
          </table:table-cell>
          <table:table-cell table:style-name="ce1" office:value-type="float" office:value="375759" calcext:value-type="float">
            <text:p>375759</text:p>
          </table:table-cell>
        </table:table-row>
        <table:table-row table:style-name="ro1">
          <table:table-cell/>
          <table:table-cell table:style-name="ce1" office:value-type="string" calcext:value-type="string">
            <text:p>0x1dedbf9f0e0ba55a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8b24b4ebb0ba840</text:p>
          </table:table-cell>
          <table:table-cell table:style-name="ce1" office:value-type="string" calcext:value-type="string">
            <text:p>0xef1efe00fe8ca9ba</text:p>
          </table:table-cell>
          <table:table-cell table:style-name="ce1" office:value-type="string" calcext:value-type="string">
            <text:p>0xb8b24b4ebb0ba8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942" calcext:value-type="float">
            <text:p>374942</text:p>
          </table:table-cell>
          <table:table-cell table:style-name="ce1" office:value-type="float" office:value="374724" calcext:value-type="float">
            <text:p>374724</text:p>
          </table:table-cell>
        </table:table-row>
        <table:table-row table:style-name="ro1">
          <table:table-cell/>
          <table:table-cell table:style-name="ce1" office:value-type="string" calcext:value-type="string">
            <text:p>0x7c2f9c011920424f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fc1dce7a7996967</text:p>
          </table:table-cell>
          <table:table-cell table:style-name="ce1" office:value-type="string" calcext:value-type="string">
            <text:p>0x9bedba98181e8e5f</text:p>
          </table:table-cell>
          <table:table-cell table:style-name="ce1" office:value-type="string" calcext:value-type="string">
            <text:p>0x6fc1dce7a79969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923" calcext:value-type="float">
            <text:p>372923</text:p>
          </table:table-cell>
          <table:table-cell table:style-name="ce1" office:value-type="float" office:value="372103" calcext:value-type="float">
            <text:p>372103</text:p>
          </table:table-cell>
        </table:table-row>
        <table:table-row table:style-name="ro1">
          <table:table-cell/>
          <table:table-cell table:style-name="ce1" office:value-type="string" calcext:value-type="string">
            <text:p>0x67d7abf5ce21063e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e39aeec2aa37fe3</text:p>
          </table:table-cell>
          <table:table-cell table:style-name="ce1" office:value-type="string" calcext:value-type="string">
            <text:p>0xd4a8009651263772</text:p>
          </table:table-cell>
          <table:table-cell table:style-name="ce1" office:value-type="string" calcext:value-type="string">
            <text:p>0x9e39aeec2aa37fe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6424" calcext:value-type="float">
            <text:p>376424</text:p>
          </table:table-cell>
          <table:table-cell table:style-name="ce1" office:value-type="float" office:value="374279" calcext:value-type="float">
            <text:p>374279</text:p>
          </table:table-cell>
        </table:table-row>
        <table:table-row table:style-name="ro1">
          <table:table-cell/>
          <table:table-cell table:style-name="ce1" office:value-type="string" calcext:value-type="string">
            <text:p>0x7e1a244d1a24313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251abc704862254</text:p>
          </table:table-cell>
          <table:table-cell table:style-name="ce1" office:value-type="string" calcext:value-type="string">
            <text:p>0x77f9ea905bd28195</text:p>
          </table:table-cell>
          <table:table-cell table:style-name="ce1" office:value-type="string" calcext:value-type="string">
            <text:p>0x2251abc7048622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984" calcext:value-type="float">
            <text:p>372984</text:p>
          </table:table-cell>
          <table:table-cell table:style-name="ce1" office:value-type="float" office:value="372857" calcext:value-type="float">
            <text:p>372857</text:p>
          </table:table-cell>
        </table:table-row>
        <table:table-row table:style-name="ro1">
          <table:table-cell/>
          <table:table-cell table:style-name="ce1" office:value-type="string" calcext:value-type="string">
            <text:p>0x5fff8f6a9e61e05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4de43c98022e86b</text:p>
          </table:table-cell>
          <table:table-cell table:style-name="ce1" office:value-type="string" calcext:value-type="string">
            <text:p>0x69cb3440897e6992</text:p>
          </table:table-cell>
          <table:table-cell table:style-name="ce1" office:value-type="string" calcext:value-type="string">
            <text:p>0x24de43c98022e86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1541" calcext:value-type="float">
            <text:p>371541</text:p>
          </table:table-cell>
          <table:table-cell table:style-name="ce1" office:value-type="float" office:value="372209" calcext:value-type="float">
            <text:p>372209</text:p>
          </table:table-cell>
        </table:table-row>
        <table:table-row table:style-name="ro1">
          <table:table-cell/>
          <table:table-cell table:style-name="ce1" office:value-type="string" calcext:value-type="string">
            <text:p>0x34a5024f7113bd72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1d556a1259e8ec</text:p>
          </table:table-cell>
          <table:table-cell table:style-name="ce1" office:value-type="string" calcext:value-type="string">
            <text:p>0xc4d7a81c9c150da7</text:p>
          </table:table-cell>
          <table:table-cell table:style-name="ce1" office:value-type="string" calcext:value-type="string">
            <text:p>0xb1d556a1259e8e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8241" calcext:value-type="float">
            <text:p>388241</text:p>
          </table:table-cell>
          <table:table-cell table:style-name="ce1" office:value-type="float" office:value="389179" calcext:value-type="float">
            <text:p>389179</text:p>
          </table:table-cell>
        </table:table-row>
        <table:table-row table:style-name="ro1">
          <table:table-cell/>
          <table:table-cell table:style-name="ce1" office:value-type="string" calcext:value-type="string">
            <text:p>0x681a15dfd72ee2c3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5e8e90852a0f967</text:p>
          </table:table-cell>
          <table:table-cell table:style-name="ce1" office:value-type="string" calcext:value-type="string">
            <text:p>0xa28ce24e7abbb29</text:p>
          </table:table-cell>
          <table:table-cell table:style-name="ce1" office:value-type="string" calcext:value-type="string">
            <text:p>0x65e8e90852a0f9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125" calcext:value-type="float">
            <text:p>374125</text:p>
          </table:table-cell>
          <table:table-cell table:style-name="ce1" office:value-type="float" office:value="372997" calcext:value-type="float">
            <text:p>372997</text:p>
          </table:table-cell>
        </table:table-row>
        <table:table-row table:style-name="ro1">
          <table:table-cell/>
          <table:table-cell table:style-name="ce1" office:value-type="string" calcext:value-type="string">
            <text:p>0x7bb99b0a76fd95fc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e2355a443dd9a73</text:p>
          </table:table-cell>
          <table:table-cell table:style-name="ce1" office:value-type="string" calcext:value-type="string">
            <text:p>0xeecfdd02cb014a10</text:p>
          </table:table-cell>
          <table:table-cell table:style-name="ce1" office:value-type="string" calcext:value-type="string">
            <text:p>0x8e2355a443dd9a7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871" calcext:value-type="float">
            <text:p>372871</text:p>
          </table:table-cell>
          <table:table-cell table:style-name="ce1" office:value-type="float" office:value="381519" calcext:value-type="float">
            <text:p>381519</text:p>
          </table:table-cell>
        </table:table-row>
        <table:table-row table:style-name="ro1">
          <table:table-cell/>
          <table:table-cell table:style-name="ce1" office:value-type="string" calcext:value-type="string">
            <text:p>0x19ca6b0c33d9170a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fb450b0587974e0</text:p>
          </table:table-cell>
          <table:table-cell table:style-name="ce1" office:value-type="string" calcext:value-type="string">
            <text:p>0xa06209754ea49c6d</text:p>
          </table:table-cell>
          <table:table-cell table:style-name="ce1" office:value-type="string" calcext:value-type="string">
            <text:p>0xffb450b0587974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915" calcext:value-type="float">
            <text:p>372915</text:p>
          </table:table-cell>
          <table:table-cell table:style-name="ce1" office:value-type="float" office:value="373195" calcext:value-type="float">
            <text:p>373195</text:p>
          </table:table-cell>
        </table:table-row>
        <table:table-row table:style-name="ro1">
          <table:table-cell/>
          <table:table-cell table:style-name="ce1" office:value-type="string" calcext:value-type="string">
            <text:p>0x7b0d654e2dba6322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2712f0b72e1a491</text:p>
          </table:table-cell>
          <table:table-cell table:style-name="ce1" office:value-type="string" calcext:value-type="string">
            <text:p>0x175c99255825fe7b</text:p>
          </table:table-cell>
          <table:table-cell table:style-name="ce1" office:value-type="string" calcext:value-type="string">
            <text:p>0xc2712f0b72e1a49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502" calcext:value-type="float">
            <text:p>372502</text:p>
          </table:table-cell>
          <table:table-cell table:style-name="ce1" office:value-type="float" office:value="377714" calcext:value-type="float">
            <text:p>377714</text:p>
          </table:table-cell>
        </table:table-row>
        <table:table-row table:style-name="ro1">
          <table:table-cell/>
          <table:table-cell table:style-name="ce1" office:value-type="string" calcext:value-type="string">
            <text:p>0x5af055e66534e466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2bac1cfe7af16ea</text:p>
          </table:table-cell>
          <table:table-cell table:style-name="ce1" office:value-type="string" calcext:value-type="string">
            <text:p>0xe508891af835f7cb</text:p>
          </table:table-cell>
          <table:table-cell table:style-name="ce1" office:value-type="string" calcext:value-type="string">
            <text:p>0x72bac1cfe7af16e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2898" calcext:value-type="float">
            <text:p>372898</text:p>
          </table:table-cell>
          <table:table-cell table:style-name="ce1" office:value-type="float" office:value="373254" calcext:value-type="float">
            <text:p>373254</text:p>
          </table:table-cell>
        </table:table-row>
        <table:table-row table:style-name="ro1">
          <table:table-cell/>
          <table:table-cell table:style-name="ce1" office:value-type="string" calcext:value-type="string">
            <text:p>0x772e8a2ca4c48309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24e7e799a6f3a28</text:p>
          </table:table-cell>
          <table:table-cell table:style-name="ce1" office:value-type="string" calcext:value-type="string">
            <text:p>0x8da2766a1e5b9537</text:p>
          </table:table-cell>
          <table:table-cell table:style-name="ce1" office:value-type="string" calcext:value-type="string">
            <text:p>0xb24e7e799a6f3a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4710" calcext:value-type="float">
            <text:p>374710</text:p>
          </table:table-cell>
          <table:table-cell table:style-name="ce1" office:value-type="float" office:value="373070" calcext:value-type="float">
            <text:p>373070</text:p>
          </table:table-cell>
        </table:table-row>
        <table:table-row table:style-name="ro1">
          <table:table-cell/>
          <table:table-cell table:style-name="ce1" office:value-type="string" calcext:value-type="string">
            <text:p>0x41df372560ece451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4235d8a430336b3</text:p>
          </table:table-cell>
          <table:table-cell table:style-name="ce1" office:value-type="string" calcext:value-type="string">
            <text:p>0x685f62c262ef261f</text:p>
          </table:table-cell>
          <table:table-cell table:style-name="ce1" office:value-type="string" calcext:value-type="string">
            <text:p>0x34235d8a430336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87925" calcext:value-type="float">
            <text:p>387925</text:p>
          </table:table-cell>
          <table:table-cell table:style-name="ce1" office:value-type="float" office:value="421825" calcext:value-type="float">
            <text:p>421825</text:p>
          </table:table-cell>
        </table:table-row>
        <table:table-row table:style-name="ro1">
          <table:table-cell/>
          <table:table-cell table:style-name="ce1" office:value-type="string" calcext:value-type="string">
            <text:p>0x3a9f4bf3d5f2d115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b5414bf34d4d69</text:p>
          </table:table-cell>
          <table:table-cell table:style-name="ce1" office:value-type="string" calcext:value-type="string">
            <text:p>0x4eecb758a3b7a53b</text:p>
          </table:table-cell>
          <table:table-cell table:style-name="ce1" office:value-type="string" calcext:value-type="string">
            <text:p>0x7b5414bf34d4d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373325" calcext:value-type="float">
            <text:p>373325</text:p>
          </table:table-cell>
          <table:table-cell table:style-name="ce1" office:value-type="float" office:value="435500" calcext:value-type="float">
            <text:p>435500</text:p>
          </table:table-cell>
        </table:table-row>
        <table:table-row table:style-name="ro1">
          <table:table-cell/>
          <table:table-cell table:style-name="ce1" office:value-type="string" calcext:value-type="string">
            <text:p>0x7dbad6d5155a9df5</text:p>
          </table:table-cell>
          <table:table-cell table:style-name="ce1" office:value-type="string" calcext:value-type="string">
            <text:p>0x4942d438454a0cb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6f405944e6c958c</text:p>
          </table:table-cell>
          <table:table-cell table:style-name="ce1" office:value-type="string" calcext:value-type="string">
            <text:p>0x50fcbb70e15ac93b</text:p>
          </table:table-cell>
          <table:table-cell table:style-name="ce1" office:value-type="string" calcext:value-type="string">
            <text:p>0xd6f405944e6c95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480866" calcext:value-type="float">
            <text:p>480866</text:p>
          </table:table-cell>
          <table:table-cell table:style-name="ce1" office:value-type="float" office:value="402219" calcext:value-type="float">
            <text:p>402219</text:p>
          </table:table-cell>
        </table:table-row>
        <table:table-row table:style-name="ro1">
          <table:table-cell table:number-columns-repeated="8"/>
          <table:table-cell table:formula="of:=SUM([.I2:.I801])/800" office:value-type="float" office:value="1580.025" calcext:value-type="float">
            <text:p>1580.025</text:p>
          </table:table-cell>
          <table:table-cell table:formula="of:=SUM([.J2:.J801])/800" office:value-type="float" office:value="386904.91375" calcext:value-type="float">
            <text:p>386904.91375</text:p>
          </table:table-cell>
          <table:table-cell table:formula="of:=SUM([.K2:.K801])/800" office:value-type="float" office:value="385633.82125" calcext:value-type="float">
            <text:p>385633.82125</text:p>
          </table:table-cell>
        </table:table-row>
        <table:table-row table:style-name="ro1" table:number-rows-repeated="10477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5f_1" style:display-name="PageStyle_Hoja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8T20:00:23.383424719</dc:date>
    <meta:editing-duration>PT2M29S</meta:editing-duration>
    <meta:editing-cycles>1</meta:editing-cycles>
    <meta:document-statistic meta:table-count="1" meta:cell-count="8013" meta:object-count="0"/>
    <meta:generator>LibreOffice/6.0.7.3$Linux_X86_64 LibreOffice_project/00m0$Build-3</meta:generator>
  </office:meta>
</office:document-meta>
</file>